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5" style:parent-style-name="Normal" style:family="paragraph">
      <style:paragraph-properties fo:text-align="justify" style:writing-mode="rl-tb" fo:margin-top="0.0833in" fo:margin-bottom="0in" fo:line-height="100%"/>
    </style:style>
    <style:style style:name="T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3" style:parent-style-name="Normal" style:family="paragraph">
      <style:paragraph-properties fo:text-align="justify" style:writing-mode="rl-tb" fo:margin-top="0.0833in" fo:margin-bottom="0in" fo:line-height="100%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1" style:parent-style-name="Normal" style:family="paragraph">
      <style:paragraph-properties fo:text-align="justify" style:writing-mode="rl-tb" fo:margin-top="0.0833in" fo:margin-bottom="0in" fo:line-height="100%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3" style:parent-style-name="Normal" style:family="paragraph">
      <style:paragraph-properties fo:text-align="justify" style:writing-mode="rl-tb" fo:margin-top="0.0833in" fo:margin-bottom="0in" fo:line-height="100%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0" style:parent-style-name="Normal" style:family="paragraph">
      <style:paragraph-properties fo:text-align="justify" style:writing-mode="rl-tb" fo:margin-top="0.0833in" fo:margin-bottom="0in" fo:line-height="100%"/>
    </style:style>
    <style:style style:name="T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3" style:parent-style-name="Normal" style:family="paragraph">
      <style:paragraph-properties fo:text-align="justify" style:writing-mode="rl-tb" fo:margin-top="0.0833in" fo:margin-bottom="0in" fo:line-height="100%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2" style:parent-style-name="Normal" style:family="paragraph">
      <style:paragraph-properties fo:text-align="justify" style:writing-mode="rl-tb" fo:margin-top="0.0833in" fo:margin-bottom="0in" fo:line-height="100%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9" style:parent-style-name="Normal" style:family="paragraph">
      <style:paragraph-properties fo:text-align="justify" style:writing-mode="rl-tb" fo:margin-top="0.0833in" fo:margin-bottom="0in" fo:line-height="100%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9" style:parent-style-name="Normal" style:family="paragraph">
      <style:paragraph-properties fo:text-align="justify" style:writing-mode="rl-tb" fo:margin-top="0.0833in" fo:margin-bottom="0in" fo:line-height="100%"/>
    </style:style>
    <style:style style:name="T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18" style:parent-style-name="Normal" style:family="paragraph">
      <style:paragraph-properties fo:text-align="justify" style:writing-mode="rl-tb" fo:margin-top="0.0833in" fo:margin-bottom="0in" fo:line-height="100%"/>
    </style:style>
    <style:style style:name="T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29" style:parent-style-name="Normal" style:family="paragraph">
      <style:paragraph-properties fo:text-align="justify" style:writing-mode="rl-tb" fo:margin-top="0.0833in" fo:margin-bottom="0in" fo:line-height="100%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81" style:parent-style-name="Normal" style:family="paragraph">
      <style:paragraph-properties fo:text-align="justify" style:writing-mode="rl-tb" fo:margin-top="0.0833in" fo:margin-bottom="0in" fo:line-height="100%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4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90" style:parent-style-name="Normal" style:family="paragraph">
      <style:paragraph-properties fo:text-align="justify" style:writing-mode="rl-tb" fo:margin-top="0.0833in" fo:margin-bottom="0in" fo:line-height="100%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12" style:parent-style-name="Normal" style:family="paragraph">
      <style:paragraph-properties fo:text-align="justify" style:writing-mode="rl-tb" fo:margin-top="0.0833in" fo:margin-bottom="0in" fo:line-height="100%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32" style:parent-style-name="Normal" style:family="paragraph">
      <style:paragraph-properties fo:text-align="justify" style:writing-mode="rl-tb" fo:margin-top="0.0833in" fo:margin-bottom="0in" fo:line-height="100%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72" style:parent-style-name="Normal" style:family="paragraph">
      <style:paragraph-properties fo:text-align="justify" style:writing-mode="rl-tb" fo:margin-top="0.0833in" fo:margin-bottom="0in" fo:line-height="100%"/>
    </style:style>
    <style:style style:name="T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86" style:parent-style-name="Normal" style:family="paragraph">
      <style:paragraph-properties fo:text-align="justify" style:writing-mode="rl-tb" fo:margin-top="0.0833in" fo:margin-bottom="0in" fo:line-height="100%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5" style:parent-style-name="Normal" style:family="paragraph">
      <style:paragraph-properties fo:text-align="justify" style:writing-mode="rl-tb" fo:margin-top="0.0833in" fo:margin-bottom="0in" fo:line-height="100%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97" style:parent-style-name="Normal" style:family="paragraph">
      <style:paragraph-properties fo:text-align="justify" style:writing-mode="rl-tb" fo:margin-top="0.0833in" fo:margin-bottom="0in" fo:line-height="100%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43" style:parent-style-name="Normal" style:family="paragraph">
      <style:paragraph-properties fo:text-align="justify" style:writing-mode="rl-tb" fo:margin-top="0.0833in" fo:margin-bottom="0in" fo:line-height="100%"/>
    </style:style>
    <style:style style:name="T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88" style:parent-style-name="Normal" style:family="paragraph">
      <style:paragraph-properties fo:text-align="justify" style:writing-mode="rl-tb" fo:margin-top="0.0833in" fo:margin-bottom="0in" fo:line-height="100%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22" style:parent-style-name="Normal" style:family="paragraph">
      <style:paragraph-properties fo:text-align="justify" style:writing-mode="rl-tb" fo:margin-top="0.0833in" fo:margin-bottom="0in" fo:line-height="100%"/>
    </style:style>
    <style:style style:name="T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51" style:parent-style-name="Normal" style:family="paragraph">
      <style:paragraph-properties fo:text-align="justify" style:writing-mode="rl-tb" fo:margin-top="0.0833in" fo:margin-bottom="0in" fo:line-height="100%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8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81" style:parent-style-name="Normal" style:family="paragraph">
      <style:paragraph-properties fo:text-align="justify" style:writing-mode="rl-tb" fo:margin-top="0.0833in" fo:margin-bottom="0in" fo:line-height="100%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9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16" style:parent-style-name="Normal" style:family="paragraph">
      <style:paragraph-properties fo:text-align="justify" style:writing-mode="rl-tb" fo:margin-top="0.0833in" fo:margin-bottom="0in" fo:line-height="100%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78" style:parent-style-name="Normal" style:family="paragraph">
      <style:paragraph-properties fo:text-align="justify" style:writing-mode="rl-tb" fo:margin-top="0.0833in" fo:margin-bottom="0in" fo:line-height="100%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31" style:parent-style-name="Normal" style:family="paragraph">
      <style:paragraph-properties fo:text-align="justify" style:writing-mode="rl-tb" fo:margin-top="0.0833in" fo:margin-bottom="0in" fo:line-height="100%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51" style:parent-style-name="Normal" style:family="paragraph">
      <style:paragraph-properties fo:text-align="justify" style:writing-mode="rl-tb" fo:margin-top="0.0833in" fo:margin-bottom="0in" fo:line-height="100%"/>
    </style:style>
    <style:style style:name="T1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08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82" style:parent-style-name="Normal" style:family="paragraph">
      <style:paragraph-properties fo:text-align="justify" style:writing-mode="rl-tb" fo:margin-top="0.0833in" fo:margin-bottom="0in" fo:line-height="100%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1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52" style:parent-style-name="Normal" style:family="paragraph">
      <style:paragraph-properties fo:text-align="justify" style:writing-mode="rl-tb" fo:margin-top="0.0833in" fo:margin-bottom="0in" fo:line-height="100%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96" style:parent-style-name="Normal" style:family="paragraph">
      <style:paragraph-properties fo:text-align="justify" style:writing-mode="rl-tb" fo:margin-top="0.0833in" fo:margin-bottom="0in" fo:line-height="100%"/>
    </style:style>
    <style:style style:name="T1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31" style:parent-style-name="Normal" style:family="paragraph">
      <style:paragraph-properties fo:text-align="justify" style:writing-mode="rl-tb" fo:margin-top="0.0833in" fo:margin-bottom="0in" fo:line-height="100%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2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53" style:parent-style-name="Normal" style:family="paragraph">
      <style:paragraph-properties fo:text-align="justify" style:writing-mode="rl-tb" fo:margin-top="0.0833in" fo:margin-bottom="0in" fo:line-height="100%"/>
    </style:style>
    <style:style style:name="T1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11" style:parent-style-name="Normal" style:family="paragraph">
      <style:paragraph-properties fo:text-align="justify" style:writing-mode="rl-tb" fo:margin-top="0.0833in" fo:margin-bottom="0in" fo:line-height="100%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3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39" style:parent-style-name="Normal" style:family="paragraph">
      <style:paragraph-properties fo:text-align="justify" style:writing-mode="rl-tb" fo:margin-top="0.0833in" fo:margin-bottom="0in" fo:line-height="100%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72" style:parent-style-name="Normal" style:family="paragraph">
      <style:paragraph-properties fo:text-align="justify" style:writing-mode="rl-tb" fo:margin-top="0.0833in" fo:margin-bottom="0in" fo:line-height="100%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4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54" style:parent-style-name="Normal" style:family="paragraph">
      <style:paragraph-properties fo:text-align="justify" style:writing-mode="rl-tb" fo:margin-top="0.0833in" fo:margin-bottom="0in" fo:line-height="100%"/>
    </style:style>
    <style:style style:name="T1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76" style:parent-style-name="Normal" style:family="paragraph">
      <style:paragraph-properties fo:text-align="justify" style:writing-mode="rl-tb" fo:margin-top="0.0833in" fo:margin-bottom="0in" fo:line-height="100%"/>
    </style:style>
    <style:style style:name="T1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97" style:parent-style-name="Normal" style:family="paragraph">
      <style:paragraph-properties fo:text-align="justify" style:writing-mode="rl-tb" fo:margin-top="0.0833in" fo:margin-bottom="0in" fo:line-height="100%"/>
    </style:style>
    <style:style style:name="T1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5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09" style:parent-style-name="Normal" style:family="paragraph">
      <style:paragraph-properties fo:text-align="justify" style:writing-mode="rl-tb" fo:margin-top="0.0833in" fo:margin-bottom="0in" fo:line-height="100%"/>
    </style:style>
    <style:style style:name="T1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5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93" style:parent-style-name="Normal" style:family="paragraph">
      <style:paragraph-properties fo:text-align="justify" style:writing-mode="rl-tb" fo:margin-top="0.0833in" fo:margin-bottom="0in" fo:line-height="100%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6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71" style:parent-style-name="Normal" style:family="paragraph">
      <style:paragraph-properties fo:text-align="justify" style:writing-mode="rl-tb" fo:margin-top="0.0833in" fo:margin-bottom="0in" fo:line-height="100%"/>
    </style:style>
    <style:style style:name="T1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696" style:parent-style-name="Normal" style:family="paragraph">
      <style:paragraph-properties fo:text-align="justify" style:writing-mode="rl-tb" fo:margin-top="0.0833in" fo:margin-bottom="0in" fo:line-height="100%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34" style:parent-style-name="Normal" style:family="paragraph">
      <style:paragraph-properties fo:text-align="justify" style:writing-mode="rl-tb" fo:margin-top="0.0833in" fo:margin-bottom="0in" fo:line-height="100%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48" style:parent-style-name="Normal" style:family="paragraph">
      <style:paragraph-properties fo:text-align="justify" style:writing-mode="rl-tb" fo:margin-top="0.0833in" fo:margin-bottom="0in" fo:line-height="100%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7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66" style:parent-style-name="Normal" style:family="paragraph">
      <style:paragraph-properties fo:text-align="justify" style:writing-mode="rl-tb" fo:margin-top="0.0833in" fo:margin-bottom="0in" fo:line-height="100%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58" style:parent-style-name="Normal" style:family="paragraph">
      <style:paragraph-properties fo:text-align="justify" style:writing-mode="rl-tb" fo:margin-top="0.0833in" fo:margin-bottom="0in" fo:line-height="100%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8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93" style:parent-style-name="Normal" style:family="paragraph">
      <style:paragraph-properties fo:text-align="justify" style:writing-mode="rl-tb" fo:margin-top="0.0833in" fo:margin-bottom="0in" fo:line-height="100%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36" style:parent-style-name="Normal" style:family="paragraph">
      <style:paragraph-properties fo:text-align="justify" style:writing-mode="rl-tb" fo:margin-top="0.0833in" fo:margin-bottom="0in" fo:line-height="100%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76" style:parent-style-name="Normal" style:family="paragraph">
      <style:paragraph-properties fo:text-align="justify" style:writing-mode="rl-tb" fo:margin-top="0.0833in" fo:margin-bottom="0in" fo:line-height="100%"/>
    </style:style>
    <style:style style:name="T1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0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01" style:parent-style-name="Normal" style:family="paragraph">
      <style:paragraph-properties fo:text-align="justify" style:writing-mode="rl-tb" fo:margin-top="0.0833in" fo:margin-bottom="0in" fo:line-height="100%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1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08" style:parent-style-name="Normal" style:family="paragraph">
      <style:paragraph-properties fo:text-align="justify" style:writing-mode="rl-tb" fo:margin-top="0.0833in" fo:margin-bottom="0in" fo:line-height="100%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1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66" style:parent-style-name="Normal" style:family="paragraph">
      <style:paragraph-properties fo:text-align="justify" style:writing-mode="rl-tb" fo:margin-top="0.0833in" fo:margin-bottom="0in" fo:line-height="100%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34" style:parent-style-name="Normal" style:family="paragraph">
      <style:paragraph-properties fo:text-align="justify" style:writing-mode="rl-tb" fo:margin-top="0.0833in" fo:margin-bottom="0in" fo:line-height="100%"/>
    </style:style>
    <style:style style:name="T2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61" style:parent-style-name="Normal" style:family="paragraph">
      <style:paragraph-properties fo:text-align="justify" style:writing-mode="rl-tb" fo:margin-top="0.0833in" fo:margin-bottom="0in" fo:line-height="100%"/>
    </style:style>
    <style:style style:name="T2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2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94" style:parent-style-name="Normal" style:family="paragraph">
      <style:paragraph-properties fo:text-align="justify" style:writing-mode="rl-tb" fo:margin-top="0.0833in" fo:margin-bottom="0in" fo:line-height="100%"/>
    </style:style>
    <style:style style:name="T2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13" style:parent-style-name="Normal" style:family="paragraph">
      <style:paragraph-properties fo:text-align="justify" style:writing-mode="rl-tb" fo:margin-top="0.0833in" fo:margin-bottom="0in" fo:line-height="100%"/>
    </style:style>
    <style:style style:name="T2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40" style:parent-style-name="Normal" style:family="paragraph">
      <style:paragraph-properties fo:text-align="justify" style:writing-mode="rl-tb" fo:margin-top="0.0833in" fo:margin-bottom="0in" fo:line-height="100%"/>
    </style:style>
    <style:style style:name="T2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41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13" style:parent-style-name="Normal" style:family="paragraph">
      <style:paragraph-properties fo:text-align="justify" style:writing-mode="rl-tb" fo:margin-top="0.0833in" fo:margin-bottom="0in" fo:line-height="100%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4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80" style:parent-style-name="Normal" style:family="paragraph">
      <style:paragraph-properties fo:text-align="justify" style:writing-mode="rl-tb" fo:margin-top="0.0833in" fo:margin-bottom="0in" fo:line-height="100%"/>
    </style:style>
    <style:style style:name="T2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98" style:parent-style-name="Normal" style:family="paragraph">
      <style:paragraph-properties fo:text-align="justify" style:writing-mode="rl-tb" fo:margin-top="0.0833in" fo:margin-bottom="0in" fo:line-height="100%"/>
    </style:style>
    <style:style style:name="T2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6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20" style:parent-style-name="Normal" style:family="paragraph">
      <style:paragraph-properties fo:text-align="justify" style:writing-mode="rl-tb" fo:margin-top="0.0833in" fo:margin-bottom="0in" fo:line-height="100%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7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63" style:parent-style-name="Normal" style:family="paragraph">
      <style:paragraph-properties fo:text-align="justify" style:writing-mode="rl-tb" fo:margin-top="0.0833in" fo:margin-bottom="0in" fo:line-height="100%"/>
    </style:style>
    <style:style style:name="T2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94" style:parent-style-name="Normal" style:family="paragraph">
      <style:paragraph-properties fo:text-align="justify" style:writing-mode="rl-tb" fo:margin-top="0.0833in" fo:margin-bottom="0in" fo:line-height="100%"/>
    </style:style>
    <style:style style:name="T2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14" style:parent-style-name="Normal" style:family="paragraph">
      <style:paragraph-properties fo:text-align="justify" style:writing-mode="rl-tb" fo:margin-top="0.0833in" fo:margin-bottom="0in" fo:line-height="100%"/>
    </style:style>
    <style:style style:name="T2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31" style:parent-style-name="Normal" style:family="paragraph">
      <style:paragraph-properties fo:text-align="justify" style:writing-mode="rl-tb" fo:margin-top="0.0833in" fo:margin-bottom="0in" fo:line-height="100%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8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86" style:parent-style-name="Normal" style:family="paragraph">
      <style:paragraph-properties fo:text-align="justify" style:writing-mode="rl-tb" fo:margin-top="0.0833in" fo:margin-bottom="0in" fo:line-height="100%"/>
    </style:style>
    <style:style style:name="T2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20" style:parent-style-name="Normal" style:family="paragraph">
      <style:paragraph-properties fo:text-align="justify" style:writing-mode="rl-tb" fo:margin-top="0.0833in" fo:margin-bottom="0in" fo:line-height="100%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29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45" style:parent-style-name="Normal" style:family="paragraph">
      <style:paragraph-properties fo:text-align="justify" style:writing-mode="rl-tb" fo:margin-top="0.0833in" fo:margin-bottom="0in" fo:line-height="100%"/>
    </style:style>
    <style:style style:name="T2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64" style:parent-style-name="Normal" style:family="paragraph">
      <style:paragraph-properties fo:text-align="justify" style:writing-mode="rl-tb" fo:margin-top="0.0833in" fo:margin-bottom="0in" fo:line-height="100%"/>
    </style:style>
    <style:style style:name="T2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90" style:parent-style-name="Normal" style:family="paragraph">
      <style:paragraph-properties fo:text-align="justify" style:writing-mode="rl-tb" fo:margin-top="0.0833in" fo:margin-bottom="0in" fo:line-height="100%"/>
    </style:style>
    <style:style style:name="T2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0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57" style:parent-style-name="Normal" style:family="paragraph">
      <style:paragraph-properties fo:text-align="justify" style:writing-mode="rl-tb" fo:margin-top="0.0833in" fo:margin-bottom="0in" fo:line-height="100%"/>
    </style:style>
    <style:style style:name="T3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07" style:parent-style-name="Normal" style:family="paragraph">
      <style:paragraph-properties fo:text-align="justify" style:writing-mode="rl-tb" fo:margin-top="0.0833in" fo:margin-bottom="0in" fo:line-height="100%"/>
    </style:style>
    <style:style style:name="T3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1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31" style:parent-style-name="Normal" style:family="paragraph">
      <style:paragraph-properties fo:text-align="justify" style:writing-mode="rl-tb" fo:margin-top="0.0833in" fo:margin-bottom="0in" fo:line-height="100%"/>
    </style:style>
    <style:style style:name="T3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14" style:parent-style-name="Normal" style:family="paragraph">
      <style:paragraph-properties fo:text-align="justify" style:writing-mode="rl-tb" fo:margin-top="0.0833in" fo:margin-bottom="0in" fo:line-height="100%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324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45" style:parent-style-name="Normal" style:family="paragraph">
      <style:paragraph-properties fo:text-align="justify" style:writing-mode="rl-tb" fo:margin-top="0.0833in" fo:margin-bottom="0in" fo:line-height="100%"/>
    </style:style>
    <style:style style:name="T3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55" style:parent-style-name="Normal" style:family="paragraph">
      <style:paragraph-properties fo:text-align="justify" style:writing-mode="rl-tb" fo:margin-top="0.0833in" fo:margin-bottom="0in" fo:line-height="100%"/>
    </style:style>
    <style:style style:name="T3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336" style:parent-style-name="Normal" style:family="paragraph">
      <style:paragraph-properties fo:text-align="justify" style:writing-mode="rl-tb" fo:margin-top="0.0833in" fo:margin-bottom="0in" fo:line-height="100%"/>
    </style:style>
    <style:style style:name="T3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335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56" style:parent-style-name="Normal" style:family="paragraph">
      <style:paragraph-properties fo:text-align="justify" style:writing-mode="rl-tb" fo:margin-top="0.0833in" fo:margin-bottom="0in" fo:line-height="100%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34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76" style:parent-style-name="Normal" style:family="paragraph">
      <style:paragraph-properties fo:text-align="justify" style:writing-mode="rl-tb" fo:margin-top="0.0833in" fo:margin-bottom="0in" fo:line-height="100%"/>
    </style:style>
    <style:style style:name="T3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05" style:parent-style-name="Normal" style:family="paragraph">
      <style:paragraph-properties fo:text-align="justify" style:writing-mode="rl-tb" fo:margin-top="0.0833in" fo:margin-bottom="0in" fo:line-height="100%"/>
    </style:style>
    <style:style style:name="T3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28" style:parent-style-name="Normal" style:family="paragraph">
      <style:paragraph-properties fo:text-align="justify" style:writing-mode="rl-tb" fo:margin-top="0.0833in" fo:margin-bottom="0in" fo:line-height="100%"/>
    </style:style>
    <style:style style:name="T3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54" style:parent-style-name="Normal" style:family="paragraph">
      <style:paragraph-properties fo:text-align="justify" style:writing-mode="rl-tb" fo:margin-top="0.0833in" fo:margin-bottom="0in" fo:line-height="100%"/>
    </style:style>
    <style:style style:name="T3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35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72" style:parent-style-name="Normal" style:family="paragraph">
      <style:paragraph-properties fo:text-align="justify" style:writing-mode="rl-tb" fo:margin-top="0.0833in" fo:margin-bottom="0in" fo:line-height="100%"/>
    </style:style>
    <style:style style:name="T3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36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71" style:parent-style-name="Normal" style:family="paragraph">
      <style:paragraph-properties fo:text-align="justify" style:writing-mode="rl-tb" fo:margin-top="0.0833in" fo:margin-bottom="0in" fo:line-height="100%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675" style:parent-style-name="Normal" style:family="paragraph">
      <style:paragraph-properties fo:text-align="justify" style:writing-mode="rl-tb" fo:margin-top="0.0833in" fo:margin-bottom="0in" fo:line-height="100%"/>
    </style:style>
    <style:style style:name="T3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695" style:parent-style-name="Normal" style:family="paragraph">
      <style:paragraph-properties fo:text-align="justify" style:writing-mode="rl-tb" fo:margin-top="0.0833in" fo:margin-bottom="0in" fo:line-height="100%"/>
    </style:style>
    <style:style style:name="T3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776" style:parent-style-name="Normal" style:family="paragraph">
      <style:paragraph-properties fo:text-align="justify" style:writing-mode="rl-tb" fo:margin-top="0.0833in" fo:margin-bottom="0in" fo:line-height="100%"/>
    </style:style>
    <style:style style:name="T3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38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12" style:parent-style-name="Normal" style:family="paragraph">
      <style:paragraph-properties fo:text-align="justify" style:writing-mode="rl-tb" fo:margin-top="0.0833in" fo:margin-bottom="0in" fo:line-height="100%"/>
    </style:style>
    <style:style style:name="T3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00" style:parent-style-name="Normal" style:family="paragraph">
      <style:paragraph-properties fo:text-align="justify" style:writing-mode="rl-tb" fo:margin-top="0.0833in" fo:margin-bottom="0in" fo:line-height="100%"/>
    </style:style>
    <style:style style:name="T3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21" style:parent-style-name="Normal" style:family="paragraph">
      <style:paragraph-properties fo:text-align="justify" style:writing-mode="rl-tb" fo:margin-top="0.0833in" fo:margin-bottom="0in" fo:line-height="100%"/>
    </style:style>
    <style:style style:name="T3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Exodus 1</text:span>‬‬‬</text:p>
      <text:p text:style-name="P3"><text:span text:style-name="T4">1</text:span><text:span text:style-name="T5"> וְאֵ֗לֶּה שְׁמוֹת֙ בְּנֵ֣י יִשְׂרָאֵ֔ל הַבָּאִ֖ים מִצְרָ֑יְמָה אֵ֣ת יַעֲקֹ֔ב אִ֥ישׁ וּבֵית֖וֹ בָּֽאוּ׃<text:s/></text:span><text:span text:style-name="T6">2</text:span><text:span text:style-name="T7"> רְאוּבֵ֣ן שִׁמְע֔וֹן לֵוִ֖י וִיהוּדָֽה׃<text:s/></text:span><text:span text:style-name="T8">‬</text:span>‬‬<text:span text:style-name="T9">3</text:span><text:span text:style-name="T10"> יִשָּׂשכָ֥ר זְבוּלֻ֖ן וּבְנְיָמִֽן׃<text:s/></text:span><text:span text:style-name="T11">‬</text:span>‬‬<text:span text:style-name="T12">4</text:span><text:span text:style-name="T13"> דָּ֥ן וְנַפְתָּלִ֖י גָּ֥ד וְאָשֵֽׁר׃<text:s/></text:span><text:span text:style-name="T14">‬</text:span>‬‬<text:span text:style-name="T15">5</text:span><text:span text:style-name="T16"> וֽ͏ַיְהִ֗י כָּל־נֶ֛פֶשׁ יֹצְאֵ֥י יֶֽרֶךְ־יַעֲקֹ֖ב שִׁבְעִ֣ים נָ֑פֶשׁ וְיוֹסֵ֖ף הָיָ֥ה בְמִצְרָֽיִם׃<text:s/></text:span><text:span text:style-name="T17">‬</text:span>‬‬<text:span text:style-name="T18">6</text:span><text:span text:style-name="T19"> וַיָּ֤מָת יוֹסֵף֙ וְכָל־אֶחָ֔יו וְכֹ֖ל הַדּ֥וֹר הַהֽוּא׃<text:s/></text:span><text:span text:style-name="T20">‬</text:span>‬‬<text:span text:style-name="T21">7</text:span><text:span text:style-name="T22"> וּבְנֵ֣י יִשְׂרָאֵ֗ל פָּר֧וּ וַֽיִּשְׁרְצ֛וּ וַיִּרְבּ֥וּ וַיַּֽעַצְמ֖וּ בִּמְאֹ֣ד מְאֹ֑ד וַתִּמָּלֵ֥א הָאָ֖רֶץ אֹתָֽם׃<text:s/></text:span><text:span text:style-name="T23">פ<text:s/></text:span><text:span text:style-name="T24">‬</text:span>‬‬‬‬‬‬‬‬</text:p>
      <text:p text:style-name="P25"><text:span text:style-name="T26">8</text:span><text:span text:style-name="T27"> וַיָּ֥קָם מֶֽלֶךְ־חָדָ֖שׁ עַל־מִצְרָ֑יִם אֲשֶׁ֥ר לֹֽא־יָדַ֖ע אֶת־יוֹסֵֽף׃<text:s/></text:span><text:span text:style-name="T28">‬</text:span>‬‬<text:span text:style-name="T29">9</text:span><text:span text:style-name="T30"> וַיֹּ֖אמֶר אֶל־עַמּ֑וֹ הִנֵּ֗ה עַ֚ם בְּנֵ֣י יִשְׂרָאֵ֔ל רַ֥ב וְעָצ֖וּם מִמֶּֽנּוּ׃<text:s/></text:span><text:span text:style-name="T31">‬</text:span>‬‬<text:span text:style-name="T32">10</text:span><text:span text:style-name="T33"> הָ֥בָה נִֽתְחַכְּמָ֖ה ל֑וֹ פֶּן־יִרְבֶּ֗ה וְהָיָ֞ה כִּֽי־תִקְרֶ֤אנָה מִלְחָמָה֙ וְנוֹסַ֤ף גַּם־הוּא֙ עַל־שֹׂ֣נְאֵ֔ינוּ וְנִלְחַם־בָּ֖נוּ וְעָלָ֥ה מִן־הָאָֽרֶץ׃<text:s/></text:span><text:span text:style-name="T34">‬</text:span>‬‬<text:span text:style-name="T35">11</text:span><text:span text:style-name="T36"> וַיָּשִׂ֤ימוּ עָלָיו֙ שָׂרֵ֣י מִסִּ֔ים לְמַ֥עַן עַנֹּת֖וֹ בְּסִבְלֹתָ֑ם וַיִּ֜בֶן עָרֵ֤י מִסְכְּנוֹת֙ לְפַרְעֹ֔ה אֶת־פִּתֹ֖ם וְאֶת־רַעַמְסֵֽס׃<text:s/></text:span><text:span text:style-name="T37">‬</text:span>‬‬<text:span text:style-name="T38">12</text:span><text:span text:style-name="T39"> וְכַאֲשֶׁר֙ יְעַנּ֣וּ אֹת֔וֹ כֵּ֥ן יִרְבֶּ֖ה וְכֵ֣ן יִפְרֹ֑ץ וַיָּקֻ֕צוּ מִפְּנֵ֖י בְּנֵ֥י יִשְׂרָאֵֽל׃<text:s/></text:span><text:span text:style-name="T40">‬</text:span>‬‬<text:span text:style-name="T41">13</text:span><text:span text:style-name="T42"> וַיַּעֲבִ֧דוּ מִצְרַ֛יִם אֶת־בְּנֵ֥י יִשְׂרָאֵ֖ל בְּפָֽרֶךְ׃<text:s/></text:span><text:span text:style-name="T43">‬</text:span>‬‬<text:span text:style-name="T44">14</text:span><text:span text:style-name="T45"> וַיְמָרְר֨וּ אֶת־חַיֵּיהֶ֜ם בַּעֲבֹדָ֣ה קָשָׁ֗ה בְּחֹ֙מֶר֙ וּבִלְבֵנִ֔ים וּבְכָל־עֲבֹדָ֖ה בַּשָּׂדֶ֑ה אֵ֚ת כָּל־עֲבֹ֣דָתָ֔ם אֲשֶׁר־עָבְד֥וּ בָהֶ֖ם בְּפָֽרֶךְ׃<text:s/></text:span><text:span text:style-name="T46">‬</text:span>‬‬<text:span text:style-name="T47">15</text:span><text:span text:style-name="T48"> וַיֹּ֙אמֶר֙ מֶ֣לֶך מִצְרַ֔יִם לַֽמְיַלְּדֹ֖ת הָֽעִבְרִיֹּ֑ת אֲשֶׁ֨ר שֵׁ֤ם הָֽאַחַת֙ שִׁפְרָ֔ה וְשֵׁ֥ם הַשֵּׁנִ֖ית פּוּעָֽה׃<text:s/></text:span><text:span text:style-name="T49">‬</text:span>‬‬<text:span text:style-name="T50">16</text:span><text:span text:style-name="T51"> וַיֹּ֗אמֶר בְּיַלֶּדְכֶן֙ אֶת־הָֽעִבְרִיּ֔וֹת וּרְאִיתֶ֖ן עַל־הָאָבְנָ֑יִם אִם־בֵּ֥ן הוּא֙ וַהֲמִתֶּ֣ן אֹת֔וֹ וְאִם־בַּ֥ת הִ֖יא וָחָֽיָה׃<text:s/></text:span><text:span text:style-name="T52">‬</text:span>‬‬<text:span text:style-name="T53">17</text:span><text:span text:style-name="T54"> וַתִּירֶ֤אןָ הַֽמְיַלְּדֹת֙ אֶת־הָ֣אֱלֹהִ֔ים וְלֹ֣א עָשׂ֔וּ כַּאֲשֶׁ֛ר דִּבֶּ֥ר אֲלֵיהֶ֖ן מֶ֣לֶךְ מִצְרָ֑יִם וַתְּחַיֶּ֖יןָ אֶת־הַיְלָדִֽים׃<text:s/></text:span><text:span text:style-name="T55">‬</text:span>‬‬<text:span text:style-name="T56">18</text:span><text:span text:style-name="T57"> וַיִּקְרָ֤א מֶֽלֶךְ־מִצְרַ֙יִם֙ לַֽמְיַלְּדֹ֔ת וַיֹּ֣אמֶר לָהֶ֔ן מַדּ֥וּעַ עֲשִׂיתֶ֖ן הַדָּבָ֣ר הַזֶּ֑ה וַתְּחַיֶּ֖יןָ אֶת־הַיְלָדִֽים׃<text:s/></text:span><text:span text:style-name="T58">‬</text:span>‬‬<text:span text:style-name="T59">19</text:span><text:span text:style-name="T60"> וַתֹּאמַ֤רְןָ הַֽמְיַלְּדֹת֙ אֶל־פַּרְעֹ֔ה כִּ֣י לֹ֧א כַנָּשִׁ֛ים הַמִּצְרִיֹּ֖ת הָֽעִבְרִיֹּ֑ת כִּֽי־חָי֣וֹת הֵ֔נָּה בְּטֶ֨רֶם תָּב֧וֹא אֲלֵהֶ֛ן הַמְיַלֶּ֖דֶת וְיָלָֽדוּ׃<text:s/></text:span><text:span text:style-name="T61">‬</text:span>‬‬<text:span text:style-name="T62">20</text:span><text:span text:style-name="T63"> וַיֵּ֥יטֶב אֱלֹהִ֖ים לַֽמְיַלְּדֹ֑ת וַיִּ֧רֶב הָעָ֛ם וַיַּֽעַצְמ֖וּ מְאֹֽד׃<text:s/></text:span><text:span text:style-name="T64">‬</text:span>‬‬<text:span text:style-name="T65">21</text:span><text:span text:style-name="T66"> וַיְהִ֕י כִּֽי־יָֽרְא֥וּ הַֽמְיַלְּדֹ֖ת אֶת־הָאֱלֹהִ֑ים וַיַּ֥עַשׂ לָהֶ֖ם בָּתִּֽים׃<text:s/></text:span><text:span text:style-name="T67">‬</text:span>‬‬<text:span text:style-name="T68">22</text:span><text:span text:style-name="T69"> וַיְצַ֣ו פַּרְעֹ֔ה לְכָל־עַמּ֖וֹ לֵאמֹ֑ר כָּל־הַבֵּ֣ן הַיִּלּ֗וֹד הַיְאֹ֙רָה֙ תַּשְׁלִיכֻ֔הוּ וְכָל־הַבַּ֖ת תְּחַיּֽוּן׃</text:span><text:span text:style-name="T70"><text:s/>ס<text:s/></text:span><text:span text:style-name="T71">‬</text:span>‬‬‬‬‬‬‬‬‬‬‬‬‬‬‬‬‬</text:p>
      <text:section text:name="Sect1" text:style-name="S1">
        <text:p text:style-name="P72">Exodus 2</text:p>
        <text:p text:style-name="P73"><text:span text:style-name="T74">1</text:span><text:span text:style-name="T75"> וַיֵּ֥לֶךְ אִ֖ישׁ מִבֵּ֣ית לֵוִ֑י וַיִּקַּ֖ח אֶת־בַּת־לֵוִֽי׃<text:s/></text:span><text:span text:style-name="T76">2</text:span><text:span text:style-name="T77"> וַתַּ֥הַר הָאִשָּׁ֖ה וַתֵּ֣לֶד בֵּ֑ן וַתֵּ֤רֶא אֹתוֹ֙ כִּי־ט֣וֹב ה֔וּא וַֽתִּצְפְּנֵ֖הוּ שְׁלֹשָׁ֥ה יְרָחִֽים׃<text:s/></text:span><text:span text:style-name="T78">‬</text:span>‬‬<text:span text:style-name="T79">3</text:span><text:span text:style-name="T80"> וְלֹא־יָכְלָ֣ה עוֹד֮ הַצְּפִינוֹ֒ וַתִּֽקַּֽח־לוֹ֙ תֵּ֣בַת גֹּ֔מֶא וַתַּחְמְרָ֥ה בַחֵמָ֖ר וּבַזָּ֑פֶת וַתָּ֤שֶׂם בָּהּ֙ אֶת־הַיֶּ֔לֶד וַתָּ֥שֶׂם בַּסּ֖וּף עַל־שְׂפַ֥ת הַיְאֹֽר׃<text:s/></text:span><text:span text:style-name="T81">‬</text:span>‬‬<text:span text:style-name="T82">4</text:span><text:span text:style-name="T83"> וַתֵּתַצַּ֥ב אֲחֹת֖וֹ מֵרָחֹ֑ק לְדֵעָ֕ה מַה־יֵּעָשֶׂ֖ה לֽוֹ׃<text:s/></text:span><text:span text:style-name="T84">‬</text:span>‬‬<text:span text:style-name="T85">5</text:span><text:span text:style-name="T86"> וַתֵּ֤רֶד בַּת־פַּרְעֹה֙ לִרְחֹ֣ץ עַל־הַיְאֹ֔ר וְנַעֲרֹתֶ֥יהָ הֹלְכֹ֖ת עַל־יַ֣ד הַיְאֹ֑ר וַתֵּ֤רֶא אֶת־הַתֵּבָה֙ בְּת֣וֹךְ הַסּ֔וּף וַתִּשְׁלַ֥ח אֶת־אֲמָתָ֖הּ וַתִּקָּחֶֽהָ<text:s/></text:span><text:span text:style-name="T87">‬</text:span>‬‬<text:span text:style-name="T88">6</text:span><text:span text:style-name="T89"> וַתִּפְתַּח֙ וַתִּרְאֵ֣הוּ אֶת־הַיֶּ֔לֶד וְהִנֵּה־נַ֖עַר בֹּכֶ֑ה וַתַּחְמֹ֣ל עָלָ֔יו וַתֹּ֕אמֶר מִיַּלְדֵ֥י הָֽעִבְרִ֖ים<text:s/></text:span><text:soft-page-break/><text:span text:style-name="T90">זֶֽה׃<text:s/></text:span><text:span text:style-name="T91">‬</text:span>‬‬<text:span text:style-name="T92">7</text:span><text:span text:style-name="T93"> וַתֹּ֣אמֶר אֲחֹתוֹ֮ אֶל־בַּת־פַּרְעֹה֒ הַאֵלֵ֗ךְ וְקָרָ֤אתִי לָךְ֙ אִשָּׁ֣ה מֵינֶ֔קֶת מִ֖ן הָעִבְרִיֹּ֑ת וְתֵינִ֥ק לָ֖ךְ אֶת־הַיָּֽלֶד׃<text:s/></text:span><text:span text:style-name="T94">‬</text:span>‬‬<text:span text:style-name="T95">8</text:span><text:span text:style-name="T96"> וַתֹּֽאמֶר־לָ֥הּ בַּת־פַּרְעֹ֖ה לֵ֑כִי וַתֵּ֙לֶךְ֙ הָֽעַלְמָ֔ה וַתִּקְרָ֖א אֶת־אֵ֥ם הַיָּֽלֶד׃<text:s/></text:span><text:span text:style-name="T97">‬</text:span>‬‬<text:span text:style-name="T98">9</text:span><text:span text:style-name="T99"> וַתֹּ֧אמֶר לָ֣הּ בַּת־פַּרְעֹ֗ה הֵילִ֜יכִי אֶת־הַיֶּ֤לֶד הַזֶּה֙ וְהֵינִקִ֣הוּ לִ֔י וַאֲנִ֖י אֶתֵּ֣ן אֶת־שְׂכָרֵ֑ךְ וַתִּקַּ֧ח הָאִשָּׁ֛ה הַיֶּ֖לֶד וַתְּנִיקֵֽהוּ׃<text:s/></text:span><text:span text:style-name="T100">‬</text:span>‬‬<text:span text:style-name="T101">10</text:span><text:span text:style-name="T102"> וַיִגְדַּ֣ל הַיֶּ֗לֶד וַתְּבִאֵ֙הוּ֙ לְבַת־פַּרְעֹ֔ה וֽ͏ַיְהִי־לָ֖הּ לְבֵ֑ן וַתִּקְרָ֤א שְׁמוֹ֙ מֹשֶׁ֔ה וַתֹּ֕אמֶר כִּ֥י מִן־הַמַּ֖יִם מְשִׁיתִֽהוּ׃<text:s/></text:span><text:span text:style-name="T103">‬</text:span>‬‬<text:span text:style-name="T104">11</text:span><text:span text:style-name="T105"> וַיְהִ֣י ׀ בַּיָּמִ֣ים הָהֵ֗ם וַיִּגְדַּ֤ל מֹשֶׁה֙ וַיֵּצֵ֣א אֶל־אֶחָ֔יו וַיַּ֖רְא בְּסִבְלֹתָ֑ם וַיַּרְא֙ אִ֣ישׁ מִצְרִ֔י מַכֶּ֥ה אִישׁ־עִבְרִ֖י מֵאֶחָֽיו׃<text:s/></text:span><text:span text:style-name="T106">‬</text:span>‬‬<text:span text:style-name="T107">12</text:span><text:span text:style-name="T108"> וַיִּ֤פֶן כֹּה֙ וָכֹ֔ה וַיַּ֖רְא כִּ֣י אֵ֣ין אִ֑ישׁ וַיַּךְ֙ אֶת־הַמִּצְרִ֔י וַֽיִּטְמְנֵ֖הוּ בַּחֽוֹל׃<text:s/></text:span><text:span text:style-name="T109">‬</text:span>‬‬<text:span text:style-name="T110">13</text:span><text:span text:style-name="T111"> וַיֵּצֵא֙ בַּיּ֣וֹם הַשֵּׁנִ֔י וְהִנֵּ֛ה שְׁנֵֽי־אֲנָשִׁ֥ים עִבְרִ֖ים נִצִּ֑ים וַיֹּ֙אמֶר֙ לָֽרָשָׁ֔ע לָ֥מָּה תַכֶּ֖ה רֵעֶֽךָ׃<text:s/></text:span><text:span text:style-name="T112">‬</text:span>‬‬<text:span text:style-name="T113">14</text:span><text:span text:style-name="T114"> וַ֠יֹּאמֶר מִ֣י שָֽׂמְךָ֞ לְאִ֨ישׁ שַׂ֤ר וְשֹׁפֵט֙ עָלֵ֔ינוּ הַלְהָרְגֵ֙נִי֙ אַתָּ֣ה אֹמֵ֔ר כַּאֲשֶׁ֥ר הָרַ֖גְתָּ אֶת־הַמִּצְרִ֑י וַיִּירָ֤א מֹשֶׁה֙ וַיֹּאמַ֔ר אָכֵ֖ן נוֹדַ֥ע הַדָּבָֽר׃<text:s/></text:span><text:span text:style-name="T115">‬</text:span>‬‬<text:span text:style-name="T116">15</text:span><text:span text:style-name="T117"> וַיִּשְׁמַ֤ע פַּרְעֹה֙ אֶת־הַדָּבָ֣ר הַזֶּ֔ה וַיְבַקֵּ֖שׁ לַהֲרֹ֣ג אֶת־מֹשֶׁ֑ה וַיִּבְרַ֤ח מֹשֶׁה֙ מִפְּנֵ֣י פַרְעֹ֔ה וַיֵּ֥שֶׁב בְּאֶֽרֶץ־מִדְיָ֖ן וַיֵּ֥שֶׁב עַֽל־הַבְּאֵֽר׃<text:s/></text:span><text:span text:style-name="T118">‬</text:span>‬‬<text:span text:style-name="T119">16</text:span><text:span text:style-name="T120"> וּלְכֹהֵ֥ן מִדְיָ֖ן שֶׁ֣בַע בָּנ֑וֹת וַתָּבֹ֣אנָה וַתִּדְלֶ֗נָה וַתְּמַלֶּ֙אנָה֙ אֶת־הָ֣רְהָטִ֔ים לְהַשְׁק֖וֹת צֹ֥אן אֲבִיהֶֽן׃<text:s/></text:span><text:span text:style-name="T121">‬</text:span>‬‬<text:span text:style-name="T122">17</text:span><text:span text:style-name="T123"> וַיָּבֹ֥אוּ הָרֹעִ֖ים וַיְגָרְשׁ֑וּם וַיָּ֤קָם מֹשֶׁה֙ וַיּ֣וֹשִׁעָ֔ן וַיַּ֖שְׁקְ אֶת־צֹאנָֽם׃<text:s/></text:span><text:span text:style-name="T124">‬</text:span>‬‬<text:span text:style-name="T125">18</text:span><text:span text:style-name="T126"> וַתָּבֹ֕אנָה אֶל־רְעוּאֵ֖ל אֲבִיהֶ֑ן וַיֹּ֕אמֶר מַדּ֛וּעַ מִהַרְתֶּ֥ן בֹּ֖א הַיּֽוֹם׃<text:s/></text:span><text:span text:style-name="T127">‬</text:span>‬‬<text:span text:style-name="T128">19</text:span><text:span text:style-name="T129"> וַתֹּאמַ֕רְןָ אִ֣ישׁ מִצְרִ֔י הִצִּילָ֖נוּ מִיַּ֣ד הָרֹעִ֑ים וְגַם־דָּלֹ֤ה דָלָה֙ לָ֔נוּ וַיַּ֖שְׁקְ אֶת־הַצֹּֽאן׃<text:s/></text:span><text:span text:style-name="T130">‬</text:span>‬‬<text:span text:style-name="T131">20</text:span><text:span text:style-name="T132"> וַיֹּ֥אמֶר אֶל־בְּנֹתָ֖יו וְאַיּ֑וֹ לָ֤מָּה זֶּה֙ עֲזַבְתֶּ֣ן אֶת־הָאִ֔ישׁ קִרְאֶ֥ן ל֖וֹ וְיֹ֥אכַל לָֽחֶם׃<text:s/></text:span><text:span text:style-name="T133">‬</text:span>‬‬<text:span text:style-name="T134">21</text:span><text:span text:style-name="T135"> וַיּ֥וֹאֶל מֹשֶׁ֖ה לָשֶׁ֣בֶת אֶת־הָאִ֑ישׁ וַיִּתֵּ֛ן אֶת־צִפֹּרָ֥ה בִתּ֖וֹ לְמֹשֶֽׁה׃<text:s/></text:span><text:span text:style-name="T136">‬</text:span>‬‬<text:span text:style-name="T137">22</text:span><text:span text:style-name="T138"> וַתֵּ֣לֶד בֵּ֔ן וַיִּקְרָ֥א אֶת־שְׁמ֖וֹ גֵּרְשֹׁ֑ם כִּ֣י אָמַ֔ר גֵּ֣ר הָיִ֔יתִי בְּאֶ֖רֶץ נָכְרִיָּֽה׃<text:s/></text:span><text:span text:style-name="T139">פ<text:s/></text:span><text:span text:style-name="T140">‬</text:span>‬‬‬‬‬‬‬‬‬‬‬‬‬‬‬‬‬‬‬‬‬‬‬</text:p>
        <text:p text:style-name="P141"><text:span text:style-name="T142">23</text:span><text:span text:style-name="T143"> וַיְהִי֩ בַיָּמִ֨ים הֽ͏ָרַבִּ֜ים הָהֵ֗ם וַיָּ֙מָת֙ מֶ֣לֶךְ מִצְרַ֔יִם וַיֵּאָנְח֧וּ בְנֵֽי־יִשְׂרָאֵ֛ל מִן־הָעֲבֹדָ֖ה וַיִּזְעָ֑קוּ וַתַּ֧עַל שַׁוְעָתָ֛ם אֶל־הָאֱלֹהִ֖ים מִן־הָעֲבֹדָֽה׃<text:s/></text:span><text:span text:style-name="T144">‬</text:span>‬‬<text:span text:style-name="T145">24</text:span><text:span text:style-name="T146"> וַיִּשְׁמַ֥ע אֱלֹהִ֖ים אֶת־נַאֲקָתָ֑ם וַיִּזְכֹּ֤ר אֱלֹהִים֙ אֶת־בְּרִית֔וֹ אֶת־אַבְרָהָ֖ם אֶת־יִצְחָ֥ק וְאֶֽת־יַעֲקֹֽב׃<text:s/></text:span><text:span text:style-name="T147">‬</text:span>‬‬<text:span text:style-name="T148">25</text:span><text:span text:style-name="T149"> וַיַּ֥רְא אֱלֹהִ֖ים אֶת־בְּנֵ֣י יִשְׂרָאֵ֑ל וַיֵּ֖דַע אֱלֹהִֽים׃</text:span><text:span text:style-name="T150"><text:s/>ס<text:s/></text:span><text:span text:style-name="T151">‬</text:span>‬‬‬‬‬</text:p>
      </text:section>
      <text:section text:name="Sect2" text:style-name="S2">
        <text:p text:style-name="P152">Exodus 3</text:p>
        <text:p text:style-name="P153"><text:span text:style-name="T154">1</text:span><text:span text:style-name="T155"> וּמֹשֶׁ֗ה הָיָ֥ה רֹעֶ֛ה אֶת־צֹ֛אן יִתְר֥וֹ חֹתְנ֖וֹ כֹּהֵ֣ן מִדְיָ֑ן וַיִּנְהַ֤ג אֶת־הַצֹּאן֙ אַחַ֣ר הַמִּדְבָּ֔ר וַיָּבֹ֛א אֶל־הַ֥ר הָאֱלֹהִ֖ים חֹרֵֽבָה׃<text:s/></text:span><text:span text:style-name="T156">2</text:span><text:span text:style-name="T157"> וַ֠יֵּרָא מַלְאַ֨ךְ יְהֹוָ֥ה אֵלָ֛יו בְּלַבַּת־אֵ֖שׁ מִתּ֣וֹךְ הַסְּנֶ֑ה וַיַּ֗רְא וְהִנֵּ֤ה הַסְּנֶה֙ בֹּעֵ֣ר בָּאֵ֔שׁ וְהַסְּנֶ֖ה אֵינֶ֥נּוּ אֻכָּֽל׃<text:s/></text:span><text:span text:style-name="T158">‬</text:span>‬‬<text:span text:style-name="T159">3</text:span><text:span text:style-name="T160"> וַיֹּ֣אמֶר מֹשֶׁ֔ה אָסֻֽרָה־נָּ֣א וְאֶרְאֶ֔ה אֶת־הַמַּרְאֶ֥ה הַגָּדֹ֖ל הַזֶּ֑ה מַדּ֖וּעַ לֹא־יִבְעַ֥ר הַסְּנֶֽה׃<text:s/></text:span><text:span text:style-name="T161">‬</text:span>‬‬<text:span text:style-name="T162">4</text:span><text:span text:style-name="T163"> וַיַּ֥רְא יְהוָ֖ה כִּ֣י סָ֣ר לִרְא֑וֹת וַיִּקְרָא֩ אֵלָ֨יו אֱלֹהִ֜ים מִתּ֣וֹךְ הַסְּנֶ֗ה וַיֹּ֛אמֶר מֹשֶׁ֥ה מֹשֶׁ֖ה וַיֹּ֥אמֶר הִנֵּֽנִי׃<text:s/></text:span><text:span text:style-name="T164">‬</text:span>‬‬<text:span text:style-name="T165">5</text:span><text:span text:style-name="T166"> וַיֹּ֖אמֶר אַל־תִּקְרַ֣ב הֲלֹ֑ם שַׁל־נְעָלֶ֙יךָ֙ מֵעַ֣ל רַגְלֶ֔יךָ כִּ֣י הַמָּק֗וֹם אֲשֶׁ֤ר אַתָּה֙ עוֹמֵ֣ד עָלָ֔יו אַדְמַת־קֹ֖דֶשׁ הֽוּא׃<text:s/></text:span><text:span text:style-name="T167">‬</text:span>‬‬<text:span text:style-name="T168">6</text:span><text:span text:style-name="T169"> וַיֹּ֗אמֶר אָנֹכִי֙ אֱלֹהֵ֣י אָבִ֔יךָ אֱלֹהֵ֧י אַבְרָהָ֛ם אֱלֹהֵ֥י יִצְחָ֖ק וֵאלֹהֵ֣י יַעֲקֹ֑ב וַיַּסְתֵּ֤ר מֹשֶׁה֙ פָּנָ֔יו כִּ֣י יָרֵ֔א מֵהַבִּ֖יט אֶל־הָאֱלֹהִֽים׃<text:s/></text:span><text:soft-page-break/><text:span text:style-name="T170">‬</text:span>‬‬<text:span text:style-name="T171">7</text:span><text:span text:style-name="T172"> וַיֹּ֣אמֶר יְהוָ֔ה רָאֹ֥ה רָאִ֛יתִי אֶת־עֳנִ֥י עַמִּ֖י אֲשֶׁ֣ר בְּמִצְרָ֑יִם וְאֶת־צַעֲקָתָ֤ם שָׁמַ֙עְתִּי֙ מִפְּנֵ֣י נֹֽגְשָׂ֔יו כִּ֥י יָדַ֖עְתִּי אֶת־מַכְאֹבָֽיו׃<text:s/></text:span><text:span text:style-name="T173">‬</text:span>‬‬<text:span text:style-name="T174">8</text:span><text:span text:style-name="T175"> וָאֵרֵ֞ד לְהַצִּיל֣וֹ ׀ מִיַּ֣ד מִצְרַ֗יִם וּֽלְהַעֲלֹתוֹ֮ מִן־הָאָ֣רֶץ הַהִוא֒ אֶל־אֶ֤רֶץ טוֹבָה֙ וּרְחָבָ֔ה אֶל־אֶ֛רֶץ זָבַ֥ת חָלָ֖ב וּדְבָ֑שׁ אֶל־מְק֤וֹם הַֽכְּנַעֲנִי֙ וְהַ֣חִתִּ֔י וְהָֽאֱמֹרִי֙ וְהַפְּרִזִּ֔י וְהַחִוִּ֖י וְהַיְבוּסִֽי׃<text:s/></text:span><text:span text:style-name="T176">‬</text:span>‬‬<text:span text:style-name="T177">9</text:span><text:span text:style-name="T178"> וְעַתָּ֕ה הִנֵּ֛ה צַעֲקַ֥ת בְּנֵי־יִשְׂרָאֵ֖ל בָּ֣אָה אֵלָ֑י וְגַם־רָאִ֙יתִי֙ אֶת־הַלַּ֔חַץ אֲשֶׁ֥ר מִצְרַ֖יִם לֹחֲצִ֥ים אֹתָֽם׃<text:s/></text:span><text:span text:style-name="T179">‬</text:span>‬‬<text:span text:style-name="T180">10</text:span><text:span text:style-name="T181"> וְעַתָּ֣ה לְכָ֔ה וְאֶֽשְׁלָחֲךָ֖ אֶל־פַּרְעֹ֑ה וְהוֹצֵ֛א אֶת־עַמִּ֥י בְנֵֽי־יִשְׂרָאֵ֖ל מִמִּצְרָֽיִם׃<text:s/></text:span><text:span text:style-name="T182">‬</text:span>‬‬<text:span text:style-name="T183">11</text:span><text:span text:style-name="T184"> וַיֹּ֤אמֶר מֹשֶׁה֙ אֶל־הָ֣אֱלֹהִ֔ים מִ֣י אָנֹ֔כִי כִּ֥י אֵלֵ֖ךְ אֶל־פַּרְעֹ֑ה וְכִ֥י אוֹצִ֛יא אֶת־בְּנֵ֥י יִשְׂרָאֵ֖ל מִמִּצְרָֽיִם׃<text:s/></text:span><text:span text:style-name="T185">‬</text:span>‬‬<text:span text:style-name="T186">12</text:span><text:span text:style-name="T187"> וַיֹּ֙אמֶר֙ כִּֽי־אֶֽהְיֶ֣ה עִמָּ֔ךְ וְזֶה־לְּךָ֣ הָא֔וֹת כִּ֥י אָנֹכִ֖י שְׁלַחְתִּ֑יךָ בְּהוֹצִֽיאֲךָ֤ אֶת־הָעָם֙ מִמִּצְרַ֔יִם תַּֽעַבְדוּן֙ אֶת־הָ֣אֱלֹהִ֔ים עַ֖ל הָהָ֥ר הַזֶּֽה׃<text:s/></text:span><text:span text:style-name="T188">‬</text:span>‬‬<text:span text:style-name="T189">13</text:span><text:span text:style-name="T190"> וַיֹּ֨אמֶר מֹשֶׁ֜ה אֶל־הָֽאֱלֹהִ֗ים הִנֵּ֨ה אָנֹכִ֣י בָא֮ אֶל־בְּנֵ֣י יִשְׂרָאֵל֒ וְאָמַרְתִּ֣י לָהֶ֔ם אֱלֹהֵ֥י אֲבוֹתֵיכֶ֖ם שְׁלָחַ֣נִי אֲלֵיכֶ֑ם וְאָֽמְרוּ־לִ֣י מַה־שְּׁמ֔וֹ מָ֥ה אֹמַ֖ר אֲלֵהֶֽם׃<text:s/></text:span><text:span text:style-name="T191">‬</text:span>‬‬<text:span text:style-name="T192">14</text:span><text:span text:style-name="T193"> וַיֹּ֤אמֶר אֱלֹהִים֙ אֶל־מֹשֶׁ֔ה אֶֽהְיֶ֖ה אֲשֶׁ֣ר אֶֽהְיֶ֑ה וַיֹּ֗אמֶר כֹּ֤ה תֹאמַר֙ לִבְנֵ֣י יִשְׂרָאֵ֔ל אֶֽהְיֶ֖ה שְׁלָחַ֥נִי אֲלֵיכֶֽם׃<text:s/></text:span><text:span text:style-name="T194">‬</text:span>‬‬<text:span text:style-name="T195">15</text:span><text:span text:style-name="T196"> וַיֹּאמֶר֩ ע֨וֹד אֱלֹהִ֜ים אֶל־מֹשֶׁ֗ה כֹּֽה־תֹאמַר֮ אֶל־בְּנֵ֣י יִשְׂרָאֵל֒ יְהוָ֞ה אֱלֹהֵ֣י אֲבֹתֵיכֶ֗ם אֱלֹהֵ֨י אַבְרָהָ֜ם אֱלֹהֵ֥י יִצְחָ֛ק וֵאלֹהֵ֥י יַעֲקֹ֖ב שְׁלָחַ֣נִי אֲלֵיכֶ֑ם זֶה־שְּׁמִ֣י לְעֹלָ֔ם וְזֶ֥ה זִכְרִ֖י לְדֹ֥ר דֹּֽר׃<text:s/></text:span><text:span text:style-name="T197">‬</text:span>‬‬<text:span text:style-name="T198">16</text:span><text:span text:style-name="T199"> לֵ֣ךְ וְאָֽסַפְתָּ֞ אֶת־זִקְנֵ֣י יִשְׂרָאֵ֗ל וְאָמַרְתָּ֤ אֲלֵהֶם֙ יְהוָ֞ה אֱלֹהֵ֤י אֲבֹֽתֵיכֶם֙ נִרְאָ֣ה אֵלַ֔י אֱלֹהֵ֧י אַבְרָהָ֛ם יִצְחָ֥ק וְיַעֲקֹ֖ב לֵאמֹ֑ר פָּקֹ֤ד פָּקַ֙דְתִּי֙ אֶתְכֶ֔ם וְאֶת־הֶעָשׂ֥וּי לָכֶ֖ם בְּמִצְרָֽיִם׃<text:s/></text:span><text:span text:style-name="T200">‬</text:span>‬‬<text:span text:style-name="T201">17</text:span><text:span text:style-name="T202"> וָאֹמַ֗ר אַעֲלֶ֣ה אֶתְכֶם֮ מֵעֳנִ֣י מִצְרַיִם֒ אֶל־אֶ֤רֶץ הַֽכְּנַעֲנִי֙ וְהַ֣חִתִּ֔י וְהָֽאֱמֹרִי֙ וְהַפְּרִזִּ֔י וְהַחִוִּ֖י וְהַיְבוּסִ֑י אֶל־אֶ֛רֶץ זָבַ֥ת חָלָ֖ב וּדְבָֽשׁ׃<text:s/></text:span><text:span text:style-name="T203">‬</text:span>‬‬<text:span text:style-name="T204">18</text:span><text:span text:style-name="T205"> וְשָׁמְע֖וּ לְקֹלֶ֑ךָ וּבָאתָ֡ אַתָּה֩ וְזִקְנֵ֨י יִשְׂרָאֵ֜ל אֶל־מֶ֣לֶךְ מִצְרַ֗יִם וַאֲמַרְתֶּ֤ם אֵלָיו֙ יְהוָ֞ה אֱלֹהֵ֤י הָֽעִבְרִיִּים֙ נִקְרָ֣ה עָלֵ֔ינוּ וְעַתָּ֗ה נֵֽלֲכָה־נָּ֞א דֶּ֣רֶךְ שְׁלֹ֤שֶׁת יָמִים֙ בַּמִּדְבָּ֔ר וְנִזְבְּחָ֖ה לַֽיהוָ֥ה אֱלֹהֵֽינוּ׃<text:s/></text:span><text:span text:style-name="T206">‬</text:span>‬‬<text:span text:style-name="T207">19</text:span><text:span text:style-name="T208"> וַאֲנִ֣י יָדַ֔עְתִּי כִּ֠י לֹֽא־יִתֵּ֥ן אֶתְכֶ֛ם מֶ֥לֶךְ מִצְרַ֖יִם לַהֲלֹ֑ךְ וְלֹ֖א בְּיָ֥ד חֲזָקָֽה׃<text:s/></text:span><text:span text:style-name="T209">‬</text:span>‬‬<text:span text:style-name="T210">20</text:span><text:span text:style-name="T211"> וְשָׁלַחְתִּ֤י אֶת־יָדִי֙ וְהִכֵּיתִ֣י אֶת־מִצְרַ֔יִם בְּכֹל֙ נִפְלְאֹתַ֔י אֲשֶׁ֥ר אֽ͏ֶעֱשֶׂ֖ה בְּקִרְבּ֑וֹ וְאַחֲרֵי־כֵ֖ן יְשַׁלַּ֥ח אֶתְכֶֽם׃<text:s/></text:span><text:span text:style-name="T212">‬</text:span>‬‬<text:span text:style-name="T213">21</text:span><text:span text:style-name="T214"> וְנָתַתִּ֛י אֶת־חֵ֥ן הָֽעָם־הַזֶּ֖ה בְּעֵינֵ֣י מִצְרָ֑יִם וְהָיָה֙ כִּ֣י תֵֽלֵכ֔וּן לֹ֥א תֵלְכ֖וּ רֵיקָֽם׃<text:s/></text:span><text:span text:style-name="T215">‬</text:span>‬‬<text:span text:style-name="T216">22</text:span><text:span text:style-name="T217"> וְשָׁאֲלָ֨ה אִשָּׁ֤ה מִשְּׁכֶנְתָּהּ֙ וּמִגָּרַ֣ת בֵּיתָ֔הּ כְּלֵי־כֶ֛סֶף וּכְלֵ֥י זָהָ֖ב וּשְׂמָלֹ֑ת וְשַׂמְתֶּ֗ם עַל־בְּנֵיכֶם֙ וְעַל־בְּנֹ֣תֵיכֶ֔ם וְנִצַּלְתֶּ֖ם אֶת־מִצְרָֽיִם׃<text:s/></text:span><text:span text:style-name="T218">‬</text:span>‬‬‬‬‬‬‬‬‬‬‬‬‬‬‬‬‬‬‬‬‬‬‬</text:p>
      </text:section>
      <text:section text:name="Sect3" text:style-name="S3">
        <text:p text:style-name="P219">Exodus 4</text:p>
        <text:p text:style-name="P220"><text:span text:style-name="T221">1</text:span><text:span text:style-name="T222"> וַיַּ֤עַן מֹשֶׁה֙ וַיֹּ֔אמֶר וְהֵן֙ לֹֽא־יַאֲמִ֣ינוּ לִ֔י וְלֹ֥א יִשְׁמְע֖וּ בְּקֹלִ֑י כִּ֣י יֹֽאמְר֔וּ לֹֽא־נִרְאָ֥ה אֵלֶ֖יךָ יְהוָֽה׃<text:s/></text:span><text:span text:style-name="T223">2</text:span><text:span text:style-name="T224"> וַיֹּ֧אמֶר אֵלָ֛יו יְהוָ֖ה *מזה **מַה **זֶּ֣ה בְיָדֶ֑ךָ וַיֹּ֖אמֶר מַטֶּֽה׃<text:s/></text:span><text:span text:style-name="T225">‬</text:span>‬‬‬<text:span text:style-name="T226">3</text:span><text:span text:style-name="T227"> וַיֹּ֙אמֶר֙ הַשְׁלִיכֵ֣הוּ אַ֔רְצָה וַיַּשְׁלִיכֵ֥הוּ אַ֖רְצָה וַיְהִ֣י לְנָחָ֑שׁ וַיָּ֥נָס מֹשֶׁ֖ה מִפָּנָֽיו׃<text:s/></text:span><text:span text:style-name="T228">‬</text:span>‬‬<text:span text:style-name="T229">4</text:span><text:span text:style-name="T230"> וַיֹּ֤אמֶר יְהוָה֙ אֶל־מֹשֶׁ֔ה שְׁלַח֙ יָֽדְךָ֔ וֶאֱחֹ֖ז בִּזְנָב֑וֹ וַיִּשְׁלַ֤ח יָדוֹ֙ וַיַּ֣חֲזֶק בּ֔וֹ וַיְהִ֥י לְמַטֶּ֖ה בְּכַפּֽוֹ׃<text:s/></text:span><text:span text:style-name="T231">‬</text:span>‬‬<text:span text:style-name="T232">5</text:span><text:span text:style-name="T233"> לְמַ֣עַן יַאֲמִ֔ינוּ כִּֽי־נִרְאָ֥ה אֵלֶ֛יךָ יְהוָ֖ה אֱלֹהֵ֣י אֲבֹתָ֑ם אֱלֹהֵ֧י אַבְרָהָ֛ם אֱלֹהֵ֥י יִצְחָ֖ק וֵאלֹהֵ֥י יַעֲקֹֽב׃<text:s/></text:span><text:span text:style-name="T234">‬</text:span>‬‬<text:span text:style-name="T235">6</text:span><text:span text:style-name="T236"> וַיֹּאמֶר֩ יְהוָ֨ה ל֜וֹ ע֗וֹד הָֽבֵא־נָ֤א יָֽדְךָ֙ בְּחֵיקֶ֔ךָ וַיָּבֵ֥א יָד֖וֹ בְּחֵיק֑וֹ וַיּ֣וֹצִאָ֔הּ וְהִנֵּ֥ה יָד֖וֹ<text:s/></text:span><text:soft-page-break/><text:span text:style-name="T237">מְצֹרַ֥עַת כַּשָּֽׁלֶג׃<text:s/></text:span><text:span text:style-name="T238">‬</text:span>‬‬<text:span text:style-name="T239">7</text:span><text:span text:style-name="T240"> וַיֹּ֗אמֶר הָשֵׁ֤ב יָֽדְךָ֙ אֶל־חֵיקֶ֔ךָ וַיָּ֥שֶׁב יָד֖וֹ אֶל־חֵיק֑וֹ וַיּֽוֹצִאָהּ֙ מֵֽחֵיק֔וֹ וְהִנֵּה־שָׁ֖בָה כִּבְשָׂרֽוֹ׃<text:s/></text:span><text:span text:style-name="T241">‬</text:span>‬‬<text:span text:style-name="T242">8</text:span><text:span text:style-name="T243"> וְהָיָה֙ אִם־לֹ֣א יַאֲמִ֣ינוּ לָ֔ךְ וְלֹ֣א יִשְׁמְע֔וּ לְקֹ֖ל הָאֹ֣ת הָרִאשׁ֑וֹן וְהֶֽאֱמִ֔ינוּ לְקֹ֖ל הָאֹ֥ת הָאַחֲרֽוֹן׃<text:s/></text:span><text:span text:style-name="T244">‬</text:span>‬‬<text:span text:style-name="T245">9</text:span><text:span text:style-name="T246"> וְהָיָ֡ה אִם־לֹ֣א יַאֲמִ֡ינוּ גַּם֩ לִשְׁנֵ֨י הָאֹת֜וֹת הָאֵ֗לֶּה וְלֹ֤א יִשְׁמְעוּן֙ לְקֹלֶ֔ךָ וְלָקַחְתָּ֙ מִמֵּימֵ֣י הַיְאֹ֔ר וְשָׁפַכְתָּ֖ הַיַּבָּשָׁ֑ה וְהָי֤וּ הַמַּ֙יִם֙ אֲשֶׁ֣ר תִּקַּ֣ח מִן־הַיְאֹ֔ר וְהָי֥וּ לְדָ֖ם בַּיַּבָּֽשֶׁת׃<text:s/></text:span><text:span text:style-name="T247">‬</text:span>‬‬<text:span text:style-name="T248">10</text:span><text:span text:style-name="T249"> וַיֹּ֨אמֶר מֹשֶׁ֣ה אֶל־יְהוָה֮ בִּ֣י אֲדֹנָי֒ לֹא֩ אִ֨ישׁ דְּבָרִ֜ים אָנֹ֗כִי גַּ֤ם מִתְּמוֹל֙ גַּ֣ם מִשִּׁלְשֹׁ֔ם גַּ֛ם מֵאָ֥ז דַּבֶּרְךָ אֶל־עַבְדֶּ֑ךָ כִּ֧י כְבַד־פֶּ֛ה וּכְבַ֥ד לָשׁ֖וֹן אָנֹֽכִי׃<text:s/></text:span><text:span text:style-name="T250">‬</text:span>‬‬‬<text:span text:style-name="T251">11</text:span><text:span text:style-name="T252"> וַיֹּ֨אמֶר יְהוָ֜ה אֵלָ֗יו מִ֣י שָׂ֣ם פֶּה֮ לָֽאָדָם֒ א֚וֹ מִֽי־יָשׂ֣וּם אִלֵּ֔ם א֣וֹ חֵרֵ֔שׁ א֥וֹ פִקֵּ֖חַ א֣וֹ עִוֵּ֑ר הֲלֹ֥א אָנֹכִ֖י יְהוָֽה׃<text:s/></text:span><text:span text:style-name="T253">‬</text:span>‬‬<text:span text:style-name="T254">12</text:span><text:span text:style-name="T255"> וְעַתָּ֖ה לֵ֑ךְ וְאָנֹכִי֙ אֶֽהְיֶ֣ה עִם־פִּ֔יךָ וְהוֹרֵיתִ֖יךָ אֲשֶׁ֥ר תְּדַבֵּֽר׃<text:s/></text:span><text:span text:style-name="T256">‬</text:span>‬‬<text:span text:style-name="T257">13</text:span><text:span text:style-name="T258"> וַיֹּ֖אמֶר בִּ֣י אֲדֹנָ֑י שְֽׁלַֽח־נָ֖א בְּיַד־תִּשְׁלָֽח׃<text:s/></text:span><text:span text:style-name="T259">‬</text:span>‬‬<text:span text:style-name="T260">14</text:span><text:span text:style-name="T261"> וַיִּֽחַר־אַ֨ף יְהוָ֜ה בְּמֹשֶׁ֗ה וַיֹּ֙אמֶר֙ הֲלֹ֨א אַהֲרֹ֤ן אָחִ֙יךָ֙ הַלֵּוִ֔י יָדַ֕עְתִּי כִּֽי־דַבֵּ֥ר יְדַבֵּ֖ר ה֑וּא וְגַ֤ם הִנֵּה־הוּא֙ יֹצֵ֣א לִקְרָאתֶ֔ךָ וְרָאֲךָ֖ וְשָׂמַ֥ח בְּלִבּֽוֹ׃<text:s/></text:span><text:span text:style-name="T262">‬</text:span>‬‬<text:span text:style-name="T263">15</text:span><text:span text:style-name="T264"> וְדִבַּרְתָּ֣ אֵלָ֔יו וְשַׂמְתָּ֥ אֶת־הַדְּבָרִ֖ים בְּפִ֑יו וְאָנֹכִ֗י אֶֽהְיֶ֤ה עִם־פִּ֙יךָ֙ וְעִם־פִּ֔יהוּ וְהוֹרֵיתִ֣י אֶתְכֶ֔ם אֵ֖ת אֲשֶׁ֥ר תַּעֲשֽׂוּן׃<text:s/></text:span><text:span text:style-name="T265">‬</text:span>‬‬<text:span text:style-name="T266">16</text:span><text:span text:style-name="T267"> וְדִבֶּר־ה֥וּא לְךָ֖ אֶל־הָעָ֑ם וְהָ֤יָה הוּא֙ יִֽהְיֶה־לְּךָ֣ לְפֶ֔ה וְאַתָּ֖ה תִּֽהְיֶה־לּ֥וֹ לֵֽאלֹהִֽים׃<text:s/></text:span><text:span text:style-name="T268">‬</text:span>‬‬<text:span text:style-name="T269">17</text:span><text:span text:style-name="T270"> וְאֶת־הַמַּטֶּ֥ה הַזֶּ֖ה תִּקַּ֣ח בְּיָדֶ֑ךָ אֲשֶׁ֥ר תַּעֲשֶׂה־בּ֖וֹ אֶת־הָאֹתֹֽת׃<text:s/></text:span><text:span text:style-name="T271">פ<text:s/></text:span><text:span text:style-name="T272">‬</text:span>‬‬‬‬‬‬‬‬‬‬‬‬‬‬‬‬‬‬</text:p>
        <text:p text:style-name="P273"><text:span text:style-name="T274">18</text:span><text:span text:style-name="T275"> וַיֵּ֨לֶךְ מֹשֶׁ֜ה וַיָּ֣שָׁב ׀ אֶל־יֶ֣תֶר חֹֽתְנ֗וֹ וַיֹּ֤אמֶר לוֹ֙ אֵ֣לֲכָה נָּ֗א וְאָשׁ֙וּבָה֙ אֶל־אַחַ֣י אֲשֶׁר־בְּמִצְרַ֔יִם וְאֶרְאֶ֖ה הַעוֹדָ֣ם חַיִּ֑ים וַיֹּ֧אמֶר יִתְר֛וֹ לְמֹשֶׁ֖ה לֵ֥ךְ לְשָׁלֽוֹם׃<text:s/></text:span><text:span text:style-name="T276">‬</text:span>‬‬<text:span text:style-name="T277">19</text:span><text:span text:style-name="T278"> וַיֹּ֨אמֶר יְהוָ֤ה אֶל־מֹשֶׁה֙ בְּמִדְיָ֔ן לֵ֖ךְ שֻׁ֣ב מִצְרָ֑יִם כִּי־מֵ֙תוּ֙ כָּל־הָ֣אֲנָשִׁ֔ים הַֽמְבַקְשִׁ֖ים אֶת־נַפְשֶֽׁךָ׃<text:s/></text:span><text:span text:style-name="T279">‬</text:span>‬‬<text:span text:style-name="T280">20</text:span><text:span text:style-name="T281"> וַיִּקַּ֨ח מֹשֶׁ֜ה אֶת־אִשְׁתּ֣וֹ וְאֶת־בָּנָ֗יו וַיַּרְכִּבֵם֙ עַֽל־הַחֲמֹ֔ר וַיָּ֖שָׁב אַ֣רְצָה מִצְרָ֑יִם וַיִּקַּ֥ח מֹשֶׁ֛ה אֶת־מַטֵּ֥ה הָאֱלֹהִ֖ים בְּיָדֽוֹ׃<text:s/></text:span><text:span text:style-name="T282">‬</text:span>‬‬<text:span text:style-name="T283">21</text:span><text:span text:style-name="T284"> וַיֹּ֣אמֶר יְהוָה֮ אֶל־מֹשֶׁה֒ בְּלֶכְתְּךָ֙ לָשׁ֣וּב מִצְרַ֔יְמָה רְאֵ֗ה כָּל־הַמֹּֽפְתִים֙ אֲשֶׁר־שַׂ֣מְתִּי בְיָדֶ֔ךָ וַעֲשִׂיתָ֖ם לִפְנֵ֣י פַרְעֹ֑ה וַאֲנִי֙ אֲחַזֵּ֣ק אֶת־לִבּ֔וֹ וְלֹ֥א יְשַׁלַּ֖ח אֶת־הָעָֽם׃<text:s/></text:span><text:span text:style-name="T285">‬</text:span>‬‬<text:span text:style-name="T286">22</text:span><text:span text:style-name="T287"> וְאָמַרְתָּ֖ אֶל־פַּרְעֹ֑ה כֹּ֚ה אָמַ֣ר יְהוָ֔ה בְּנִ֥י בְכֹרִ֖י יִשְׂרָאֵֽל׃<text:s/></text:span><text:span text:style-name="T288">‬</text:span>‬‬<text:span text:style-name="T289">23</text:span><text:span text:style-name="T290"> וָאֹמַ֣ר אֵלֶ֗יךָ שַׁלַּ֤ח אֶת־בְּנִי֙ וְיַֽעַבְדֵ֔נִי וַתְּמָאֵ֖ן לְשַׁלְּח֑וֹ הִנֵּה֙ אָנֹכִ֣י הֹרֵ֔ג אֶת־בִּנְךָ֖ בְּכֹרֶֽךָ׃<text:s/></text:span><text:span text:style-name="T291">‬</text:span>‬‬<text:span text:style-name="T292">24</text:span><text:span text:style-name="T293"> וַיְהִ֥י בַדֶּ֖רֶךְ בַּמָּל֑וֹן וַיִּפְגְּשֵׁ֣הוּ יְהוָ֔ה וַיְבַקֵּ֖שׁ הֲמִיתֽוֹ׃<text:s/></text:span><text:span text:style-name="T294">‬</text:span>‬‬<text:span text:style-name="T295">25</text:span><text:span text:style-name="T296"> וַתִּקַּ֨ח צִפֹּרָ֜ה צֹ֗ר וַתִּכְרֹת֙ אֶת־עָרְלַ֣ת בְּנָ֔הּ וַתַּגַּ֖ע לְרַגְלָ֑יו וַתֹּ֕אמֶר כִּ֧י חֲתַן־דָּמִ֛ים אַתָּ֖ה לִֽי׃<text:s/></text:span><text:span text:style-name="T297">‬</text:span>‬‬<text:span text:style-name="T298">26</text:span><text:span text:style-name="T299"> וַיִּ֖רֶף מִמֶּ֑נּוּ אָ֚ז אָֽמְרָ֔ה חֲתַ֥ן דָּמִ֖ים לַמּוּלֹֽת׃<text:s/></text:span><text:span text:style-name="T300">פ<text:s/></text:span><text:span text:style-name="T301">‬</text:span>‬‬‬‬‬‬‬‬‬‬‬</text:p>
        <text:p text:style-name="P302"><text:span text:style-name="T303">27</text:span><text:span text:style-name="T304"> וַיֹּ֤אמֶר יְהוָה֙ אֶֽל־אַהֲרֹ֔ן לֵ֛ךְ לִקְרַ֥את מֹשֶׁ֖ה הַמִּדְבָּ֑רָה וַיֵּ֗לֶךְ וַֽיִּפְגְּשֵׁ֛הוּ בְּהַ֥ר הָאֱלֹהִ֖ים וַיִּשַּׁק־לֽוֹ׃<text:s/></text:span><text:span text:style-name="T305">‬</text:span>‬‬<text:span text:style-name="T306">28</text:span><text:span text:style-name="T307"> וַיַּגֵּ֤ד מֹשֶׁה֙ לְאַֽהֲרֹ֔ן אֵ֛ת כָּל־דִּבְרֵ֥י יְהוָ֖ה אֲשֶׁ֣ר שְׁלָח֑וֹ וְאֵ֥ת כָּל־הָאֹתֹ֖ת אֲשֶׁ֥ר צִוָּֽהוּ׃<text:s/></text:span><text:span text:style-name="T308">‬</text:span>‬‬<text:span text:style-name="T309">29</text:span><text:span text:style-name="T310"> וַיֵּ֥לֶךְ מֹשֶׁ֖ה וְאַהֲרֹ֑ן וַיַּ֣אַסְפ֔וּ אֶת־כָּל־זִקְנֵ֖י בְּנֵ֥י יִשְׂרָאֵֽל׃<text:s/></text:span><text:span text:style-name="T311">‬</text:span>‬‬<text:span text:style-name="T312">30</text:span><text:span text:style-name="T313"> וַיְדַבֵּ֣ר אַהֲרֹ֔ן אֵ֚ת כָּל־הַדְּבָרִ֔ים אֲשֶׁר־דִּבֶּ֥ר יְהוָ֖ה אֶל־מֹשֶׁ֑ה וַיַּ֥עַשׂ הָאֹתֹ֖ת לְעֵינֵ֥י הָעָֽם׃<text:s/></text:span><text:span text:style-name="T314">‬</text:span>‬‬<text:span text:style-name="T315">31</text:span><text:span text:style-name="T316"> וַֽיַּאֲמֵ֖ן הָעָ֑ם וַֽיִּשְׁמְע֡וּ כִּֽי־פָקַ֨ד יְהוָ֜ה אֶת־בְּנֵ֣י יִשְׂרָאֵ֗ל וְכִ֤י רָאָה֙ אֶת־עָנְיָ֔ם וַֽיִּקְּד֖וּ וַיִּֽשְׁתַּחֲוּֽוּ׃<text:s/></text:span><text:span text:style-name="T317">‬</text:span>‬‬‬‬‬‬‬</text:p>
      </text:section>
      <text:section text:name="Sect4" text:style-name="S4">
        <text:soft-page-break/>
        <text:p text:style-name="P318">Exodus 5</text:p>
        <text:p text:style-name="P319"><text:span text:style-name="T320">1</text:span><text:span text:style-name="T321"> וְאַחַ֗ר בָּ֚אוּ מֹשֶׁ֣ה וְאַהֲרֹ֔ן וַיֹּאמְר֖וּ אֶל־פַּרְעֹ֑ה כֹּֽה־אָמַ֤ר יְהוָה֙ אֱלֹהֵ֣י יִשְׂרָאֵ֔ל שַׁלַּח֙ אֶת־עַמִּ֔י וְיָחֹ֥גּוּ לִ֖י בַּמִּדְבָּֽר׃<text:s/></text:span><text:span text:style-name="T322">2</text:span><text:span text:style-name="T323"> וַיֹּ֣אמֶר פַּרְעֹ֔ה מִ֤י יְהוָה֙ אֲשֶׁ֣ר אֶשְׁמַ֣ע בְּקֹל֔וֹ לְשַׁלַּ֖ח אֶת־יִשְׂרָאֵ֑ל לֹ֤א יָדַ֙עְתִּי֙ אֶת־יְהוָ֔ה וְגַ֥ם אֶת־יִשְׂרָאֵ֖ל לֹ֥א אֲשַׁלֵּֽחַ׃<text:s/></text:span><text:span text:style-name="T324">‬</text:span>‬‬<text:span text:style-name="T325">3</text:span><text:span text:style-name="T326"> וַיֹּ֣אמְר֔וּ אֱלֹהֵ֥י הָעִבְרִ֖ים נִקְרָ֣א עָלֵ֑ינוּ נֵ֣לֲכָה נָּ֡א דֶּרֶךְ֩ שְׁלֹ֨שֶׁת יָמִ֜ים בַּמִּדְבָּ֗ר וְנִזְבְּחָה֙ לַֽיהוָ֣ה אֱלֹהֵ֔ינוּ פֶּ֨ן־יִפְגָּעֵ֔נוּ בַּדֶּ֖בֶר א֥וֹ בֶחָֽרֶב׃<text:s/></text:span><text:span text:style-name="T327">‬</text:span>‬‬<text:span text:style-name="T328">4</text:span><text:span text:style-name="T329"> וַיֹּ֤אמֶר אֲלֵהֶם֙ מֶ֣לֶךְ מִצְרַ֔יִם לָ֚מָּה מֹשֶׁ֣ה וְאַהֲרֹ֔ן תַּפְרִ֥יעוּ אֶת־הָעָ֖ם מִמַּֽעֲשָׂ֑יו לְכ֖וּ לְסִבְלֹתֵיכֶֽם׃<text:s/></text:span><text:span text:style-name="T330">‬</text:span>‬‬<text:span text:style-name="T331">5</text:span><text:span text:style-name="T332"> וַיֹּ֣אמֶר פַּרְעֹ֔ה הֵן־רַבִּ֥ים עַתָּ֖ה עַ֣ם הָאָ֑רֶץ וְהִשְׁבַּתֶּ֥ם אֹתָ֖ם מִסִּבְלֹתָֽם׃<text:s/></text:span><text:span text:style-name="T333">‬</text:span>‬‬<text:span text:style-name="T334">6</text:span><text:span text:style-name="T335"> וַיְצַ֥ו פַּרְעֹ֖ה בַּיּ֣וֹם הַה֑וּא אֶת־הַנֹּגְשִׂ֣ים בָּעָ֔ם וְאֶת־שֹׁטְרָ֖יו לֵאמֹֽר׃<text:s/></text:span><text:span text:style-name="T336">‬</text:span>‬‬<text:span text:style-name="T337">7</text:span><text:span text:style-name="T338"> לֹ֣א תֹאסִפ֞וּן לָתֵ֨ת תֶּ֧בֶן לָעָ֛ם לִלְבֹּ֥ן הַלְּבֵנִ֖ים כִּתְמ֣וֹל שִׁלְשֹׁ֑ם הֵ֚ם יֵֽלְכ֔וּ וְקֹשְׁשׁ֥וּ לָהֶ֖ם תֶּֽבֶן׃<text:s/></text:span><text:span text:style-name="T339">‬</text:span>‬‬<text:span text:style-name="T340">8</text:span><text:span text:style-name="T341"> וְאֶת־מַתְכֹּ֨נֶת הַלְּבֵנִ֜ים אֲשֶׁ֣ר הֵם֩ עֹשִׂ֨ים תְּמ֤וֹל שִׁלְשֹׁם֙ תָּשִׂ֣ימוּ עֲלֵיהֶ֔ם לֹ֥א תִגְרְע֖וּ מִמֶּ֑נּוּ כִּֽי־נִרְפִּ֣ים הֵ֔ם עַל־כֵּ֗ן הֵ֤ם צֹֽעֲקִים֙ לֵאמֹ֔ר נֵלְכָ֖ה נִזְבְּחָ֥ה לֵאלֹהֵֽינוּ׃<text:s/></text:span><text:span text:style-name="T342">‬</text:span>‬‬<text:span text:style-name="T343">9</text:span><text:span text:style-name="T344"> תִּכְבַּ֧ד הָעֲבֹדָ֛ה עַל־הָאֲנָשִׁ֖ים וְיַעֲשׂוּ־בָ֑הּ וְאַל־יִשְׁע֖וּ בְּדִבְרֵי־שָֽׁקֶר׃<text:s/></text:span><text:span text:style-name="T345">‬</text:span>‬‬<text:span text:style-name="T346">10</text:span><text:span text:style-name="T347"> וַיֵּ֨צְא֜וּ נֹגְשֵׂ֤י הָעָם֙ וְשֹׁ֣טְרָ֔יו וַיֹּאמְר֥וּ אֶל־הָעָ֖ם לֵאמֹ֑ר כֹּ֚ה אָמַ֣ר פַּרְעֹ֔ה אֵינֶ֛נִּי נֹתֵ֥ן לָכֶ֖ם תֶּֽבֶן׃<text:s/></text:span><text:span text:style-name="T348">‬</text:span>‬‬<text:span text:style-name="T349">11</text:span><text:span text:style-name="T350"> אַתֶּ֗ם לְכ֨וּ קְח֤וּ לָכֶם֙ תֶּ֔בֶן מֵאֲשֶׁ֖ר תִּמְצָ֑אוּ כִּ֣י אֵ֥ין נִגְרָ֛ע מֵעֲבֹדַתְכֶ֖ם דָּבָֽר׃<text:s/></text:span><text:span text:style-name="T351">‬</text:span>‬‬<text:span text:style-name="T352">12</text:span><text:span text:style-name="T353"> וַיָּ֥פֶץ הָעָ֖ם בְּכָל־אֶ֣רֶץ מִצְרָ֑יִם לְקֹשֵׁ֥שׁ קַ֖שׁ לַתֶּֽבֶן׃<text:s/></text:span><text:span text:style-name="T354">‬</text:span>‬‬<text:span text:style-name="T355">13</text:span><text:span text:style-name="T356"> וְהַנֹּגְשִׂ֖ים אָצִ֣ים לֵאמֹ֑ר כַּלּ֤וּ מַעֲשֵׂיכֶם֙ דְּבַר־י֣וֹם בְּיוֹמ֔וֹ כַּאֲשֶׁ֖ר בִּהְי֥וֹת הַתֶּֽבֶן׃<text:s/></text:span><text:span text:style-name="T357">‬</text:span>‬‬<text:span text:style-name="T358">14</text:span><text:span text:style-name="T359"> וַיֻּכּ֗וּ שֹֽׁטְרֵי֙ בְּנֵ֣י יִשְׂרָאֵ֔ל אֲשֶׁר־שָׂ֣מוּ עֲלֵהֶ֔ם נֹגְשֵׂ֥י פַרְעֹ֖ה לֵאמֹ֑ר מַדּ֡וּעַ לֹא֩ כִלִּיתֶ֨ם חָקְכֶ֤ם לִלְבֹּן֙ כִּתְמ֣וֹל שִׁלְשֹׁ֔ם גַּם־תְּמ֖וֹל גַּם־הַיּֽוֹם׃<text:s/></text:span><text:span text:style-name="T360">‬</text:span>‬‬<text:span text:style-name="T361">15</text:span><text:span text:style-name="T362"> וַיָּבֹ֗אוּ שֹֽׁטְרֵי֙ בְּנֵ֣י יִשְׂרָאֵ֔ל וַיִּצְעֲק֥וּ אֶל־פַּרְעֹ֖ה לֵאמֹ֑ר לָ֧מָּה תַעֲשֶׂ֦ה כֹ֖ה לַעֲבָדֶֽיךָ׃<text:s/></text:span><text:span text:style-name="T363">‬</text:span>‬‬<text:span text:style-name="T364">16</text:span><text:span text:style-name="T365"> תֶּ֗בֶן אֵ֤ין נִתָּן֙ לַעֲבָדֶ֔יךָ וּלְבֵנִ֛ים אֹמְרִ֥ים לָ֖נוּ עֲשׂ֑וּ וְהִנֵּ֧ה עֲבָדֶ֛יךָ מֻכִּ֖ים וְחָטָ֥את עַמֶּֽךָ׃<text:s/></text:span><text:span text:style-name="T366">‬</text:span>‬‬<text:span text:style-name="T367">17</text:span><text:span text:style-name="T368"> וַיֹּ֛אמֶר נִרְפִּ֥ים אַתֶּ֖ם נִרְפִּ֑ים עַל־כֵּן֙ אַתֶּ֣ם אֹֽמְרִ֔ים נֵלְכָ֖ה נִזְבְּחָ֥ה לַֽיהוָֽה׃<text:s/></text:span><text:span text:style-name="T369">‬</text:span>‬‬<text:span text:style-name="T370">18</text:span><text:span text:style-name="T371"> וְעַתָּה֙ לְכ֣וּ עִבְד֔וּ וְתֶ֖בֶן לֹא־יִנָּתֵ֣ן לָכֶ֑ם וְתֹ֥כֶן לְבֵנִ֖ים תִּתֵּֽנּוּ׃<text:s/></text:span><text:span text:style-name="T372">‬</text:span>‬‬<text:span text:style-name="T373">19</text:span><text:span text:style-name="T374"> וַיִּרְא֞וּ שֹֽׁטְרֵ֧י בְנֵֽי־יִשְׂרָאֵ֛ל אֹתָ֖ם בְּרָ֣ע לֵאמֹ֑ר לֹא־תִגְרְע֥וּ מִלִּבְנֵיכֶ֖ם דְּבַר־י֥וֹם בְּיוֹמֽוֹ׃<text:s/></text:span><text:span text:style-name="T375">‬</text:span>‬‬<text:span text:style-name="T376">20</text:span><text:span text:style-name="T377"> וַֽיִּפְגְּעוּ֙ אֶת־מֹשֶׁ֣ה וְאֶֽת־אַהֲרֹ֔ן נִצָּבִ֖ים לִקְרָאתָ֑ם בְּצֵאתָ֖ם מֵאֵ֥ת פַּרְעֹֽה׃<text:s/></text:span><text:span text:style-name="T378">‬</text:span>‬‬<text:span text:style-name="T379">21</text:span><text:span text:style-name="T380"> וַיֹּאמְר֣וּ אֲלֵהֶ֔ם יֵ֧רֶא יְהוָ֛ה עֲלֵיכֶ֖ם וְיִשְׁפֹּ֑ט אֲשֶׁ֧ר הִבְאַשְׁתֶּ֣ם אֶת־רֵיחֵ֗נוּ בְּעֵינֵ֤י פַרְעֹה֙ וּבְעֵינֵ֣י עֲבָדָ֔יו לָֽתֶת־חֶ֥רֶב בְּיָדָ֖ם לְהָרְגֵֽנוּ׃<text:s/></text:span><text:span text:style-name="T381">‬</text:span>‬‬<text:span text:style-name="T382">22</text:span><text:span text:style-name="T383"> וַיָּ֧שָׁב מֹשֶׁ֛ה אֶל־יְהוָ֖ה וַיֹּאמַ֑ר אֲדֹנָ֗י לָמָ֤ה הֲרֵעֹ֙תָה֙ לָעָ֣ם הַזֶּ֔ה לָ֥מָּה זֶּ֖ה שְׁלַחְתָּֽנִי׃<text:s/></text:span><text:span text:style-name="T384">‬</text:span>‬‬<text:span text:style-name="T385">23</text:span><text:span text:style-name="T386"> וּמֵאָ֞ז בָּ֤אתִי אֶל־פַּרְעֹה֙ לְדַבֵּ֣ר בִּשְׁמֶ֔ךָ הֵרַ֖ע לָעָ֣ם הַזֶּ֑ה וְהַצֵּ֥ל לֹא־הִצַּ֖לְתָּ אֶת־עַמֶּֽךָ׃<text:s/></text:span><text:span text:style-name="T387">‬</text:span>‬‬‬‬‬‬‬‬‬‬‬‬‬‬‬‬‬‬‬‬‬‬‬‬</text:p>
      </text:section>
      <text:section text:name="Sect5" text:style-name="S5">
        <text:soft-page-break/>
        <text:p text:style-name="P388">Exodus 6</text:p>
        <text:p text:style-name="P389"><text:span text:style-name="T390">1</text:span><text:span text:style-name="T391"> וַיֹּ֤אמֶר יְהוָה֙ אֶל־מֹשֶׁ֔ה עַתָּ֣ה תִרְאֶ֔ה אֲשֶׁ֥ר אֽ͏ֶעֱשֶׂ֖ה לְפַרְעֹ֑ה כִּ֣י בְיָ֤ד חֲזָקָה֙ יְשַׁלְּחֵ֔ם וּבְיָ֣ד חֲזָקָ֔ה יְגָרְשֵׁ֖ם מֵאַרְצֽוֹ׃</text:span><text:span text:style-name="T392"><text:s/>ס<text:s/></text:span><text:span text:style-name="T393">2</text:span><text:span text:style-name="T394"> וַיְדַבֵּ֥ר אֱלֹהִ֖ים אֶל־מֹשֶׁ֑ה וַיֹּ֥אמֶר אֵלָ֖יו אֲנִ֥י יְהוָֽה׃<text:s/></text:span><text:span text:style-name="T395">‬</text:span>‬‬<text:span text:style-name="T396">3</text:span><text:span text:style-name="T397"> וָאֵרָ֗א אֶל־אַבְרָהָ֛ם אֶל־יִצְחָ֥ק וְאֶֽל־יַעֲקֹ֖ב בְּאֵ֣ל שַׁדָּ֑י וּשְׁמִ֣י יְהוָ֔ה לֹ֥א נוֹדַ֖עְתִּי לָהֶֽם׃<text:s/></text:span><text:span text:style-name="T398">‬</text:span>‬‬<text:span text:style-name="T399">4</text:span><text:span text:style-name="T400"> וְגַ֨ם הֲקִמֹ֤תִי אֶת־בְּרִיתִי֙ אִתָּ֔ם לָתֵ֥ת לָהֶ֖ם אֶת־אֶ֣רֶץ כְּנָ֑עַן אֵ֛ת אֶ֥רֶץ מְגֻרֵיהֶ֖ם אֲשֶׁר־גָּ֥רוּ בָֽהּ׃<text:s/></text:span><text:span text:style-name="T401">‬</text:span>‬‬<text:span text:style-name="T402">5</text:span><text:span text:style-name="T403"> וְגַ֣ם ׀ אֲנִ֣י שָׁמַ֗עְתִּי אֶֽת־נַאֲקַת֙ בְּנֵ֣י יִשְׂרָאֵ֔ל אֲשֶׁ֥ר מִצְרַ֖יִם מַעֲבִדִ֣ים אֹתָ֑ם וָאֶזְכֹּ֖ר אֶת־בְּרִיתִֽי׃<text:s/></text:span><text:span text:style-name="T404">‬</text:span>‬‬<text:span text:style-name="T405">6</text:span><text:span text:style-name="T406"> לָכֵ֞ן אֱמֹ֥ר לִבְנֵֽי־יִשְׂרָאֵל֘ אֲנִ֣י יְהוָה֒ וְהוֹצֵאתִ֣י אֶתְכֶ֗ם מִתַּ֙חַת֙ סִבְלֹ֣ת מִצְרַ֔יִם וְהִצַּלְתִּ֥י אֶתְכֶ֖ם מֵעֲבֹדָתָ֑ם וְגָאַלְתִּ֤י אֶתְכֶם֙ בִּזְר֣וֹעַ נְטוּיָ֔ה וּבִשְׁפָטִ֖ים גְּדֹלִֽים׃<text:s/></text:span><text:span text:style-name="T407">‬</text:span>‬‬<text:span text:style-name="T408">7</text:span><text:span text:style-name="T409"> וְלָקַחְתִּ֨י אֶתְכֶ֥ם לִי֙ לְעָ֔ם וְהָיִ֥יתִי לָכֶ֖ם לֵֽאלֹהִ֑ים וִֽידַעְתֶּ֗ם כִּ֣י אֲנִ֤י יְהוָה֙ אֱלֹ֣הֵיכֶ֔ם הַמּוֹצִ֣יא אֶתְכֶ֔ם מִתַּ֖חַת סִבְל֥וֹת מִצְרָֽיִם׃<text:s/></text:span><text:span text:style-name="T410">‬</text:span>‬‬<text:span text:style-name="T411">8</text:span><text:span text:style-name="T412"> וְהֵבֵאתִ֤י אֶתְכֶם֙ אֶל־הָאָ֔רֶץ אֲשֶׁ֤ר נָשָׂ֙אתִי֙ אֶת־יָדִ֔י לָתֵ֣ת אֹתָ֔הּ לְאַבְרָהָ֥ם לְיִצְחָ֖ק וּֽלְיַעֲקֹ֑ב וְנָתַתִּ֨י אֹתָ֥הּ לָכֶ֛ם מוֹרָשָׁ֖ה אֲנִ֥י יְהוָֽה׃<text:s/></text:span><text:span text:style-name="T413">‬</text:span>‬‬<text:span text:style-name="T414">9</text:span><text:span text:style-name="T415"> וַיְדַבֵּ֥ר מֹשֶׁ֛ה כֵּ֖ן אֶל־בְּנֵ֣י יִשְׂרָאֵ֑ל וְלֹ֤א שָֽׁמְעוּ֙ אֶל־מֹשֶׁ֔ה מִקֹּ֣צֶר ר֔וּחַ וּמֵעֲבֹדָ֖ה קָשָֽׁה׃<text:s/></text:span><text:span text:style-name="T416">פ<text:s/></text:span><text:span text:style-name="T417">‬</text:span>‬‬‬‬‬‬‬‬‬‬</text:p>
        <text:p text:style-name="P418"><text:span text:style-name="T419">10</text:span><text:span text:style-name="T420"> וַיְדַבֵּ֥ר יְהוָ֖ה אֶל־מֹשֶׁ֥ה לֵּאמֹֽר׃<text:s/></text:span><text:span text:style-name="T421">‬</text:span>‬‬<text:span text:style-name="T422">11</text:span><text:span text:style-name="T423"> בֹּ֣א דַבֵּ֔ר אֶל־פַּרְעֹ֖ה מֶ֣לֶךְ מִצְרָ֑יִם וִֽישַׁלַּ֥ח אֶת־בְּנֵֽי־יִשְׂרָאֵ֖ל מֵאַרְצֽוֹ׃<text:s/></text:span><text:span text:style-name="T424">‬</text:span>‬‬<text:span text:style-name="T425">12</text:span><text:span text:style-name="T426"> וַיְדַבֵּ֣ר מֹשֶׁ֔ה לִפְנֵ֥י יְהוָ֖ה לֵאמֹ֑ר הֵ֤ן בְּנֵֽי־יִשְׂרָאֵל֙ לֹֽא־שָׁמְע֣וּ אֵלַ֔י וְאֵיךְ֙ יִשְׁמָעֵ֣נִי פַרְעֹ֔ה וַאֲנִ֖י עֲרַ֥ל שְׂפָתָֽיִם׃<text:s/></text:span><text:span text:style-name="T427">פ<text:s/></text:span><text:span text:style-name="T428">‬</text:span>‬‬‬‬‬</text:p>
        <text:p text:style-name="P429"><text:span text:style-name="T430">13</text:span><text:span text:style-name="T431"> וַיְדַבֵּ֣ר יְהוָה֮ אֶל־מֹשֶׁ֣ה וְאֶֽל־אַהֲרֹן֒ וַיְצַוֵּם֙ אֶל־בְּנֵ֣י יִשְׂרָאֵ֔ל וְאֶל־פַּרְעֹ֖ה מֶ֣לֶךְ מִצְרָ֑יִם לְהוֹצִ֥יא אֶת־בְּנֵֽי־יִשְׂרָאֵ֖ל מֵאֶ֥רֶץ מִצְרָֽיִם׃</text:span><text:span text:style-name="T432"><text:s/>ס<text:s/></text:span><text:span text:style-name="T433">‬</text:span>‬‬<text:span text:style-name="T434">14</text:span><text:span text:style-name="T435"> אֵ֖לֶּה רָאשֵׁ֣י בֵית־אֲבֹתָ֑ם בְּנֵ֨י רְאוּבֵ֜ן בְּכֹ֣ר יִשְׂרָאֵ֗ל חֲנ֤וֹךְ וּפַלּוּא֙ חֶצְר֣וֹן וְכַרְמִ֔י אֵ֖לֶּה מִשְׁפְּחֹ֥ת רְאוּבֵֽן׃<text:s/></text:span><text:span text:style-name="T436">‬</text:span>‬‬<text:span text:style-name="T437">15</text:span><text:span text:style-name="T438"> וּבְנֵ֣י שִׁמְע֗וֹן יְמוּאֵ֨ל וְיָמִ֤ין וְאֹ֙הַד֙ וְיָכִ֣ין וְצֹ֔חַר וְשָׁא֖וּל בֶּן־הַֽכְּנַעֲנִ֑ית אֵ֖לֶּה מִשְׁפְּחֹ֥ת שִׁמְעֽוֹן׃<text:s/></text:span><text:span text:style-name="T439">‬</text:span>‬‬<text:span text:style-name="T440">16</text:span><text:span text:style-name="T441"> וְאֵ֨לֶּה שְׁמ֤וֹת בְּנֵֽי־לֵוִי֙ לְתֹ֣לְדֹתָ֔ם גֵּרְשׁ֕וֹן וּקְהָ֖ת וּמְרָרִ֑י וּשְׁנֵי֙ חַיֵּ֣י לֵוִ֔י שֶׁ֧בַע וּשְׁלֹשִׁ֛ים וּמְאַ֖ת שָׁנָֽה׃<text:s/></text:span><text:span text:style-name="T442">‬</text:span>‬‬<text:span text:style-name="T443">17</text:span><text:span text:style-name="T444"> בְּנֵ֥י גֵרְשׁ֛וֹן לִבְנִ֥י וְשִׁמְעִ֖י לְמִשְׁפְּחֹתָֽם׃<text:s/></text:span><text:span text:style-name="T445">‬</text:span>‬‬<text:span text:style-name="T446">18</text:span><text:span text:style-name="T447"> וּבְנֵ֣י קְהָ֔ת עַמְרָ֣ם וְיִצְהָ֔ר וְחֶבְר֖וֹן וְעֻזִּיאֵ֑ל וּשְׁנֵי֙ חַיֵּ֣י קְהָ֔ת שָׁלֹ֧שׁ וּשְׁלֹשִׁ֛ים וּמְאַ֖ת שָׁנָֽה׃<text:s/></text:span><text:span text:style-name="T448">‬</text:span>‬‬<text:span text:style-name="T449">19</text:span><text:span text:style-name="T450"> וּבְנֵ֥י מְרָרִ֖י מַחְלִ֣י וּמוּשִׁ֑י אֵ֛לֶּה מִשְׁפְּחֹ֥ת הַלֵּוִ֖י לְתֹלְדֹתָֽם׃<text:s/></text:span><text:span text:style-name="T451">‬</text:span>‬‬<text:span text:style-name="T452">20</text:span><text:span text:style-name="T453"> וַיִּקַּ֨ח עַמְרָ֜ם אֶת־יוֹכֶ֤בֶד דֹּֽדָתוֹ֙ ל֣וֹ לְאִשָּׁ֔ה וַתֵּ֣לֶד ל֔וֹ אֶֽת־אַהֲרֹ֖ן וְאֶת־מֹשֶׁ֑ה וּשְׁנֵי֙ חַיֵּ֣י עַמְרָ֔ם שֶׁ֧בַע וּשְׁלֹשִׁ֛ים וּמְאַ֖ת שָׁנָֽה׃<text:s/></text:span><text:span text:style-name="T454">‬</text:span>‬‬<text:span text:style-name="T455">21</text:span><text:span text:style-name="T456"> וּבְנֵ֖י יִצְהָ֑ר קֹ֥רַח וָנֶ֖פֶג וְזִכְרִֽי׃<text:s/></text:span><text:span text:style-name="T457">‬</text:span>‬‬<text:span text:style-name="T458">22</text:span><text:span text:style-name="T459"> וּבְנֵ֖י עֻזִּיאֵ֑ל מִֽישָׁאֵ֥ל וְאֶלְצָפָ֖ן וְסִתְרִֽי׃<text:s/></text:span><text:span text:style-name="T460">‬</text:span>‬‬<text:span text:style-name="T461">23</text:span><text:span text:style-name="T462"> וַיִּקַּ֨ח אַהֲרֹ֜ן אֶת־אֱלִישֶׁ֧בַע בַּת־עַמִּינָדָ֛ב אֲח֥וֹת נַחְשׁ֖וֹן ל֣וֹ לְאִשָּׁ֑ה וַתֵּ֣לֶד ל֗וֹ אֶת־נָדָב֙ וְאֶת־אֲבִיה֔וּא אֶת־אֶלְעָזָ֖ר וְאֶת־אִֽיתָמָֽר׃<text:s/></text:span><text:span text:style-name="T463">‬</text:span>‬‬<text:span text:style-name="T464">24</text:span><text:span text:style-name="T465"> וּבְנֵ֣י קֹ֔רַח אַסִּ֥יר וְאֶלְקָנָ֖ה וַאֲבִיאָסָ֑ף אֵ֖לֶּה מִשְׁפְּחֹ֥ת הַקָּרְחִֽי׃<text:s/></text:span><text:span text:style-name="T466">‬</text:span>‬‬<text:span text:style-name="T467">25</text:span><text:span text:style-name="T468"> וְאֶלְעָזָ֨ר בֶּֽן־אַהֲרֹ֜ן לָקַֽח־ל֨וֹ מִבְּנ֤וֹת פּֽוּטִיאֵל֙ ל֣וֹ לְאִשָּׁ֔ה וַתֵּ֥לֶד ל֖וֹ אֶת־פִּֽינְחָ֑ס אֵ֗לֶּה רָאשֵׁ֛י אֲב֥וֹת הַלְוִיִּ֖ם לְמִשְׁפְּחֹתָֽם׃<text:s/></text:span><text:span text:style-name="T469">‬</text:span>‬‬<text:span text:style-name="T470">26</text:span><text:span text:style-name="T471"> ה֥וּא אַהֲרֹ֖ן וּמֹשֶׁ֑ה אֲשֶׁ֨ר אָמַ֤ר יְהוָה֙ לָהֶ֔ם הוֹצִ֜יאוּ אֶת־בְּנֵ֧י יִשְׂרָאֵ֛ל מֵאֶ֥רֶץ מִצְרַ֖יִם עַל־צִבְאֹתָֽם׃<text:s/></text:span><text:span text:style-name="T472">‬</text:span>‬‬<text:span text:style-name="T473">27</text:span><text:span text:style-name="T474"> הֵ֗ם<text:s/></text:span><text:soft-page-break/><text:span text:style-name="T475">הַֽמְדַבְּרִים֙ אֶל־פַּרְעֹ֣ה מֶֽלֶך־מִצְרַ֔יִם לְהוֹצִ֥יא אֶת־בְּנֵֽי־יִשְׂרָאֵ֖ל מִמִּצְרָ֑יִם ה֥וּא מֹשֶׁ֖ה וְאַהֲרֹֽן׃<text:s/></text:span><text:span text:style-name="T476">‬</text:span>‬‬<text:span text:style-name="T477">28</text:span><text:span text:style-name="T478"> וַיְהִ֗י בְּי֨וֹם דִּבֶּ֧ר יְהוָ֛ה אֶל־מֹשֶׁ֖ה בְּאֶ֥רֶץ מִצְרָֽיִם׃<text:s/></text:span><text:span text:style-name="T479">פ<text:s/></text:span><text:span text:style-name="T480">‬</text:span>‬‬‬‬‬‬‬‬‬‬‬‬‬‬‬‬‬‬</text:p>
        <text:p text:style-name="P481"><text:span text:style-name="T482">29</text:span><text:span text:style-name="T483"> וַיְדַבֵּ֧ר יְהוָ֛ה אֶל־מֹשֶׁ֥ה לֵּאמֹ֖ר אֲנִ֣י יְהוָ֑ה דַּבֵּ֗ר אֶל־פַּרְעֹה֙ מֶ֣לֶךְ מִצְרַ֔יִם אֵ֛ת כָּל־אֲשֶׁ֥ר אֲנִ֖י דֹּבֵ֥ר אֵלֶֽיךָ׃<text:s/></text:span><text:span text:style-name="T484">‬</text:span>‬‬<text:span text:style-name="T485">30</text:span><text:span text:style-name="T486"> וַיֹּ֥אמֶר מֹשֶׁ֖ה לִפְנֵ֣י יְהוָ֑ה הֵ֤ן אֲנִי֙ עֲרַ֣ל שְׂפָתַ֔יִם וְאֵ֕יךְ יִשְׁמַ֥ע אֵלַ֖י פַּרְעֹֽה׃<text:s/></text:span><text:span text:style-name="T487">פ<text:s/></text:span><text:span text:style-name="T488">‬</text:span>‬‬‬‬</text:p>
      </text:section>
      <text:section text:name="Sect6" text:style-name="S6">
        <text:p text:style-name="P489">Exodus 7</text:p>
        <text:p text:style-name="P490"><text:span text:style-name="T491">1</text:span><text:span text:style-name="T492"> וַיֹּ֤אמֶר יְהוָה֙ אֶל־מֹשֶׁ֔ה רְאֵ֛ה נְתַתִּ֥יךָ אֱלֹהִ֖ים לְפַרְעֹ֑ה וְאַהֲרֹ֥ן אָחִ֖יךָ יִהְיֶ֥ה נְבִיאֶֽךָ׃<text:s/></text:span><text:span text:style-name="T493">2</text:span><text:span text:style-name="T494"> אַתָּ֣ה תְדַבֵּ֔ר אֵ֖ת כָּל־אֲשֶׁ֣ר אֲצַוֶּ֑ךָּ וְאַהֲרֹ֤ן אָחִ֙יךָ֙ יְדַבֵּ֣ר אֶל־פַּרְעֹ֔ה וְשִׁלַּ֥ח אֶת־בְּנֵֽי־יִשְׂרָאֵ֖ל מֵאַרְצֽוֹ׃<text:s/></text:span><text:span text:style-name="T495">‬</text:span>‬‬<text:span text:style-name="T496">3</text:span><text:span text:style-name="T497"> וַאֲנִ֥י אַקְשֶׁ֖ה אֶת־לֵ֣ב פַּרְעֹ֑ה וְהִרְבֵּיתִ֧י אֶת־אֹתֹתַ֛י וְאֶת־מוֹפְתַ֖י בְּאֶ֥רֶץ מִצְרָֽיִם׃<text:s/></text:span><text:span text:style-name="T498">‬</text:span>‬‬<text:span text:style-name="T499">4</text:span><text:span text:style-name="T500"> וְלֹֽא־יִשְׁמַ֤ע אֲלֵכֶם֙ פַּרְעֹ֔ה וְנָתַתִּ֥י אֶת־יָדִ֖י בְּמִצְרָ֑יִם וְהוֹצֵאתִ֨י אֶת־צִבְאֹתַ֜י אֶת־עַמִּ֤י בְנֵֽי־יִשְׂרָאֵל֙ מֵאֶ֣רֶץ מִצְרַ֔יִם בִּשְׁפָטִ֖ים גְּדֹלִֽים׃<text:s/></text:span><text:span text:style-name="T501">‬</text:span>‬‬<text:span text:style-name="T502">5</text:span><text:span text:style-name="T503"> וְיָדְע֤וּ מִצְרַ֙יִם֙ כִּֽי־אֲנִ֣י יְהוָ֔ה בִּנְטֹתִ֥י אֶת־יָדִ֖י עַל־מִצְרָ֑יִם וְהוֹצֵאתִ֥י אֶת־בְּנֵֽי־יִשְׂרָאֵ֖ל מִתּוֹכָֽם׃<text:s/></text:span><text:span text:style-name="T504">‬</text:span>‬‬<text:span text:style-name="T505">6</text:span><text:span text:style-name="T506"> וַיַּ֥עַשׂ מֹשֶׁ֖ה וְאַהֲרֹ֑ן כַּאֲשֶׁ֨ר צִוָּ֧ה יְהוָ֛ה אֹתָ֖ם כֵּ֥ן עָשֽׂוּ׃<text:s/></text:span><text:span text:style-name="T507">‬</text:span>‬‬<text:span text:style-name="T508">7</text:span><text:span text:style-name="T509"> וּמֹשֶׁה֙ בֶּן־שְׁמֹנִ֣ים שָׁנָ֔ה וְאֽ͏ַהֲרֹ֔ן בֶּן־שָׁלֹ֥שׁ וּשְׁמֹנִ֖ים שָׁנָ֑ה בְּדַבְּרָ֖ם אֶל־פַּרְעֹֽה׃<text:s/></text:span><text:span text:style-name="T510">פ<text:s/></text:span><text:span text:style-name="T511">‬</text:span>‬‬‬‬‬‬‬‬</text:p>
        <text:p text:style-name="P512"><text:span text:style-name="T513">8</text:span><text:span text:style-name="T514"> וַיֹּ֣אמֶר יְהוָ֔ה אֶל־מֹשֶׁ֥ה וְאֶֽל־אַהֲרֹ֖ן לֵאמֹֽר׃<text:s/></text:span><text:span text:style-name="T515">‬</text:span>‬‬<text:span text:style-name="T516">9</text:span><text:span text:style-name="T517"> כִּי֩ יְדַבֵּ֨ר אֲלֵכֶ֤ם פַּרְעֹה֙ לֵאמֹ֔ר תְּנ֥וּ לָכֶ֖ם מוֹפֵ֑ת וְאָמַרְתָּ֣ אֶֽל־אַהֲרֹ֗ן קַ֧ח אֶֽת־מַטְּךָ֛ וְהַשְׁלֵ֥ךְ לִפְנֵֽי־פַרְעֹ֖ה יְהִ֥י לְתַנִּֽין׃<text:s/></text:span><text:span text:style-name="T518">‬</text:span>‬‬<text:span text:style-name="T519">10</text:span><text:span text:style-name="T520"> וַיָּבֹ֨א מֹשֶׁ֤ה וְאַהֲרֹן֙ אֶל־פַּרְעֹ֔ה וַיַּ֣עַשׂוּ כֵ֔ן כַּאֲשֶׁ֖ר צִוָּ֣ה יְהוָ֑ה וַיַּשְׁלֵ֨ךְ אַהֲרֹ֜ן אֶת־מַטֵּ֗הוּ לִפְנֵ֥י פַרְעֹ֛ה וְלִפְנֵ֥י עֲבָדָ֖יו וַיְהִ֥י לְתַנִּֽין׃<text:s/></text:span><text:span text:style-name="T521">‬</text:span>‬‬<text:span text:style-name="T522">11</text:span><text:span text:style-name="T523"> וַיִּקְרָא֙ גַּם־פַּרְעֹ֔ה לֽ͏ַחֲכָמִ֖ים וְלַֽמְכַשְּׁפִ֑ים וַיַּֽעֲשׂ֨וּ גַם־הֵ֜ם חַרְטֻמֵּ֥י מִצְרַ֛יִם בְּלַהֲטֵיהֶ֖ם כֵּֽן׃<text:s/></text:span><text:span text:style-name="T524">‬</text:span>‬‬<text:span text:style-name="T525">12</text:span><text:span text:style-name="T526"> וַיַּשְׁלִ֙יכוּ֙ אִ֣ישׁ מַטֵּ֔הוּ וַיִּהְי֖וּ לְתַנִּינִ֑ם וַיִּבְלַ֥ע מַטֵּֽה־אַהֲרֹ֖ן אֶת־מַטֹּתָֽם׃<text:s/></text:span><text:span text:style-name="T527">‬</text:span>‬‬<text:span text:style-name="T528">13</text:span><text:span text:style-name="T529"> וַיֶּחֱזַק֙ לֵ֣ב פַּרְעֹ֔ה וְלֹ֥א שָׁמַ֖ע אֲלֵהֶ֑ם כַּאֲשֶׁ֖ר דִּבֶּ֥ר יְהוָֽה׃<text:s/></text:span><text:span text:style-name="T530">פ<text:s/></text:span><text:span text:style-name="T531">‬</text:span>‬‬‬‬‬‬‬‬</text:p>
        <text:p text:style-name="P532"><text:span text:style-name="T533">14</text:span><text:span text:style-name="T534"> וַיֹּ֤אמֶר יְהוָה֙ אֶל־מֹשֶׁ֔ה כָּבֵ֖ד לֵ֣ב פַּרְעֹ֑ה מֵאֵ֖ן לְשַׁלַּ֥ח הָעָֽם׃<text:s/></text:span><text:span text:style-name="T535">‬</text:span>‬‬<text:span text:style-name="T536">15</text:span><text:span text:style-name="T537"> לֵ֣ךְ אֶל־פַּרְעֹ֞ה בַּבֹּ֗קֶר הִנֵּה֙ יֹצֵ֣א הַמַּ֔יְמָה וְנִצַּבְתָּ֥ לִקְרָאת֖וֹ עַל־שְׂפַ֣ת הַיְאֹ֑ר וְהַמַּטֶּ֛ה אֲשֶׁר־נֶהְפַּ֥ךְ לְנָחָ֖שׁ תִּקַּ֥ח בְּיָדֶֽךָ׃<text:s/></text:span><text:span text:style-name="T538">‬</text:span>‬‬<text:span text:style-name="T539">16</text:span><text:span text:style-name="T540"> וְאָמַרְתָּ֣ אֵלָ֗יו יְהוָ֞ה אֱלֹהֵ֤י הָעִבְרִים֙ שְׁלָחַ֤נִי אֵלֶ֙יךָ֙ לֵאמֹ֔ר שַׁלַּח֙ אֶת־עַמִּ֔י וְיַֽעַבְדֻ֖נִי בַּמִּדְבָּ֑ר וְהִנֵּ֥ה לֹא־שָׁמַ֖עְתָּ עַד־כֹּֽה׃<text:s/></text:span><text:span text:style-name="T541">‬</text:span>‬‬<text:span text:style-name="T542">17</text:span><text:span text:style-name="T543"> כֹּ֚ה אָמַ֣ר יְהוָ֔ה בְּזֹ֣את תֵּדַ֔ע כִּ֖י אֲנִ֣י יְהוָ֑ה הִנֵּ֨ה אָנֹכִ֜י מַכֶּ֣ה ׀ בַּמַּטֶּ֣ה אֲשֶׁר־בְּיָדִ֗י עַל־הַמַּ֛יִם אֲשֶׁ֥ר בַּיְאֹ֖ר וְנֶהֶפְכ֥וּ לְדָֽם׃<text:s/></text:span><text:span text:style-name="T544">‬</text:span>‬‬<text:span text:style-name="T545">18</text:span><text:span text:style-name="T546"> וְהַדָּגָ֧ה אֲשֶׁר־בַּיְאֹ֛ר תָּמ֖וּת וּבָאַ֣שׁ הַיְאֹ֑ר וְנִלְא֣וּ מִצְרַ֔יִם לִשְׁתּ֥וֹת מַ֖יִם מִן־הַיְאֹֽר׃</text:span><text:span text:style-name="T547"><text:s/>ס<text:s/></text:span><text:span text:style-name="T548">‬</text:span>‬‬<text:span text:style-name="T549">19</text:span><text:span text:style-name="T550"> וַיֹּ֨אמֶר יְהוָ֜ה אֶל־מֹשֶׁ֗ה אֱמֹ֣ר אֶֽל־אַהֲרֹ֡ן קַ֣ח מַטְּךָ֣ וּנְטֵֽה־יָדְךָ֩ עַל־מֵימֵ֨י מִצְרַ֜יִם עַֽל־נַהֲרֹתָ֣ם ׀ עַל־יְאֹרֵיהֶ֣ם וְעַל־</text:span><text:soft-page-break/><text:span text:style-name="T551">אַגְמֵיהֶ֗ם וְעַ֛ל כָּל־מִקְוֵ֥ה מֵימֵיהֶ֖ם וְיִֽהְיוּ־דָ֑ם וְהָ֤יָה דָם֙ בְּכָל־אֶ֣רֶץ מִצְרַ֔יִם וּבָעֵצִ֖ים וּבָאֲבָנִֽים׃<text:s/></text:span><text:span text:style-name="T552">‬</text:span>‬‬<text:span text:style-name="T553">20</text:span><text:span text:style-name="T554"> וַיַּֽעֲשׂוּ־כֵן֩ מֹשֶׁ֨ה וְאַהֲרֹ֜ן כַּאֲשֶׁ֣ר ׀ צִוָּ֣ה יְהוָ֗ה וַיָּ֤רֶם בַּמַּטֶּה֙ וַיַּ֤ךְ אֶת־הַמַּ֙יִם֙ אֲשֶׁ֣ר בַּיְאֹ֔ר לְעֵינֵ֣י פַרְעֹ֔ה וּלְעֵינֵ֖י עֲבָדָ֑יו וַיֵּהָֽפְכ֛וּ כָּל־הַמַּ֥יִם אֲשֶׁר־בַּיְאֹ֖ר לְדָֽם׃<text:s/></text:span><text:span text:style-name="T555">‬</text:span>‬‬<text:span text:style-name="T556">21</text:span><text:span text:style-name="T557"> וְהַדָּגָ֨ה אֲשֶׁר־בַּיְאֹ֥ר מֵ֙תָה֙ וַיִּבְאַ֣שׁ הַיְאֹ֔ר וְלֹא־יָכְל֣וּ מִצְרַ֔יִם לִשְׁתּ֥וֹת מַ֖יִם מִן־הַיְאֹ֑ר וַיְהִ֥י הַדָּ֖ם בְּכָל־אֶ֥רֶץ מִצְרָֽיִם׃<text:s/></text:span><text:span text:style-name="T558">‬</text:span>‬‬<text:span text:style-name="T559">22</text:span><text:span text:style-name="T560"> וַיַּֽעֲשׂוּ־כֵ֛ן חַרְטֻמֵּ֥י מִצְרַ֖יִם בְּלָטֵיהֶ֑ם וַיֶּחֱזַ֤ק לֵב־פַּרְעֹה֙ וְלֹא־שָׁמַ֣ע אֲלֵהֶ֔ם כַּאֲשֶׁ֖ר דִּבֶּ֥ר יְהוָֽה׃<text:s/></text:span><text:span text:style-name="T561">‬</text:span>‬‬<text:span text:style-name="T562">23</text:span><text:span text:style-name="T563"> וַיִּ֣פֶן פַּרְעֹ֔ה וַיָּבֹ֖א אֶל־בֵּית֑וֹ וְלֹא־שָׁ֥ת לִבּ֖וֹ גַּם־לָזֹֽאת׃<text:s/></text:span><text:span text:style-name="T564">‬</text:span>‬‬<text:span text:style-name="T565">24</text:span><text:span text:style-name="T566"> וַיַּחְפְּר֧וּ כָל־מִצְרַ֛יִם סְבִיבֹ֥ת הַיְאֹ֖ר מַ֣יִם לִשְׁתּ֑וֹת כִּ֣י לֹ֤א יָֽכְלוּ֙ לִשְׁתֹּ֔ת מִמֵּימֵ֖י הַיְאֹֽר׃<text:s/></text:span><text:span text:style-name="T567">‬</text:span>‬‬<text:span text:style-name="T568">25</text:span><text:span text:style-name="T569"> וַיִּמָּלֵ֖א שִׁבְעַ֣ת יָמִ֑ים אַחֲרֵ֥י הַכּוֹת־יְהוָ֖ה אֶת־הַיְאֹֽר׃<text:s/></text:span><text:span text:style-name="T570">פ<text:s/></text:span><text:span text:style-name="T571">‬</text:span>‬‬‬‬‬‬‬‬‬‬‬‬‬‬</text:p>
        <text:p text:style-name="P572"><text:span text:style-name="T573">26</text:span><text:span text:style-name="T574"> וַיֹּ֤אמֶר יְהוָה֙ אֶל־מֹשֶׁ֔ה בֹּ֖א אֶל־פַּרְעֹ֑ה וְאָמַרְתָּ֣ אֵלָ֗יו כֹּ֚ה אָמַ֣ר יְהוָ֔ה שַׁלַּ֥ח אֶת־עַמִּ֖י וְיַֽעַבְדֻֽנִי׃<text:s/></text:span><text:span text:style-name="T575">‬</text:span>‬‬<text:span text:style-name="T576">27</text:span><text:span text:style-name="T577"> וְאִם־מָאֵ֥ן אַתָּ֖ה לְשַׁלֵּ֑חַ הִנֵּ֣ה אָנֹכִ֗י נֹגֵ֛ף אֶת־כָּל־גְּבוּלְךָ֖ בַּֽצְפַרְדְּעִֽים׃<text:s/></text:span><text:span text:style-name="T578">‬</text:span>‬‬<text:span text:style-name="T579">28</text:span><text:span text:style-name="T580"> וְשָׁרַ֣ץ הַיְאֹר֮ צְפַרְדְּעִים֒ וְעָלוּ֙ וּבָ֣אוּ בְּבֵיתֶ֔ךָ וּבַחֲדַ֥ר מִשְׁכָּבְךָ֖ וְעַל־מִטָּתֶ֑ךָ וּבְבֵ֤ית עֲבָדֶ֙יךָ֙ וּבְעַמֶּ֔ךָ וּבְתַנּוּרֶ֖יךָ וּבְמִשְׁאֲרוֹתֶֽיךָ׃<text:s/></text:span><text:span text:style-name="T581">‬</text:span>‬‬<text:span text:style-name="T582">29</text:span><text:span text:style-name="T583"> וּבְכָ֥ה וּֽבְעַמְּךָ֖ וּבְכָל־עֲבָדֶ֑יךָ יַעֲל֖וּ הַֽצְפַרְדְּעִֽים׃<text:s/></text:span><text:span text:style-name="T584">‬</text:span>‬‬‬‬‬‬</text:p>
      </text:section>
      <text:section text:name="Sect7" text:style-name="S7">
        <text:p text:style-name="P585">Exodus 8</text:p>
        <text:p text:style-name="P586"><text:span text:style-name="T587">1</text:span><text:span text:style-name="T588"> וַיֹּ֣אמֶר יְהוָה֮ אֶל־מֹשֶׁה֒ אֱמֹ֣ר אֶֽל־אַהֲרֹ֗ן נְטֵ֤ה אֶת־יָדְךָ֙ בְּמַטֶּ֔ךָ עַל־הַ֨נְּהָרֹ֔ת עַל־הַיְאֹרִ֖ים וְעַל־הָאֲגַמִּ֑ים וְהַ֥עַל אֶת־הַֽצְפַרְדְּעִ֖ים עַל־אֶ֥רֶץ מִצְרָֽיִם׃<text:s/></text:span><text:span text:style-name="T589">2</text:span><text:span text:style-name="T590"> וַיֵּ֤ט אַהֲרֹן֙ אֶת־יָד֔וֹ עַ֖ל מֵימֵ֣י מִצְרָ֑יִם וַתַּ֙עַל֙ הַצְּפַרְדֵּ֔עַ וַתְּכַ֖ס אֶת־אֶ֥רֶץ מִצְרָֽיִם׃<text:s/></text:span><text:span text:style-name="T591">‬</text:span>‬‬<text:span text:style-name="T592">3</text:span><text:span text:style-name="T593"> וַיַּֽעֲשׂוּ־כֵ֥ן הֽ͏ַחֲרְטֻמִּ֖ים בְּלָטֵיהֶ֑ם וַיַּעֲל֥וּ אֶת־הַֽצְפַרְדְּעִ֖ים עַל־אֶ֥רֶץ מִצְרָֽיִם׃<text:s/></text:span><text:span text:style-name="T594">‬</text:span>‬‬<text:span text:style-name="T595">4</text:span><text:span text:style-name="T596"> וַיִּקְרָ֨א פַרְעֹ֜ה לְמֹשֶׁ֣ה וּֽלְאַהֲרֹ֗ן וַיֹּ֙אמֶר֙ הַעְתִּ֣ירוּ אֶל־יְהוָ֔ה וְיָסֵר֙ הַֽצְפַרְדְּעִ֔ים מִמֶּ֖נִּי וּמֵֽעַמִּ֑י וַאֲשַׁלְּחָה֙ אֶת־הָעָ֔ם וְיִזְבְּח֖וּ לַיהוָֽה׃<text:s/></text:span><text:span text:style-name="T597">‬</text:span>‬‬<text:span text:style-name="T598">5</text:span><text:span text:style-name="T599"> וַיֹּ֣אמֶר מֹשֶׁ֣ה לְפַרְעֹה֮ הִתְפָּאֵ֣ר עָלַי֒ לְמָתַ֣י ׀ אַעְתִּ֣יר לְךָ֗ וְלַעֲבָדֶ֙יךָ֙ וּֽלְעַמְּךָ֔ לְהַכְרִית֙ הַֽצֲפַרְדְּעִ֔ים מִמְּךָ֖ וּמִבָּתֶּ֑יךָ רַ֥ק בַּיְאֹ֖ר תִּשָּׁאַֽרְנָה׃<text:s/></text:span><text:span text:style-name="T600">‬</text:span>‬‬<text:span text:style-name="T601">6</text:span><text:span text:style-name="T602"> וַיֹּ֖אמֶר לְמָחָ֑ר וַיֹּ֙אמֶר֙ כִּדְבָ֣רְךָ֔ לְמַ֣עַן תֵּדַ֔ע כִּי־אֵ֖ין כַּיהוָ֥ה אֱלֹהֵֽינוּ׃<text:s/></text:span><text:span text:style-name="T603">‬</text:span>‬‬<text:span text:style-name="T604">7</text:span><text:span text:style-name="T605"> וְסָר֣וּ הַֽצְפַרְדְּעִ֗ים מִמְּךָ֙ וּמִבָּ֣תֶּ֔יךָ וּמֵעֲבָדֶ֖יךָ וּמֵעַמֶּ֑ךָ רַ֥ק בַּיְאֹ֖ר תִּשָּׁאַֽרְנָה׃<text:s/></text:span><text:span text:style-name="T606">‬</text:span>‬‬<text:span text:style-name="T607">8</text:span><text:span text:style-name="T608"> וַיֵּצֵ֥א מֹשֶׁ֛ה וְאַהֲרֹ֖ן מֵעִ֣ם פַּרְעֹ֑ה וַיִּצְעַ֤ק מֹשֶׁה֙ אֶל־יְהוָ֔ה עַל־דְּבַ֥ר הַֽצְפַרְדְּעִ֖ים אֲשֶׁר־שָׂ֥ם לְפַרְעֹֽה׃<text:s/></text:span><text:span text:style-name="T609">‬</text:span>‬‬<text:span text:style-name="T610">9</text:span><text:span text:style-name="T611"> וַיַּ֥עַשׂ יְהוָ֖ה כִּדְבַ֣ר מֹשֶׁ֑ה וַיָּמֻ֙תוּ֙ הַֽצְפַרְדְּעִ֔ים מִן־הַבָּתִּ֥ים מִן־הַחֲצֵרֹ֖ת וּמִן־הַשָּׂדֹֽת׃<text:s/></text:span><text:span text:style-name="T612">‬</text:span>‬‬<text:span text:style-name="T613">10</text:span><text:span text:style-name="T614"> וַיִּצְבְּר֥וּ אֹתָ֖ם חֳמָרִ֣ם חֳמָרִ֑ם וַתִּבְאַ֖שׁ הָאָֽרֶץ׃<text:s/></text:span><text:span text:style-name="T615">‬</text:span>‬‬<text:span text:style-name="T616">11</text:span><text:span text:style-name="T617"> וַיַּ֣רְא פַּרְעֹ֗ה כִּ֤י הָֽיְתָה֙ הָֽרְוָחָ֔ה וְהַכְבֵּד֙ אֶת־לִבּ֔וֹ וְלֹ֥א שָׁמַ֖ע אֲלֵהֶ֑ם כַּאֲשֶׁ֖ר דִּבֶּ֥ר יְהוָֽה׃</text:span><text:span text:style-name="T618"><text:s/>ס<text:s/></text:span><text:span text:style-name="T619">‬</text:span>‬‬<text:span text:style-name="T620">12</text:span><text:span text:style-name="T621"> וַיֹּ֣אמֶר יְהוָה֮ אֶל־מֹשֶׁה֒ אֱמֹר֙ אֶֽל־אַהֲרֹ֔ן נְטֵ֣ה אֶֽת־מַטְּךָ֔ וְהַ֖ךְ אֶת־עֲפַ֣ר הָאָ֑רֶץ וְהָיָ֥ה לְכִנִּ֖ם בְּכָל־אֶ֥רֶץ מִצְרָֽיִם׃<text:s/></text:span><text:span text:style-name="T622">‬</text:span>‬‬<text:span text:style-name="T623">13</text:span><text:span text:style-name="T624"> וַיַּֽעֲשׂוּ־כֵ֗ן וַיֵּט֩ אַהֲרֹ֨ן אֶת־יָד֤וֹ בְמַטֵּ֙הוּ֙ וַיַּךְ֙ אֶת־עֲפַ֣ר הָאָ֔רֶץ וַתְּהִי֙ הַכִּנָּ֔ם בָּאָדָ֖ם וּבַבְּהֵמָ֑ה כָּל־עֲפַ֥ר הָאָ֛רֶץ הָיָ֥ה כִנִּ֖ים בְּכָל־אֶ֥רֶץ מִצְרָֽיִם׃<text:s/></text:span><text:span text:style-name="T625">‬</text:span>‬‬<text:span text:style-name="T626">14</text:span><text:span text:style-name="T627"> וַיַּעֲשׂוּ־כֵ֨ן הַחַרְטֻמִּ֧ים בְּלָטֵיהֶ֛ם לְהוֹצִ֥יא אֶת־הַכִּנִּ֖ים וְלֹ֣א יָכֹ֑לוּ<text:s/></text:span><text:soft-page-break/><text:span text:style-name="T628">וַתְּהִי֙ הַכִּנָּ֔ם בָּאָדָ֖ם וּבַבְּהֵמָֽה׃<text:s/></text:span><text:span text:style-name="T629">‬</text:span>‬‬<text:span text:style-name="T630">15</text:span><text:span text:style-name="T631"> וַיֹּאמְר֤וּ הַֽחַרְטֻמִּים֙ אֶל־פַּרְעֹ֔ה אֶצְבַּ֥ע אֱלֹהִ֖ים הִ֑וא וַיֶּחֱזַ֤ק לֵב־פַּרְעֹה֙ וְלֹֽא־שָׁמַ֣ע אֲלֵהֶ֔ם כַּאֲשֶׁ֖ר דִּבֶּ֥ר יְהוָֽה׃</text:span><text:span text:style-name="T632"><text:s/>ס<text:s/></text:span><text:span text:style-name="T633">‬</text:span>‬‬<text:span text:style-name="T634">16</text:span><text:span text:style-name="T635"> וַיֹּ֨אמֶר יְהוָ֜ה אֶל־מֹשֶׁ֗ה הַשְׁכֵּ֤ם בַּבֹּ֙קֶר֙ וְהִתְיַצֵּב֙ לִפְנֵ֣י פַרְעֹ֔ה הִנֵּ֖ה יוֹצֵ֣א הַמָּ֑יְמָה וְאָמַרְתָּ֣ אֵלָ֗יו כֹּ֚ה אָמַ֣ר יְהוָ֔ה שַׁלַּ֥ח עַמִּ֖י וְיַֽעַבְדֻֽנִי׃<text:s/></text:span><text:span text:style-name="T636">‬</text:span>‬‬<text:span text:style-name="T637">17</text:span><text:span text:style-name="T638"> כִּ֣י אִם־אֵינְךָ֮ מְשַׁלֵּ֣חַ אֶת־עַמִּי֒ הִנְנִי֩ מַשְׁלִ֨יחַ בְּךָ֜ וּבַעֲבָדֶ֧יךָ וּֽבְעַמְּךָ֛ וּבְבָתֶּ֖יךָ אֶת־הֶעָרֹ֑ב וּמָ֨לְא֜וּ בָּתֵּ֤י מִצְרַ֙יִם֙ אֶת־הֶ֣עָרֹ֔ב וְגַ֥ם הָאֲדָמָ֖ה אֲשֶׁר־הֵ֥ם עָלֶֽיהָ׃<text:s/></text:span><text:span text:style-name="T639">‬</text:span>‬‬<text:span text:style-name="T640">18</text:span><text:span text:style-name="T641"> וְהִפְלֵיתִי֩ בַיּ֨וֹם הַה֜וּא אֶת־אֶ֣רֶץ גֹּ֗שֶׁן אֲשֶׁ֤ר עַמִּי֙ עֹמֵ֣ד עָלֶ֔יהָ לְבִלְתִּ֥י הֱיֽוֹת־שָׁ֖ם עָרֹ֑ב לְמַ֣עַן תֵּדַ֔ע כִּ֛י אֲנִ֥י יְהוָ֖ה בְּקֶ֥רֶב הָאָֽרֶץ׃<text:s/></text:span><text:span text:style-name="T642">‬</text:span>‬‬<text:span text:style-name="T643">19</text:span><text:span text:style-name="T644"> וְשַׂמְתִּ֣י פְדֻ֔ת בֵּ֥ין עַמִּ֖י וּבֵ֣ין עַמֶּ֑ךָ לְמָחָ֥ר יִהְיֶ֖ה הָאֹ֥ת הַזֶּֽה׃<text:s/></text:span><text:span text:style-name="T645">‬</text:span>‬‬<text:span text:style-name="T646">20</text:span><text:span text:style-name="T647"> וַיַּ֤עַשׂ יְהוָה֙ כֵּ֔ן וַיָּבֹא֙ עָרֹ֣ב כָּבֵ֔ד בֵּ֥יתָה פַרְעֹ֖ה וּבֵ֣ית עֲבָדָ֑יו וּבְכָל־אֶ֧רֶץ מִצְרַ֛יִם תִּשָּׁחֵ֥ת הָאָ֖רֶץ מִפְּנֵ֥י הֶעָרֹֽב׃<text:s/></text:span><text:span text:style-name="T648">‬</text:span>‬‬<text:span text:style-name="T649">21</text:span><text:span text:style-name="T650"> וַיִּקְרָ֣א פַרְעֹ֔ה אֶל־מֹשֶׁ֖ה וּֽלְאַהֲרֹ֑ן וַיֹּ֗אמֶר לְכ֛וּ זִבְח֥וּ לֽ͏ֵאלֹהֵיכֶ֖ם בָּאָֽרֶץ׃<text:s/></text:span><text:span text:style-name="T651">‬</text:span>‬‬<text:span text:style-name="T652">22</text:span><text:span text:style-name="T653"> וַיֹּ֣אמֶר מֹשֶׁ֗ה לֹ֤א נָכוֹן֙ לַעֲשׂ֣וֹת כֵּ֔ן כִּ֚י תּוֹעֲבַ֣ת מִצְרַ֔יִם נִזְבַּ֖ח לַיהוָ֣ה אֱלֹהֵ֑ינוּ הֵ֣ן נִזְבַּ֞ח אֶת־תּוֹעֲבַ֥ת מִצְרַ֛יִם לְעֵינֵיהֶ֖ם וְלֹ֥א יִסְקְלֻֽנוּ׃<text:s/></text:span><text:span text:style-name="T654">‬</text:span>‬‬<text:span text:style-name="T655">23</text:span><text:span text:style-name="T656"> דֶּ֚רֶךְ שְׁלֹ֣שֶׁת יָמִ֔ים נֵלֵ֖ךְ בַּמִּדְבָּ֑ר וְזָבַ֙חְנוּ֙ לַֽיהוָ֣ה אֱלֹהֵ֔ינוּ כַּאֲשֶׁ֖ר יֹאמַ֥ר אֵלֵֽינוּ׃<text:s/></text:span><text:span text:style-name="T657">‬</text:span>‬‬<text:span text:style-name="T658">24</text:span><text:span text:style-name="T659"> וַיֹּ֣אמֶר פַּרְעֹ֗ה אָנֹכִ֞י אֲשַׁלַּ֤ח אֶתְכֶם֙ וּזְבַחְתֶּ֞ם לַיהוָ֤ה אֱלֹֽהֵיכֶם֙ בַּמִּדְבָּ֔ר רַ֛ק הַרְחֵ֥ק לֹא־תַרְחִ֖יקוּ לָלֶ֑כֶת הַעְתִּ֖ירוּ בַּעֲדִֽי׃<text:s/></text:span><text:span text:style-name="T660">‬</text:span>‬‬<text:span text:style-name="T661">25</text:span><text:span text:style-name="T662"> וַיֹּ֣אמֶר מֹשֶׁ֗ה הִנֵּ֨ה אָנֹכִ֜י יוֹצֵ֤א מֵֽעִמָּךְ֙ וְהַעְתַּרְתִּ֣י אֶל־יְהוָ֔ה וְסָ֣ר הֶעָרֹ֗ב מִפַּרְעֹ֛ה מֵעֲבָדָ֥יו וּמֵעַמּ֖וֹ מָחָ֑ר רַ֗ק אַל־יֹסֵ֤ף פַּרְעֹה֙ הָתֵ֔ל לְבִלְתִּי֙ שַׁלַּ֣ח אֶת־הָעָ֔ם לִזְבֹּ֖חַ לַֽיהוָֽה׃<text:s/></text:span><text:span text:style-name="T663">‬</text:span>‬‬<text:span text:style-name="T664">26</text:span><text:span text:style-name="T665"> וַיֵּצֵ֥א מֹשֶׁ֖ה מֵעִ֣ם פַּרְעֹ֑ה וַיֶּעְתַּ֖ר אֶל־יְהוָֽה׃<text:s/></text:span><text:span text:style-name="T666">‬</text:span>‬‬<text:span text:style-name="T667">27</text:span><text:span text:style-name="T668"> וַיַּ֤עַשׂ יְהוָה֙ כִּדְבַ֣ר מֹשֶׁ֔ה וַיָּ֙סַר֙ הֶעָרֹ֔ב מִפַּרְעֹ֖ה מֵעֲבָדָ֣יו וּמֵעַמּ֑וֹ לֹ֥א נִשְׁאַ֖ר אֶחָֽד׃<text:s/></text:span><text:span text:style-name="T669">‬</text:span>‬‬<text:span text:style-name="T670">28</text:span><text:span text:style-name="T671"> וַיַּכְבֵּ֤ד פַּרְעֹה֙ אֶת־לִבּ֔וֹ גַּ֖ם בַּפַּ֣עַם הַזֹּ֑את וְלֹ֥א שִׁלַּ֖ח אֶת־הָעָֽם׃<text:s/></text:span><text:span text:style-name="T672">פ<text:s/></text:span><text:span text:style-name="T673">‬</text:span>‬‬‬‬‬‬‬‬‬‬‬‬‬‬‬‬‬‬‬‬‬‬‬‬‬‬‬‬‬</text:p>
      </text:section>
      <text:section text:name="Sect8" text:style-name="S8">
        <text:p text:style-name="P674">Exodus 9</text:p>
        <text:p text:style-name="P675"><text:span text:style-name="T676">1</text:span><text:span text:style-name="T677"> וַיֹּ֤אמֶר יְהוָה֙ אֶל־מֹשֶׁ֔ה בֹּ֖א אֶל־פַּרְעֹ֑ה וְדִבַּרְתָּ֣ אֵלָ֗יו כֹּֽה־אָמַ֤ר יְהוָה֙ אֱלֹהֵ֣י הָֽעִבְרִ֔ים שַׁלַּ֥ח אֶת־עַמִּ֖י וְיַֽעַבְדֻֽנִי׃<text:s/></text:span><text:span text:style-name="T678">2</text:span><text:span text:style-name="T679"> כִּ֛י אִם־מָאֵ֥ן אַתָּ֖ה לְשַׁלֵּ֑חַ וְעוֹדְךָ֖ מַחֲזִ֥יק בָּֽם׃<text:s/></text:span><text:span text:style-name="T680">‬</text:span>‬‬<text:span text:style-name="T681">3</text:span><text:span text:style-name="T682"> הִנֵּ֨ה יַד־יְהוָ֜ה הוֹיָ֗ה בְּמִקְנְךָ֙ אֲשֶׁ֣ר בַּשָּׂדֶ֔ה בַּסּוּסִ֤ים בַּֽחֲמֹרִים֙ בַּגְּמַלִּ֔ים בַּבָּקָ֖ר וּבַצֹּ֑אן דֶּ֖בֶר כָּבֵ֥ד מְאֹֽד׃<text:s/></text:span><text:span text:style-name="T683">‬</text:span>‬‬<text:span text:style-name="T684">4</text:span><text:span text:style-name="T685"> וְהִפְלָ֣ה יְהוָ֔ה בֵּ֚ין מִקְנֵ֣ה יִשְׂרָאֵ֔ל וּבֵ֖ין מִקְנֵ֣ה מִצְרָ֑יִם וְלֹ֥א יָמ֛וּת מִכָּל־לִבְנֵ֥י יִשְׂרָאֵ֖ל דָּבָֽר׃<text:s/></text:span><text:span text:style-name="T686">‬</text:span>‬‬<text:span text:style-name="T687">5</text:span><text:span text:style-name="T688"> וַיָּ֥שֶׂם יְהוָ֖ה מוֹעֵ֣ד לֵאמֹ֑ר מָחָ֗ר יַעֲשֶׂ֧ה יְהוָ֛ה הַדָּבָ֥ר הַזֶּ֖ה בָּאָֽרֶץ׃<text:s/></text:span><text:span text:style-name="T689">‬</text:span>‬‬<text:span text:style-name="T690">6</text:span><text:span text:style-name="T691"> וַיַּ֨עַשׂ יְהוָ֜ה אֶת־הַדָּבָ֤ר הַזֶּה֙ מִֽמָּחֳרָ֔ת וַיָּ֕מָת כֹּ֖ל מִקְנֵ֣ה מִצְרָ֑יִם וּמִמִּקְנֵ֥ה בְנֵֽי־יִשְׂרָאֵ֖ל לֹא־מֵ֥ת אֶחָֽד׃<text:s/></text:span><text:span text:style-name="T692">‬</text:span>‬‬<text:span text:style-name="T693">7</text:span><text:span text:style-name="T694"> וַיִּשְׁלַ֣ח פַּרְעֹ֔ה וְהִנֵּ֗ה לֹא־מֵ֛ת מִמִּקְנֵ֥ה יִשְׂרָאֵ֖ל עַד־אֶחָ֑ד וַיִּכְבַּד֙ לֵ֣ב פַּרְעֹ֔ה וְלֹ֥א שִׁלַּ֖ח אֶת־הָעָֽם׃<text:s/></text:span><text:span text:style-name="T695">פ<text:s/></text:span><text:span text:style-name="T696">‬</text:span>‬‬‬‬‬‬‬‬</text:p>
        <text:p text:style-name="P697"><text:span text:style-name="T698">8</text:span><text:span text:style-name="T699"> וַיֹּ֣אמֶר יְהוָה֮ אֶל־מֹשֶׁ֣ה וְאֶֽל־אַהֲרֹן֒ קְח֤וּ לָכֶם֙ מְלֹ֣א חָפְנֵיכֶ֔ם פִּ֖יחַ כִּבְשָׁ֑ן וּזְרָק֥וֹ מֹשֶׁ֛ה הַשָּׁמַ֖יְמָה לְעֵינֵ֥י פַרְעֹֽה׃<text:s/></text:span><text:span text:style-name="T700">‬</text:span>‬‬<text:span text:style-name="T701">9</text:span><text:span text:style-name="T702"> וְהָיָ֣ה לְאָבָ֔ק עַ֖ל כָּל־אֶ֣רֶץ מִצְרָ֑יִם וְהָיָ֨ה עַל־הָאָדָ֜ם וְעַל־הַבְּהֵמָ֗ה לִשְׁחִ֥ין פֹּרֵ֛חַ אֲבַעְבֻּעֹ֖ת בְּכָל־אֶ֥רֶץ מִצְרָֽיִם׃<text:s/></text:span><text:span text:style-name="T703">‬</text:span>‬‬<text:span text:style-name="T704">10</text:span><text:span text:style-name="T705"> וַיִּקְח֞וּ אֶת־פִּ֣יחַ הַכִּבְשָׁ֗ן<text:s/></text:span><text:soft-page-break/><text:span text:style-name="T706">וַיַּֽעַמְדוּ֙ לִפְנֵ֣י פַרְעֹ֔ה וַיִּזְרֹ֥ק אֹת֛וֹ מֹשֶׁ֖ה הַשָּׁמָ֑יְמָה וַיְהִ֗י שְׁחִין֙ אֲבַעְבֻּעֹ֔ת פֹּרֵ֕חַ בָּאָדָ֖ם וּבַבְּהֵמָֽה׃<text:s/></text:span><text:span text:style-name="T707">‬</text:span>‬‬<text:span text:style-name="T708">11</text:span><text:span text:style-name="T709"> וְלֹֽא־יָכְל֣וּ הֽ͏ַחַרְטֻמִּ֗ים לַעֲמֹ֛ד לִפְנֵ֥י מֹשֶׁ֖ה מִפְּנֵ֣י הַשְּׁחִ֑ין כִּֽי־הָיָ֣ה הַשְּׁחִ֔ין בּֽ͏ַחֲרְטֻמִּ֖ם וּבְכָל־מִצְרָֽיִם׃<text:s/></text:span><text:span text:style-name="T710">‬</text:span>‬‬<text:span text:style-name="T711">12</text:span><text:span text:style-name="T712"> וַיְחַזֵּ֤ק יְהוָה֙ אֶת־לֵ֣ב פַּרְעֹ֔ה וְלֹ֥א שָׁמַ֖ע אֲלֵהֶ֑ם כַּאֲשֶׁ֛ר דִּבֶּ֥ר יְהוָ֖ה אֶל־מֹשֶֽׁה׃</text:span><text:span text:style-name="T713"><text:s/>ס<text:s/></text:span><text:span text:style-name="T714">‬</text:span>‬‬<text:span text:style-name="T715">13</text:span><text:span text:style-name="T716"> וַיֹּ֤אמֶר יְהוָה֙ אֶל־מֹשֶׁ֔ה הַשְׁכֵּ֣ם בַּבֹּ֔קֶר וְהִתְיַצֵּ֖ב לִפְנֵ֣י פַרְעֹ֑ה וְאָמַרְתָּ֣ אֵלָ֗יו כֹּֽה־אָמַ֤ר יְהוָה֙ אֱלֹהֵ֣י הָֽעִבְרִ֔ים שַׁלַּ֥ח אֶת־עַמִּ֖י וְיַֽעַבְדֻֽנִי׃<text:s/></text:span><text:span text:style-name="T717">‬</text:span>‬‬<text:span text:style-name="T718">14</text:span><text:span text:style-name="T719"> כִּ֣י ׀ בַּפַּ֣עַם הַזֹּ֗את אֲנִ֨י שֹׁלֵ֜חַ אֶת־כָּל־מַגֵּפֹתַי֙ אֶֽל־לִבְּךָ֔ וּבַעֲבָדֶ֖יךָ וּבְעַמֶּ֑ךָ בַּעֲב֣וּר תֵּדַ֔ע כִּ֛י אֵ֥ין כָּמֹ֖נִי בְּכָל־הָאָֽרֶץ׃<text:s/></text:span><text:span text:style-name="T720">‬</text:span>‬‬<text:span text:style-name="T721">15</text:span><text:span text:style-name="T722"> כִּ֤י עַתָּה֙ שָׁלַ֣חְתִּי אֶת־יָדִ֔י וָאַ֥ךְ אוֹתְךָ֛ וְאֶֽת־עַמְּךָ֖ בַּדָּ֑בֶר וַתִּכָּחֵ֖ד מִן־הָאָֽרֶץ׃<text:s/></text:span><text:span text:style-name="T723">‬</text:span>‬‬<text:span text:style-name="T724">16</text:span><text:span text:style-name="T725"> וְאוּלָ֗ם בַּעֲב֥וּר זֹאת֙ הֶעֱמַדְתִּ֔יךָ בַּעֲב֖וּר הַרְאֹתְךָ֣ אֶת־כֹּחִ֑י וּלְמַ֛עַן סַפֵּ֥ר שְׁמִ֖י בְּכָל־הָאָֽרֶץ׃<text:s/></text:span><text:span text:style-name="T726">‬</text:span>‬‬<text:span text:style-name="T727">17</text:span><text:span text:style-name="T728"> עוֹדְךָ֖ מִסְתּוֹלֵ֣ל בְּעַמִּ֑י לְבִלְתִּ֖י שַׁלְּחָֽם׃<text:s/></text:span><text:span text:style-name="T729">‬</text:span>‬‬<text:span text:style-name="T730">18</text:span><text:span text:style-name="T731"> הִנְנִ֤י מַמְטִיר֙ כָּעֵ֣ת מָחָ֔ר בָּרָ֖ד כָּבֵ֣ד מְאֹ֑ד אֲשֶׁ֨ר לֹא־הָיָ֤ה כָמֹ֙הוּ֙ בְּמִצְרַ֔יִם לְמִן־הַיּ֥וֹם הִוָּסְדָ֖ה וְעַד־עָֽתָּה׃<text:s/></text:span><text:span text:style-name="T732">‬</text:span>‬‬<text:span text:style-name="T733">19</text:span><text:span text:style-name="T734"> וְעַתָּ֗ה שְׁלַ֤ח הָעֵז֙ אֶֽת־מִקְנְךָ֔ וְאֵ֛ת כָּל־אֲשֶׁ֥ר לְךָ֖ בַּשָּׂדֶ֑ה כָּל־הָאָדָ֨ם וְהַבְּהֵמָ֜ה אֲשֶֽׁר־יִמָּצֵ֣א בַשָּׂדֶ֗ה וְלֹ֤א יֵֽאָסֵף֙ הַבַּ֔יְתָה וְיָרַ֧ד עֲלֵהֶ֛ם הַבָּרָ֖ד וָמֵֽתוּ׃<text:s/></text:span><text:span text:style-name="T735">‬</text:span>‬‬<text:span text:style-name="T736">20</text:span><text:span text:style-name="T737"> הַיָּרֵא֙ אֶת־דְּבַ֣ר יְהוָ֔ה מֵֽעַבְדֵ֖י פַּרְעֹ֑ה הֵנִ֛יס אֶת־עֲבָדָ֥יו וְאֶת־מִקְנֵ֖הוּ אֶל־הַבָּתִּֽים׃<text:s/></text:span><text:span text:style-name="T738">‬</text:span>‬‬<text:span text:style-name="T739">21</text:span><text:span text:style-name="T740"> וַאֲשֶׁ֥ר לֹא־שָׂ֛ם לִבּ֖וֹ אֶל־דְּבַ֣ר יְהוָ֑ה וַֽיַּעֲזֹ֛ב אֶת־עֲבָדָ֥יו וְאֶת־מִקְנֵ֖הוּ בַּשָּׂדֶֽה׃<text:s/></text:span><text:span text:style-name="T741">פ<text:s/></text:span><text:span text:style-name="T742">‬</text:span>‬‬‬‬‬‬‬‬‬‬‬‬‬‬‬‬</text:p>
        <text:p text:style-name="P743"><text:span text:style-name="T744">22</text:span><text:span text:style-name="T745"> וַיֹּ֨אמֶר יְהוָ֜ה אֶל־מֹשֶׁה נְטֵ֤ה אֶת־יָֽדְךָ֙ עַל־הַשָּׁמַ֔יִם וִיהִ֥י בָרָ֖ד בְּכָל־אֶ֣רֶץ מִצְרָ֑יִם עַל־הָאָדָ֣ם וְעַל־הַבְּהֵמָ֗ה וְעַ֛ל כָּל־עֵ֥שֶׂב הַשָּׂדֶ֖ה בְּאֶ֥רֶץ מִצְרָֽיִם׃<text:s/></text:span><text:span text:style-name="T746">‬</text:span>‬‬‬<text:span text:style-name="T747">23</text:span><text:span text:style-name="T748"> וַיֵּ֨ט מֹשֶׁ֣ה אֶת־מַטֵּהוּ֮ עַל־הַשָּׁמַיִם֒ וַֽיהוָ֗ה נָתַ֤ן קֹלֹת֙ וּבָרָ֔ד וַתִּ֥הֲלַךְ אֵ֖שׁ אָ֑רְצָה וַיַּמְטֵ֧ר יְהוָ֛ה בָּרָ֖ד עַל־אֶ֥רֶץ מִצְרָֽיִם׃<text:s/></text:span><text:span text:style-name="T749">‬</text:span>‬‬<text:span text:style-name="T750">24</text:span><text:span text:style-name="T751"> וַיְהִ֣י בָרָ֔ד וְאֵ֕שׁ מִתְלַקַּ֖חַת בְּת֣וֹךְ הַבָּרָ֑ד כָּבֵ֣ד מְאֹ֔ד אֲ֠שֶׁר לֹֽא־הָיָ֤ה כָמֹ֙הוּ֙ בְּכָל־אֶ֣רֶץ מִצְרַ֔יִם מֵאָ֖ז הָיְתָ֥ה לְגֽוֹי׃<text:s/></text:span><text:span text:style-name="T752">‬</text:span>‬‬<text:span text:style-name="T753">25</text:span><text:span text:style-name="T754"> וַיַּ֨ךְ הַבָּרָ֜ד בְּכָל־אֶ֣רֶץ מִצְרַ֗יִם אֵ֚ת כָּל־אֲשֶׁ֣ר בַּשָּׂדֶ֔ה מֵאָדָ֖ם וְעַד־בְּהֵמָ֑ה וְאֵ֨ת כָּל־עֵ֤שֶׂב הַשָּׂדֶה֙ הִכָּ֣ה הַבָּרָ֔ד וְאֶת־כָּל־עֵ֥ץ הַשָּׂדֶ֖ה שִׁבֵּֽר׃<text:s/></text:span><text:span text:style-name="T755">‬</text:span>‬‬<text:span text:style-name="T756">26</text:span><text:span text:style-name="T757"> רַ֚ק בְּאֶ֣רֶץ גֹּ֔שֶׁן אֲשֶׁר־שָׁ֖ם בְּנֵ֣י יִשְׂרָאֵ֑ל לֹ֥א הָיָ֖ה בָּרָֽד׃<text:s/></text:span><text:span text:style-name="T758">‬</text:span>‬‬<text:span text:style-name="T759">27</text:span><text:span text:style-name="T760"> וַיִּשְׁלַ֣ח פַּרְעֹ֗ה וַיִּקְרָא֙ לְמֹשֶׁ֣ה וּֽלְאַהֲרֹ֔ן וַיֹּ֥אמֶר אֲלֵהֶ֖ם חָטָ֣אתִי הַפָּ֑עַם יְהוָה֙ הַצַּדִּ֔יק וַאֲנִ֥י וְעַמִּ֖י הָרְשָׁעִֽים׃<text:s/></text:span><text:span text:style-name="T761">‬</text:span>‬‬<text:span text:style-name="T762">28</text:span><text:span text:style-name="T763"> הַעְתִּ֙ירוּ֙ אֶל־יְהוָ֔ה וְרַ֕ב מִֽהְיֹ֛ת קֹלֹ֥ת אֱלֹהִ֖ים וּבָרָ֑ד וַאֲשַׁלְּחָ֣ה אֶתְכֶ֔ם וְלֹ֥א תֹסִפ֖וּן לַעֲמֹֽד׃<text:s/></text:span><text:span text:style-name="T764">‬</text:span>‬‬<text:span text:style-name="T765">29</text:span><text:span text:style-name="T766"> וַיֹּ֤אמֶר אֵלָיו֙ מֹשֶׁ֔ה כְּצֵאתִי֙ אֶת־הָעִ֔יר אֶפְרֹ֥שׂ אֶת־כַּפַּ֖י אֶל־יְהוָ֑ה הַקֹּל֣וֹת יֶחְדָּל֗וּן וְהַבָּרָד֙ לֹ֣א יִֽהְיֶה־ע֔וֹד לְמַ֣עַן תֵּדַ֔ע כִּ֥י לַיהוָ֖ה הָאָֽרֶץ׃<text:s/></text:span><text:span text:style-name="T767">‬</text:span>‬‬<text:span text:style-name="T768">30</text:span><text:span text:style-name="T769"> וְאַתָּ֖ה וַעֲבָדֶ֑יךָ יָדַ֕עְתִּי כִּ֚י טֶ֣רֶם תִּֽירְא֔וּן מִפְּנֵ֖י יְהוָ֥ה אֱלֹהִֽים׃<text:s/></text:span><text:span text:style-name="T770">‬</text:span>‬‬<text:span text:style-name="T771">31</text:span><text:span text:style-name="T772"> וְהַפִּשְׁתָּ֥ה וְהַשְּׂעֹרָ֖ה נֻכָּ֑תָה כִּ֤י הַשְּׂעֹרָה֙ אָבִ֔יב וְהַפִּשְׁתָּ֖ה גִּבְעֹֽל׃<text:s/></text:span><text:span text:style-name="T773">‬</text:span>‬‬<text:span text:style-name="T774">32</text:span><text:span text:style-name="T775"> וְהַחִטָּ֥ה וְהַכֻּסֶּ֖מֶת לֹ֣א נֻכּ֑וּ כִּ֥י אֲפִילֹ֖ת הֵֽנָּה׃<text:s/></text:span><text:span text:style-name="T776">‬</text:span>‬‬<text:span text:style-name="T777">33</text:span><text:span text:style-name="T778"> וַיֵּצֵ֨א מֹשֶׁ֜ה מֵעִ֤ם פַּרְעֹה֙ אֶת־הָעִ֔יר וַיִּפְרֹ֥שׂ כַּפָּ֖יו אֶל־יְהוָ֑ה וַֽיַּחְדְּל֤וּ הַקֹּלוֹת֙ וְהַבָּרָ֔ד וּמָטָ֖ר לֹא־נִתַּ֥ךְ אָֽרְצָה׃<text:s/></text:span><text:span text:style-name="T779">‬</text:span>‬‬<text:span text:style-name="T780">34</text:span><text:span text:style-name="T781"> וַיַּ֣רְא פַּרְעֹ֗ה כִּֽי־חָדַ֨ל הַמָּטָ֧ר וְהַבָּרָ֛ד וְהַקֹּלֹ֖ת וַיֹּ֣סֶף לַחֲטֹ֑א וַיַּכְבֵּ֥ד לִבּ֖וֹ ה֥וּא וַעֲבָדָֽיו׃<text:s/></text:span><text:span text:style-name="T782">‬</text:span>‬‬<text:span text:style-name="T783">35</text:span><text:span text:style-name="T784"> וַֽיֶּחֱזַק֙ לֵ֣ב פַּרְעֹ֔ה וְלֹ֥א שִׁלַּ֖ח אֶת־בְּנֵ֣י יִשְׂרָאֵ֑ל כַּאֲשֶׁ֛ר דִּבֶּ֥ר יְהוָ֖ה בְּיַד־מֹשֶֽׁה׃<text:s/></text:span><text:span text:style-name="T785">פ<text:s/></text:span><text:span text:style-name="T786">‬</text:span>‬‬‬‬‬‬‬‬‬‬‬‬‬‬‬‬</text:p>
      </text:section>
      <text:section text:name="Sect9" text:style-name="S9">
        <text:soft-page-break/>
        <text:p text:style-name="P787">Exodus 10</text:p>
        <text:p text:style-name="P788"><text:span text:style-name="T789">1</text:span><text:span text:style-name="T790"> וַיֹּ֤אמֶר יְהוָה֙ אֶל־מֹשֶׁ֔ה בֹּ֖א אֶל־פַּרְעֹ֑ה כִּֽי־אֲנִ֞י הִכְבַּ֤דְתִּי אֶת־לִבּוֹ֙ וְאֶת־לֵ֣ב עֲבָדָ֔יו לְמַ֗עַן שִׁתִ֛י אֹתֹתַ֥י אֵ֖לֶּה בְּקִרְבּֽוֹ׃<text:s/></text:span><text:span text:style-name="T791">2</text:span><text:span text:style-name="T792"> וּלְמַ֡עַן תְּסַפֵּר֩ בְּאָזְנֵ֨י בִנְךָ֜ וּבֶן־בִּנְךָ֗ אֵ֣ת אֲשֶׁ֤ר הִתְעַלַּ֙לְתִּי֙ בְּמִצְרַ֔יִם וְאֶת־אֹתֹתַ֖י אֲשֶׁר־שַׂ֣מְתִּי בָ֑ם וִֽידַעְתֶּ֖ם כִּי־אֲנִ֥י יְהוָֽה׃<text:s/></text:span><text:span text:style-name="T793">‬</text:span>‬‬<text:span text:style-name="T794">3</text:span><text:span text:style-name="T795"> וַיָּבֹ֨א מֹשֶׁ֣ה וְאַהֲרֹן֮ אֶל־פַּרְעֹה֒ וַיֹּאמְר֣וּ אֵלָ֗יו כֹּֽה־אָמַ֤ר יְהוָה֙ אֱלֹהֵ֣י הָֽעִבְרִ֔ים עַד־מָתַ֣י מֵאַ֔נְתָּ לֵעָנֹ֖ת מִפָּנָ֑י שַׁלַּ֥ח עַמִּ֖י וְיַֽעַבְדֻֽנִי׃<text:s/></text:span><text:span text:style-name="T796">‬</text:span>‬‬<text:span text:style-name="T797">4</text:span><text:span text:style-name="T798"> כִּ֛י אִם־מָאֵ֥ן אַתָּ֖ה לְשַׁלֵּ֣חַ אֶת־עַמִּ֑י הִנְנִ֨י מֵבִ֥יא מָחָ֛ר אַרְבֶּ֖ה בִּגְבֻלֶֽךָ׃<text:s/></text:span><text:span text:style-name="T799">‬</text:span>‬‬<text:span text:style-name="T800">5</text:span><text:span text:style-name="T801"> וְכִסָּה֙ אֶת־עֵ֣ין הָאָ֔רֶץ וְלֹ֥א יוּכַ֖ל לִרְאֹ֣ת אֶת־הָאָ֑רֶץ וְאָכַ֣ל ׀ אֶת־יֶ֣תֶר הַפְּלֵטָ֗ה הַנִּשְׁאֶ֤רֶת לָכֶם֙ מִן־הַבָּרָ֔ד וְאָכַל֙ אֶת־כָּל־הָעֵ֔ץ הַצֹּמֵ֥חַ לָכֶ֖ם מִן־הַשָּׂדֶֽה׃<text:s/></text:span><text:span text:style-name="T802">‬</text:span>‬‬<text:span text:style-name="T803">6</text:span><text:span text:style-name="T804"> וּמָלְא֨וּ בָתֶּ֜יךָ וּבָתֵּ֣י כָל־עֲבָדֶיךָ֮ וּבָתֵּ֣י כָל־מִצְרַיִם֒ אֲשֶׁ֨ר לֹֽא־רָא֤וּ אֲבֹתֶ֙יךָ֙ וַאֲב֣וֹת אֲבֹתֶ֔יךָ מִיּ֗וֹם הֱיוֹתָם֙ עַל־הָ֣אֲדָמָ֔ה עַ֖ד הַיּ֣וֹם הַזֶּ֑ה וַיִּ֥פֶן וַיֵּצֵ֖א מֵעִ֥ם פַּרְעֹֽה׃<text:s/></text:span><text:span text:style-name="T805">‬</text:span>‬‬<text:span text:style-name="T806">7</text:span><text:span text:style-name="T807"> וַיֹּאמְרוּ֩ עַבְדֵ֨י פַרְעֹ֜ה אֵלָ֗יו עַד־מָתַי֙ יִהְיֶ֨ה זֶ֥ה לָ֙נוּ֙ לְמוֹקֵ֔שׁ שַׁלַּח֙ אֶת־הָ֣אֲנָשִׁ֔ים וְיַֽעַבְד֖וּ אֶת־יְהוָ֣ה אֱלֹהֵיהֶ֑ם הֲטֶ֣רֶם תֵּדַ֔ע כִּ֥י אָבְדָ֖ה מִצְרָֽיִם׃<text:s/></text:span><text:span text:style-name="T808">‬</text:span>‬‬<text:span text:style-name="T809">8</text:span><text:span text:style-name="T810"> וַיּוּשַׁ֞ב אֶת־מֹשֶׁ֤ה וְאֶֽת־אַהֲרֹן֙ אֶל־פַּרְעֹ֔ה וַיֹּ֣אמֶר אֲלֵהֶ֔ם לְכ֥וּ עִבְד֖וּ אֶת־יְהוָ֣ה אֱלֹהֵיכֶ֑ם מִ֥י וָמִ֖י הַהֹלְכִֽים׃<text:s/></text:span><text:span text:style-name="T811">‬</text:span>‬‬<text:span text:style-name="T812">9</text:span><text:span text:style-name="T813"> וַיֹּ֣אמֶר מֹשֶׁ֔ה בִּנְעָרֵ֥ינוּ וּבִזְקֵנֵ֖ינוּ נֵלֵ֑ךְ בְּבָנֵ֨ינוּ וּבִבְנוֹתֵ֜נוּ בְּצֹאנֵ֤נוּ וּבִבְקָרֵ֙נוּ֙ נֵלֵ֔ךְ כִּ֥י חַג־יְהוָ֖ה לָֽנוּ׃<text:s/></text:span><text:span text:style-name="T814">‬</text:span>‬‬<text:span text:style-name="T815">10</text:span><text:span text:style-name="T816"> וַיֹּ֣אמֶר אֲלֵהֶ֗ם יְהִ֨י כֵ֤ן יְהוָה֙ עִמָּכֶ֔ם כַּאֲשֶׁ֛ר אֲשַׁלַּ֥ח אֶתְכֶ֖ם וְאֶֽת־טַפְּכֶ֑ם רְא֕וּ כִּ֥י רָעָ֖ה נֶ֥גֶד פְּנֵיכֶֽם׃<text:s/></text:span><text:span text:style-name="T817">‬</text:span>‬‬<text:span text:style-name="T818">11</text:span><text:span text:style-name="T819"> לֹ֣א כֵ֗ן לְכֽוּ־נָ֤א הַגְּבָרִים֙ וְעִבְד֣וּ אֶת־יְהוָ֔ה כִּ֥י אֹתָ֖הּ אַתֶּ֣ם מְבַקְשִׁ֑ים וַיְגָ֣רֶשׁ אֹתָ֔ם מֵאֵ֖ת פְּנֵ֥י פַרְעֹֽה׃<text:s/></text:span><text:span text:style-name="T820">פ<text:s/></text:span><text:span text:style-name="T821">‬</text:span>‬‬‬‬‬‬‬‬‬‬‬‬</text:p>
        <text:p text:style-name="P822"><text:span text:style-name="T823">12</text:span><text:span text:style-name="T824"> וַיֹּ֨אמֶר יְהוָ֜ה אֶל־מֹשֶׁ֗ה נְטֵ֨ה יָדְךָ֜ עַל־אֶ֤רֶץ מִצְרַ֙יִם֙ בָּֽאַרְבֶּ֔ה וְיַ֖עַל עַל־אֶ֣רֶץ מִצְרָ֑יִם וְיֹאכַל֙ אֶת־כָּל־עֵ֣שֶׂב הָאָ֔רֶץ אֵ֛ת כָּל־אֲשֶׁ֥ר הִשְׁאִ֖יר הַבָּרָֽד׃<text:s/></text:span><text:span text:style-name="T825">‬</text:span>‬‬<text:span text:style-name="T826">13</text:span><text:span text:style-name="T827"> וַיֵּ֨ט מֹשֶׁ֣ה אֶת־מַטֵּהוּ֮ עַל־אֶ֣רֶץ מִצְרַיִם֒ וֽ͏ַיהוָ֗ה נִהַ֤ג רֽוּחַ־קָדִים֙ בָּאָ֔רֶץ כָּל־הַיּ֥וֹם הַה֖וּא וְכָל־הַלָּ֑יְלָה הַבֹּ֣קֶר הָיָ֔ה וְר֙וּחַ֙ הַקָּדִ֔ים נָשָׂ֖א אֶת־הָאַרְבֶּֽה׃<text:s/></text:span><text:span text:style-name="T828">‬</text:span>‬‬<text:span text:style-name="T829">14</text:span><text:span text:style-name="T830"> וַיַּ֣עַל הָֽאַרְבֶּ֗ה עַ֚ל כָּל־אֶ֣רֶץ מִצְרַ֔יִם וַיָּ֕נַח בְּכֹ֖ל גְּב֣וּל מִצְרָ֑יִם כָּבֵ֣ד מְאֹ֔ד לְ֠פָנָיו לֹא־הָ֨יָה כֵ֤ן אַרְבֶּה֙ כָּמֹ֔הוּ וְאַחֲרָ֖יו לֹ֥א יִֽהְיֶה־כֵּֽן׃<text:s/></text:span><text:span text:style-name="T831">‬</text:span>‬‬<text:span text:style-name="T832">15</text:span><text:span text:style-name="T833"> וַיְכַ֞ס אֶת־עֵ֣ין כָּל־הָאָרֶץ֮ וַתֶּחְשַׁ֣ךְ הָאָרֶץ֒ וַיֹּ֜אכַל אֶת־כָּל־עֵ֣שֶׂב הָאָ֗רֶץ וְאֵת֙ כָּל־פְּרִ֣י הָעֵ֔ץ אֲשֶׁ֥ר הוֹתִ֖יר הַבָּרָ֑ד וְלֹא־נוֹתַ֨ר כָּל־יֶ֧רֶק בָּעֵ֛ץ וּבְעֵ֥שֶׂב הַשָּׂדֶ֖ה בְּכָל־אֶ֥רֶץ מִצְרָֽיִם׃<text:s/></text:span><text:span text:style-name="T834">‬</text:span>‬‬<text:span text:style-name="T835">16</text:span><text:span text:style-name="T836"> וַיְמַהֵ֣ר פַּרְעֹ֔ה לִקְרֹ֖א לְמֹשֶׁ֣ה וּֽלְאַהֲרֹ֑ן וַיֹּ֗אמֶר חָטָ֛אתִי לַיהוָ֥ה אֱלֹֽהֵיכֶ֖ם וְלָכֶֽם׃<text:s/></text:span><text:span text:style-name="T837">‬</text:span>‬‬<text:span text:style-name="T838">17</text:span><text:span text:style-name="T839"> וְעַתָּ֗ה שָׂ֣א נָ֤א חַטָּאתִי֙ אַ֣ךְ הַפַּ֔עַם וְהַעְתִּ֖ירוּ לַיהוָ֣ה אֱלֹהֵיכֶ֑ם וְיָסֵר֙ מֵֽעָלַ֔י רַ֖ק אֶת־הַמָּ֥וֶת הַזֶּֽה׃<text:s/></text:span><text:span text:style-name="T840">‬</text:span>‬‬<text:span text:style-name="T841">18</text:span><text:span text:style-name="T842"> וַיֵּצֵ֖א מֵעִ֣ם פַּרְעֹ֑ה וַיֶּעְתַּ֖ר אֶל־יְהוָֽה׃<text:s/></text:span><text:span text:style-name="T843">‬</text:span>‬‬<text:span text:style-name="T844">19</text:span><text:span text:style-name="T845"> וַיַּהֲפֹ֨ךְ יְהוָ֤ה רֽוּחַ־יָם֙ חָזָ֣ק מְאֹ֔ד וַיִּשָּׂא֙ אֶת־הָ֣אַרְבֶּ֔ה וַיִּתְקָעֵ֖הוּ יָ֣מָּה סּ֑וּף לֹ֤א נִשְׁאַר֙ אַרְבֶּ֣ה אֶחָ֔ד בְּכֹ֖ל גְּב֥וּל מִצְרָֽיִם׃<text:s/></text:span><text:span text:style-name="T846">‬</text:span>‬‬<text:span text:style-name="T847">20</text:span><text:span text:style-name="T848"> וַיְחַזֵּ֥ק יְהוָ֖ה אֶת־לֵ֣ב פַּרְעֹ֑ה וְלֹ֥א שִׁלַּ֖ח אֶת־בְּנֵ֥י יִשְׂרָאֵֽל׃<text:s/></text:span><text:span text:style-name="T849">פ<text:s/></text:span><text:span text:style-name="T850">‬</text:span>‬‬‬‬‬‬‬‬‬‬‬</text:p>
        <text:soft-page-break/>
        <text:p text:style-name="P851"><text:span text:style-name="T852">21</text:span><text:span text:style-name="T853"> וַיֹּ֨אמֶר יְהוָ֜ה אֶל־מֹשֶׁ֗ה נְטֵ֤ה יָֽדְךָ֙ עַל־הַשָּׁמַ֔יִם וִ֥יהִי חֹ֖שֶׁךְ עַל־אֶ֣רֶץ מִצְרָ֑יִם וְיָמֵ֖שׁ חֹֽשֶׁךְ׃<text:s/></text:span><text:span text:style-name="T854">‬</text:span>‬‬<text:span text:style-name="T855">22</text:span><text:span text:style-name="T856"> וַיֵּ֥ט מֹשֶׁ֛ה אֶת־יָד֖וֹ עַל־הַשָּׁמָ֑יִם וַיְהִ֧י חֹֽשֶׁךְ־אֲפֵלָ֛ה בְּכָל־אֶ֥רֶץ מִצְרַ֖יִם שְׁלֹ֥שֶׁת יָמִֽים׃<text:s/></text:span><text:span text:style-name="T857">‬</text:span>‬‬<text:span text:style-name="T858">23</text:span><text:span text:style-name="T859"> לֹֽא־רָא֞וּ אִ֣ישׁ אֶת־אָחִ֗יו וְלֹא־קָ֛מוּ אִ֥ישׁ מִתַּחְתָּ֖יו שְׁלֹ֣שֶׁת יָמִ֑ים וּֽלְכָל־בְּנֵ֧י יִשְׂרָאֵ֛ל הָ֥יָה א֖וֹר בְּמוֹשְׁבֹתָֽם׃<text:s/></text:span><text:span text:style-name="T860">‬</text:span>‬‬<text:span text:style-name="T861">24</text:span><text:span text:style-name="T862"> וַיִּקְרָ֨א פַרְעֹ֜ה אֶל־מֹשֶׁ֗ה וַיֹּ֙אמֶר֙ לְכוּ֙ עִבְד֣וּ אֶת־יְהוָ֔ה רַ֛ק צֹאנְכֶ֥ם וּבְקַרְכֶ֖ם יֻצָּ֑ג גַּֽם־טַפְּכֶ֖ם יֵלֵ֥ך עִמָּכֶֽם׃<text:s/></text:span><text:span text:style-name="T863">‬</text:span>‬‬<text:span text:style-name="T864">25</text:span><text:span text:style-name="T865"> וַיֹּ֣אמֶר מֹשֶׁ֔ה גַּם־אַתָּ֛ה תִּתֵּ֥ן בְּיָדֵ֖נוּ זְבָחִ֣ים וְעֹל֑וֹת וְעָשִׂ֖ינוּ לַיהוָ֥ה אֱלֹהֵֽינוּ׃<text:s/></text:span><text:span text:style-name="T866">‬</text:span>‬‬<text:span text:style-name="T867">26</text:span><text:span text:style-name="T868"> וְגַם־מִקְנֵ֜נוּ יֵלֵ֣ךְ עִמָּ֗נוּ לֹ֤א תִשָּׁאֵר֙ פַּרְסָ֔ה כִּ֚י מִמֶּ֣נּוּ נִקַּ֔ח לַעֲבֹ֖ד אֶת־יְהוָ֣ה אֱלֹהֵ֑ינוּ וַאֲנַ֣חְנוּ לֹֽא־נֵדַ֗ע מַֽה־נַּעֲבֹד֙ אֶת־יְהוָ֔ה עַד־בֹּאֵ֖נוּ שָֽׁמָּה׃<text:s/></text:span><text:span text:style-name="T869">‬</text:span>‬‬<text:span text:style-name="T870">27</text:span><text:span text:style-name="T871"> וַיְחַזֵּ֥ק יְהוָ֖ה אֶת־לֵ֣ב פַּרְעֹ֑ה וְלֹ֥א אָבָ֖ה לְשַׁלְּחָֽם׃<text:s/></text:span><text:span text:style-name="T872">‬</text:span>‬‬<text:span text:style-name="T873">28</text:span><text:span text:style-name="T874"> וַיֹּֽאמֶר־ל֥וֹ פַרְעֹ֖ה לֵ֣ךְ מֵעָלָ֑י הִשָּׁ֣מֶר לְךָ֗ אֶל־תֹּ֙סֶף֙ רְא֣וֹת פָּנַ֔י כִּ֗י בְּי֛וֹם רְאֹתְךָ֥ פָנַ֖י תָּמֽוּת׃<text:s/></text:span><text:span text:style-name="T875">‬</text:span>‬‬<text:span text:style-name="T876">29</text:span><text:span text:style-name="T877"> וַיֹּ֥אמֶר מֹשֶׁ֖ה כֵּ֣ן דִּבַּ֑רְתָּ לֹא־אֹסִ֥ף ע֖וֹד רְא֥וֹת פָּנֶֽיךָ׃<text:s/></text:span><text:span text:style-name="T878">פ<text:s/></text:span><text:span text:style-name="T879">‬</text:span>‬‬‬‬‬‬‬‬‬‬‬</text:p>
      </text:section>
      <text:section text:name="Sect10" text:style-name="S10">
        <text:p text:style-name="P880">Exodus 11</text:p>
        <text:p text:style-name="P881"><text:span text:style-name="T882">1</text:span><text:span text:style-name="T883"> וַיֹּ֨אמֶר יְהוָ֜ה אֶל־מֹשֶׁ֗ה ע֣וֹד נֶ֤גַע אֶחָד֙ אָבִ֤יא עַל־פַּרְעֹה֙ וְעַל־מִצְרַ֔יִם אֽ͏ַחֲרֵי־כֵ֕ן יְשַׁלַּ֥ח אֶתְכֶ֖ם מִזֶּ֑ה כְּשַׁ֨לְּח֔וֹ כָּלָ֕ה גָּרֵ֛שׁ יְגָרֵ֥שׁ אֶתְכֶ֖ם מִזֶּֽה׃<text:s/></text:span><text:span text:style-name="T884">2</text:span><text:span text:style-name="T885"> דַּבֶּר־נָ֖א בְּאָזְנֵ֣י הָעָ֑ם וְיִשְׁאֲל֞וּ אִ֣ישׁ ׀ מֵאֵ֣ת רֵעֵ֗הוּ וְאִשָּׁה֙ מֵאֵ֣ת רְעוּתָ֔הּ כְּלֵי־כֶ֖סֶף וּכְלֵ֥י זָהָֽב׃<text:s/></text:span><text:span text:style-name="T886">‬</text:span>‬‬<text:span text:style-name="T887">3</text:span><text:span text:style-name="T888"> וַיִּתֵּ֧ן יְהוָ֛ה אֶת־חֵ֥ן הָעָ֖ם בְּעֵינֵ֣י מִצְרָ֑יִם גַּ֣ם ׀ הָאִ֣ישׁ מֹשֶׁ֗ה גָּד֤וֹל מְאֹד֙ בְּאֶ֣רֶץ מִצְרַ֔יִם בְּעֵינֵ֥י עַבְדֵֽי־פַרְעֹ֖ה וּבְעֵינֵ֥י הָעָֽם׃</text:span><text:span text:style-name="T889"><text:s/>ס<text:s/></text:span><text:span text:style-name="T890">‬</text:span>‬‬<text:span text:style-name="T891">4</text:span><text:span text:style-name="T892"> וַיֹּ֣אמֶר מֹשֶׁ֔ה כֹּ֖ה אָמַ֣ר יְהוָ֑ה כַּחֲצֹ֣ת הַלַּ֔יְלָה אֲנִ֥י יוֹצֵ֖א בְּת֥וֹךְ מִצְרָֽיִם׃<text:s/></text:span><text:span text:style-name="T893">‬</text:span>‬‬<text:span text:style-name="T894">5</text:span><text:span text:style-name="T895"> וּמֵ֣ת כָּל־בְּכוֹר֮ בְּאֶ֣רֶץ מִצְרַיִם֒ מִבְּכ֤וֹר פַּרְעֹה֙ הַיֹּשֵׁ֣ב עַל־כִּסְא֔וֹ עַ֚ד בְּכ֣וֹר הַשִּׁפְחָ֔ה אֲשֶׁ֖ר אַחַ֣ר הָרֵחָ֑יִם וְכֹ֖ל בְּכ֥וֹר בְּהֵמָֽה׃<text:s/></text:span><text:span text:style-name="T896">‬</text:span>‬‬<text:span text:style-name="T897">6</text:span><text:span text:style-name="T898"> וְהָֽיְתָ֛ה צְעָקָ֥ה גְדֹלָ֖ה בְּכָל־אֶ֣רֶץ מִצְרָ֑יִם אֲשֶׁ֤ר כָּמֹ֙הוּ֙ לֹ֣א נִהְיָ֔תָה וְכָמֹ֖הוּ לֹ֥א תֹסִֽף׃<text:s/></text:span><text:span text:style-name="T899">‬</text:span>‬‬<text:span text:style-name="T900">7</text:span><text:span text:style-name="T901"> וּלְכֹ֣ל ׀ בְּנֵ֣י יִשְׂרָאֵ֗ל לֹ֤א יֶֽחֱרַץ־כֶּ֙לֶב֙ לְשֹׁנ֔וֹ לְמֵאִ֖ישׁ וְעַד־בְּהֵמָ֑ה לְמַ֙עַן֙ תֵּֽדְע֔וּן אֲשֶׁר֙ יַפְלֶ֣ה יְהוָ֔ה בֵּ֥ין מִצְרַ֖יִם וּבֵ֥ין יִשְׂרָאֵֽל׃<text:s/></text:span><text:span text:style-name="T902">‬</text:span>‬‬<text:span text:style-name="T903">8</text:span><text:span text:style-name="T904"> וְיָרְד֣וּ כָל־עֲבָדֶיךָ֩ אֵ֨לֶּה אֵלַ֜י וְהִשְׁתַּֽחֲוּוּ־לִ֣י לֵאמֹ֗ר צֵ֤א אַתָּה֙ וְכָל־הָעָ֣ם אֲשֶׁר־בְּרַגְלֶ֔יךָ וְאַחֲרֵי־כֵ֖ן אֵצֵ֑א וַיֵּצֵ֥א מֵֽעִם־פַּרְעֹ֖ה בָּחֳרִי־אָֽף׃</text:span><text:span text:style-name="T905"><text:s/>ס<text:s/></text:span><text:span text:style-name="T906">‬</text:span>‬‬<text:span text:style-name="T907">9</text:span><text:span text:style-name="T908"> וַיֹּ֤אמֶר יְהוָה֙ אֶל־מֹשֶׁ֔ה לֹא־יִשְׁמַ֥ע אֲלֵיכֶ֖ם פַּרְעֹ֑ה לְמַ֛עַן רְב֥וֹת מוֹפְתַ֖י בְּאֶ֥רֶץ מִצְרָֽיִם׃<text:s/></text:span><text:span text:style-name="T909">‬</text:span>‬‬<text:span text:style-name="T910">10</text:span><text:span text:style-name="T911"> וּמֹשֶׁ֣ה וְאַהֲרֹ֗ן עָשׂ֛וּ אֶת־כָּל־הַמֹּפְתִ֥ים הָאֵ֖לֶּה לִפְנֵ֣י פַרְעֹ֑ה וַיְ</text:span><text:span text:style-name="T912">‬‏חַזֵּ֤ק יְהוָה֙ אֶת־לֵ֣ב פַּרְעֹ֔ה וְלֹֽא־שִׁלַּ֥ח אֶת־בְּנֵֽי־יִשְׂרָאֵ֖ל מֵאַרְצֽוֹ׃<text:s/></text:span><text:span text:style-name="T913">פ<text:s/></text:span><text:span text:style-name="T914">‬</text:span>‬‬‬‬‬‬‬‬‬‬‬‬</text:p>
      </text:section>
      <text:section text:name="Sect11" text:style-name="S11">
        <text:p text:style-name="P915">Exodus 12</text:p>
        <text:p text:style-name="P916"><text:span text:style-name="T917">1</text:span><text:span text:style-name="T918"> וַיֹּ֤אמֶר יְהוָה֙ אֶל־מֹשֶׁ֣ה וְאֶֽל־אַהֲרֹ֔ן בְּאֶ֥רֶץ מִצְרַ֖יִם לֵאמֹֽר׃<text:s/></text:span><text:span text:style-name="T919">2</text:span><text:span text:style-name="T920"> הַחֹ֧דֶשׁ הַזֶּ֛ה לָכֶ֖ם רֹ֣אשׁ חֳדָשִׁ֑ים רִאשׁ֥וֹן הוּא֙ לָכֶ֔ם לְחָדְשֵׁ֖י הַשָּׁנָֽה׃<text:s/></text:span><text:span text:style-name="T921">‬</text:span>‬‬<text:span text:style-name="T922">3</text:span><text:span text:style-name="T923"> דַּבְּר֗וּ אֶֽל־כָּל־עֲדַ֤ת יִשְׂרָאֵל֙ לֵאמֹ֔ר בֶּעָשֹׂ֖ר לַחֹ֣דֶשׁ הַזֶּ֑ה וְיִקְח֣וּ לָהֶ֗ם אִ֛ישׁ שֶׂ֥ה לְבֵית־אָבֹ֖ת שֶׂ֥ה לַבָּֽיִת׃<text:s/></text:span><text:span text:style-name="T924">‬</text:span>‬‬<text:span text:style-name="T925">4</text:span><text:span text:style-name="T926"> וְאִם־יִמְעַ֣ט<text:s/></text:span><text:soft-page-break/><text:span text:style-name="T927">הַבַּיִת֮ מִהְיֹ֣ת מִשֶּׂה֒ וְלָקַ֣ח ה֗וּא וּשְׁכֵנ֛וֹ הַקָּרֹ֥ב אֶל־בֵּית֖וֹ בְּמִכְסַ֣ת נְפָשֹׁ֑ת אִ֚ישׁ לְפִ֣י אָכְל֔וֹ תָּכֹ֖סּוּ עַל־הַשֶּֽׂה׃<text:s/></text:span><text:span text:style-name="T928">‬</text:span>‬‬<text:span text:style-name="T929">5</text:span><text:span text:style-name="T930"> שֶׂ֥ה תָמִ֛ים זָכָ֥ר בֶּן־שָׁנָ֖ה יִהְיֶ֣ה לָכֶ֑ם מִן־הַכְּבָשִׂ֥ים וּמִן־הָעִזִּ֖ים תִּקָּֽחוּ׃<text:s/></text:span><text:span text:style-name="T931">‬</text:span>‬‬<text:span text:style-name="T932">6</text:span><text:span text:style-name="T933"> וְהָיָ֤ה לָכֶם֙ לְמִשְׁמֶ֔רֶת עַ֣ד אַרְבָּעָ֥ה עָשָׂ֛ר י֖וֹם לַחֹ֣דֶשׁ הַזֶּ֑ה וְשָׁחֲט֣וּ אֹת֗וֹ כֹּ֛ל קְהַ֥ל עֲדַֽת־יִשְׂרָאֵ֖ל בֵּ֥ין הָעַרְבָּֽיִם׃<text:s/></text:span><text:span text:style-name="T934">‬</text:span>‬‬<text:span text:style-name="T935">7</text:span><text:span text:style-name="T936"> וְלָֽקְחוּ֙ מִן־הַדָּ֔ם וְנָ֥תְנ֛וּ עַל־שְׁתֵּ֥י הַמְּזוּזֹ֖ת וְעַל־הַמַּשְׁק֑וֹף עַ֚ל הַבָּ֣תִּ֔ים אֲשֶׁר־יֹאכְל֥וּ אֹת֖וֹ בָּהֶֽם׃<text:s/></text:span><text:span text:style-name="T937">‬</text:span>‬‬‬<text:span text:style-name="T938">8</text:span><text:span text:style-name="T939"> וְאָכְל֥וּ אֶת־הַבָּשָׂ֖ר בַּלַּ֣יְלָה הַזֶּ֑ה צְלִי־אֵ֣שׁ וּמַצּ֔וֹת עַל־מְרֹרִ֖ים יֹאכְלֻֽהוּ׃<text:s/></text:span><text:span text:style-name="T940">‬</text:span>‬‬<text:span text:style-name="T941">9</text:span><text:span text:style-name="T942"> אַל־תֹּאכְל֤וּ מִמֶּ֙נּוּ֙ נָ֔א וּבָשֵׁ֥ל מְבֻשָּׁ֖ל בַּמָּ֑יִם כִּ֣י אִם־צְלִי־אֵ֔שׁ רֹאשׁ֥וֹ עַל־כְּרָעָ֖יו וְעַל־קִרְבּֽוֹ׃<text:s/></text:span><text:span text:style-name="T943">‬</text:span>‬‬<text:span text:style-name="T944">10</text:span><text:span text:style-name="T945"> וְלֹא־תוֹתִ֥ירוּ מִמֶּ֖נּוּ עַד־בֹּ֑קֶר וְהַנֹּתָ֥ר מִמֶּ֛נּוּ עַד־בֹּ֖קֶר בָּאֵ֥שׁ תִּשְׂרֹֽפוּ׃<text:s/></text:span><text:span text:style-name="T946">‬</text:span>‬‬<text:span text:style-name="T947">11</text:span><text:span text:style-name="T948"> וְכָכָה֮ תֹּאכְל֣וּ אֹתוֹ֒ מָתְנֵיכֶ֣ם חֲגֻרִ֔ים נֽ͏ַעֲלֵיכֶם֙ בְּרַגְלֵיכֶ֔ם וּמַקֶּלְכֶ֖ם בְּיֶדְכֶ֑ם וַאֲכַלְתֶּ֤ם אֹתוֹ֙ בְּחִפָּז֔וֹן פֶּ֥סַח ה֖וּא לַיהוָֽה׃<text:s/></text:span><text:span text:style-name="T949">‬</text:span>‬‬<text:span text:style-name="T950">12</text:span><text:span text:style-name="T951"> וְעָבַרְתִּ֣י בְאֶֽרֶץ־מִצְרַיִם֮ בַּלַּ֣יְלָה הַזֶּה֒ וְהִכֵּיתִ֤י כָל־בְּכוֹר֙ בְּאֶ֣רֶץ מִצְרַ֔יִם מֵאָדָ֖ם וְעַד־בְּהֵמָ֑ה וּבְכָל־אֱלֹהֵ֥י מִצְרַ֛יִם אֶֽעֱשֶׂ֥ה שְׁפָטִ֖ים אֲנִ֥י יְהוָֽה׃<text:s/></text:span><text:span text:style-name="T952">‬</text:span>‬‬<text:span text:style-name="T953">13</text:span><text:span text:style-name="T954"> וְהָיָה֩ הַדָּ֨ם לָכֶ֜ם לְאֹ֗ת עַ֤ל הַבָּתִּים֙ אֲשֶׁ֣ר אַתֶּ֣ם שָׁ֔ם וְרָאִ֙יתִי֙ אֶת־הַדָּ֔ם וּפָסַחְתִּ֖י עֲלֵכֶ֑ם וְלֹֽא־יִֽהְיֶ֨ה בָכֶ֥ם נֶ֙גֶף֙ לְמַשְׁחִ֔ית בְּהַכֹּתִ֖י בְּאֶ֥רֶץ מִצְרָֽיִם׃<text:s/></text:span><text:span text:style-name="T955">‬</text:span>‬‬<text:span text:style-name="T956">14</text:span><text:span text:style-name="T957"> וְהָיָה֩ הַיּ֨וֹם הַזֶּ֤ה לָכֶם֙ לְזִכָּר֔וֹן וְחַגֹּתֶ֥ם אֹת֖וֹ חַ֣ג לַֽיהוָ֑ה לְדֹרֹ֣תֵיכֶ֔ם חֻקַּ֥ת עוֹלָ֖ם תְּחָגֻּֽהוּ׃<text:s/></text:span><text:span text:style-name="T958">‬</text:span>‬‬<text:span text:style-name="T959">15</text:span><text:span text:style-name="T960"> שִׁבְעַ֤ת יָמִים֙ מַצּ֣וֹת תֹּאכֵ֔לוּ אַ֚ךְ בַּיּ֣וֹם הָרִאשׁ֔וֹן תַּשְׁבִּ֥יתוּ שְּׂאֹ֖ר מִבָּתֵּיכֶ֑ם כִּ֣י ׀ כָּל־אֹכֵ֣ל חָמֵ֗ץ וְנִכְרְתָ֞ה הַנֶּ֤פֶשׁ הַהִוא֙ מִיִּשְׂרָאֵ֔ל מִיּ֥וֹם הָרִאשֹׁ֖ן עַד־י֥וֹם הַשְּׁבִעִֽי׃<text:s/></text:span><text:span text:style-name="T961">‬</text:span>‬‬<text:span text:style-name="T962">16</text:span><text:span text:style-name="T963"> וּבַיּ֤וֹם הָרִאשׁוֹן֙ מִקְרָא־קֹ֔דֶשׁ וּבַיּוֹם֙ הַשְּׁבִיעִ֔י מִקְרָא־קֹ֖דֶשׁ יִהְיֶ֣ה לָכֶ֑ם כָּל־מְלָאכָה֙ לֹא־יֵעָשֶׂ֣ה בָהֶ֔ם אַ֚ךְ אֲשֶׁ֣ר יֵאָכֵ֣ל לְכָל־נֶ֔פֶשׁ ה֥וּא לְבַדּ֖וֹ יֵעָשֶׂ֥ה לָכֶֽם׃<text:s/></text:span><text:span text:style-name="T964">‬</text:span>‬‬<text:span text:style-name="T965">17</text:span><text:span text:style-name="T966"> וּשְׁמַרְתֶּם֮ אֶת־הַמַּצּוֹת֒ כִּ֗י בְּעֶ֙צֶם֙ הַיּ֣וֹם הַזֶּ֔ה הוֹצֵ֥אתִי אֶת־צִבְאוֹתֵיכֶ֖ם מֵאֶ֣רֶץ מִצְרָ֑יִם וּשְׁמַרְתֶּ֞ם אֶת־הַיּ֥וֹם הַזֶּ֛ה לְדֹרֹתֵיכֶ֖ם חֻקַּ֥ת עוֹלָֽם׃<text:s/></text:span><text:span text:style-name="T967">‬</text:span>‬‬<text:span text:style-name="T968">18</text:span><text:span text:style-name="T969"> בָּרִאשֹׁ֡ן בְּאַרְבָּעָה֩ עָשָׂ֨ר י֤וֹם לַחֹ֙דֶשׁ֙ בָּעֶ֔רֶב תֹּאכְל֖וּ מַצֹּ֑ת עַ֠ד י֣וֹם הָאֶחָ֧ד וְעֶשְׂרִ֛ים לַחֹ֖דֶשׁ בָּעָֽרֶב׃<text:s/></text:span><text:span text:style-name="T970">‬</text:span>‬‬<text:span text:style-name="T971">19</text:span><text:span text:style-name="T972"> שִׁבְעַ֣ת יָמִ֔ים שְׂאֹ֕ר לֹ֥א יִמָּצֵ֖א בְּבָתֵּיכֶ֑ם כִּ֣י ׀ כָּל־אֹכֵ֣ל מַחְמֶ֗צֶת וְנִכְרְתָ֞ה הַנֶּ֤פֶשׁ הַהִוא֙ מֵעֲדַ֣ת יִשְׂרָאֵ֔ל בַּגֵּ֖ר וּבְאֶזְרַ֥ח הָאָֽרֶץ׃<text:s/></text:span><text:span text:style-name="T973">‬</text:span>‬‬<text:span text:style-name="T974">20</text:span><text:span text:style-name="T975"> כָּל־מַחְמֶ֖צֶת לֹ֣א תֹאכֵ֑לוּ בְּכֹל֙ מוֹשְׁבֹ֣תֵיכֶ֔ם תֹּאכְל֖וּ מַצּֽוֹת׃<text:s/></text:span><text:span text:style-name="T976">פ<text:s/></text:span><text:span text:style-name="T977">‬</text:span>‬‬‬‬‬‬‬‬‬‬‬‬‬‬‬‬‬‬‬‬‬</text:p>
        <text:p text:style-name="P978"><text:span text:style-name="T979">21</text:span><text:span text:style-name="T980"> וַיִּקְרָ֥א מֹשֶׁ֛ה לְכָל־זִקְנֵ֥י יִשְׂרָאֵ֖ל וַיֹּ֣אמֶר אֲלֵהֶ֑ם מִֽשְׁכ֗וּ וּקְח֨וּ לָכֶ֥ם צֹ֛אן לְמִשְׁפְּחֹתֵיכֶ֖ם וְשַׁחֲט֥וּ הַפָּֽסַח׃<text:s/></text:span><text:span text:style-name="T981">‬</text:span>‬‬<text:span text:style-name="T982">22</text:span><text:span text:style-name="T983"> וּלְקַחְתֶּ֞ם אֲגֻדַּ֣ת אֵז֗וֹב וּטְבַלְתֶּם֮ בַּדָּ֣ם אֲשֶׁר־בַּסַּף֒ וְהִגַּעְתֶּ֤ם אֶל־הַמַּשְׁקוֹף֙ וְאֶל־שְׁתֵּ֣י הַמְּזוּזֹ֔ת מִן־הַדָּ֖ם אֲשֶׁ֣ר בַּסָּ֑ף וְאַתֶּ֗ם לֹ֥א תֵצְא֛וּ אִ֥ישׁ מִפֶּֽתַח־בֵּית֖וֹ עַד־בֹּֽקֶר׃<text:s/></text:span><text:span text:style-name="T984">‬</text:span>‬‬<text:span text:style-name="T985">23</text:span><text:span text:style-name="T986"> וְעָבַ֣ר יְהוָה֮ לִנְגֹּ֣ף אֶת־מִצְרַיִם֒ וְרָאָ֤ה אֶת־הַדָּם֙ עַל־הַמַּשְׁק֔וֹף וְעַ֖ל שְׁתֵּ֣י הַמְּזוּזֹ֑ת וּפָסַ֤ח יְהוָה֙ עַל־הַפֶּ֔תַח וְלֹ֤א יִתֵּן֙ הַמַּשְׁחִ֔ית לָבֹ֥א אֶל־בָּתֵּיכֶ֖ם לִנְגֹּֽף׃<text:s/></text:span><text:span text:style-name="T987">‬</text:span>‬‬<text:span text:style-name="T988">24</text:span><text:span text:style-name="T989"> וּשְׁמַרְתֶּ֖ם אֶת־הַדָּבָ֣ר הַזֶּ֑ה לְחָק־לְךָ֥ וּלְבָנֶ֖יךָ עַד־עוֹלָֽם׃<text:s/></text:span><text:span text:style-name="T990">‬</text:span>‬‬<text:span text:style-name="T991">25</text:span><text:span text:style-name="T992"> וְהָיָ֞ה כִּֽי־תָבֹ֣אוּ אֶל־הָאָ֗רֶץ אֲשֶׁ֨ר יִתֵּ֧ן יְהוָ֛ה לָכֶ֖ם כַּאֲשֶׁ֣ר דִּבֵּ֑ר וּשְׁמַרְתֶּ֖ם אֶת־הָעֲבֹדָ֥ה הַזֹּֽאת׃<text:s/></text:span><text:span text:style-name="T993">‬</text:span>‬‬<text:span text:style-name="T994">26</text:span><text:span text:style-name="T995"> וְהָיָ֕ה כִּֽי־יֹאמְר֥וּ אֲלֵיכֶ֖ם בְּנֵיכֶ֑ם מָ֛ה הָעֲבֹדָ֥ה הַזֹּ֖את לָכֶֽם׃<text:s/></text:span><text:span text:style-name="T996">‬</text:span>‬‬<text:span text:style-name="T997">27</text:span><text:span text:style-name="T998"> וַאֲמַרְתֶּ֡ם זֶֽבַח־פֶּ֨סַח ה֜וּא לַֽיהוָ֗ה אֲשֶׁ֣ר פָּ֠סַח עַל־בָּתֵּ֤י בְנֵֽי־יִשְׂרָאֵל֙ בְּמִצְרַ֔יִם בְּנָגְפּ֥וֹ אֶת־מִצְרַ֖יִם וְאֶת־בָּתֵּ֣ינוּ הִצִּ֑יל וַיִּקֹּ֥ד הָעָ֖ם וַיִּֽשְׁתַּחֲוּֽוּ׃<text:s/></text:span><text:span text:style-name="T999">‬</text:span>‬‬<text:span text:style-name="T1000">28</text:span><text:span text:style-name="T1001"> וַיֵּלְכ֥וּ וַֽ</text:span><text:span text:style-name="T1002">‬‏יַּעֲשׂ֖וּ בְּנֵ֣י יִשְׂרָאֵ֑ל כַּאֲשֶׁ֨ר צִוָּ֧ה יְהוָ֛ה אֶת־מֹשֶׁ֥ה וְאַהֲרֹ֖ן כֵּ֥ן עָשֽׂוּ׃</text:span><text:span text:style-name="T1003"><text:s/>ס<text:s/></text:span><text:span text:style-name="T1004">‬</text:span>‬‬‬<text:span text:style-name="T1005">29</text:span><text:span text:style-name="T1006"> וַיְהִ֣י ׀ בַּחֲצִ֣י<text:s/></text:span><text:soft-page-break/><text:span text:style-name="T1007">הַלַּ֗יְלָה וַֽיהוָה֮ הִכָּ֣ה כָל־בְּכוֹר֮ בְּאֶ֣רֶץ מִצְרַיִם֒ מִבְּכֹ֤ר פַּרְעֹה֙ הַיֹּשֵׁ֣ב עַל־כִּסְא֔וֹ עַ֚ד בְּכ֣וֹר הַשְּׁבִ֔י אֲשֶׁ֖ר בְּבֵ֣ית הַבּ֑וֹר וְכֹ֖ל בְּכ֥וֹר בְּהֵמָֽה׃<text:s/></text:span><text:span text:style-name="T1008">‬</text:span>‬‬<text:span text:style-name="T1009">30</text:span><text:span text:style-name="T1010"> וַיָּ֨קָם פַּרְעֹ֜ה לַ֗יְלָה ה֤וּא וְכָל־עֲבָדָיו֙ וְכָל־מִצְרַ֔יִם וַתְּהִ֛י צְעָקָ֥ה גְדֹלָ֖ה בְּמִצְרָ֑יִם כִּֽי־אֵ֣ין בַּ֔יִת אֲשֶׁ֥ר אֵֽין־שָׁ֖ם מֵֽת׃<text:s/></text:span><text:span text:style-name="T1011">‬</text:span>‬‬<text:span text:style-name="T1012">31</text:span><text:span text:style-name="T1013"> וַיִּקְרָא֩ לְמֹשֶׁ֨ה וּֽלְאַהֲרֹ֜ן לַ֗יְלָה וַיֹּ֙אמֶר֙ ק֤וּמוּ צְּאוּ֙ מִתּ֣וֹךְ עַמִּ֔י גַּם־אַתֶּ֖ם גַּם־בְּנֵ֣י יִשְׂרָאֵ֑ל וּלְכ֛וּ עִבְד֥וּ אֶת־יְהוָ֖ה כְּדַבֶּרְכֶֽם׃<text:s/></text:span><text:span text:style-name="T1014">‬</text:span>‬‬<text:span text:style-name="T1015">32</text:span><text:span text:style-name="T1016"> גַּם־צֹאנְכֶ֨ם גַּם־בְּקַרְכֶ֥ם קְח֛וּ כַּאֲשֶׁ֥ר דִּבַּרְתֶּ֖ם וָלֵ֑כוּ וּבֵֽרַכְתֶּ֖ם גַּם־אֹתִֽי׃<text:s/></text:span><text:span text:style-name="T1017">‬</text:span>‬‬<text:span text:style-name="T1018">33</text:span><text:span text:style-name="T1019"> וַתֶּחֱזַ֤ק מִצְרַ֙יִם֙ עַל־הָעָ֔ם לְמַהֵ֖ר לְשַׁלְּחָ֣ם מִן־הָאָ֑רֶץ כִּ֥י אָמְר֖וּ כֻּלָּ֥נוּ מֵתִֽים׃<text:s/></text:span><text:span text:style-name="T1020">‬</text:span>‬‬<text:span text:style-name="T1021">34</text:span><text:span text:style-name="T1022"> וַיִּשָּׂ֥א הָעָ֛ם אֶת־בְּצֵק֖וֹ טֶ֣רֶם יֶחְמָ֑ץ מִשְׁאֲרֹתָ֛ם צְרֻרֹ֥ת בְּשִׂמְלֹתָ֖ם עַל־שִׁכְמָֽם׃<text:s/></text:span><text:span text:style-name="T1023">‬</text:span>‬‬<text:span text:style-name="T1024">35</text:span><text:span text:style-name="T1025"> וּבְנֵי־יִשְׂרָאֵ֥ל עָשׂ֖וּ כִּדְבַ֣ר מֹשֶׁ֑ה וַֽיִּשְׁאֲלוּ֙ מִמִּצְרַ֔יִם כְּלֵי־כֶ֛סֶף וּכְלֵ֥י זָהָ֖ב וּשְׂמָלֹֽת׃<text:s/></text:span><text:span text:style-name="T1026">‬</text:span>‬‬<text:span text:style-name="T1027">36</text:span><text:span text:style-name="T1028"> וַֽיהוָ֞ה נָתַ֨ן אֶת־חֵ֥ן הָעָ֛ם בְּעֵינֵ֥י מִצְרַ֖יִם וַיַּשְׁאִל֑וּם וַֽיְנַצְּל֖וּ אֶת־מִצְרָֽיִם׃<text:s/></text:span><text:span text:style-name="T1029">פ<text:s/></text:span><text:span text:style-name="T1030">‬</text:span>‬‬‬‬‬‬‬‬‬‬‬‬‬‬‬‬‬‬</text:p>
        <text:p text:style-name="P1031"><text:span text:style-name="T1032">37</text:span><text:span text:style-name="T1033"> וַיִּסְע֧וּ בְנֵֽי־יִשְׂרָאֵ֛ל מֵרַעְמְסֵ֖ס סֻכֹּ֑תָה כְּשֵׁשׁ־מֵא֨וֹת אֶ֧לֶף רַגְלִ֛י הַגְּבָרִ֖ים לְבַ֥ד מִטָּֽף׃<text:s/></text:span><text:span text:style-name="T1034">‬</text:span>‬‬<text:span text:style-name="T1035">38</text:span><text:span text:style-name="T1036"> וְגַם־עֵ֥רֶב רַ֖ב עָלָ֣ה אִתָּ֑ם וְצֹ֣אן וּבָקָ֔ר מִקְנֶ֖ה כָּבֵ֥ד מְאֹֽד׃<text:s/></text:span><text:span text:style-name="T1037">‬</text:span>‬‬<text:span text:style-name="T1038">39</text:span><text:span text:style-name="T1039"> וַיֹּאפ֨וּ אֶת־הַבָּצֵ֜ק אֲשֶׁ֨ר הוֹצִ֧יאוּ מִמִּצְרַ֛יִם עֻגֹ֥ת מַצּ֖וֹת כִּ֣י לֹ֣א חָמֵ֑ץ כִּֽי־גֹרְשׁ֣וּ מִמִּצְרַ֗יִם וְלֹ֤א יָֽכְלוּ֙ לְהִתְמַהְמֵ֔הַּ וְגַם־צֵדָ֖ה לֹא־עָשׂ֥וּ לָהֶֽם׃<text:s/></text:span><text:span text:style-name="T1040">‬</text:span>‬‬<text:span text:style-name="T1041">40</text:span><text:span text:style-name="T1042"> וּמוֹשַׁב֙ בְּנֵ֣י יִשְׂרָאֵ֔ל אֲשֶׁ֥ר יָשְׁב֖וּ בְּמִצְרָ֑יִם שְׁלֹשִׁ֣ים שָׁנָ֔ה וְאַרְבַּ֥ע מֵא֖וֹת שָׁנָֽה׃<text:s/></text:span><text:span text:style-name="T1043">‬</text:span>‬‬<text:span text:style-name="T1044">41</text:span><text:span text:style-name="T1045"> וַיְהִ֗י מִקֵּץ֙ שְׁלֹשִׁ֣ים שָׁנָ֔ה וְאַרְבַּ֥ע מֵא֖וֹת שָׁנָ֑ה וַיְהִ֗י בְּעֶ֙צֶם֙ הַיּ֣וֹם הַזֶּ֔ה יָֽצְא֛וּ כָּל־צִבְא֥וֹת יְהוָ֖ה מֵאֶ֥רֶץ מִצְרָֽיִם׃<text:s/></text:span><text:span text:style-name="T1046">‬</text:span>‬‬‬<text:span text:style-name="T1047">42</text:span><text:span text:style-name="T1048"> לֵ֣יל שִׁמֻּרִ֥ים הוּא֙ לַֽיהוָ֔ה לְהוֹצִיאָ֖ם מֵאֶ֣רֶץ מִצְרָ֑יִם הֽוּא־הַלַּ֤יְלָה הַזֶּה֙ לַֽיהוָ֔ה שִׁמֻּרִ֛ים לְכָל־בְּנֵ֥י יִשְׂרָאֵ֖ל לְדֹרֹתָֽם׃<text:s/></text:span><text:span text:style-name="T1049">פ<text:s/></text:span><text:span text:style-name="T1050">‬</text:span>‬‬‬‬‬‬‬‬</text:p>
        <text:p text:style-name="P1051"><text:span text:style-name="T1052">43</text:span><text:span text:style-name="T1053"> וַיֹּ֤אמֶר יְהוָה֙ אֶל־מֹשֶׁ֣ה וְאַהֲרֹ֔ן זֹ֖את חֻקַּ֣ת הַפָּ֑סַח כָּל־בֶּן־נֵכָ֖ר לֹא־יֹ֥אכַל בּֽוֹ׃<text:s/></text:span><text:span text:style-name="T1054">‬</text:span>‬‬<text:span text:style-name="T1055">44</text:span><text:span text:style-name="T1056"> וְכָל־עֶ֥בֶד אִ֖ישׁ מִקְנַת־כָּ֑סֶף וּמַלְתָּ֣ה אֹת֔וֹ אָ֖ז יֹ֥אכַל בּֽוֹ׃<text:s/></text:span><text:span text:style-name="T1057">‬</text:span>‬‬<text:span text:style-name="T1058">45</text:span><text:span text:style-name="T1059"> תּוֹשָׁ֥ב וְשָׂכִ֖יר לֹא־יֹ֥אכַל־בּֽוֹ׃<text:s/></text:span><text:span text:style-name="T1060">‬</text:span>‬‬<text:span text:style-name="T1061">46</text:span><text:span text:style-name="T1062"> בְּבַ֤יִת אֶחָד֙ יֵאָכֵ֔ל לֹא־תוֹצִ֧יא מִן־הַבַּ֛יִת מִן־הַבָּשָׂ֖ר ח֑וּצָה וְעֶ֖צֶם לֹ֥א תִשְׁבְּרוּ־בֽוֹ׃<text:s/></text:span><text:span text:style-name="T1063">‬</text:span>‬‬<text:span text:style-name="T1064">47</text:span><text:span text:style-name="T1065"> כָּל־עֲדַ֥ת יִשְׂרָאֵ֖ל יַעֲשׂ֥וּ אֹתֽוֹ׃<text:s/></text:span><text:span text:style-name="T1066">‬</text:span>‬‬<text:span text:style-name="T1067">48</text:span><text:span text:style-name="T1068"> וְכִֽי־יָג֨וּר אִתְּךָ֜ גֵּ֗ר וְעָ֣שָׂה פֶסַח֮ לַיהוָה֒ הִמּ֧וֹל ל֣וֹ כָל־זָכָ֗ר וְאָז֙ יִקְרַ֣ב לַעֲשֹׂת֔וֹ וְהָיָ֖ה כְּאֶזְרַ֣ח הָאָ֑רֶץ וְכָל־עָרֵ֖ל לֹֽא־יֹ֥אכַל בּֽוֹ׃<text:s/></text:span><text:span text:style-name="T1069">‬</text:span>‬‬<text:span text:style-name="T1070">49</text:span><text:span text:style-name="T1071"> תּוֹרָ֣ה אַחַ֔ת יִהְיֶ֖ה לָֽאֶזְרָ֑ח וְלַגֵּ֖ר הַגָּ֥ר בְּתוֹכְכֶֽם׃<text:s/></text:span><text:span text:style-name="T1072">‬</text:span>‬‬<text:span text:style-name="T1073">50</text:span><text:span text:style-name="T1074"> וַֽיַּעֲשׂ֖וּ כָּל־בְּנֵ֣י יִשְׂרָאֵ֑ל כַּאֲשֶׁ֨ר צִוָּ֧ה יְהוָ֛ה אֶת־מֹשֶׁ֥ה וְאֶֽת־אַהֲרֹ֖ן כֵּ֥ן עָשֽׂוּ׃</text:span><text:span text:style-name="T1075"><text:s/>ס<text:s/></text:span><text:span text:style-name="T1076">‬</text:span>‬‬<text:span text:style-name="T1077">51</text:span><text:span text:style-name="T1078"> וַיְהִ֕י בְּעֶ֖צֶם הַיּ֣וֹם הַזֶּ֑ה הוֹצִ֨יא יְהוָ֜ה אֶת־בְּנֵ֧י יִשְׂרָאֵ֛ל מֵאֶ֥רֶץ מִצְרַ֖יִם עַל־צִבְאֹתָֽם׃<text:s/></text:span><text:span text:style-name="T1079">פ<text:s/></text:span><text:span text:style-name="T1080">‬</text:span>‬‬‬‬‬‬‬‬‬‬‬</text:p>
      </text:section>
      <text:section text:name="Sect12" text:style-name="S12">
        <text:p text:style-name="P1081">Exodus 13</text:p>
        <text:p text:style-name="P1082"><text:span text:style-name="T1083">1</text:span><text:span text:style-name="T1084"> וַיְדַבֵּ֥ר יְהוָ֖ה אֶל־מֹשֶׁ֥ה לֵּאמֹֽר׃<text:s/></text:span><text:span text:style-name="T1085">2</text:span><text:span text:style-name="T1086"> קַדֶּשׁ־לִ֨י כָל־בְּכ֜וֹר פֶּ֤טֶר כָּל־רֶ֙חֶם֙ בִּבְנֵ֣י יִשְׂרָאֵ֔ל בָּאָדָ֖ם וּבַבְּהֵמָ֑ה לִ֖י הֽוּא׃<text:s/></text:span><text:span text:style-name="T1087">‬</text:span>‬‬<text:span text:style-name="T1088">3</text:span><text:span text:style-name="T1089"> וַיֹּ֨אמֶר מֹשֶׁ֜ה אֶל־הָעָ֗ם זָכ֞וֹר אֶת־הַיּ֤וֹם הַזֶּה֙ אֲשֶׁ֨ר יְצָאתֶ֤ם מִמִּצְרַ֙יִם֙ מִבֵּ֣ית עֲבָדִ֔ים כִּ֚י בְּחֹ֣זֶק יָ֔ד הוֹצִ֧יא יְהֹוָ֛ה אֶתְכֶ֖ם מִזֶּ֑ה וְלֹ֥א יֵאָכֵ֖ל חָמֵֽץ׃<text:s/></text:span><text:soft-page-break/><text:span text:style-name="T1090">‬</text:span>‬‬<text:span text:style-name="T1091">4</text:span><text:span text:style-name="T1092"> הַיּ֖וֹם אַתֶּ֣ם יֹצְאִ֑ים בְּחֹ֖דֶשׁ הָאָבִֽיב׃<text:s/></text:span><text:span text:style-name="T1093">‬</text:span>‬‬<text:span text:style-name="T1094">5</text:span><text:span text:style-name="T1095"> וְהָיָ֣ה כִֽי־יְבִֽיאֲךָ֣ יְהוָ֡ה אֶל־אֶ֣רֶץ הַֽ֠כְּנַעֲנִי וְהַחִתִּ֨י וְהָאֱמֹרִ֜י וְהַחִוִּ֣י וְהַיְבוּסִ֗י אֲשֶׁ֨ר נִשְׁבַּ֤ע לַאֲבֹתֶ֙יךָ֙ לָ֣תֶת לָ֔ךְ אֶ֛רֶץ זָבַ֥ת חָלָ֖ב וּדְבָ֑שׁ וְעָבַדְתָּ֛ אֶת־הָעֲבֹדָ֥ה הַזֹּ֖את בַּחֹ֥דֶשׁ הַזֶּֽה׃<text:s/></text:span><text:span text:style-name="T1096">‬</text:span>‬‬<text:span text:style-name="T1097">6</text:span><text:span text:style-name="T1098"> שִׁבְעַ֥ת יָמִ֖ים תֹּאכַ֣ל מַצֹּ֑ת וּבַיּוֹם֙ הַשְּׁבִיעִ֔י חַ֖ג לַיהוָֽה׃<text:s/></text:span><text:span text:style-name="T1099">‬</text:span>‬‬<text:span text:style-name="T1100">7</text:span><text:span text:style-name="T1101"> מַצּוֹת֙ יֵֽאָכֵ֔ל אֵ֖ת שִׁבְעַ֣ת הַיָּמִ֑ים וְלֹֽא־יֵרָאֶ֨ה לְךָ֜ חָמֵ֗ץ וְלֹֽא־יֵרָאֶ֥ה לְךָ֛ שְׂאֹ֖ר בְּכָל־גְּבֻלֶֽךָ׃<text:s/></text:span><text:span text:style-name="T1102">‬</text:span>‬‬<text:span text:style-name="T1103">8</text:span><text:span text:style-name="T1104"> וְהִגַּדְתָּ֣ לְבִנְךָ֔ בַּיּ֥וֹם הַה֖וּא לֵאמֹ֑ר בַּעֲב֣וּר זֶ֗ה עָשָׂ֤ה יְהוָה֙ לִ֔י בְּצֵאתִ֖י מִמִּצְרָֽיִם׃<text:s/></text:span><text:span text:style-name="T1105">‬</text:span>‬‬<text:span text:style-name="T1106">9</text:span><text:span text:style-name="T1107"> וְהָיָה֩ לְךָ֨ לְא֜וֹת עַל־יָדְךָ֗ וּלְזִכָּרוֹן֙ בֵּ֣ין עֵינֶ֔יךָ לְמַ֗עַן תִּהְיֶ֛ה תּוֹרַ֥ת יְהוָ֖ה בְּפִ֑יךָ כִּ֚י בְּיָ֣ד חֲזָקָ֔ה הוֹצִֽאֲךָ֥ יְהֹוָ֖ה מִמִּצְרָֽיִם׃<text:s/></text:span><text:span text:style-name="T1108">‬</text:span>‬‬<text:span text:style-name="T1109">10</text:span><text:span text:style-name="T1110"> וְשָׁמַרְתָּ֛ אֶת־הַחֻקָּ֥ה הַזֹּ֖את לְמוֹעֲדָ֑הּ מִיָּמִ֖ים יָמִֽימָה׃</text:span><text:span text:style-name="T1111"><text:s/>ס<text:s/></text:span><text:span text:style-name="T1112">‬</text:span>‬‬<text:span text:style-name="T1113">11</text:span><text:span text:style-name="T1114"> וְהָיָ֞ה כִּֽי־יְבִֽאֲךָ֤ יְהוָה֙ אֶל־אֶ֣רֶץ הַֽכְּנַעֲנִ֔י כַּאֲשֶׁ֛ר נִשְׁבַּ֥ע לְךָ֖ וְלַֽאֲבֹתֶ֑יךָ וּנְתָנָ֖הּ לָֽךְ׃<text:s/></text:span><text:span text:style-name="T1115">‬</text:span>‬‬<text:span text:style-name="T1116">12</text:span><text:span text:style-name="T1117"> וְהַעֲבַרְתָּ֥ כָל־פֶּֽטֶר־רֶ֖חֶם לַֽיהֹוָ֑ה וְכָל־פֶּ֣טֶר ׀ שֶׁ֣גֶר בְּהֵמָ֗ה אֲשֶׁ֨ר יִהְיֶ֥ה לְךָ֛ הַזְּכָרִ֖ים לַיהוָֽה׃<text:s/></text:span><text:span text:style-name="T1118">‬</text:span>‬‬<text:span text:style-name="T1119">13</text:span><text:span text:style-name="T1120"> וְכָל־פֶּ֤טֶר חֲמֹר֙ תִּפְדֶּ֣ה בְשֶׂ֔ה וְאִם־לֹ֥א תִפְדֶּ֖ה וַעֲרַפְתּ֑וֹ וְכֹ֨ל בְּכ֥וֹר אָדָ֛ם בְּבָנֶ֖יךָ תִּפְדֶּֽה׃<text:s/></text:span><text:span text:style-name="T1121">‬</text:span>‬‬<text:span text:style-name="T1122">14</text:span><text:span text:style-name="T1123"> וְהָיָ֞ה כִּֽי־יִשְׁאָלְךָ֥ בִנְךָ֛ מָחָ֖ר לֵאמֹ֣ר מַה־זֹּ֑את וְאָמַרְתָּ֣ אֵלָ֔יו בְּחֹ֣זֶק יָ֗ד הוֹצִיאָ֧נוּ יְהוָ֛ה מִמִּצְרַ֖יִם מִבֵּ֥ית עֲבָדִֽים׃<text:s/></text:span><text:span text:style-name="T1124">‬</text:span>‬‬<text:span text:style-name="T1125">15</text:span><text:span text:style-name="T1126"> וַיְהִ֗י כִּֽי־הִקְשָׁ֣ה פַרְעֹה֮ לְשַׁלְּחֵנוּ֒ וַיַּהֲרֹ֨ג יְהֹוָ֤ה כָּל־בְּכוֹר֙ בְּאֶ֣רֶץ מִצְרַ֔יִם מִבְּכֹ֥ר אָדָ֖ם וְעַד־בְּכ֣וֹר בְּהֵמָ֑ה עַל־כֵּן֩ אֲנִ֨י זֹבֵ֜חַ לַֽיהוָ֗ה כָּל־פֶּ֤טֶר רֶ֙חֶם֙ הַזְּכָרִ֔ים וְכָל־בְּכ֥וֹר בָּנַ֖י אֶפְדֶּֽה׃<text:s/></text:span><text:span text:style-name="T1127">‬</text:span>‬‬<text:span text:style-name="T1128">16</text:span><text:span text:style-name="T1129"> וְהָיָ֤ה לְאוֹת֙ עַל־יָ֣דְכָ֔ה וּלְטוֹטָפֹ֖ת בֵּ֣ין עֵינֶ֑יךָ כִּ֚י בְּחֹ֣זֶק יָ֔ד הוֹצִיאָ֥נוּ יְהוָ֖ה מִמִּצְרָֽיִם׃</text:span><text:span text:style-name="T1130"><text:s/>ס<text:s/></text:span><text:span text:style-name="T1131">‬</text:span>‬‬<text:span text:style-name="T1132">17</text:span><text:span text:style-name="T1133"> וַיְהִ֗י בְּשַׁלַּ֣ח פַּרְעֹה֮ אֶת־הָעָם֒ וְלֹא־נָחָ֣ם אֱלֹהִ֗ים דֶּ֚רֶךְ אֶ֣רֶץ פְּלִשְׁתִּ֔ים כִּ֥י קָר֖וֹב ה֑וּא כִּ֣י ׀ אָמַ֣ר אֱלֹהִ֗ים פֶּֽן־יִנָּחֵ֥ם הָעָ֛ם בִּרְאֹתָ֥ם מִלְחָמָ֖ה וְשָׁ֥בוּ מִצְרָֽיְמָה׃<text:s/></text:span><text:span text:style-name="T1134">‬</text:span>‬‬<text:span text:style-name="T1135">18</text:span><text:span text:style-name="T1136"> וַיַּסֵּ֨ב אֱלֹהִ֧ים ׀ אֶת־הָעָ֛ם דֶּ֥רֶךְ הַמִּדְבָּ֖ר יַם־ס֑וּף וַחֲמֻשִׁ֛ים עָל֥וּ בְנֵי־יִשְׂרָאֵ֖ל מֵאֶ֥רֶץ מִצְרָֽיִם׃<text:s/></text:span><text:span text:style-name="T1137">‬</text:span>‬‬<text:span text:style-name="T1138">19</text:span><text:span text:style-name="T1139"> וַיִּקַּ֥ח מֹשֶׁ֛ה אֶת־עַצְמ֥וֹת יוֹסֵ֖ף עִמּ֑וֹ כִּי֩ הַשְׁבֵּ֨עַ הִשְׁבִּ֜יעַ אֶת־בְּנֵ֤י יִשְׂרָאֵל֙ לֵאמֹ֔ר פָּקֹ֨ד יִפְקֹ֤ד אֱלֹהִים֙ אֶתְכֶ֔ם וְהַעֲלִיתֶ֧ם אֶת־עַצְמֹתַ֛י מִזֶּ֖ה אִתְּכֶֽם׃<text:s/></text:span><text:span text:style-name="T1140">‬</text:span>‬‬<text:span text:style-name="T1141">20</text:span><text:span text:style-name="T1142"> וַיִּסְע֖וּ מִסֻּכֹּ֑ת וַיַּחֲנ֣וּ בְאֵתָ֔ם בִּקְצֵ֖ה הַמִּדְבָּֽר׃<text:s/></text:span><text:span text:style-name="T1143">‬</text:span>‬‬<text:span text:style-name="T1144">21</text:span><text:span text:style-name="T1145"> וַֽיהוָ֡ה הֹלֵךְ֩ לִפְנֵיהֶ֨ם יוֹמָ֜ם בְּעַמּ֤וּד עָנָן֙ לַנְחֹתָ֣ם הַדֶּ֔רֶךְ וְלַ֛יְלָה בְּעַמּ֥וּד אֵ֖שׁ לְהָאִ֣יר לָהֶ֑ם לָלֶ֖כֶת יוֹמָ֥ם וָלָֽיְלָה׃<text:s/></text:span><text:span text:style-name="T1146">‬</text:span>‬‬<text:span text:style-name="T1147">22</text:span><text:span text:style-name="T1148"> לֹֽא־יָמִ֞ישׁ עַמּ֤וּד הֶֽעָנָן֙ יוֹמָ֔ם וְעַמּ֥וּד הָאֵ֖שׁ לָ֑יְלָה לִפְנֵ֖י הָעָֽם׃<text:s/></text:span><text:span text:style-name="T1149">פ<text:s/></text:span><text:span text:style-name="T1150">‬</text:span>‬‬‬‬‬‬‬‬‬‬‬‬‬‬‬‬‬‬‬‬‬‬‬</text:p>
      </text:section>
      <text:section text:name="Sect13" text:style-name="S13">
        <text:p text:style-name="P1151">Exodus 14</text:p>
        <text:p text:style-name="P1152"><text:span text:style-name="T1153">1</text:span><text:span text:style-name="T1154"> וַיְדַבֵּ֥ר יְהֹוָ֖ה אֶל־מֹשֶׁ֥ה לֵּאמֹֽר׃<text:s/></text:span><text:span text:style-name="T1155">2</text:span><text:span text:style-name="T1156"> דַּבֵּר֮ אֶל־בְּנֵ֣י יִשְׂרָאֵל֒ וְיָשֻׁ֗בוּ וְיַחֲנוּ֙ לִפְנֵי֙ פִּ֣י הַחִירֹ֔ת בֵּ֥ין מִגְדֹּ֖ל וּבֵ֣ין הַיָּ֑ם לִפְנֵי֙ בַּ֣עַל צְפֹ֔ן נִכְח֥וֹ תַחֲנ֖וּ עַל־הַיָּֽם׃<text:s/></text:span><text:span text:style-name="T1157">‬</text:span>‬‬<text:span text:style-name="T1158">3</text:span><text:span text:style-name="T1159"> וְאָמַ֤ר פַּרְעֹה֙ לִבְנֵ֣י יִשְׂרָאֵ֔ל נְבֻכִ֥ים הֵ֖ם בָּאָ֑רֶץ סָגַ֥ר עֲלֵיהֶ֖ם הַמִּדְבָּֽר׃<text:s/></text:span><text:span text:style-name="T1160">‬</text:span>‬‬<text:span text:style-name="T1161">4</text:span><text:span text:style-name="T1162"> וְחִזַּקְתִּ֣י אֶת־לֵב־פַּרְעֹה֮ וְרָדַ֣ף אַחֲרֵיהֶם֒ וְאִכָּבְדָ֤ה בְּפַרְעֹה֙ וּבְכָל־חֵיל֔וֹ וְיָדְע֥וּ מִצְרַ֖יִם כִּֽי־אֲנִ֣י יְהוָ֑ה וַיּֽ͏ַעֲשׂוּ־כֵֽן׃<text:s/></text:span><text:span text:style-name="T1163">‬</text:span>‬‬<text:span text:style-name="T1164">5</text:span><text:span text:style-name="T1165"> וַיֻּגַּד֙ לְמֶ֣לֶךְ מִצְרַ֔יִם כִּ֥י בָרַ֖ח הָעָ֑ם וַ֠יֵּהָפֵךְ לְבַ֨ב פַּרְעֹ֤ה וַעֲבָדָיו֙ אֶל־הָעָ֔ם וַיֹּֽאמרוּ֙ מַה־זֹּ֣את עָשִׂ֔ינוּ כִּֽי־שִׁלַּ֥חְנוּ אֶת־יִשְׂרָאֵ֖ל מֵעָבְדֵֽנוּ׃<text:s/></text:span><text:span text:style-name="T1166">‬</text:span>‬‬<text:span text:style-name="T1167">6</text:span><text:span text:style-name="T1168"> וַיֶּאְסֹ֖ר אֶת־רִכְבּ֑וֹ וְאֶת־עַמּ֖וֹ לָקַ֥ח<text:s/></text:span><text:soft-page-break/><text:span text:style-name="T1169">עִמּֽוֹ׃<text:s/></text:span><text:span text:style-name="T1170">‬</text:span>‬‬<text:span text:style-name="T1171">7</text:span><text:span text:style-name="T1172"> וַיִּקַּ֗ח שֵׁשׁ־מֵא֥וֹת רֶ֙כֶב֙ בָּח֔וּר וְכֹ֖ל רֶ֣כֶב מִצְרָ֑יִם וְשָׁלִשִׁ֖ם עַל־כֻּלּֽוֹ׃<text:s/></text:span><text:span text:style-name="T1173">‬</text:span>‬‬<text:span text:style-name="T1174">8</text:span><text:span text:style-name="T1175"> וַיְחַזֵּ֣ק יְהֹוָ֗ה אֶת־לֵ֤ב פַּרְעֹה֙ מֶ֣לֶךְ מִצְרַ֔יִם וַיִּרְדֹּ֕ף אַחֲרֵ֖י בְּנֵ֣י יִשְׂרָאֵ֑ל וּבְנֵ֣י יִשְׂרָאֵ֔ל יֹצְאִ֖ים בְּיָ֥ד רָמָֽה׃<text:s/></text:span><text:span text:style-name="T1176">‬</text:span>‬‬<text:span text:style-name="T1177">9</text:span><text:span text:style-name="T1178"> וַיִּרְדְּפ֨וּ מִצְרַ֜יִם אַחֲרֵיהֶ֗ם וַיַּשִׂ֤יגוּ אוֹתָם֙ חֹנִ֣ים עַל־הַיָּ֔ם כָּל־סוּס֙ רֶ֣כֶב פַּרְעֹ֔ה וּפָרָשָׁ֖יו וְחֵיל֑וֹ עַל־פִּי֙ הַֽחִירֹ֔ת לִפְנֵ֖י בַּ֥עַל צְפֹֽן׃<text:s/></text:span><text:span text:style-name="T1179">‬</text:span>‬‬<text:span text:style-name="T1180">10</text:span><text:span text:style-name="T1181"> וּפַרְעֹ֖ה הִקְרִ֑יב וַיִּשְׂאוּ֩ בְנֵֽי־יִשְׂרָאֵ֨ל אֶת־עֵינֵיהֶ֜ם וְהִנֵּ֥ה מִצְרַ֣יִם ׀ נֹסֵ֣עַ אַחֲרֵיהֶ֗ם וַיִּֽירְאוּ֙ מְאֹ֔ד וַיִּצְעֲק֥וּ בְנֵֽי־יִשְׂרָאֵ֖ל אֶל־יְהוָֽה׃<text:s/></text:span><text:span text:style-name="T1182">‬</text:span>‬‬<text:span text:style-name="T1183">11</text:span><text:span text:style-name="T1184"> וַיֹּאמְרוּ֮ אֶל־מֹשֶׁה֒ הַֽמִבְּלִ֤י אֵין־קְבָרִים֙ בְּמִצְרַ֔יִם לְקַחְתָּ֖נוּ לָמ֣וּת בַּמִּדְבָּ֑ר מַה־זֹּאת֙ עָשִׂ֣יתָ לָּ֔נוּ לְהוֹצִיאָ֖נוּ מִמִּצְרָֽיִם׃<text:s/></text:span><text:span text:style-name="T1185">‬</text:span>‬‬<text:span text:style-name="T1186">12</text:span><text:span text:style-name="T1187"> הֲלֹא־זֶ֣ה הַדָּבָ֗ר אֲשֶׁר֩ דִּבַּ֨רְנוּ אֵלֶ֤יךָ בְמִצְרַ֙יִם֙ לֵאמֹ֔ר חֲדַ֥ל מִמֶּ֖נּוּ וְנַֽעַבְדָ֣ה אֶת־מִצְרָ֑יִם כִּ֣י ט֥וֹב לָ֙נוּ֙ עֲבֹ֣ד אֶת־מִצְרַ֔יִם מִמֻּתֵ֖נוּ בַּמִּדְבָּֽר׃<text:s/></text:span><text:span text:style-name="T1188">‬</text:span>‬‬<text:span text:style-name="T1189">13</text:span><text:span text:style-name="T1190"> וַיֹּ֨אמֶר מֹשֶׁ֣ה אֶל־הָעָם֮ אַל־תִּירָאוּ֒ הִֽתְיַצְב֗וּ וּרְאוּ֙ אֶת־יְשׁוּעַ֣ת יְהוָ֔ה אֲשֶׁר־יַעֲשֶׂ֥ה לָכֶ֖ם הַיּ֑וֹם כִּ֗י אֲשֶׁ֨ר רְאִיתֶ֤ם אֶת־מִצְרַ֙יִם֙ הַיּ֔וֹם לֹ֥א תֹסִ֛יפוּ לִרְאֹתָ֥ם ע֖וֹד עַד־עוֹלָֽם׃<text:s/></text:span><text:span text:style-name="T1191">‬</text:span>‬‬<text:span text:style-name="T1192">14</text:span><text:span text:style-name="T1193"> יְהוָ֖ה יִלָּחֵ֣ם לָכֶ֑ם וְאַתֶּ֖ם תַּחֲרִישֽׁוּן׃<text:s/></text:span><text:span text:style-name="T1194">פ<text:s/></text:span><text:span text:style-name="T1195">‬</text:span>‬‬‬‬‬‬‬‬‬‬‬‬‬‬‬</text:p>
        <text:p text:style-name="P1196"><text:span text:style-name="T1197">15</text:span><text:span text:style-name="T1198"> וַיֹּ֤אמֶר יְהוָה֙ אֶל־מֹשֶׁ֔ה מַה־תִּצְעַ֖ק אֵלָ֑י דַּבֵּ֥ר אֶל־בְּנֵי־יִשְׂרָאֵ֖ל וְיִסָּֽעוּ׃<text:s/></text:span><text:span text:style-name="T1199">‬</text:span>‬‬<text:span text:style-name="T1200">16</text:span><text:span text:style-name="T1201"> וְאַתָּ֞ה הָרֵ֣ם אֶֽת־מַטְּךָ֗ וּנְטֵ֧ה אֶת־יָדְךָ֛ עַל־הַיָּ֖ם וּבְקָעֵ֑הוּ וְיָבֹ֧אוּ בְנֵֽי־יִשְׂרָאֵ֛ל בְּת֥וֹךְ הַיָּ֖ם בַּיַּבָּשָֽׁה׃<text:s/></text:span><text:span text:style-name="T1202">‬</text:span>‬‬<text:span text:style-name="T1203">17</text:span><text:span text:style-name="T1204"> וַאֲנִ֗י הִנְנִ֤י מְחַזֵּק֙ אֶת־לֵ֣ב מִצְרַ֔יִם וְיָבֹ֖אוּ אַחֲרֵיהֶ֑ם וְאִכָּבְדָ֤ה בְּפַרְעֹה֙ וּבְכָל־חֵיל֔וֹ בְּרִכְבּ֖וֹ וּבְפָרָשָֽׁיו׃<text:s/></text:span><text:span text:style-name="T1205">‬</text:span>‬‬<text:span text:style-name="T1206">18</text:span><text:span text:style-name="T1207"> וְיָדְע֥וּ מִצְרַ֖יִם כִּי־אֲנִ֣י יְהוָ֑ה בְּהִכָּבְדִ֣י בְּפַרְעֹ֔ה בְּרִכְבּ֖וֹ וּבְפָרָשָֽׁיו׃<text:s/></text:span><text:span text:style-name="T1208">‬</text:span>‬‬<text:span text:style-name="T1209">19</text:span><text:span text:style-name="T1210"> וַיִּסַּ֞ע מַלְאַ֣ךְ הָאֱלֹהִ֗ים הַהֹלֵךְ֙ לִפְנֵי֙ מַחֲנֵ֣ה יִשְׂרָאֵ֔ל וַיֵּ֖לֶךְ מֵאַחֲרֵיהֶ֑ם וַיִּסַּ֞ע עַמּ֤וּד הֶֽעָנָן֙ מִפְּנֵיהֶ֔ם וַיּֽ͏ַעֲמֹ֖ד מֵאַחֲרֵיהֶֽם׃<text:s/></text:span><text:span text:style-name="T1211">‬</text:span>‬‬<text:span text:style-name="T1212">20</text:span><text:span text:style-name="T1213"> וַיָּבֹ֞א בֵּ֣ין ׀ מַחֲנֵ֣ה מִצְרַ֗יִם וּבֵין֙ מַחֲנֵ֣ה יִשְׂרָאֵ֔ל וַיְהִ֤י הֶֽעָנָן֙ וְהַחֹ֔שֶׁךְ וַיָּ֖אֶר אֶת־הַלָּ֑יְלָה וְלֹא־קָרַ֥ב זֶ֛ה אֶל־זֶ֖ה כָּל־הַלָּֽיְלָה׃<text:s/></text:span><text:span text:style-name="T1214">‬</text:span>‬‬<text:span text:style-name="T1215">21</text:span><text:span text:style-name="T1216"> וַיֵּ֨ט מֹשֶׁ֣ה אֶת־יָדוֹ֮ עַל־הַיָּם֒ וַיּ֣וֹלֶךְ יְהוָ֣ה ׀ אֶת־הַ֠יָּם בְּר֨וּחַ קָדִ֤ים עַזָּה֙ כָּל־הַלַּ֔יְלָה וַיָּ֥שֶׂם אֶת־הַיָּ֖ם לֶחָרָבָ֑ה וַיִּבָּקְע֖וּ הַמָּֽיִם׃<text:s/></text:span><text:span text:style-name="T1217">‬</text:span>‬‬<text:span text:style-name="T1218">22</text:span><text:span text:style-name="T1219"> וַיָּבֹ֧אוּ בְנֵֽי־יִשְׂרָאֵ֛ל בְּת֥וֹךְ הַיָּ֖ם בַּיַּבָּשָׁ֑ה וְהַמַּ֤יִם לָהֶם֙ חֹמָ֔ה מִֽימִינָ֖ם וּמִשְּׂמֹאלָֽם׃<text:s/></text:span><text:span text:style-name="T1220">‬</text:span>‬‬<text:span text:style-name="T1221">23</text:span><text:span text:style-name="T1222"> וַיִּרְדְּפ֤וּ מִצְרַ֙יִם֙ וַיָּבֹ֣אוּ אַחֲרֵיהֶ֔ם כֹּ֚ל ס֣וּס פַּרְעֹ֔ה רִכְבּ֖וֹ וּפָרָשָׁ֑יו אֶל־תּ֖וֹךְ הַיָּֽם׃<text:s/></text:span><text:span text:style-name="T1223">‬</text:span>‬‬<text:span text:style-name="T1224">24</text:span><text:span text:style-name="T1225"> וַֽיְהִי֙ בְּאַשְׁמֹ֣רֶת הַבֹּ֔קֶר וַיַּשְׁקֵ֤ף יְהוָה֙ אֶל־מַחֲנֵ֣ה מִצְרַ֔יִם בְּעַמּ֥וּד אֵ֖שׁ וְעָנָ֑ן וַיָּ֕הָם אֵ֖ת מַחֲנֵ֥ה מִצְרָֽיִם׃<text:s/></text:span><text:span text:style-name="T1226">‬</text:span>‬‬<text:span text:style-name="T1227">25</text:span><text:span text:style-name="T1228"> וַיָּ֗סַר אֵ֚ת אֹפַ֣ן מַרְכְּבֹתָ֔יו וַֽיְנַהֲגֵ֖הוּ בִּכְבֵדֻ֑ת וַיֹּ֣אמֶר מִצְרַ֗יִם אָנ֙וּסָה֙ מִפְּנֵ֣י יִשְׂרָאֵ֔ל כִּ֣י יְהוָ֔ה נִלְחָ֥ם לָהֶ֖ם בְּמִצְרָֽיִם<text:s/></text:span><text:span text:style-name="T1229">פ<text:s/></text:span><text:span text:style-name="T1230">‬</text:span>‬‬‬‬‬‬‬‬‬‬‬‬‬</text:p>
        <text:p text:style-name="P1231"><text:span text:style-name="T1232">26</text:span><text:span text:style-name="T1233"> וַיֹּ֤אמֶר יְהוָה֙ אֶל־מֹשֶׁ֔ה נְטֵ֥ה אֶת־יָדְךָ֖ עַל־הַיָּ֑ם וְיָשֻׁ֤בוּ הַמַּ֙יִם֙ עַל־מִצְרַ֔יִם עַל־רִכְבּ֖וֹ וְעַל־פָּרָשָֽׁיו׃<text:s/></text:span><text:span text:style-name="T1234">‬</text:span>‬‬<text:span text:style-name="T1235">27</text:span><text:span text:style-name="T1236"> וַיֵּט֩ מֹשֶׁ֨ה אֶת־יָד֜וֹ עַל־הַיָּ֗ם וַיָּ֨שָׁב הַיָּ֜ם לִפְנ֥וֹת בֹּ֙קֶר֙ לְאֵ֣יתָנ֔וֹ וּמִצְרַ֖יִם נָסִ֣ים לִקְרָאת֑וֹ וַיְנַעֵ֧ר יְהוָ֛ה אֶת־מִצְרַ֖יִם בְּת֥וֹךְ הַיָּֽם׃<text:s/></text:span><text:span text:style-name="T1237">‬</text:span>‬‬<text:span text:style-name="T1238">28</text:span><text:span text:style-name="T1239"> וַיָּשֻׁ֣בוּ הַמַּ֗יִם וַיְכַסּ֤וּ אֶת־הָרֶ֙כֶב֙ וְאֶת־הַפָּ֣רָשִׁ֔ים לְכֹל֙ חֵ֣יל פַּרְעֹ֔ה הַבָּאִ֥ים אַחֲרֵיהֶ֖ם בַּיָּ֑ם לֹֽא־נִשְׁאַ֥ר בָּהֶ֖ם עַד־אֶחָֽד׃<text:s/></text:span><text:span text:style-name="T1240">‬</text:span>‬‬<text:span text:style-name="T1241">29</text:span><text:span text:style-name="T1242"> וּבְנֵ֧י יִשְׂרָאֵ֛ל הָלְכ֥וּ בַיַּבָּשָׁ֖ה בְּת֣וֹךְ הַיָּ֑ם וְהַמַּ֤יִם לָהֶם֙ חֹמָ֔ה מִֽימִינָ֖ם וּמִשְּׂמֹאלָֽם<text:s/></text:span><text:span text:style-name="T1243">‬</text:span>‬‬<text:span text:style-name="T1244">30</text:span><text:span text:style-name="T1245"> וַיּ֨וֹשַׁע יְהוָ֜ה בַּיּ֥וֹם הַה֛וּא אֶת־יִשְׂרָאֵ֖ל מִיַּ֣ד מִצְרָ֑יִם וַיַּ֤רְא יִשְׂרָאֵל֙ אֶת־</text:span><text:soft-page-break/><text:span text:style-name="T1246">מִצְרַ֔יִם מֵ֖ת עַל־שְׂפַ֥ת הַיָּֽם׃<text:s/></text:span><text:span text:style-name="T1247">‬</text:span>‬‬<text:span text:style-name="T1248">31</text:span><text:span text:style-name="T1249"> וַיַּ֨רְא יִשְׂרָאֵ֜ל אֶת־הַיָּ֣ד הַגְּדֹלָ֗ה אֲשֶׁ֨ר עָשָׂ֤ה יְהוָה֙ בְּמִצְרַ֔יִם וַיִּֽירְא֥וּ הָעָ֖ם אֶת־יְהוָ֑ה וַיּֽ͏ַאֲמִ֙ינוּ֙ בַּֽיהוָ֔ה וּבְמֹשֶׁ֖ה עַבְדּֽוֹ׃<text:s/></text:span><text:span text:style-name="T1250">פ<text:s/></text:span><text:span text:style-name="T1251">‬</text:span>‬‬‬‬‬‬‬‬</text:p>
      </text:section>
      <text:section text:name="Sect14" text:style-name="S14">
        <text:p text:style-name="P1252">Exodus 15</text:p>
        <text:p text:style-name="P1253"><text:span text:style-name="T1254">1</text:span><text:span text:style-name="T1255"> אָ֣ז יָשִֽׁיר־מֹשֶׁה֩ וּבְנֵ֨י יִשְׂרָאֵ֜ל אֶת־הַשִּׁירָ֤ה הַזֹּאת֙ לַֽיהוָ֔ה וַיֹּאמְר֖וּ לֵאמֹ֑ר אָשִׁ֤ירָה לֽ͏ַיהוָה֙ כִּֽי־גָאֹ֣ה גָּאָ֔ה ס֥וּס וְרֹכְב֖וֹ רָמָ֥ה בַיָּֽם׃<text:s/></text:span><text:span text:style-name="T1256">2</text:span><text:span text:style-name="T1257"> עָזִּ֤י וְזִמְרָת֙ יָ֔הּ וַֽיְהִי־לִ֖י לִֽישׁוּעָ֑ה זֶ֤ה אֵלִי֙ וְאַנְוֵ֔הוּ אֱלֹהֵ֥י אָבִ֖י וַאֲרֹמְמֶֽנְהוּ׃<text:s/></text:span><text:span text:style-name="T1258">‬</text:span>‬‬<text:span text:style-name="T1259">3</text:span><text:span text:style-name="T1260"> יְהוָ֖ה אִ֣ישׁ מִלְחָמָ֑ה יְהוָ֖ה שְׁמֽוֹ׃<text:s/></text:span><text:span text:style-name="T1261">‬</text:span>‬‬<text:span text:style-name="T1262">4</text:span><text:span text:style-name="T1263"> מַרְכְּבֹ֥ת פַּרְעֹ֛ה וְחֵיל֖וֹ יָרָ֣ה בַיָּ֑ם וּמִבְחַ֥ר שָֽׁלִשָׁ֖יו טֻבְּע֥וּ בְיַם־סֽוּף׃<text:s/></text:span><text:span text:style-name="T1264">‬</text:span>‬‬<text:span text:style-name="T1265">5</text:span><text:span text:style-name="T1266"> תְּהֹמֹ֖ת יְכַסְיֻ֑מוּ יָרְד֥וּ בִמְצוֹלֹ֖ת כְּמוֹ־אָֽבֶן׃<text:s/></text:span><text:span text:style-name="T1267">‬</text:span>‬‬<text:span text:style-name="T1268">6</text:span><text:span text:style-name="T1269"> יְמִֽינְךָ֣ יְהוָ֔ה נֶאְדָּרִ֖י בַּכֹּ֑חַ יְמִֽינְךָ֥ יְהוָ֖ה תִּרְעַ֥ץ אוֹיֵֽב׃<text:s/></text:span><text:span text:style-name="T1270">‬</text:span>‬‬<text:span text:style-name="T1271">7</text:span><text:span text:style-name="T1272"> וּבְרֹ֥ב גְּאוֹנְךָ֖ תַּהֲרֹ֣ס קָמֶ֑יךָ תְּשַׁלַּח֙ חֲרֹ֣נְךָ֔ יֹאכְלֵ֖מוֹ כַּקַּֽשׁ׃<text:s/></text:span><text:span text:style-name="T1273">‬</text:span>‬‬<text:span text:style-name="T1274">8</text:span><text:span text:style-name="T1275"> וּבְר֤וּחַ אַפֶּ֙יךָ֙ נֶ֣עֶרְמוּ מַ֔יִם נִצְּב֥וּ כְמוֹ־נֵ֖ד נֹזְלִ֑ים קָֽפְא֥וּ תְהֹמֹ֖ת בְּלֶב־יָֽם׃<text:s/></text:span><text:span text:style-name="T1276">‬</text:span>‬‬<text:span text:style-name="T1277">9</text:span><text:span text:style-name="T1278"> אָמַ֥ר אוֹיֵ֛ב אֶרְדֹּ֥ף אַשִּׂ֖יג אֲחַלֵּ֣ק שָׁלָ֑ל תִּמְלָאֵ֣מוֹ נַפְשִׁ֔י אָרִ֣יק חַרְבִּ֔י תּוֹרִישֵׁ֖מוֹ יָדִֽי׃<text:s/></text:span><text:span text:style-name="T1279">‬</text:span>‬‬<text:span text:style-name="T1280">10</text:span><text:span text:style-name="T1281"> נָשַׁ֥פְתָּ בְרוּחֲךָ֖ כִּסָּ֣מוֹ יָ֑ם צָֽלֲלוּ֙ כַּֽעוֹפֶ֔רֶת בְּמַ֖יִם אַדִּירִֽים׃<text:s/></text:span><text:span text:style-name="T1282">‬</text:span>‬‬<text:span text:style-name="T1283">11</text:span><text:span text:style-name="T1284"> מִֽי־כָמֹ֤כָה בָּֽאֵלִם֙ יְהוָ֔ה מִ֥י כָּמֹ֖כָה נֶאְדָּ֣ר בַּקֹּ֑דֶשׁ נוֹרָ֥א תְהִלֹּ֖ת עֹ֥שֵׂה פֶֽלֶא׃<text:s/></text:span><text:span text:style-name="T1285">‬</text:span>‬‬<text:span text:style-name="T1286">12</text:span><text:span text:style-name="T1287"> נָטִ֙יתָ֙ יְמִ֣ינְךָ֔ תִּבְלָעֵ֖מוֹ אָֽרֶץ׃<text:s/></text:span><text:span text:style-name="T1288">‬</text:span>‬‬<text:span text:style-name="T1289">13</text:span><text:span text:style-name="T1290"> נָחִ֥יתָ בְחַסְדְּךָ֖ עַם־ז֣וּ גָּאָ֑לְתָּ נֵהַ֥לְתָּ בְעָזְּךָ֖ אֶל־נְוֵ֥ה קָדְשֶֽׁךָ׃<text:s/></text:span><text:span text:style-name="T1291">‬</text:span>‬‬<text:span text:style-name="T1292">14</text:span><text:span text:style-name="T1293"> שָֽׁמְע֥וּ עַמִּ֖ים יִרְגָּז֑וּן חִ֣יל אָחַ֔ז יֹשְׁבֵ֖י פְּלָֽשֶׁת׃<text:s/></text:span><text:span text:style-name="T1294">‬</text:span>‬‬<text:span text:style-name="T1295">15</text:span><text:span text:style-name="T1296"> אָ֤ז נִבְהֲלוּ֙ אַלּוּפֵ֣י אֱד֔וֹם אֵילֵ֣י מוֹאָ֔ב יֹֽאחֲזֵ֖מוֹ רָ֑עַד נָמֹ֕גוּ כֹּ֖ל יֹשְׁבֵ֥י כְנָֽעַן׃<text:s/></text:span><text:span text:style-name="T1297">‬</text:span>‬‬<text:span text:style-name="T1298">16</text:span><text:span text:style-name="T1299"> תִּפֹּ֨ל עֲלֵיהֶ֤ם אֵימָ֙תָה֙ וָפַ֔חַד בִּגְדֹ֥ל זְרוֹעֲךָ֖ יִדְּמ֣וּ כָּאָ֑בֶן עַד־יַעֲבֹ֤ר עַמְּךָ֙ יְהוָ֔ה עַֽד־יַעֲבֹ֖ר עַם־ז֥וּ קָנִֽיתָ׃<text:s/></text:span><text:span text:style-name="T1300">‬</text:span>‬‬<text:span text:style-name="T1301">17</text:span><text:span text:style-name="T1302"> תְּבִאֵ֗מוֹ וְתִטָּעֵ֙מוֹ֙ בְּהַ֣ר נַחֲלָֽתְךָ֔ מָכ֧וֹן לְשִׁבְתְּךָ֛ פָּעַ֖לְתָּ יְהוָ֑ה מִקְּדָ֕שׁ אֲדֹנָ֖י כּוֹנְנ֥וּ יָדֶֽיךָ׃<text:s/></text:span><text:span text:style-name="T1303">‬</text:span>‬‬<text:span text:style-name="T1304">18</text:span><text:span text:style-name="T1305"> יְהוָ֥ה ׀ יִמְלֹ֖ךְ לְעֹלָ֥ם וָעֶֽד׃<text:s/></text:span><text:span text:style-name="T1306">‬</text:span>‬‬<text:span text:style-name="T1307">19</text:span><text:span text:style-name="T1308"> כִּ֣י בָא֩ ס֨וּס פַּרְעֹ֜ה בְּרִכְבּ֤וֹ וּבְפָרָשָׁיו֙ בַּיָּ֔ם וַיָּ֧שֶׁב יְהוָ֛ה עֲלֵהֶ֖ם אֶת־מֵ֣י הַיָּ֑ם וּבְנֵ֧י יִשְׂרָאֵ֛ל הָלְכ֥וּ בַיַּבָּשָׁ֖ה בְּת֥וֹךְ הַיָּֽם׃<text:s/></text:span><text:span text:style-name="T1309">פ<text:s/></text:span><text:span text:style-name="T1310">‬</text:span>‬‬‬‬‬‬‬‬‬‬‬‬‬‬‬‬‬‬‬‬</text:p>
        <text:p text:style-name="P1311"><text:span text:style-name="T1312">20</text:span><text:span text:style-name="T1313"> וַתִּקַּח֩ מִרְיָ֨ם הַנְּבִיאָ֜ה אֲח֧וֹת אַהֲרֹ֛ן אֶת־הַתֹּ֖ף בְּיָדָ֑הּ וַתֵּצֶ֤אןָ כָֽל־הַנָּשִׁים֙ אַחֲרֶ֔יהָ בְּתֻפִּ֖ים וּבִמְחֹלֹֽת׃<text:s/></text:span><text:span text:style-name="T1314">‬</text:span>‬‬<text:span text:style-name="T1315">21</text:span><text:span text:style-name="T1316"> וַתַּ֥עַן לָהֶ֖ם מִרְיָ֑ם שִׁ֤ירוּ לַֽיהוָה֙ כִּֽי־גָאֹ֣ה גָּאָ֔ה ס֥וּס וְרֹכְב֖וֹ רָמָ֥ה בַיָּֽם׃</text:span><text:span text:style-name="T1317"><text:s/>ס<text:s/></text:span><text:span text:style-name="T1318">‬</text:span>‬‬<text:span text:style-name="T1319">22</text:span><text:span text:style-name="T1320"> וַיַּסַּ֨ע מֹשֶׁ֤ה אֶת־יִשְׂרָאֵל֙ מִיַּם־ס֔וּף וַיֵּצְא֖וּ אֶל־מִדְבַּר־שׁ֑וּר וַיֵּלְכ֧וּ שְׁלֹֽשֶׁת־יָמִ֛ים בַּמִּדְבָּ֖ר וְלֹא־מָ֥צְאוּ מָֽיִם׃<text:s/></text:span><text:span text:style-name="T1321">‬</text:span>‬‬<text:span text:style-name="T1322">23</text:span><text:span text:style-name="T1323"> וַיָּבֹ֣אוּ מָרָ֔תָה וְלֹ֣א יָֽכְל֗וּ לִשְׁתֹּ֥ת מַ֙יִם֙ מִמָּרָ֔ה כִּ֥י מָרִ֖ים הֵ֑ם עַל־כֵּ֥ן קָרָֽא־שְׁמָ֖הּ מָרָֽה׃<text:s/></text:span><text:span text:style-name="T1324">‬</text:span>‬‬<text:span text:style-name="T1325">24</text:span><text:span text:style-name="T1326"> וַיִּלֹּ֧נוּ הָעָ֛ם עַל־מֹשֶׁ֥ה לֵּאמֹ֖ר מַה־נִּשְׁתֶּֽה׃<text:s/></text:span><text:span text:style-name="T1327">‬</text:span>‬‬<text:span text:style-name="T1328">25</text:span><text:span text:style-name="T1329"> וַיִּצְעַ֣ק אֶל־יְהוָ֗ה וַיּוֹרֵ֤הוּ יְהוָה֙ עֵ֔ץ וַיַּשְׁלֵךְ֙ אֶל־הַמַּ֔יִם וַֽיִּמְתְּק֖וּ הַמָּ֑יִם שָׁ֣ם שָׂ֥ם ל֛וֹ חֹ֥ק וּמִשְׁפָּ֖ט וְשָׁ֥ם נִסָּֽהוּ׃<text:s/></text:span><text:span text:style-name="T1330">‬</text:span>‬‬<text:span text:style-name="T1331">26</text:span><text:span text:style-name="T1332"> וַיֹּאמֶר֩ אִם־שָׁמ֨וֹעַ תִּשְׁמַ֜ע לְק֣וֹל ׀ יְהוָ֣ה אֱלֹהֶ֗יךָ וְהַיָּשָׁ֤ר בְּעֵינָיו֙ תַּעֲשֶׂ֔ה וְהֽ͏ַאֲזַנְתָּ֙ לְמִצְוֺתָ֔יו וְשָׁמַרְתָּ֖ כָּל־חֻקָּ֑יו כָּֽל־הַמּֽ͏ַחֲלָ֞ה אֲשֶׁר־שַׂ֤מְתִּי בְמִצְרַ֙יִם֙ לֹא־אָשִׂ֣ים עָלֶ֔יךָ כִּ֛י אֲנִ֥י יְהוָ֖ה רֹפְאֶֽךָ׃</text:span><text:span text:style-name="T1333"><text:s/>ס<text:s/></text:span><text:span text:style-name="T1334">‬</text:span>‬‬<text:span text:style-name="T1335">27</text:span><text:span text:style-name="T1336"> וַיָּבֹ֣אוּ אֵילִ֔מָה וְשָׁ֗ם שְׁתֵּ֥ים עֶשְׂרֵ֛ה עֵינֹ֥ת מַ֖יִם וְשִׁבְעִ֣ים תְּמָרִ֑ים וַיַּחֲנוּ־שָׁ֖ם עַל־הַמָּֽיִם׃<text:s/></text:span><text:span text:style-name="T1337">‬</text:span>‬‬‬‬‬‬‬‬‬‬</text:p>
      </text:section>
      <text:section text:name="Sect15" text:style-name="S15">
        <text:soft-page-break/>
        <text:p text:style-name="P1338">Exodus 16</text:p>
        <text:p text:style-name="P1339"><text:span text:style-name="T1340">1</text:span><text:span text:style-name="T1341"> וַיִּסְעוּ֙ מֵֽאֵילִ֔ם וַיָּבֹ֜אוּ כָּל־עֲדַ֤ת בְּנֵֽי־יִשְׂרָאֵל֙ אֶל־מִדְבַּר־סִ֔ין אֲשֶׁ֥ר בֵּין־אֵילִ֖ם וּבֵ֣ין סִינָ֑י בַּחֲמִשָּׁ֨ה עָשָׂ֥ר יוֹם֙ לַחֹ֣דֶשׁ הַשֵּׁנִ֔י לְצֵאתָ֖ם מֵאֶ֥רֶץ מִצְרָֽיִם׃<text:s/></text:span><text:span text:style-name="T1342">2</text:span><text:span text:style-name="T1343"> *וילינו **וַיִּלּ֜וֹנוּ כָּל־עֲדַ֧ת בְּנֵי־יִשְׂרָאֵ֛ל עַל־מֹשֶׁ֥ה וְעַֽל־אַהֲרֹ֖ן בַּמִּדְבָּֽר׃<text:s/></text:span><text:span text:style-name="T1344">‬</text:span>‬‬<text:span text:style-name="T1345">3</text:span><text:span text:style-name="T1346"> וַיֹּאמְר֨וּ אֲלֵהֶ֜ם בְּנֵ֣י יִשְׂרָאֵ֗ל מִֽי־יִתֵּ֨ן מוּתֵ֤נוּ בְיַד־יְהוָה֙ בְּאֶ֣רֶץ מִצְרַ֔יִם בְּשִׁבְתֵּ֙נוּ֙ עַל־סִ֣יר הַבָּשָׂ֔ר בְּאָכְלֵ֥נוּ לֶ֖חֶם לָשֹׂ֑בַע כִּֽי־הוֹצֵאתֶ֤ם אֹתָ֙נוּ֙ אֶל־הַמִּדְבָּ֣ר הַזֶּ֔ה לְהָמִ֛ית אֶת־כָּל־הַקָּהָ֥ל הַזֶּ֖ה בָּרָעָֽב׃</text:span><text:span text:style-name="T1347"><text:s/>ס<text:s/></text:span><text:span text:style-name="T1348">‬</text:span>‬‬<text:span text:style-name="T1349">4</text:span><text:span text:style-name="T1350"> וַיֹּ֤אמֶר יְהוָה֙ אֶל־מֹשֶׁ֔ה הִנְנִ֨י מַמְטִ֥יר לָכֶ֛ם לֶ֖חֶם מִן־הַשָּׁמָ֑יִם וְיָצָ֨א הָעָ֤ם וְלָֽקְטוּ֙ דְּבַר־י֣וֹם בְּיוֹמ֔וֹ לְמַ֧עַן אֲנַסֶּ֛נּוּ הֲיֵלֵ֥ךְ בְּתוֹרָתִ֖י אִם־לֹֽא׃<text:s/></text:span><text:span text:style-name="T1351">‬</text:span>‬‬<text:span text:style-name="T1352">5</text:span><text:span text:style-name="T1353"> וְהָיָה֙ בַּיּ֣וֹם הַשִּׁשִּׁ֔י וְהֵכִ֖ינוּ אֵ֣ת אֲשֶׁר־יָבִ֑יאוּ וְהָיָ֣ה מִשְׁנֶ֔ה עַ֥ל אֲשֶֽׁר־יִלְקְט֖וּ י֥וֹם ׀ יֽוֹם׃</text:span><text:span text:style-name="T1354"><text:s/>ס<text:s/></text:span><text:span text:style-name="T1355">‬</text:span>‬‬<text:span text:style-name="T1356">6</text:span><text:span text:style-name="T1357"> וַיֹּ֤אמֶר מֹשֶׁה֙ וְאַהֲרֹ֔ן אֶֽל־כָּל־בְּנֵ֖י יִשְׂרָאֵ֑ל עֶ֕רֶב וִֽידַעְתֶּ֕ם כִּ֧י יְהוָ֛ה הוֹצִ֥יא אֶתְכֶ֖ם מֵאֶ֥רֶץ מִצְרָֽיִם׃<text:s/></text:span><text:span text:style-name="T1358">‬</text:span>‬‬<text:span text:style-name="T1359">7</text:span><text:span text:style-name="T1360"> וּבֹ֗קֶר וּרְאִיתֶם֙ אֶת־כְּב֣וֹד יְהוָ֔ה בְּשָׁמְע֥וֹ אֶת־תְּלֻנֹּתֵיכֶ֖ם עַל־יְהוָ֑ה וְנַ֣חְנוּ מָ֔ה כִּ֥י *תלונו **תַלִּ֖ינוּ עָלֵֽינוּ׃<text:s/></text:span><text:span text:style-name="T1361">‬</text:span>‬‬<text:span text:style-name="T1362">8</text:span><text:span text:style-name="T1363"> וַיֹּ֣אמֶר מֹשֶׁ֗ה בְּתֵ֣ת יְהוָה֩ לָכֶ֨ם בָּעֶ֜רֶב בָּשָׂ֣ר לֶאֱכֹ֗ל וְלֶ֤חֶם בַּבֹּ֙קֶר֙ לִשְׂבֹּ֔עַ בִּשְׁמֹ֤עַ יְהוָה֙ אֶת־תְּלֻנֹּ֣תֵיכֶ֔ם אֲשֶׁר־אַתֶּ֥ם מַלִּינִ֖ם עָלָ֑יו וְנַ֣חְנוּ מָ֔ה לֹא־עָלֵ֥ינוּ תְלֻנֹּתֵיכֶ֖ם כִּ֥י עַל־יְהוָֽה׃<text:s/></text:span><text:span text:style-name="T1364">‬</text:span>‬‬<text:span text:style-name="T1365">9</text:span><text:span text:style-name="T1366"> וַיֹ֤אמֶר מֹשֶׁה֙ אֶֽל־אַהֲרֹ֔ן אֱמֹ֗ר אֶֽל־כָּל־עֲדַת֙ בְּנֵ֣י יִשְׂרָאֵ֔ל קִרְב֖וּ לִפְנֵ֣י יְהוָ֑ה כִּ֣י שָׁמַ֔ע אֵ֖ת תְּלֻנֹּתֵיכֶֽם׃<text:s/></text:span><text:span text:style-name="T1367">‬</text:span>‬‬<text:span text:style-name="T1368">10</text:span><text:span text:style-name="T1369"> וַיְהִ֗י כְּדַבֵּ֤ר אַהֲרֹן֙ אֶל־כָּל־עֲדַ֣ת בְּנֵֽי־יִשְׂרָאֵ֔ל וַיִּפְנ֖וּ אֶל־הַמִּדְבָּ֑ר וְהִנֵּה֙ כְּב֣וֹד יְהוָ֔ה נִרְאָ֖ה בֶּעָנָֽן׃<text:s/></text:span><text:span text:style-name="T1370">פ<text:s/></text:span><text:span text:style-name="T1371">‬</text:span>‬‬‬‬‬‬‬‬‬‬‬</text:p>
        <text:p text:style-name="P1372"><text:span text:style-name="T1373">11</text:span><text:span text:style-name="T1374"> וַיְדַבֵּ֥ר יְהוָ֖ה אֶל־מֹשֶׁ֥ה לֵּאמֹֽר׃<text:s/></text:span><text:span text:style-name="T1375">‬</text:span>‬‬<text:span text:style-name="T1376">12</text:span><text:span text:style-name="T1377"> שָׁמַ֗עְתִּי אֶת־תְּלוּנֹּת֮ בְּנֵ֣י יִשְׂרָאֵל֒ דַּבֵּ֨ר אֲלֵהֶ֜ם לֵאמֹ֗ר בֵּ֤ין הָֽעַרְבַּ֙יִם֙ תֹּאכְל֣וּ בָשָׂ֔ר וּבַבֹּ֖קֶר תִּשְׂבְּעוּ־לָ֑חֶם וִֽידַעְתֶּ֕ם כִּ֛י אֲנִ֥י יְהוָ֖ה אֱלֹהֵיכֶֽם׃<text:s/></text:span><text:span text:style-name="T1378">‬</text:span>‬‬<text:span text:style-name="T1379">13</text:span><text:span text:style-name="T1380"> וַיְהִ֣י בָעֶ֔רֶב וַתַּ֣עַל הַשְּׂלָ֔ו וַתְּכַ֖ס אֶת־הַֽמַּחֲנֶ֑ה וּבַבֹּ֗קֶר הָֽיְתָה֙ שִׁכְבַ֣ת הַטַּ֔ל סָבִ֖יב לַֽמַּחֲנֶֽה׃<text:s/></text:span><text:span text:style-name="T1381">‬</text:span>‬‬<text:span text:style-name="T1382">14</text:span><text:span text:style-name="T1383"> וַתַּ֖עַל שִׁכְבַ֣ת הַטָּ֑ל וְהִנֵּ֞ה עַל־פְּנֵ֤י הַמִּדְבָּר֙ דַּ֣ק מְחֻסְפָּ֔ס דַּ֥ק כַּכְּפֹ֖ר עַל־הָאָֽרֶץ׃<text:s/></text:span><text:span text:style-name="T1384">‬</text:span>‬‬<text:span text:style-name="T1385">15</text:span><text:span text:style-name="T1386"> וַיִּרְא֣וּ בְנֵֽי־יִשְׂרָאֵ֗ל וַיֹּ֨אמְר֜וּ אִ֤ישׁ אֶל־אָחִיו֙ מָ֣ן ה֔וּא כִּ֛י לֹ֥א יָדְע֖וּ מַה־ה֑וּא וַיֹּ֤אמֶר מֹשֶׁה֙ אֲלֵהֶ֔ם ה֣וּא הַלֶּ֔חֶם אֲשֶׁ֨ר נָתַ֧ן יְהוָ֛ה לָכֶ֖ם לְאָכְלָֽה׃<text:s/></text:span><text:span text:style-name="T1387">‬</text:span>‬‬<text:span text:style-name="T1388">16</text:span><text:span text:style-name="T1389"> זֶ֤ה הַדָּבָר֙ אֲשֶׁ֣ר צִוָּ֣ה יְהוָ֔ה לִקְט֣וּ מִמֶּ֔נּוּ אִ֖ישׁ לְפִ֣י אָכְל֑וֹ עֹ֣מֶר לַגֻּלְגֹּ֗לֶת מִסְפַּר֙ נַפְשֹׁ֣תֵיכֶ֔ם אִ֛ישׁ לַאֲשֶׁ֥ר בְּאָהֳל֖וֹ תִּקָּֽחוּ׃<text:s/></text:span><text:span text:style-name="T1390">‬</text:span>‬‬<text:span text:style-name="T1391">17</text:span><text:span text:style-name="T1392"> וַיַּעֲשׂוּ־כֵ֖ן בְּנֵ֣י יִשְׂרָאֵ֑ל וַֽיִּלְקְט֔וּ הַמַּרְבֶּ֖ה וְהַמַּמְעִֽיט׃<text:s/></text:span><text:span text:style-name="T1393">‬</text:span>‬‬<text:span text:style-name="T1394">18</text:span><text:span text:style-name="T1395"> וַיָּמֹ֣דּוּ בָעֹ֔מֶר וְלֹ֤א הֶעְדִּיף֙ הַמַּרְבֶּ֔ה וְהַמַּמְעִ֖יט לֹ֣א הֶחְסִ֑יר אִ֥ישׁ לְפִֽי־אָכְל֖וֹ לָקָֽטוּ׃<text:s/></text:span><text:span text:style-name="T1396">‬</text:span>‬‬<text:span text:style-name="T1397">19</text:span><text:span text:style-name="T1398"> וַיֹּ֥אמֶר מֹשֶׁ֖ה אֲלֵהֶ֑ם אִ֕ישׁ אַל־יוֹתֵ֥ר מִמֶּ֖נּוּ עַד־בֹּֽקֶר׃<text:s/></text:span><text:span text:style-name="T1399">‬</text:span>‬‬<text:span text:style-name="T1400">20</text:span><text:span text:style-name="T1401"> וְלֹא־שָׁמְע֣וּ אֶל־מֹשֶׁ֗ה וַיּוֹתִ֨רוּ אֲנָשִׁ֤ים מִמֶּ֙נּוּ֙ עַד־בֹּ֔קֶר וַיָּ֥רֻם תּוֹלָעִ֖ים וַיִּבְאַ֑שׁ וַיִּקְצֹ֥ף עֲלֵהֶ֖ם מֹשֶֽׁה׃<text:s/></text:span><text:span text:style-name="T1402">‬</text:span>‬‬<text:span text:style-name="T1403">21</text:span><text:span text:style-name="T1404"> וַיִּלְקְט֤וּ אֹתוֹ֙ בַּבֹּ֣קֶר בַּבֹּ֔קֶר אִ֖ישׁ כְּפִ֣י אָכְל֑וֹ וְחַ֥ם הַשֶּׁ֖מֶשׁ וְנָמָֽס׃<text:s/></text:span><text:span text:style-name="T1405">‬</text:span>‬‬<text:span text:style-name="T1406">22</text:span><text:span text:style-name="T1407"> וַיְהִ֣י ׀ בַּיּ֣וֹם הַשִּׁשִּׁ֗י לָֽקְט֥וּ לֶ֙חֶם֙ מִשְׁנֶ֔ה שְׁנֵ֥י הָעֹ֖מֶר לָאֶחָ֑ד וַיָּבֹ֙אוּ֙ כָּל־נְשִׂיאֵ֣י הָֽעֵדָ֔ה וַיַּגִּ֖ידוּ לְמֹשֶֽׁה׃<text:s/></text:span><text:span text:style-name="T1408">‬</text:span>‬‬<text:span text:style-name="T1409">23</text:span><text:span text:style-name="T1410"> וַיֹּ֣אמֶר אֲלֵהֶ֗ם ה֚וּא אֲשֶׁ֣ר דִּבֶּ֣ר יְהוָ֔ה שַׁבָּת֧וֹן שַׁבַּת־קֹ֛דֶשׁ לַֽיהוָ֖ה מָחָ֑ר אֵ֣ת אֲשֶׁר־תֹּאפ֞וּ אֵפ֗וּ וְאֵ֤ת אֲשֶֽׁר־תְּבַשְּׁלוּ֙ בַּשֵּׁ֔לוּ וְאֵת֙ כָּל־הָ֣עֹדֵ֔ף הַנִּ֧יחוּ לָכֶ֛ם לְמִשְׁמֶ֖רֶת עַד־הַבֹּֽקֶר׃<text:s/></text:span><text:soft-page-break/><text:span text:style-name="T1411">‬</text:span>‬‬<text:span text:style-name="T1412">24</text:span><text:span text:style-name="T1413"> וַיַּנִּ֤יחוּ אֹתוֹ֙ עַד־הַבֹּ֔קֶר כַּאֲשֶׁ֖ר צִוָּ֣ה מֹשֶׁ֑ה וְלֹ֣א הִבְאִ֔ישׁ וְרִמָּ֖ה לֹא־הָ֥יְתָה בּֽוֹ׃<text:s/></text:span><text:span text:style-name="T1414">‬</text:span>‬‬<text:span text:style-name="T1415">25</text:span><text:span text:style-name="T1416"> וַיֹּ֤אמֶר מֹשֶׁה֙ אִכְלֻ֣הוּ הַיּ֔וֹם כִּֽי־שַׁבָּ֥ת הַיּ֖וֹם לַיהוָ֑ה הַיּ֕וֹם לֹ֥א תִמְצָאֻ֖הוּ בַּשָּׂדֶֽה׃<text:s/></text:span><text:span text:style-name="T1417">‬</text:span>‬‬<text:span text:style-name="T1418">26</text:span><text:span text:style-name="T1419"> שֵׁ֥שֶׁת יָמִ֖ים תִּלְקְטֻ֑הוּ וּבַיּ֧וֹם הַשְּׁבִיעִ֛י שַׁבָּ֖ת לֹ֥א יִֽהְיֶה־בּֽוֹ׃<text:s/></text:span><text:span text:style-name="T1420">‬</text:span>‬‬<text:span text:style-name="T1421">27</text:span><text:span text:style-name="T1422"> וֽ͏ַיְהִי֙ בַּיּ֣וֹם הַשְּׁבִיעִ֔י יָצְא֥וּ מִן־הָעָ֖ם לִלְקֹ֑ט וְלֹ֖א מָצָֽאוּ׃</text:span><text:span text:style-name="T1423"><text:s/>ס<text:s/></text:span><text:span text:style-name="T1424">‬</text:span>‬‬<text:span text:style-name="T1425">28</text:span><text:span text:style-name="T1426"> וַיֹּ֥אמֶר יְהוָ֖ה אֶל־מֹשֶׁ֑ה עַד־אָ֙נָה֙ מֵֽאַנְתֶּ֔ם לִשְׁמֹ֥ר מִצְוֺתַ֖י וְתוֹרֹתָֽי׃<text:s/></text:span><text:span text:style-name="T1427">‬</text:span>‬‬<text:span text:style-name="T1428">29</text:span><text:span text:style-name="T1429"> רְא֗וּ כִּֽי־יְהוָה֮ נָתַ֣ן לָכֶ֣ם הַשַׁבָּת֒ עַל־כֵּ֠ן ה֣וּא נֹתֵ֥ן לָכֶ֛ם בַּיּ֥וֹם הַשִּׁשִּׁ֖י לֶ֣חֶם יוֹמָ֑יִם שְׁב֣וּ ׀ אִ֣ישׁ תַּחְתָּ֗יו אַל־יֵ֥צֵא אִ֛ישׁ מִמְּקֹמ֖וֹ בַּיּ֥וֹם הַשְּׁבִיעִֽי׃<text:s/></text:span><text:span text:style-name="T1430">‬</text:span>‬‬<text:span text:style-name="T1431">30</text:span><text:span text:style-name="T1432"> וַיִּשְׁבְּת֥וּ הָעָ֖ם בַּיּ֥וֹם הַשְּׁבִעִֽי׃<text:s/></text:span><text:span text:style-name="T1433">‬</text:span>‬‬<text:span text:style-name="T1434">31</text:span><text:span text:style-name="T1435"> וַיִּקְרְא֧וּ בֵֽית־יִשְׂרָאֵ֛ל אֶת־שְׁמ֖וֹ מָ֑ן וְה֗וּא כְּזֶ֤רַע גַּד֙ לָבָ֔ן וְטַעְמ֖וֹ כְּצַפִּיחִ֥ת בִּדְבָֽשׁ׃<text:s/></text:span><text:span text:style-name="T1436">‬</text:span>‬‬<text:span text:style-name="T1437">32</text:span><text:span text:style-name="T1438"> וַיֹּ֣אמֶר מֹשֶׁ֗ה זֶ֤ה הַדָּבָר֙ אֲשֶׁ֣ר צִוָּ֣ה יְהוָ֔ה מְלֹ֤א הָעֹ֙מֶר֙ מִמֶּ֔נּוּ לְמִשְׁמֶ֖רֶת לְדֹרֹתֵיכֶ֑ם לְמַ֣עַן ׀ יִרְא֣וּ אֶת־הַלֶּ֗חֶם אֲשֶׁ֨ר הֶאֱכַ֤לְתִּי אֶתְכֶם֙ בַּמִּדְבָּ֔ר בְּהוֹצִיאִ֥י אֶתְכֶ֖ם מֵאֶ֥רֶץ מִצְרָֽיִם׃<text:s/></text:span><text:span text:style-name="T1439">‬</text:span>‬‬<text:span text:style-name="T1440">33</text:span><text:span text:style-name="T1441"> וַיֹּ֨אמֶר מֹשֶׁ֜ה אֶֽל־אַהֲרֹ֗ן קַ֚ח צִנְצֶ֣נֶת אַחַ֔ת וְתֶן־שָׁ֥מָּה מְלֹֽא־הָעֹ֖מֶר מָ֑ן וְהַנַּ֤ח אֹתוֹ֙ לִפְנֵ֣י יְהוָ֔ה לְמִשְׁמֶ֖רֶת לְדֹרֹתֵיכֶֽם׃<text:s/></text:span><text:span text:style-name="T1442">‬</text:span>‬‬<text:span text:style-name="T1443">34</text:span><text:span text:style-name="T1444"> כַּאֲשֶׁ֛ר צִוָּ֥ה יְהוָ֖ה אֶל־מֹשֶׁ֑ה וַיַּנִּיחֵ֧הוּ אַהֲרֹ֛ן לִפְנֵ֥י הָעֵדֻ֖ת לְמִשְׁמָֽרֶת׃<text:s/></text:span><text:span text:style-name="T1445">‬</text:span>‬‬<text:span text:style-name="T1446">35</text:span><text:span text:style-name="T1447"> וּבְנֵ֣י יִשְׂרָאֵ֗ל אֽ͏ָכְל֤וּ אֶת־הַמָּן֙ אַרְבָּעִ֣ים שָׁנָ֔ה עַד־בֹּאָ֖ם אֶל־אֶ֣רֶץ נוֹשָׁ֑בֶת אֶת־הַמָּן֙ אָֽכְל֔וּ עַד־בֹּאָ֕ם אֶל־קְצֵ֖ה אֶ֥רֶץ כְּנָֽעַן׃<text:s/></text:span><text:span text:style-name="T1448">‬</text:span>‬‬<text:span text:style-name="T1449">36</text:span><text:span text:style-name="T1450"> וְהָעֹ֕מֶר עֲשִׂרִ֥ית הָאֵיפָ֖ה הֽוּא׃<text:s/></text:span><text:span text:style-name="T1451">פ<text:s/></text:span><text:span text:style-name="T1452">‬</text:span>‬‬‬‬‬‬‬‬‬‬‬‬‬‬‬‬‬‬‬‬‬‬‬‬‬‬‬‬</text:p>
      </text:section>
      <text:section text:name="Sect16" text:style-name="S16">
        <text:p text:style-name="P1453">Exodus 17</text:p>
        <text:p text:style-name="P1454"><text:span text:style-name="T1455">1</text:span><text:span text:style-name="T1456"> וַ֠יִּסְעוּ כָּל־עֲדַ֨ת בְּנֵֽי־יִשְׂרָאֵ֧ל מִמִּדְבַּר־סִ֛ין לְמַסְעֵיהֶ֖ם עַל־פִּ֣י יְהוָ֑ה וַֽיַּחֲנוּ֙ בִּרְפִידִ֔ים וְאֵ֥ין מַ֖יִם לִשְׁתֹּ֥ת הָעָֽם׃<text:s/></text:span><text:span text:style-name="T1457">2</text:span><text:span text:style-name="T1458"> וַיָּ֤רֶב הָעָם֙ עִם־מֹשֶׁ֔ה וַיֹּ֣אמְר֔וּ תְּנוּ־לָ֥נוּ מַ֖יִם וְנִשְׁתֶּ֑ה וַיֹּ֤אמֶר לָהֶם֙ מֹשֶׁ֔ה מַה־תְּרִיבוּן֙ עִמָּדִ֔י מַה־תְּנַסּ֖וּן אֶת־יְהוָֽה׃<text:s/></text:span><text:span text:style-name="T1459">‬</text:span>‬‬<text:span text:style-name="T1460">3</text:span><text:span text:style-name="T1461"> וַיִּצְמָ֨א שָׁ֤ם הָעָם֙ לַמַּ֔יִם וַיָּ֥לֶן הָעָ֖ם עַל־מֹשֶׁ֑ה וַיֹּ֗אמֶר לָ֤מָּה זֶּה֙ הֶעֱלִיתָ֣נוּ מִמִּצְרַ֔יִם לְהָמִ֥ית אֹתִ֛י וְאֶת־בָּנַ֥י וְאֶת־מִקְנַ֖י בַּצָּמָֽא׃<text:s/></text:span><text:span text:style-name="T1462">‬</text:span>‬‬<text:span text:style-name="T1463">4</text:span><text:span text:style-name="T1464"> וַיִּצְעַ֤ק מֹשֶׁה֙ אֶל־יְהוָ֣ה לֵאמֹ֔ר מָ֥ה אֶעֱשֶׂ֖ה לָעָ֣ם הַזֶּ֑ה ע֥וֹד מְעַ֖ט וּסְקָלֻֽנִי׃<text:s/></text:span><text:span text:style-name="T1465">‬</text:span>‬‬<text:span text:style-name="T1466">5</text:span><text:span text:style-name="T1467"> וַיֹּ֨אמֶר יְהוָ֜ה אֶל־מֹשֶׁ֗ה עֲבֹר֙ לִפְנֵ֣י הָעָ֔ם וְקַ֥ח אִתְּךָ֖ מִזִּקְנֵ֣י יִשְׂרָאֵ֑ל וּמַטְּךָ֗ אֲשֶׁ֨ר הִכִּ֤יתָ בּוֹ֙ אֶת־הַיְאֹ֔ר קַ֥ח בְּיָדְךָ֖ וְהָלָֽכְתָּ׃<text:s/></text:span><text:span text:style-name="T1468">‬</text:span>‬‬<text:span text:style-name="T1469">6</text:span><text:span text:style-name="T1470"> הִנְנִ֣י עֹמֵד֩ לְפָנֶ֨יךָ שָּׁ֥ם ׀ עַֽל־הַצּוּר֮ בְּחֹרֵב֒ וְהִכִּ֣יתָ בַצּ֗וּר וְיָצְא֥וּ מִמֶּ֛נּוּ מַ֖יִם וְשָׁתָ֣ה הָעָ֑ם וַיַּ֤עַשׂ כֵּן֙ מֹשֶׁ֔ה לְעֵינֵ֖י זִקְנֵ֥י יִשְׂרָאֵֽל׃<text:s/></text:span><text:span text:style-name="T1471">‬</text:span>‬‬<text:span text:style-name="T1472">7</text:span><text:span text:style-name="T1473"> וַיִּקְרָא֙ שֵׁ֣ם הַמָּק֔וֹם מַסָּ֖ה וּמְרִיבָ֑ה עַל־רִ֣יב ׀ בְּנֵ֣י יִשְׂרָאֵ֗ל וְעַ֨ל נַסֹּתָ֤ם אֶת־יְהוָה֙ לֵאמֹ֔ר הֲיֵ֧שׁ יְהוָ֛ה בְּקִרְבֵּ֖נוּ אִם־אָֽיִן׃<text:s/></text:span><text:span text:style-name="T1474">פ<text:s/></text:span><text:span text:style-name="T1475">‬</text:span>‬‬‬‬‬‬‬‬</text:p>
        <text:p text:style-name="P1476"><text:span text:style-name="T1477">8</text:span><text:span text:style-name="T1478"> וַיָּבֹ֖א עֲמָלֵ֑ק וַיִּלָּ֥חֶם עִם־יִשְׂרָאֵ֖ל בִּרְפִידִֽם׃<text:s/></text:span><text:span text:style-name="T1479">‬</text:span>‬‬<text:span text:style-name="T1480">9</text:span><text:span text:style-name="T1481"> וַיֹּ֨אמֶר מֹשֶׁ֤ה אֶל־יְהוֹשֻׁ֙עַ֙ בְּחַר־לָ֣נוּ אֲנָשִׁ֔ים וְצֵ֖א הִלָּחֵ֣ם בַּעֲמָלֵ֑ק מָחָ֗ר אָנֹכִ֤י נִצָּב֙ עַל־רֹ֣אשׁ הַגִּבְעָ֔ה וּמַטֵּ֥ה הָאֱלֹהִ֖ים בְּיָדִֽי׃<text:s/></text:span><text:span text:style-name="T1482">‬</text:span>‬‬<text:span text:style-name="T1483">10</text:span><text:span text:style-name="T1484"> וַיַּ֣עַשׂ יְהוֹשֻׁ֗עַ כַּאֲשֶׁ֤ר אָֽמַר־לוֹ֙ מֹשֶׁ֔ה לְהִלָּחֵ֖ם בַּעֲמָלֵ֑ק וּמֹשֶׁה֙ אַהֲרֹ֣ן וְח֔וּר עָל֖וּ רֹ֥אשׁ הַגִּבְעָֽה׃<text:s/></text:span><text:span text:style-name="T1485">‬</text:span>‬‬<text:span text:style-name="T1486">11</text:span><text:span text:style-name="T1487"> וְהָיָ֗ה כַּאֲשֶׁ֨ר יָרִ֥ים מֹשֶׁ֛ה יָד֖וֹ וְגָבַ֣ר יִשְׂרָאֵ֑ל וְכַאֲשֶׁ֥ר יָנִ֛יחַ יָד֖וֹ וְגָבַ֥ר עֲמָלֵֽק׃<text:s/></text:span><text:span text:style-name="T1488">‬</text:span>‬‬<text:span text:style-name="T1489">12</text:span><text:span text:style-name="T1490"> וִידֵ֤י מֹשֶׁה֙ כְּבֵדִ֔ים וַיִּקְחוּ־</text:span><text:soft-page-break/><text:span text:style-name="T1491">אֶ֛בֶן וַיָּשִׂ֥ימוּ תַחְתָּ֖יו וַיֵּ֣שֶׁב עָלֶ֑יהָ וְאַהֲרֹ֨ן וְח֜וּר תָּֽמְכ֣וּ בְיָדָ֗יו מִזֶּ֤ה אֶחָד֙ וּמִזֶּ֣ה אֶחָ֔ד וַיְהִ֥י יָדָ֛יו אֱמוּנָ֖ה עַד־בֹּ֥א הַשָּֽׁמֶשׁ׃<text:s/></text:span><text:span text:style-name="T1492">‬</text:span>‬‬<text:span text:style-name="T1493">13</text:span><text:span text:style-name="T1494"> וַיַּחֲלֹ֧שׁ יְהוֹשֻׁ֛עַ אֶת־עֲמָלֵ֥ק וְאֶת־עַמּ֖וֹ לְפִי־חָֽרֶב׃<text:s/></text:span><text:span text:style-name="T1495">פ<text:s/></text:span><text:span text:style-name="T1496">‬</text:span>‬‬‬‬‬‬‬‬</text:p>
        <text:p text:style-name="P1497"><text:span text:style-name="T1498">14</text:span><text:span text:style-name="T1499"> וַיֹּ֨אמֶר יְהוָ֜ה אֶל־מֹשֶׁ֗ה כְּתֹ֨ב זֹ֤את זִכָּרוֹן֙ בַּסֵּ֔פֶר וְשִׂ֖ים בְּאָזְנֵ֣י יְהוֹשֻׁ֑עַ כִּֽי־מָחֹ֤ה אֶמְחֶה֙ אֶת־זֵ֣כֶר עֲמָלֵ֔ק מִתַּ֖חַת הַשָּׁמָֽיִם׃<text:s/></text:span><text:span text:style-name="T1500">‬</text:span>‬‬<text:span text:style-name="T1501">15</text:span><text:span text:style-name="T1502"> וַיִּ֥בֶן מֹשֶׁ֖ה מִזְבֵּ֑חַ וַיִּקְרָ֥א שְׁמ֖וֹ יְהוָ֥ה ׀ נִסִּֽי׃<text:s/></text:span><text:span text:style-name="T1503">‬</text:span>‬‬<text:span text:style-name="T1504">16</text:span><text:span text:style-name="T1505"> וַיֹּ֗אמֶר כִּֽי־יָד֙ עַל־כֵּ֣ס יָ֔הּ מִלְחָמָ֥ה לַיהוָ֖ה בַּֽעֲמָלֵ֑ק מִדֹּ֖ר דֹּֽר׃<text:s/></text:span><text:span text:style-name="T1506">פ<text:s/></text:span><text:span text:style-name="T1507">‬</text:span>‬‬‬‬‬</text:p>
      </text:section>
      <text:section text:name="Sect17" text:style-name="S17">
        <text:p text:style-name="P1508">Exodus 18</text:p>
        <text:p text:style-name="P1509"><text:span text:style-name="T1510">1</text:span><text:span text:style-name="T1511"> וַיִּשְׁמַ֞ע יִתְר֨וֹ כֹהֵ֤ן מִדְיָן֙ חֹתֵ֣ן מֹשֶׁ֔ה אֵת֩ כָּל־אֲשֶׁ֨ר עָשָׂ֤ה אֱלֹהִים֙ לְמֹשֶׁ֔ה וּלְיִשְׂרָאֵ֖ל עַמּ֑וֹ כִּֽי־הוֹצִ֧יא יְהוָ֛ה אֶת־יִשְׂרָאֵ֖ל מִמִּצְרָֽיִם׃<text:s/></text:span><text:span text:style-name="T1512">2</text:span><text:span text:style-name="T1513"> וַיִּקַּ֗ח יִתְרוֹ֙ חֹתֵ֣ן מֹשֶׁ֔ה אֶת־צִפֹּרָ֖ה אֵ֣שֶׁת מֹשֶׁ֑ה אַחַ֖ר שִׁלּוּחֶֽיהָ׃<text:s/></text:span><text:span text:style-name="T1514">‬</text:span>‬‬<text:span text:style-name="T1515">3</text:span><text:span text:style-name="T1516"> וְאֵ֖ת שְׁנֵ֣י בָנֶ֑יהָ אֲשֶׁ֨ר שֵׁ֤ם הָֽאֶחָד֙ גֵּֽרְשֹׁ֔ם כִּ֣י אָמַ֔ר גֵּ֣ר הָיִ֔יתִי בְּאֶ֖רֶץ נָכְרִיָּֽה׃<text:s/></text:span><text:span text:style-name="T1517">‬</text:span>‬‬<text:span text:style-name="T1518">4</text:span><text:span text:style-name="T1519"> וְשֵׁ֥ם הָאֶחָ֖ד אֱלִיעֶ֑זֶר כִּֽי־אֱלֹהֵ֤י אָבִי֙ בְּעֶזְרִ֔י וַיַּצִּלֵ֖נִי מֵחֶ֥רֶב פַּרְעֹֽה׃<text:s/></text:span><text:span text:style-name="T1520">‬</text:span>‬‬<text:span text:style-name="T1521">5</text:span><text:span text:style-name="T1522"> וַיָּבֹ֞א יִתְר֨וֹ חֹתֵ֥ן מֹשֶׁ֛ה וּבָנָ֥יו וְאִשְׁתּ֖וֹ אֶל־מֹשֶׁ֑ה אֶל־הַמִּדְבָּ֗ר אֲשֶׁר־ה֛וּא חֹנֶ֥ה שָׁ֖ם הַ֥ר הָאֱלֹהִֽים׃<text:s/></text:span><text:span text:style-name="T1523">‬</text:span>‬‬<text:span text:style-name="T1524">6</text:span><text:span text:style-name="T1525"> וַיֹּ֙אמֶר֙ אֶל־מֹשֶׁ֔ה אֲנִ֛י חֹתֶנְךָ֥ יִתְר֖וֹ בָּ֣א אֵלֶ֑יךָ וְאִ֨שְׁתְּךָ֔ וּשְׁנֵ֥י בָנֶ֖יהָ עִמָּֽהּ׃<text:s/></text:span><text:span text:style-name="T1526">‬</text:span>‬‬<text:span text:style-name="T1527">7</text:span><text:span text:style-name="T1528"> וַיֵּצֵ֨א מֹשֶׁ֜ה לִקְרַ֣את חֹֽתְנ֗וֹ וַיִּשְׁתַּ֙חוּ֙ וַיִּשַּׁק־ל֔וֹ וַיִּשְׁאֲל֥וּ אִישׁ־לְרֵעֵ֖הוּ לְשָׁל֑וֹם וַיָּבֹ֖אוּ הָאֹֽהֱלָה׃<text:s/></text:span><text:span text:style-name="T1529">‬</text:span>‬‬<text:span text:style-name="T1530">8</text:span><text:span text:style-name="T1531"> וַיְסַפֵּ֤ר מֹשֶׁה֙ לְחֹ֣תְנ֔וֹ אֵת֩ כָּל־אֲשֶׁ֨ר עָשָׂ֤ה יְהוָה֙ לְפַרְעֹ֣ה וּלְמִצְרַ֔יִם עַ֖ל אוֹדֹ֣ת יִשְׂרָאֵ֑ל אֵ֤ת כָּל־הַתְּלָאָה֙ אֲשֶׁ֣ר מְצָאָ֣תַם בַּדֶּ֔רֶךְ וַיַּצִּלֵ֖ם יְהוָֽה׃<text:s/></text:span><text:span text:style-name="T1532">‬</text:span>‬‬<text:span text:style-name="T1533">9</text:span><text:span text:style-name="T1534"> וַיִּ֣חַדְּ יִתְר֔וֹ עַ֚ל כָּל־הַטּוֹבָ֔ה אֲשֶׁר־עָשָׂ֥ה יְהוָ֖ה לְיִשְׂרָאֵ֑ל אֲשֶׁ֥ר הִצִּיל֖וֹ מִיַּ֥ד מִצְרָֽיִם׃<text:s/></text:span><text:span text:style-name="T1535">‬</text:span>‬‬<text:span text:style-name="T1536">10</text:span><text:span text:style-name="T1537"> וַיֹּאמֶר֮ יִתְרוֹ֒ בָּר֣וּךְ יְהוָ֔ה אֲשֶׁ֨ר הִצִּ֥יל אֶתְכֶ֛ם מִיַּ֥ד מִצְרַ֖יִם וּמִיַּ֣ד פַּרְעֹ֑ה אֲשֶׁ֤ר הִצִּיל֙ אֶת־הָעָ֔ם מִתַּ֖חַת יַד־מִצְרָֽיִם׃<text:s/></text:span><text:span text:style-name="T1538">‬</text:span>‬‬<text:span text:style-name="T1539">11</text:span><text:span text:style-name="T1540"> עַתָּ֣ה יָדַ֔עְתִּי כִּֽי־גָד֥וֹל יְהוָ֖ה מִכָּל־הָאֱלֹהִ֑ים כִּ֣י בַדָּבָ֔ר אֲשֶׁ֥ר זָד֖וּ עֲלֵיהֶֽם׃<text:s/></text:span><text:span text:style-name="T1541">‬</text:span>‬‬<text:span text:style-name="T1542">12</text:span><text:span text:style-name="T1543"> וַיִּקַּ֞ח יִתְר֨וֹ חֹתֵ֥ן מֹשֶׁ֛ה עֹלָ֥ה וּזְבָחִ֖ים לֵֽאלֹהִ֑ים וַיָּבֹ֨א אַהֲרֹ֜ן וְכֹ֣ל ׀ זִקְנֵ֣י יִשְׂרָאֵ֗ל לֶאֱכָל־לֶ֛חֶם עִם־חֹתֵ֥ן מֹשֶׁ֖ה לִפְנֵ֥י הָאֱלֹהִֽים׃<text:s/></text:span><text:span text:style-name="T1544">‬</text:span>‬‬<text:span text:style-name="T1545">13</text:span><text:span text:style-name="T1546"> וַיְהִי֙ מִֽמָּחֳרָ֔ת וַיֵּ֥שֶׁב מֹשֶׁ֖ה לִשְׁפֹּ֣ט אֶת־הָעָ֑ם וַיַּעֲמֹ֤ד הָעָם֙ עַל־מֹשֶׁ֔ה מִן־הַבֹּ֖קֶר עַד־הָעָֽרֶב׃<text:s/></text:span><text:span text:style-name="T1547">‬</text:span>‬‬<text:span text:style-name="T1548">14</text:span><text:span text:style-name="T1549"> וַיַּרְא֙ חֹתֵ֣ן מֹשֶׁ֔ה אֵ֛ת כָּל־אֲשֶׁר־ה֥וּא עֹשֶׂ֖ה לָעָ֑ם וַיֹּ֗אמֶר מָֽה־הַדָּבָ֤ר הַזֶּה֙ אֲשֶׁ֨ר אַתָּ֤ה עֹשֶׂה֙ לָעָ֔ם מַדּ֗וּעַ אַתָּ֤ה יוֹשֵׁב֙ לְבַדֶּ֔ךָ וְכָל־הָעָ֛ם נִצָּ֥ב עָלֶ֖יךָ מִן־בֹּ֥קֶר עַד־עָֽרֶב׃<text:s/></text:span><text:span text:style-name="T1550">‬</text:span>‬‬<text:span text:style-name="T1551">15</text:span><text:span text:style-name="T1552"> וַיֹּ֥אמֶר מֹשֶׁ֖ה לְחֹתְנ֑וֹ כִּֽי־יָבֹ֥א אֵלַ֛י הָעָ֖ם לִדְרֹ֥שׁ אֱלֹהִֽים׃<text:s/></text:span><text:span text:style-name="T1553">‬</text:span>‬‬<text:span text:style-name="T1554">16</text:span><text:span text:style-name="T1555"> כִּֽי־יִהְיֶ֨ה לָהֶ֤ם דָּבָר֙ בָּ֣א אֵלַ֔י וְשָׁ֣פַטְתִּ֔י בֵּ֥ין אִ֖ישׁ וּבֵ֣ין רֵעֵ֑הוּ וְהוֹדַעְתִּ֛י אֶת־חֻקֵּ֥י הָאֱלֹהִ֖ים וְאֶת־תּוֹרֹתָֽיו׃<text:s/></text:span><text:span text:style-name="T1556">‬</text:span>‬‬<text:span text:style-name="T1557">17</text:span><text:span text:style-name="T1558"> וַיֹּ֛אמֶר חֹתֵ֥ן מֹשֶׁ֖ה אֵלָ֑יו לֹא־טוֹב֙ הַדָּבָ֔ר אֲשֶׁ֥ר אַתָּ֖ה עֹשֶֽׂה׃<text:s/></text:span><text:span text:style-name="T1559">‬</text:span>‬‬<text:span text:style-name="T1560">18</text:span><text:span text:style-name="T1561"> נָבֹ֣ל תִּבֹּ֔ל גַּם־אַתָּ֕ה גַּם־הָעָ֥ם הַזֶּ֖ה אֲשֶׁ֣ר עִמָּ֑ךְ כִּֽי־כָבֵ֤ד מִמְּךָ֙ הַדָּבָ֔ר לֹא־תוּכַ֥ל עֲשֹׂ֖הוּ לְבַדֶּֽךָ׃<text:s/></text:span><text:span text:style-name="T1562">‬</text:span>‬‬<text:span text:style-name="T1563">19</text:span><text:span text:style-name="T1564"> עַתָּ֞ה שְׁמַ֤ע בְּקֹלִי֙ אִיעָ֣צְךָ֔ וִיהִ֥י אֱלֹהִ֖ים עִמָּ֑ךְ הֱיֵ֧ה אַתָּ֣ה לָעָ֗ם מ֚וּל הָֽאֱלֹהִ֔ים וְהֵבֵאתָ֥ אַתָּ֛ה אֶת־הַדְּבָרִ֖ים אֶל־הָאֱלֹהִֽים׃<text:s/></text:span><text:span text:style-name="T1565">‬</text:span>‬‬<text:span text:style-name="T1566">20</text:span><text:span text:style-name="T1567"> וְהִזְהַרְתָּ֣ה אֶתְהֶ֔ם אֶת־הַחֻקִּ֖ים וְאֶת־הַתּוֹרֹ֑ת וְהוֹדַעְתָּ֣ לָהֶ֗ם אֶת־הַדֶּ֙רֶךְ֙ יֵ֣לְכוּ בָ֔הּ וְאֶת־הַֽמַּעֲשֶׂ֖ה אֲשֶׁ֥ר יַעֲשֽׂוּן׃<text:s/></text:span><text:span text:style-name="T1568">‬</text:span>‬‬<text:span text:style-name="T1569">21</text:span><text:span text:style-name="T1570"> וְאַתָּ֣ה תֶחֱזֶ֣ה מִכָּל־הָ֠עָם<text:s/></text:span><text:soft-page-break/><text:span text:style-name="T1571">אַנְשֵׁי־חַ֜יִל יִרְאֵ֧י אֱלֹהִ֛ים אַנְשֵׁ֥י אֱמֶ֖ת שֹׂ֣נְאֵי בָ֑צַע וְשַׂמְתָּ֣ עֲלֵהֶ֗ם שָׂרֵ֤י אֲלָפִים֙ שָׂרֵ֣י מֵא֔וֹת שָׂרֵ֥י חֲמִשִּׁ֖ים וְשָׂרֵ֥י עֲשָׂרֹֽת׃<text:s/></text:span><text:span text:style-name="T1572">‬</text:span>‬‬<text:span text:style-name="T1573">22</text:span><text:span text:style-name="T1574"> וְשָׁפְט֣וּ אֶת־הָעָם֮ בְּכָל־עֵת֒ וְהָיָ֞ה כָּל־הַדָּבָ֤ר הַגָּדֹל֙ יָבִ֣יאוּ אֵלֶ֔יךָ וְכָל־הַדָּבָ֥ר הַקָּטֹ֖ן יִשְׁפְּטוּ־הֵ֑ם וְהָקֵל֙ מֵֽעָלֶ֔יךָ וְנָשְׂא֖וּ אִתָּֽךְ׃<text:s/></text:span><text:span text:style-name="T1575">‬</text:span>‬‬<text:span text:style-name="T1576">23</text:span><text:span text:style-name="T1577"> אִ֣ם אֶת־הַדָּבָ֤ר הַזֶּה֙ תַּעֲשֶׂ֔ה וְצִוְּךָ֣ אֱלֹהִ֔ים וְיָֽכָלְתָּ֖ עֲמֹ֑ד וְגַם֙ כָּל־הָעָ֣ם הַזֶּ֔ה עַל־מְקֹמ֖וֹ יָבֹ֥א בְשָׁלֽוֹם׃<text:s/></text:span><text:span text:style-name="T1578">‬</text:span>‬‬<text:span text:style-name="T1579">24</text:span><text:span text:style-name="T1580"> וַיִּשְׁמַ֥ע מֹשֶׁ֖ה לְק֣וֹל חֹתְנ֑וֹ וַיַּ֕עַשׂ כֹּ֖ל אֲשֶׁ֥ר אָמָֽר׃<text:s/></text:span><text:span text:style-name="T1581">‬</text:span>‬‬<text:span text:style-name="T1582">25</text:span><text:span text:style-name="T1583"> וַיִּבְחַ֨ר מֹשֶׁ֤ה אַנְשֵׁי־חַ֙יִל֙ מִכָּל־יִשְׂרָאֵ֔ל וַיִתֵּ֥ן אֹתָ֛ם רָאשִׁ֖ים עַל־הָעָ֑ם שָׂרֵ֤י אֲלָפִים֙ שָׂרֵ֣י מֵא֔וֹת שָׂרֵ֥י חֲמִשִּׁ֖ים וְשָׂרֵ֥י עֲשָׂרֹֽת׃<text:s/></text:span><text:span text:style-name="T1584">‬</text:span>‬‬<text:span text:style-name="T1585">26</text:span><text:span text:style-name="T1586"> וְשָׁפְט֥וּ אֶת־הָעָ֖ם בְּכָל־עֵ֑ת אֶת־הַדָּבָ֤ר הַקָּשֶׁה֙ יְבִיא֣וּן אֶל־מֹשֶׁ֔ה וְכָל־הַדָּבָ֥ר הַקָּטֹ֖ן יִשְׁפּוּט֥וּ הֵֽם׃<text:s/></text:span><text:span text:style-name="T1587">‬</text:span>‬‬<text:span text:style-name="T1588">27</text:span><text:span text:style-name="T1589"> וַיְשַׁלַּ֥ח מֹשֶׁ֖ה אֶת־חֹתְנ֑וֹ וַיֵּ֥לֶךְ ל֖וֹ אֶל־אַרְצֽוֹ׃<text:s/></text:span><text:span text:style-name="T1590">פ<text:s/></text:span><text:span text:style-name="T1591">‬</text:span>‬‬‬‬‬‬‬‬‬‬‬‬‬‬‬‬‬‬‬‬‬‬‬‬‬‬‬‬</text:p>
      </text:section>
      <text:section text:name="Sect18" text:style-name="S18">
        <text:p text:style-name="P1592">Exodus 19</text:p>
        <text:p text:style-name="P1593"><text:span text:style-name="T1594">1</text:span><text:span text:style-name="T1595"> בַּחֹ֙דֶשׁ֙ הַשְּׁלִישִׁ֔י לְצֵ֥את בְּנֵי־יִשְׂרָאֵ֖ל מֵאֶ֣רֶץ מִצְרָ֑יִם בַּיּ֣וֹם הַזֶּ֔ה בָּ֖אוּ מִדְבַּ֥ר סִינָֽי׃<text:s/></text:span><text:span text:style-name="T1596">2</text:span><text:span text:style-name="T1597"> וַיִּסְע֣וּ מֵרְפִידִ֗ים וַיָּבֹ֙אוּ֙ מִדְבַּ֣ר סִינַ֔י וַֽיַּחֲנ֖וּ בַּמִּדְבָּ֑ר וַיִּֽחַן־שָׁ֥ם יִשְׂרָאֵ֖ל נֶ֥גֶד הָהָֽר׃<text:s/></text:span><text:span text:style-name="T1598">‬</text:span>‬‬<text:span text:style-name="T1599">3</text:span><text:span text:style-name="T1600"> וּמֹשֶׁ֥ה עָלָ֖ה אֶל־הָאֱלֹהִ֑ים וַיִּקְרָ֨א אֵלָ֤יו יְהוָה֙ מִן־הָהָ֣ר לֵאמֹ֔ר כֹּ֤ה תֹאמַר֙ לְבֵ֣ית יַעֲקֹ֔ב וְתַגֵּ֖יד לִבְנֵ֥י יִשְׂרָאֵֽל׃<text:s/></text:span><text:span text:style-name="T1601">‬</text:span>‬‬<text:span text:style-name="T1602">4</text:span><text:span text:style-name="T1603"> אַתֶּ֣ם רְאִיתֶ֔ם אֲשֶׁ֥ר עָשִׂ֖יתִי לְמִצְרָ֑יִם וָאֶשָּׂ֤א אֶתְכֶם֙ עַל־כַּנְפֵ֣י נְשָׁרִ֔ים וָאָבִ֥א אֶתְכֶ֖ם אֵלָֽי׃<text:s/></text:span><text:span text:style-name="T1604">‬</text:span>‬‬<text:span text:style-name="T1605">5</text:span><text:span text:style-name="T1606"> וְעַתָּ֗ה אִם־שָׁמ֤וֹעַ תִּשְׁמְעוּ֙ בְּקֹלִ֔י וּשְׁמַרְתֶּ֖ם אֶת־בְּרִיתִ֑י וִהְיִ֨יתֶם לִ֤י סְגֻלָּה֙ מִכָּל־הָ֣עַמִּ֔ים כִּי־לִ֖י כָּל־הָאָֽרֶץ׃<text:s/></text:span><text:span text:style-name="T1607">‬</text:span>‬‬<text:span text:style-name="T1608">6</text:span><text:span text:style-name="T1609"> וְאַתֶּ֧ם תִּהְיוּ־לִ֛י מַמְלֶ֥כֶת כֹּהֲנִ֖ים וְג֣וֹי קָד֑וֹשׁ אֵ֚לֶּה הַדְּבָרִ֔ים אֲשֶׁ֥ר תְּדַבֵּ֖ר אֶל־בְּנֵ֥י יִשְׂרָאֵֽל׃<text:s/></text:span><text:span text:style-name="T1610">‬</text:span>‬‬<text:span text:style-name="T1611">7</text:span><text:span text:style-name="T1612"> וַיָּבֹ֣א מֹשֶׁ֔ה וַיִּקְרָ֖א לְזִקְנֵ֣י הָעָ֑ם וַיָּ֣שֶׂם לִפְנֵיהֶ֗ם אֵ֚ת כָּל־הַדְּבָרִ֣ים הָאֵ֔לֶּה אֲשֶׁ֥ר צִוָּ֖הוּ יְהוָֽה׃<text:s/></text:span><text:span text:style-name="T1613">‬</text:span>‬‬<text:span text:style-name="T1614">8</text:span><text:span text:style-name="T1615"> וַיַּעֲנ֨וּ כָל־הָעָ֤ם יַחְדָּו֙ וַיֹּ֣אמְר֔וּ כֹּ֛ל אֲשֶׁר־דִּבֶּ֥ר יְהוָ֖ה נַעֲשֶׂ֑ה וַיָּ֧שֶׁב מֹשֶׁ֛ה אֶת־דִּבְרֵ֥י הָעָ֖ם אֶל־יְהוָֽה׃<text:s/></text:span><text:span text:style-name="T1616">‬</text:span>‬‬<text:span text:style-name="T1617">9</text:span><text:span text:style-name="T1618"> וַיֹּ֨אמֶר יְהוָ֜ה אֶל־מֹשֶׁ֗ה הִנֵּ֨ה אָנֹכִ֜י בָּ֣א אֵלֶיךָ֮ בְּעַ֣ב הֶֽעָנָן֒ בַּעֲב֞וּר יִשְׁמַ֤ע הָעָם֙ בְּדַבְּרִ֣י עִמָּ֔ךְ וְגַם־בְּךָ֖ יַאֲמִ֣ינוּ לְעוֹלָ֑ם וַיַּגֵּ֥ד מֹשֶׁ֛ה אֶת־דִּבְרֵ֥י הָעָ֖ם אֶל־יְהוָֽה׃<text:s/></text:span><text:span text:style-name="T1619">‬</text:span>‬‬<text:span text:style-name="T1620">10</text:span><text:span text:style-name="T1621"> וַיֹּ֨אמֶר יְהוָ֤ה אֶל־מֹשֶׁה֙ לֵ֣ךְ אֶל־הָעָ֔ם וְקִדַּשְׁתָּ֥ם הַיּ֖וֹם וּמָחָ֑ר וְכִבְּס֖וּ שִׂמְלֹתָֽם׃<text:s/></text:span><text:span text:style-name="T1622">‬</text:span>‬‬<text:span text:style-name="T1623">11</text:span><text:span text:style-name="T1624"> וְהָי֥וּ נְכֹנִ֖ים לַיּ֣וֹם הַשְּׁלִישִׁ֑י כִּ֣י ׀ בַּיּ֣וֹם הַשְּׁלִישִׁ֗י יֵרֵ֧ד יְהוָ֛ה לְעֵינֵ֥י כָל־הָעָ֖ם עַל־הַ֥ר סִינָֽי׃<text:s/></text:span><text:span text:style-name="T1625">‬</text:span>‬‬<text:span text:style-name="T1626">12</text:span><text:span text:style-name="T1627"> וְהִגְבַּלְתָּ֤ אֶת־הָעָם֙ סָבִ֣יב לֵאמֹ֔ר הִשָּׁמְר֥וּ לָכֶ֛ם עֲל֥וֹת בָּהָ֖ר וּנְגֹ֣עַ בְּקָצֵ֑הוּ כָּל־הַנֹּגֵ֥עַ בָּהָ֖ר מ֥וֹת יוּמָֽת׃<text:s/></text:span><text:span text:style-name="T1628">‬</text:span>‬‬<text:span text:style-name="T1629">13</text:span><text:span text:style-name="T1630"> לֹא־תִגַּ֨ע בּ֜וֹ יָ֗ד כִּֽי־סָק֤וֹל יִסָּקֵל֙ אוֹ־יָרֹ֣ה יִיָּרֶ֔ה אִם־בְּהֵמָ֥ה אִם־אִ֖ישׁ לֹ֣א יִחְיֶ֑ה בִּמְשֹׁךְ֙ הַיֹּבֵ֔ל הֵ֖מָּה יַעֲל֥וּ בָהָֽר׃<text:s/></text:span><text:span text:style-name="T1631">‬</text:span>‬‬<text:span text:style-name="T1632">14</text:span><text:span text:style-name="T1633"> וַיֵּ֧רֶד מֹשֶׁ֛ה מִן־הָהָ֖ר אֶל־הָעָ֑ם וַיְקַדֵּשׁ֙ אֶת־הָעָ֔ם וַֽיְכַבְּס֖וּ שִׂמְלֹתָֽם׃<text:s/></text:span><text:span text:style-name="T1634">‬</text:span>‬‬<text:span text:style-name="T1635">15</text:span><text:span text:style-name="T1636"> וַיֹּ֙אמֶר֙ אֶל־הָעָ֔ם הֱי֥וּ נְכֹנִ֖ים לִשְׁלֹ֣שֶׁת יָמִ֑ים אַֽל־תִּגְּשׁ֖וּ אֶל־אִשָּֽׁה׃<text:s/></text:span><text:span text:style-name="T1637">‬</text:span>‬‬<text:span text:style-name="T1638">16</text:span><text:span text:style-name="T1639"> וַיְהִי֩ בַיּ֨וֹם הַשְּׁלִישִׁ֜י בִּֽהְיֹ֣ת הַבֹּ֗קֶר וַיְהִי֩ קֹלֹ֨ת וּבְרָקִ֜ים וְעָנָ֤ן כָּבֵד֙ עַל־הָהָ֔ר וְקֹ֥ל שֹׁפָ֖ר חָזָ֣ק מְאֹ֑ד וַיֶּחֱרַ֥ד כָּל־הָעָ֖ם אֲשֶׁ֥ר בַּֽמַּחֲנֶֽה׃<text:s/></text:span><text:span text:style-name="T1640">‬</text:span>‬‬<text:span text:style-name="T1641">17</text:span><text:span text:style-name="T1642"> וַיּוֹצֵ֨א מֹשֶׁ֧ה אֶת־הָעָ֛ם לִקְרַ֥את הָֽאֱלֹהִ֖ים מִן־הַֽמַּחֲנֶ֑ה וַיִּֽתְיַצְּב֖וּ בְּתַחְתִּ֥ית הָהָֽר׃<text:s/></text:span><text:span text:style-name="T1643">‬</text:span>‬‬<text:span text:style-name="T1644">18</text:span><text:span text:style-name="T1645"> וְהַ֤ר סִינַי֙ עָשַׁ֣ן כֻּלּ֔וֹ מִ֠פְּנֵי אֲשֶׁ֨ר יָרַ֥ד עָלָ֛יו יְהוָ֖ה בָּאֵ֑שׁ וַיַּ֤עַל עֲשָׁנוֹ֙ כְּעֶ֣שֶׁן הַכִּבְשָׁ֔ן וַיֶּחֱרַ֥ד כָּל־</text:span><text:soft-page-break/><text:span text:style-name="T1646">הָהָ֖ר מְאֹֽד׃<text:s/></text:span><text:span text:style-name="T1647">‬</text:span>‬‬<text:span text:style-name="T1648">19</text:span><text:span text:style-name="T1649"> וַיְהִי֙ ק֣וֹל הַשּׁוֹפָ֔ר הוֹלֵ֖ךְ וְחָזֵ֣ק מְאֹ֑ד מֹשֶׁ֣ה יְדַבֵּ֔ר וְהָאֱלֹהִ֖ים יַעֲנֶ֥נּוּ בְקֽוֹל׃<text:s/></text:span><text:span text:style-name="T1650">‬</text:span>‬‬<text:span text:style-name="T1651">20</text:span><text:span text:style-name="T1652"> וַיֵּ֧רֶד יְהוָ֛ה עַל־הַ֥ר סִינַ֖י אֶל־רֹ֣אשׁ הָהָ֑ר וַיִּקְרָ֨א יְהוָ֧ה לְמֹשֶׁ֛ה אֶל־רֹ֥אשׁ הָהָ֖ר וַיַּ֥עַל מֹשֶֽׁה׃<text:s/></text:span><text:span text:style-name="T1653">‬</text:span>‬‬<text:span text:style-name="T1654">21</text:span><text:span text:style-name="T1655"> וַיֹּ֤אמֶר יְהוָה֙ אֶל־מֹשֶׁ֔ה רֵ֖ד הָעֵ֣ד בָּעָ֑ם פֶּן־יֶהֶרְס֤וּ אֶל־יְהוָה֙ לִרְא֔וֹת וְנָפַ֥ל מִמֶּ֖נּוּ רָֽב׃<text:s/></text:span><text:span text:style-name="T1656">‬</text:span>‬‬<text:span text:style-name="T1657">22</text:span><text:span text:style-name="T1658"> וְגַ֧ם הַכֹּהֲנִ֛ים הַנִּגָּשִׁ֥ים אֶל־יְהוָ֖ה יִתְקַדָּ֑שׁוּ פֶּן־יִפְרֹ֥ץ בָּהֶ֖ם יְהוָֽה׃<text:s/></text:span><text:span text:style-name="T1659">‬</text:span>‬‬<text:span text:style-name="T1660">23</text:span><text:span text:style-name="T1661"> וַיֹּ֤אמֶר מֹשֶׁה֙ אֶל־יְהוָ֔ה לֹא־יוּכַ֣ל הָעָ֔ם לַעֲלֹ֖ת אֶל־הַ֣ר סִינָ֑י כִּֽי־אַתָּ֞ה הַעֵדֹ֤תָה בָּ֙נוּ֙ לֵאמֹ֔ר הַגְבֵּ֥ל אֶת־הָהָ֖ר וְקִדַּשְׁתּֽוֹ׃<text:s/></text:span><text:span text:style-name="T1662">‬</text:span>‬‬<text:span text:style-name="T1663">24</text:span><text:span text:style-name="T1664"> וַיֹּ֨אמֶר אֵלָ֤יו יְהוָה֙ לֶךְ־רֵ֔ד וְעָלִ֥יתָ אַתָּ֖ה וְאַהֲרֹ֣ן עִמָּ֑ךְ וְהַכֹּהֲנִ֣ים וְהָעָ֗ם אַל־יֽ͏ֶהֶרְס֛וּ לַעֲלֹ֥ת אֶל־יְהוָ֖ה פֶּן־יִפְרָץ־בָּֽם׃<text:s/></text:span><text:span text:style-name="T1665">‬</text:span>‬‬<text:span text:style-name="T1666">25</text:span><text:span text:style-name="T1667"> וַיֵּ֥רֶד מֹשֶׁ֖ה אֶל־הָעָ֑ם וַיֹּ֖אמֶר אֲלֵהֶֽם׃</text:span><text:span text:style-name="T1668"><text:s/>ס<text:s/></text:span><text:span text:style-name="T1669">‬</text:span>‬‬‬‬‬‬‬‬‬‬‬‬‬‬‬‬‬‬‬‬‬‬‬‬‬‬</text:p>
      </text:section>
      <text:section text:name="Sect19" text:style-name="S19">
        <text:p text:style-name="P1670">Exodus 20</text:p>
        <text:p text:style-name="P1671"><text:span text:style-name="T1672">1</text:span><text:span text:style-name="T1673"> וַיְדַבֵּ֣ר אֱלֹהִ֔ים אֵ֛ת כָּל־הַדְּבָרִ֥ים הָאֵ֖לֶּה לֵאמֹֽר׃</text:span><text:span text:style-name="T1674"><text:s/>ס<text:s/></text:span><text:span text:style-name="T1675">‬</text:span>‬‬‬‬<text:span text:style-name="T1676">2</text:span><text:span text:style-name="T1677"> אָֽנֹכִ֖י֙ יְהוָ֣ה אֱלֹהֶ֑֔יךָ אֲשֶׁ֧ר הוֹצֵאתִ֛יךָ מֵאֶ֥רֶץ מִצְרַ֖יִם מִבֵּ֣֥ית עֲבָדִ֑͏ֽים׃<text:s/></text:span><text:span text:style-name="T1678">‬</text:span>‬‬<text:span text:style-name="T1679">3</text:span><text:span text:style-name="T1680"> לֹֽ֣א יִהְיֶֽה־לְךָ֛֩ אֱלֹהִ֥֨ים אֲחֵרִ֖֜ים עַל־פָּנָֽ͏ַ֗י<text:s/></text:span><text:span text:style-name="T1681">‬</text:span>‬‬<text:span text:style-name="T1682">4</text:span><text:span text:style-name="T1683"> לֹֽ֣א תֽ͏ַעֲשֶׂ֨ה־לְךָ֥֣ פֶ֣֙סֶל֙ ׀ וְכָל־תְּמוּנָ֡֔ה אֲשֶׁ֤֣ר בַּשָּׁמַ֣֙יִם֙ ׀ מִמַּ֡֔עַל וֽ͏ַאֲשֶׁ֥ר֩ בָּאָ֖֨רֶץ מִתָּ֑͏ַ֜חַת וַאֲשֶׁ֥֣ר בַּמַּ֖֣יִם ׀ מִתַּ֥֣חַת לָאָֽ֗רֶץ<text:s/></text:span><text:span text:style-name="T1684">‬</text:span>‬‬<text:span text:style-name="T1685">5</text:span><text:span text:style-name="T1686"> לֹֽא־תִשְׁתַּחְוֶ֥֣ה לָהֶ֖ם֮ וְלֹ֣א תָעָבְדֵ֑ם֒ כִּ֣י אֽ͏ָנֹכִ֞י יְהוָ֤ה אֱלֹהֶ֙יךָ֙ אֵ֣ל קַנָּ֔א פֹּ֠קֵד עֲוֺ֨ן אָבֹ֧ת עַל־בָּנִ֛ים עַל־שִׁלֵּשִׁ֥ים וְעַל־רִבֵּעִ֖ים לְשֹׂנְאָֽ֑י׃<text:s/></text:span><text:span text:style-name="T1687">‬</text:span>‬‬<text:span text:style-name="T1688">6</text:span><text:span text:style-name="T1689"> וְעֹ֥֤שֶׂה חֶ֖֙סֶד֙ לַאֲלָפִ֑֔ים לְאֹהֲבַ֖י וּלְשֹׁמְרֵ֥י מִצְוֺתָֽי׃</text:span><text:span text:style-name="T1690"><text:s/>ס<text:s/></text:span><text:span text:style-name="T1691">‬</text:span>‬‬<text:span text:style-name="T1692">7</text:span><text:span text:style-name="T1693"> לֹ֥א תִשָּׂ֛א אֶת־שֵֽׁם־יְהוָ֥ה אֱלֹהֶ֖יךָ לַשָּׁ֑וְא כִּ֣י לֹ֤א יְנַקֶּה֙ יְהוָ֔ה אֵ֛ת אֲשֶׁר־יִשָּׂ֥א אֶת־שְׁמ֖וֹ לַשָּֽׁוְא׃<text:s/></text:span><text:span text:style-name="T1694">פ<text:s/></text:span><text:span text:style-name="T1695">‬</text:span>‬‬‬‬‬‬‬‬</text:p>
        <text:p text:style-name="P1696"><text:span text:style-name="T1697">8</text:span><text:span text:style-name="T1698"> זָכ֛וֹר֩ אֶת־י֥֨וֹם הַשַׁבָּ֖֜ת לְקַדְּשֽׁ֗וֹ<text:s/></text:span><text:span text:style-name="T1699">‬</text:span>‬‬<text:span text:style-name="T1700">9</text:span><text:span text:style-name="T1701"> שֵׁ֤֣שֶׁת יָמִ֣ים֙ תּֽ͏ַעֲבֹ֔ד֮ וְעָשִׂ֖֣יתָ כָּל־מְלַאכְתֶּֽךָ֒<text:s/></text:span><text:span text:style-name="T1702">‬</text:span>‬‬<text:span text:style-name="T1703">10</text:span><text:span text:style-name="T1704"> וְי֨וֹם֙ הַשְּׁבִיעִ֔֜י שַׁבָּ֖֣ת ׀ לַיהוָ֣ה אֱלֹהֶ֑֗יךָ לֹֽ֣א־תַעֲשֶׂ֣֨ה כָל־מְלָאכָ֡֜ה אַתָּ֣ה ׀ וּבִנְךָֽ֣־וּ֠בִתֶּ֗ךָ עַבְדְּךָ֤֨ וַאֲמָֽתְךָ֜֙ וּבְהֶמְתֶּ֔֗ךָ וְגֵרְךָ֖֙ אֲשֶׁ֥֣ר בִּשְׁעָרֶֽ֔יךָ<text:s/></text:span><text:span text:style-name="T1705">‬</text:span>‬‬<text:span text:style-name="T1706">11</text:span><text:span text:style-name="T1707"> כִּ֣י שֵֽׁשֶׁת־יָמִים֩ עָשָׂ֨ה יְהוָ֜ה אֶת־הַשָּׁמַ֣יִם וְאֶת־הָאָ֗רֶץ אֶת־הַיָּם֙ וְאֶת־כָּל־אֲשֶׁר־בָּ֔ם וַיָּ֖נַח בַּיּ֣וֹם הַשְּׁבִיעִ֑י עַל־כֵּ֗ן בֵּרַ֧ךְ יְהוָ֛ה אֶת־י֥וֹם הַשַׁבָּ֖ת וַֽיְקַדְּשֵֽׁהוּ׃</text:span><text:span text:style-name="T1708"><text:s/>ס<text:s/></text:span><text:span text:style-name="T1709">‬</text:span>‬‬<text:span text:style-name="T1710">12</text:span><text:span text:style-name="T1711"> כַּבֵּ֥ד אֶת־אָבִ֖יךָ וְאֶת־אִמֶּ֑ךָ לְמַ֙עַן֙ יַאֲרִכ֣וּן יָמֶ֔יךָ עַ֚ל הָאֲדָמָ֔ה אֲשֶׁר־יְהוָ֥ה אֱלֹהֶ֖יךָ נֹתֵ֥ן לָֽךְ׃</text:span><text:span text:style-name="T1712"><text:s/>ס<text:s/></text:span><text:span text:style-name="T1713">‬</text:span>‬‬<text:span text:style-name="T1714">13</text:span><text:span text:style-name="T1715"> לֹ֥֖א תִּֿרְצָ֖͏ֽח׃</text:span><text:span text:style-name="T1716"><text:s/>ס<text:s/></text:span><text:span text:style-name="T1717">‬</text:span>‬‬<text:span text:style-name="T1718">14</text:span><text:span text:style-name="T1719"> לֹ֣֖א תִּֿנְאָ֑͏ֽף׃</text:span><text:span text:style-name="T1720"><text:s/>ס<text:s/></text:span><text:span text:style-name="T1721">‬</text:span>‬‬<text:span text:style-name="T1722">15</text:span><text:span text:style-name="T1723"> לֹ֣֖א תִּֿגְנֹֽ֔ב׃</text:span><text:span text:style-name="T1724"><text:s/>ס<text:s/></text:span><text:span text:style-name="T1725">‬</text:span>‬‬<text:span text:style-name="T1726">16</text:span><text:span text:style-name="T1727"> לֹֽא־תַעֲנֶ֥ה בְרֵעֲךָ֖ עֵ֥ד שָֽׁקֶר׃</text:span><text:span text:style-name="T1728"><text:s/>ס<text:s/></text:span><text:span text:style-name="T1729">‬</text:span>‬‬<text:span text:style-name="T1730">17</text:span><text:span text:style-name="T1731"> לֹ֥א תַחְמֹ֖ד בֵּ֣ית רֵעֶ֑ךָ לֹֽא־תַחְמֹ֞ד אֵ֣שֶׁת רֵעֶ֗ךָ וְעַבְדּ֤וֹ וַאֲמָתוֹ֙ וְשׁוֹר֣וֹ וַחֲמֹר֔וֹ וְכֹ֖ל אֲשֶׁ֥ר לְרֵעֶֽךָ׃<text:s/></text:span><text:span text:style-name="T1732">פ<text:s/></text:span><text:span text:style-name="T1733">‬</text:span>‬‬‬‬‬‬‬‬‬‬‬‬</text:p>
        <text:p text:style-name="P1734"><text:span text:style-name="T1735">18</text:span><text:span text:style-name="T1736"> וְכָל־הָעָם֩ רֹאִ֨ים אֶת־הַקּוֹלֹ֜ת וְאֶת־הַלַּפִּידִ֗ם וְאֵת֙ ק֣וֹל הַשֹּׁפָ֔ר וְאֶת־הָהָ֖ר עָשֵׁ֑ן וַיַּ֤רְא הָעָם֙ וַיָּנֻ֔עוּ וַיּֽ͏ַעַמְד֖וּ מֵֽרָחֹֽק׃<text:s/></text:span><text:span text:style-name="T1737">‬</text:span>‬‬<text:span text:style-name="T1738">19</text:span><text:span text:style-name="T1739"> וַיֹּֽאמְרוּ֙ אֶל־מֹשֶׁ֔ה דַּבֵּר־אַתָּ֥ה עִמָּ֖נוּ וְנִשְׁמָ֑עָה וְאַל־יְדַבֵּ֥ר עִמָּ֛נוּ אֱלֹהִ֖ים פֶּן־נָמֽוּת׃<text:s/></text:span><text:span text:style-name="T1740">‬</text:span>‬‬<text:span text:style-name="T1741">20</text:span><text:span text:style-name="T1742"> וַיֹּ֨אמֶר מֹשֶׁ֣ה אֶל־הָעָם֮ אַל־תִּירָאוּ֒ כִּ֗י לְבַֽעֲבוּר֙ נַסּ֣וֹת אֶתְכֶ֔ם בָּ֖א הָאֱלֹהִ֑ים וּבַעֲב֗וּר תִּהְיֶ֧ה יִרְאָת֛וֹ עַל־פְּנֵיכֶ֖ם לְבִלְתִּ֥י תֶחֱטָֽאוּ׃<text:s/></text:span><text:span text:style-name="T1743">‬</text:span>‬‬<text:span text:style-name="T1744">21</text:span><text:span text:style-name="T1745"> וַיַּעֲמֹ֥ד הָעָ֖ם מֵרָחֹ֑ק וּמֹשֶׁה֙ נִגַּ֣שׁ אֶל־הָֽעֲרָפֶ֔ל אֲשֶׁר־שָׁ֖ם הָאֱלֹהִֽים׃<text:s/></text:span><text:span text:style-name="T1746">פ<text:s/></text:span><text:span text:style-name="T1747">‬</text:span>‬‬‬‬‬‬</text:p>
        <text:soft-page-break/>
        <text:p text:style-name="P1748"><text:span text:style-name="T1749">22</text:span><text:span text:style-name="T1750"> וַיֹּ֤אמֶר יְהוָה֙ אֶל־מֹשֶׁ֔ה כֹּ֥ה תֹאמַ֖ר אֶל־בְּנֵ֣י יִשְׂרָאֵ֑ל אַתֶּ֣ם רְאִיתֶ֔ם כִּ֚י מִן־הַשָּׁמַ֔יִם דִּבַּ֖רְתִּי עִמָּכֶֽם׃<text:s/></text:span><text:span text:style-name="T1751">‬</text:span>‬‬<text:span text:style-name="T1752">23</text:span><text:span text:style-name="T1753"> לֹ֥א תַעֲשׂ֖וּן אִתִּ֑י אֱלֹ֤הֵי כֶ֙סֶף֙ וֵאלֹהֵ֣י זָהָ֔ב לֹ֥א תַעֲשׂ֖וּ לָכֶֽם׃<text:s/></text:span><text:span text:style-name="T1754">‬</text:span>‬‬<text:span text:style-name="T1755">24</text:span><text:span text:style-name="T1756"> מִזְבַּ֣ח אֲדָמָה֮ תַּעֲשֶׂה־לִּי֒ וְזָבַחְתָּ֣ עָלָ֗יו אֶת־עֹלֹתֶ֙יךָ֙ וְאֶת־שְׁלָמֶ֔יךָ אֶת־צֹֽאנְךָ֖ וְאֶת־בְּקָרֶ֑ךָ בְּכָל־הַמָּקוֹם֙ אֲשֶׁ֣ר אַזְכִּ֣יר אֶת־שְׁמִ֔י אָב֥וֹא אֵלֶ֖יךָ וּבֵרַכְתִּֽיךָ׃<text:s/></text:span><text:span text:style-name="T1757">‬</text:span>‬‬<text:span text:style-name="T1758">25</text:span><text:span text:style-name="T1759"> וְאִם־מִזְבַּ֤ח אֲבָנִים֙ תַּֽעֲשֶׂה־לִּ֔י לֹֽא־תִבְנֶ֥ה אֶתְהֶ֖ן גָּזִ֑ית כִּ֧י חַרְבְּךָ֛ הֵנַ֥פְתָּ עָלֶ֖יהָ וַתְּחַֽלְלֶֽהָ׃<text:s/></text:span><text:span text:style-name="T1760">‬</text:span>‬‬<text:span text:style-name="T1761">26</text:span><text:span text:style-name="T1762"> וְלֹֽא־תַעֲלֶ֥ה בְמַעֲלֹ֖ת עַֽל־מִזְבְּחִ֑י אֲשֶׁ֛ר לֹֽא־תִגָּלֶ֥ה עֶרְוָתְךָ֖ עָלָֽיו׃<text:s/></text:span><text:span text:style-name="T1763">פ<text:s/></text:span><text:span text:style-name="T1764">‬</text:span>‬‬‬‬‬‬‬</text:p>
      </text:section>
      <text:section text:name="Sect20" text:style-name="S20">
        <text:p text:style-name="P1765">Exodus 21</text:p>
        <text:p text:style-name="P1766"><text:span text:style-name="T1767">1</text:span><text:span text:style-name="T1768"> וְאֵ֙לֶּה֙ הַמִּשְׁפָּטִ֔ים אֲשֶׁ֥ר תָּשִׂ֖ים לִפְנֵיהֶֽם׃<text:s/></text:span><text:span text:style-name="T1769">2</text:span><text:span text:style-name="T1770"> כִּ֤י תִקְנֶה֙ עֶ֣בֶד עִבְרִ֔י שֵׁ֥שׁ שָׁנִ֖ים יַעֲבֹ֑ד וּבַ֨שְּׁבִעִ֔ת יֵצֵ֥א לַֽחָפְשִׁ֖י חִנָּֽם׃<text:s/></text:span><text:span text:style-name="T1771">‬</text:span>‬‬<text:span text:style-name="T1772">3</text:span><text:span text:style-name="T1773"> אִם־בְּגַפּ֥וֹ יָבֹ֖א בְּגַפּ֣וֹ יֵצֵ֑א אִם־בַּ֤עַל אִשָּׁה֙ ה֔וּא וְיָצְאָ֥ה אִשְׁתּ֖וֹ עִמּֽוֹ׃<text:s/></text:span><text:span text:style-name="T1774">‬</text:span>‬‬<text:span text:style-name="T1775">4</text:span><text:span text:style-name="T1776"> אִם־אֲדֹנָיו֙ יִתֶּן־ל֣וֹ אִשָּׁ֔ה וְיָלְדָה־ל֥וֹ בָנִ֖ים א֣וֹ בָנ֑וֹת הָאִשָּׁ֣ה וִילָדֶ֗יהָ תִּהְיֶה֙ לַֽאדֹנֶ֔יהָ וְה֖וּא יֵצֵ֥א בְגַפּֽוֹ׃<text:s/></text:span><text:span text:style-name="T1777">‬</text:span>‬‬<text:span text:style-name="T1778">5</text:span><text:span text:style-name="T1779"> וְאִם־אָמֹ֤ר יֹאמַר֙ הָעֶ֔בֶד אָהַ֙בְתִּי֙ אֶת־אֲדֹנִ֔י אֶת־אִשְׁתִּ֖י וְאֶת־בָּנָ֑י לֹ֥א אֵצֵ֖א חָפְשִֽׁי׃<text:s/></text:span><text:span text:style-name="T1780">‬</text:span>‬‬<text:span text:style-name="T1781">6</text:span><text:span text:style-name="T1782"> וְהִגִּישׁ֤וֹ אֲדֹנָיו֙ אֶל־הָ֣אֱלֹהִ֔ים וְהִגִּישׁוֹ֙ אֶל־הַדֶּ֔לֶת א֖וֹ אֶל־הַמְּזוּזָ֑ה וְרָצַ֨ע אֲדֹנָ֤יו אֶת־אָזְנוֹ֙ בַּמַּרְצֵ֔עַ וַעֲבָד֖וֹ לְעֹלָֽם׃</text:span><text:span text:style-name="T1783"><text:s/>ס<text:s/></text:span><text:span text:style-name="T1784">‬</text:span>‬‬<text:span text:style-name="T1785">7</text:span><text:span text:style-name="T1786"> וְכִֽי־יִמְכֹּ֥ר אִ֛ישׁ אֶת־בִּתּ֖וֹ לְאָמָ֑ה לֹ֥א תֵצֵ֖א כְּצֵ֥את הָעֲבָדִֽים׃<text:s/></text:span><text:span text:style-name="T1787">‬</text:span>‬‬<text:span text:style-name="T1788">8</text:span><text:span text:style-name="T1789"> אִם־רָעָ֞ה בְּעֵינֵ֧י אֲדֹנֶ֛יהָ אֲשֶׁר־*לא **ל֥וֹ יְעָדָ֖הּ וְהֶפְדָּ֑הּ לְעַ֥ם נָכְרִ֛י לֹא־יִמְשֹׁ֥ל לְמָכְרָ֖הּ בְּבִגְדוֹ־בָֽהּ׃<text:s/></text:span><text:span text:style-name="T1790">‬</text:span>‬‬<text:span text:style-name="T1791">9</text:span><text:span text:style-name="T1792"> וְאִם־לִבְנ֖וֹ יִֽיעָדֶ֑נָּה כְּמִשְׁפַּ֥ט הַבָּנ֖וֹת יַעֲשֶׂה־לָּֽה׃<text:s/></text:span><text:span text:style-name="T1793">‬</text:span>‬‬<text:span text:style-name="T1794">10</text:span><text:span text:style-name="T1795"> אִם־אַחֶ֖רֶת יִֽקַּֽח־ל֑וֹ שְׁאֵרָ֛הּ כְּסוּתָ֥הּ וְעֹנָתָ֖הּ לֹ֥א יִגְרָֽע׃<text:s/></text:span><text:span text:style-name="T1796">‬</text:span>‬‬<text:span text:style-name="T1797">11</text:span><text:span text:style-name="T1798"> וְאִם־שְׁלָ֨שׁ־אֵ֔לֶּה לֹ֥א יַעֲשֶׂ֖ה לָ֑הּ וְיָצְאָ֥ה חִנָּ֖ם אֵ֥ין כָּֽסֶף׃</text:span><text:span text:style-name="T1799"><text:s/>ס<text:s/></text:span><text:span text:style-name="T1800">‬</text:span>‬‬<text:span text:style-name="T1801">12</text:span><text:span text:style-name="T1802"> מַכֵּ֥ה אִ֛ישׁ וָמֵ֖ת מ֥וֹת יוּמָֽת׃<text:s/></text:span><text:span text:style-name="T1803">‬</text:span>‬‬<text:span text:style-name="T1804">13</text:span><text:span text:style-name="T1805"> וַאֲשֶׁר֙ לֹ֣א צָדָ֔ה וְהָאֱלֹהִ֖ים אִנָּ֣ה לְיָד֑וֹ וְשַׂמְתִּ֤י לְךָ֙ מָק֔וֹם אֲשֶׁ֥ר יָנ֖וּס שָֽׁמָּה׃</text:span><text:span text:style-name="T1806"><text:s/>ס<text:s/></text:span><text:span text:style-name="T1807">‬</text:span>‬‬<text:span text:style-name="T1808">14</text:span><text:span text:style-name="T1809"> וְכִֽי־יָזִ֥ד אִ֛ישׁ עַל־רֵעֵ֖הוּ לְהָרְג֣וֹ בְעָרְמָ֑ה מֵעִ֣ם מִזְבְּחִ֔י תִּקָּחֶ֖נּוּ לָמֽוּת׃</text:span><text:span text:style-name="T1810"><text:s/>ס<text:s/></text:span><text:span text:style-name="T1811">‬</text:span>‬‬<text:span text:style-name="T1812">15</text:span><text:span text:style-name="T1813"> וּמַכֵּ֥ה אָבִ֛יו וְאִמּ֖וֹ מ֥וֹת יוּמָֽת׃<text:s/></text:span><text:span text:style-name="T1814">‬</text:span>‬‬<text:span text:style-name="T1815">16</text:span><text:span text:style-name="T1816"> וְגֹנֵ֨ב אִ֧ישׁ וּמְכָר֛וֹ וְנִמְצָ֥א בְיָד֖וֹ מ֥וֹת יוּמָֽת׃</text:span><text:span text:style-name="T1817"><text:s/>ס<text:s/></text:span><text:span text:style-name="T1818">‬</text:span>‬‬<text:span text:style-name="T1819">17</text:span><text:span text:style-name="T1820"> וּמְקַלֵּ֥ל אָבִ֛יו וְאִמּ֖וֹ מ֥וֹת יוּמָֽת׃</text:span><text:span text:style-name="T1821"><text:s/>ס<text:s/></text:span><text:span text:style-name="T1822">‬</text:span>‬‬<text:span text:style-name="T1823">18</text:span><text:span text:style-name="T1824"> וְכִֽי־יְרִיבֻ֣ן אֲנָשִׁ֔ים וְהִכָּה־אִישׁ֙ אֶת־רֵעֵ֔הוּ בְּאֶ֖בֶן א֣וֹ בְאֶגְרֹ֑ף וְלֹ֥א יָמ֖וּת וְנָפַ֥ל לְמִשְׁכָּֽב׃<text:s/></text:span><text:span text:style-name="T1825">‬</text:span>‬‬<text:span text:style-name="T1826">19</text:span><text:span text:style-name="T1827"> אִם־יָק֞וּם וְהִתְהַלֵּ֥ךְ בַּח֛וּץ עַל־מִשְׁעַנְתּ֖וֹ וְנִקָּ֣ה הַמַּכֶּ֑ה רַ֥ק שִׁבְתּ֛וֹ יִתֵּ֖ן וְרַפֹּ֥א יְרַפֵּֽא׃</text:span><text:span text:style-name="T1828"><text:s/>ס<text:s/></text:span><text:span text:style-name="T1829">‬</text:span>‬‬<text:span text:style-name="T1830">20</text:span><text:span text:style-name="T1831"> וְכִֽי־יַכֶּה֩ אִ֨ישׁ אֶת־עַבְדּ֜וֹ א֤וֹ אֶת־אֲמָתוֹ֙ בַּשֵּׁ֔בֶט וּמֵ֖ת תַּ֣חַת יָד֑וֹ נָקֹ֖ם יִנָּקֵֽם׃<text:s/></text:span><text:span text:style-name="T1832">‬</text:span>‬‬<text:span text:style-name="T1833">21</text:span><text:span text:style-name="T1834"> אַ֥ךְ אִם־י֛וֹם א֥וֹ יוֹמַ֖יִם יַעֲמֹ֑ד לֹ֣א יֻקַּ֔ם כִּ֥י כַסְפּ֖וֹ הֽוּא׃</text:span><text:span text:style-name="T1835"><text:s/>ס<text:s/></text:span><text:span text:style-name="T1836">‬</text:span>‬‬<text:span text:style-name="T1837">22</text:span><text:span text:style-name="T1838"> וְכִֽי־יִנָּצ֣וּ אֲנָשִׁ֗ים וְנָ֨גְפ֜וּ אִשָּׁ֤ה הָרָה֙ וְיָצְא֣וּ יְלָדֶ֔יהָ וְלֹ֥א יִהְיֶ֖ה אָס֑וֹן עָנ֣וֹשׁ יֵעָנֵ֗שׁ כּֽ͏ַאֲשֶׁ֨ר יָשִׁ֤ית עָלָיו֙ בַּ֣עַל הָֽאִשָּׁ֔ה וְנָתַ֖ן בִּפְלִלִֽים׃<text:s/></text:span><text:span text:style-name="T1839">‬</text:span>‬‬<text:span text:style-name="T1840">23</text:span><text:span text:style-name="T1841"> וְאִם־אָס֖וֹן יִהְיֶ֑ה וְנָתַתָּ֥ה נֶ֖פֶשׁ תַּ֥חַת נָֽפֶשׁ׃<text:s/></text:span><text:span text:style-name="T1842">‬</text:span>‬‬<text:span text:style-name="T1843">24</text:span><text:span text:style-name="T1844"> עַ֚יִן תַּ֣חַת עַ֔יִן שֵׁ֖ן תַּ֣חַת שֵׁ֑ן יָ֚ד תַּ֣חַת יָ֔ד רֶ֖גֶל תַּ֥חַת רָֽגֶל׃<text:s/></text:span><text:span text:style-name="T1845">‬</text:span>‬‬<text:span text:style-name="T1846">25</text:span><text:span text:style-name="T1847"> כְּוִיָּה֙ תַּ֣חַת כְּוִיָּ֔ה פֶּ֖צַע תַּ֣חַת פָּ֑צַע חַבּוּרָ֕ה תַּ֖חַת חַבּוּרָֽה׃</text:span><text:span text:style-name="T1848"><text:s/>ס<text:s/></text:span><text:span text:style-name="T1849">‬</text:span>‬‬<text:span text:style-name="T1850">26</text:span><text:span text:style-name="T1851"> וְכִֽי־יַכֶּ֨ה אִ֜ישׁ אֶת־עֵ֥ין עַבְדּ֛וֹ אֽוֹ־אֶת־עֵ֥ין אֲמָת֖וֹ וְשִֽׁחֲתָ֑הּ לֽ͏ַחָפְשִׁ֥י יְשַׁלְּחֶ֖נּוּ תַּ֥חַת עֵינֽוֹ׃</text:span><text:span text:style-name="T1852"><text:s/>ס<text:s/></text:span><text:span text:style-name="T1853">‬</text:span>‬‬<text:span text:style-name="T1854">27</text:span><text:span text:style-name="T1855"> וְאִם־שֵׁ֥ן עַבְדּ֛וֹ אֽוֹ־שֵׁ֥ן אֲמָת֖וֹ יַפִּ֑יל לֽ͏ַחָפְשִׁ֥י יְשַׁלְּחֶ֖נּוּ תַּ֥חַת שִׁנּֽוֹ׃<text:s/></text:span><text:span text:style-name="T1856">פ<text:s/></text:span><text:span text:style-name="T1857">‬</text:span>‬‬‬‬‬‬‬‬‬‬‬‬‬‬‬‬‬‬‬‬‬‬‬‬‬‬‬‬</text:p>
        <text:soft-page-break/>
        <text:p text:style-name="P1858"><text:span text:style-name="T1859">28</text:span><text:span text:style-name="T1860"> וְכִֽי־יִגַּ֨ח שׁ֥וֹר אֶת־אִ֛ישׁ א֥וֹ אֶת־אִשָּׁ֖ה וָמֵ֑ת סָק֨וֹל יִסָּקֵ֜ל הַשּׁ֗וֹר וְלֹ֤א יֵאָכֵל֙ אֶת־בְּשָׂר֔וֹ וּבַ֥עַל הַשּׁ֖וֹר נָקִֽי׃<text:s/></text:span><text:span text:style-name="T1861">‬</text:span>‬‬<text:span text:style-name="T1862">29</text:span><text:span text:style-name="T1863"> וְאִ֡ם שׁוֹר֩ נַגָּ֨ח ה֜וּא מִתְּמֹ֣ל שִׁלְשֹׁ֗ם וְהוּעַ֤ד בִּבְעָלָיו֙ וְלֹ֣א יִשְׁמְרֶ֔נּוּ וְהֵמִ֥ית אִ֖ישׁ א֣וֹ אִשָּׁ֑ה הַשּׁוֹר֙ יִסָּקֵ֔ל וְגַם־בְּעָלָ֖יו יוּמָֽת׃<text:s/></text:span><text:span text:style-name="T1864">‬</text:span>‬‬<text:span text:style-name="T1865">30</text:span><text:span text:style-name="T1866"> אִם־כֹּ֖פֶר יוּשַׁ֣ת עָלָ֑יו וְנָתַן֙ פִּדְיֹ֣ן נַפְשׁ֔וֹ כְּכֹ֥ל אֲשֶׁר־יוּשַׁ֖ת עָלָֽיו׃<text:s/></text:span><text:span text:style-name="T1867">‬</text:span>‬‬<text:span text:style-name="T1868">31</text:span><text:span text:style-name="T1869"> אוֹ־בֵ֥ן יִגָּ֖ח אוֹ־בַ֣ת יִגָּ֑ח כַּמִּשְׁפָּ֥ט הַזֶּ֖ה יֵעָ֥שֶׂה לּֽוֹ׃<text:s/></text:span><text:span text:style-name="T1870">‬</text:span>‬‬<text:span text:style-name="T1871">32</text:span><text:span text:style-name="T1872"> אִם־עֶ֛בֶד יִגַּ֥ח הַשּׁ֖וֹר א֣וֹ אָמָ֑ה כֶּ֣סֶף ׀ שְׁלֹשִׁ֣ים שְׁקָלִ֗ים יִתֵּן֙ לַֽאדֹנָ֔יו וְהַשּׁ֖וֹר יִסָּקֵֽל׃</text:span><text:span text:style-name="T1873"><text:s/>ס<text:s/></text:span><text:span text:style-name="T1874">‬</text:span>‬‬<text:span text:style-name="T1875">33</text:span><text:span text:style-name="T1876"> וְכִֽי־יִפְתַּ֨ח אִ֜ישׁ בּ֗וֹר א֠וֹ כִּֽי־יִכְרֶ֥ה אִ֛ישׁ בֹּ֖ר וְלֹ֣א יְכַסֶּ֑נּוּ וְנָֽפַל־שָׁ֥מָּה שּׁ֖וֹר א֥וֹ חֲמֽוֹר׃<text:s/></text:span><text:span text:style-name="T1877">‬</text:span>‬‬<text:span text:style-name="T1878">34</text:span><text:span text:style-name="T1879"> בַּ֤עַל הַבּוֹר֙ יְשַׁלֵּ֔ם כֶּ֖סֶף יָשִׁ֣יב לִבְעָלָ֑יו וְהַמֵּ֖ת יִֽהְיֶה־לּֽוֹ׃</text:span><text:span text:style-name="T1880"><text:s/>ס<text:s/></text:span><text:span text:style-name="T1881">‬</text:span>‬‬<text:span text:style-name="T1882">35</text:span><text:span text:style-name="T1883"> וְכִֽי־יִגֹּ֧ף שֽׁוֹר־אִ֛ישׁ אֶת־שׁ֥וֹר רֵעֵ֖הוּ וָמֵ֑ת וּמָ֨כְר֜וּ אֶת־הַשּׁ֤וֹר הַחַי֙ וְחָצ֣וּ אֶת־כַּסְפּ֔וֹ וְגַ֥ם אֶת־הַמֵּ֖ת יֽ͏ֶחֱצֽוּן׃<text:s/></text:span><text:span text:style-name="T1884">‬</text:span>‬‬<text:span text:style-name="T1885">36</text:span><text:span text:style-name="T1886"> א֣וֹ נוֹדַ֗ע כִּ֠י שׁ֣וֹר נַגָּ֥ח הוּא֙ מִתְּמ֣וֹל שִׁלְשֹׁ֔ם וְלֹ֥א יִשְׁמְרֶ֖נּוּ בְּעָלָ֑יו שַׁלֵּ֨ם יְשַׁלֵּ֥ם שׁוֹר֙ תַּ֣חַת הַשּׁ֔וֹר וְהַמֵּ֖ת יִֽהְיֶה־לּֽוֹ׃</text:span><text:span text:style-name="T1887"><text:s/>ס<text:s/></text:span><text:span text:style-name="T1888">‬</text:span>‬‬<text:span text:style-name="T1889">37</text:span><text:span text:style-name="T1890"> כִּ֤י יִגְנֹֽב־אִישׁ֙ שׁ֣וֹר אוֹ־שֶׂ֔ה וּטְבָח֖וֹ א֣וֹ מְכָר֑וֹ חֲמִשָּׁ֣ה בָקָ֗ר יְשַׁלֵּם֙ תַּ֣חַת הַשּׁ֔וֹר וְאַרְבַּע־צֹ֖אן תַּ֥חַת הַשֶּֽׂה׃<text:s/></text:span><text:span text:style-name="T1891">‬</text:span>‬‬‬‬‬‬‬‬‬‬‬‬</text:p>
      </text:section>
      <text:section text:name="Sect21" text:style-name="S21">
        <text:p text:style-name="P1892">Exodus 22</text:p>
        <text:p text:style-name="P1893"><text:span text:style-name="T1894">1</text:span><text:span text:style-name="T1895"> אִם־בַּמַּחְתֶּ֛רֶת יִמָּצֵ֥א הַגַּנָּ֖ב וְהֻכָּ֣ה וָמֵ֑ת אֵ֥ין ל֖וֹ דָּמִֽים׃<text:s/></text:span><text:span text:style-name="T1896">‬</text:span>‬‬‬‬<text:span text:style-name="T1897">2</text:span><text:span text:style-name="T1898"> אִם־זָרְחָ֥ה הַשֶּׁ֛מֶשׁ עָלָ֖יו דָּמִ֣ים ל֑וֹ שַׁלֵּ֣ם יְשַׁלֵּ֔ם אִם־אֵ֣ין ל֔וֹ וְנִמְכַּ֖ר בִּגְנֵבָתֽוֹ׃<text:s/></text:span><text:span text:style-name="T1899">‬</text:span>‬‬<text:span text:style-name="T1900">3</text:span><text:span text:style-name="T1901"> אִֽם־הִמָּצֵא֩ תִמָּצֵ֨א בְיָד֜וֹ הַגְּנֵבָ֗ה מִשּׁ֧וֹר עַד־חֲמ֛וֹר עַד־שֶׂ֖ה חַיִּ֑ים שְׁנַ֖יִם יְשַׁלֵּֽם׃</text:span><text:span text:style-name="T1902"><text:s/>ס<text:s/></text:span><text:span text:style-name="T1903">‬</text:span>‬‬<text:span text:style-name="T1904">4</text:span><text:span text:style-name="T1905"> כִּ֤י יַבְעֶר־אִישׁ֙ שָׂדֶ֣ה אוֹ־כֶ֔רֶם וְשִׁלַּח֙ אֶת־בעירה בְּעִיר֔וֹ וּבִעֵ֖ר בִּשְׂדֵ֣ה אַחֵ֑ר מֵיטַ֥ב שָׂדֵ֛הוּ וּמֵיטַ֥ב כַּרְמ֖וֹ יְשַׁלֵּֽם</text:span><text:span text:style-name="T1906">‬</text:span><text:span text:style-name="T1907"><text:s/>ס<text:s/></text:span><text:span text:style-name="T1908">‬</text:span>‬‬‬<text:span text:style-name="T1909">5</text:span><text:span text:style-name="T1910"> כִּֽי־תֵצֵ֨א אֵ֜שׁ וּמָצְאָ֤ה קֹצִים֙ וְנֶאֱכַ֣ל גָּדִ֔ישׁ א֥וֹ הַקָּמָ֖ה א֣וֹ הַשָּׂדֶ֑ה שַׁלֵּ֣ם יְשַׁלֵּ֔ם הַמַּבְעִ֖ר אֶת־הַבְּעֵרָֽה׃</text:span><text:span text:style-name="T1911"><text:s/>ס<text:s/></text:span><text:span text:style-name="T1912">‬</text:span>‬‬<text:span text:style-name="T1913">6</text:span><text:span text:style-name="T1914"> כִּֽי־יִתֵּן֩ אִ֨ישׁ אֶל־רֵעֵ֜הוּ כֶּ֤סֶף אֽוֹ־כֵלִים֙ לִשְׁמֹ֔ר וְגֻנַּ֖ב מִבֵּ֣ית הָאִ֑ישׁ אִם־יִמָּצֵ֥א הַגַּנָּ֖ב יְשַׁלֵּ֥ם שְׁנָֽיִם׃<text:s/></text:span><text:span text:style-name="T1915">‬</text:span>‬‬<text:span text:style-name="T1916">7</text:span><text:span text:style-name="T1917"> אִם־לֹ֤א יִמָּצֵא֙ הַגַּנָּ֔ב וְנִקְרַ֥ב בַּֽעַל־הַבַּ֖יִת אֶל־הָֽאֱלֹהִ֑ים אִם־לֹ֥א שָׁלַ֛ח יָד֖וֹ בִּמְלֶ֥אכֶת רֵעֵֽהוּ׃<text:s/></text:span><text:span text:style-name="T1918">‬</text:span>‬‬<text:span text:style-name="T1919">8</text:span><text:span text:style-name="T1920"> עַֽל־כָּל־דְּבַר־פֶּ֡שַׁע עַל־שׁ֡וֹר עַל־חֲ֠מוֹר עַל־שֶׂ֨ה עַל־שַׂלְמָ֜ה עַל־כָּל־אֲבֵדָ֗ה אֲשֶׁ֤ר יֹאמַר֙ כִּי־ה֣וּא זֶ֔ה עַ֚ד הָֽאֱלֹהִ֔ים יָבֹ֖א דְּבַר־שְׁנֵיהֶ֑ם אֲשֶׁ֤ר יַרְשִׁיעֻן֙ אֱלֹהִ֔ים יְשַׁלֵּ֥ם שְׁנַ֖יִם לְרֵעֵֽהוּ׃</text:span><text:span text:style-name="T1921"><text:s/>ס<text:s/></text:span><text:span text:style-name="T1922">‬</text:span>‬‬<text:span text:style-name="T1923">9</text:span><text:span text:style-name="T1924"> כִּֽי־יִתֵּן֩ אִ֨ישׁ אֶל־רֵעֵ֜הוּ חֲמ֨וֹר אוֹ־שׁ֥וֹר אוֹ־שֶׂ֛ה וְכָל־בְּהֵמָ֖ה לִשְׁמֹ֑ר וּמֵ֛ת אוֹ־נִשְׁבַּ֥ר אוֹ־נִשְׁבָּ֖ה אֵ֥ין רֹאֶֽה׃<text:s/></text:span><text:span text:style-name="T1925">‬</text:span>‬‬<text:span text:style-name="T1926">10</text:span><text:span text:style-name="T1927"> שְׁבֻעַ֣ת יְהוָ֗ה תִּהְיֶה֙ בֵּ֣ין שְׁנֵיהֶ֔ם אִם־לֹ֥א שָׁלַ֛ח יָד֖וֹ בִּמְלֶ֣אכֶת רֵעֵ֑הוּ וְלָקַ֥ח בְּעָלָ֖יו וְלֹ֥א יְשַׁלֵּֽם׃<text:s/></text:span><text:span text:style-name="T1928">‬</text:span>‬‬<text:span text:style-name="T1929">11</text:span><text:span text:style-name="T1930"> וְאִם־גָּנֹ֥ב יִגָּנֵ֖ב מֵעִמּ֑וֹ יְשַׁלֵּ֖ם לִבְעָלָֽיו׃<text:s/></text:span><text:span text:style-name="T1931">‬</text:span>‬‬<text:span text:style-name="T1932">12</text:span><text:span text:style-name="T1933"> אִם־טָרֹ֥ף יִטָּרֵ֖ף יְבִאֵ֣הוּ עֵ֑ד הַטְּרֵפָ֖ה לֹ֥א יְשַׁלֵּֽם׃<text:s/></text:span><text:span text:style-name="T1934">פ<text:s/></text:span><text:span text:style-name="T1935">‬</text:span>‬‬‬‬‬‬‬‬‬‬‬‬‬</text:p>
        <text:p text:style-name="P1936"><text:span text:style-name="T1937">13</text:span><text:span text:style-name="T1938"> וְכִֽי־יִשְׁאַ֥ל אִ֛ישׁ מֵעִ֥ם רֵעֵ֖הוּ וְנִשְׁבַּ֣ר אוֹ־מֵ֑ת בְּעָלָ֥יו אֵין־עִמּ֖וֹ שַׁלֵּ֥ם יְשַׁלֵּֽם׃<text:s/></text:span><text:span text:style-name="T1939">‬</text:span>‬‬<text:span text:style-name="T1940">14</text:span><text:span text:style-name="T1941"> אִם־בְּעָלָ֥יו עִמּ֖וֹ לֹ֣א יְשַׁלֵּ֑ם אִם־שָׂכִ֣יר ה֔וּא בָּ֖א בִּשְׂכָרֽוֹ׃</text:span><text:span text:style-name="T1942"><text:s/>ס<text:s/></text:span><text:span text:style-name="T1943">‬</text:span>‬‬<text:span text:style-name="T1944">15</text:span><text:span text:style-name="T1945"> וְכִֽי־יְפַתֶּ֣ה אִ֗ישׁ בְּתוּלָ֛ה אֲשֶׁ֥ר לֹא־אֹרָ֖שָׂה וְשָׁכַ֣ב עִמָּ֑הּ מָהֹ֛ר יִמְהָרֶ֥נָּה לּ֖וֹ לְאִשָּֽׁה׃<text:s/></text:span><text:span text:style-name="T1946">‬</text:span>‬‬<text:span text:style-name="T1947">16</text:span><text:span text:style-name="T1948"> אִם־מָאֵ֧ן יְמָאֵ֛ן אָבִ֖יהָ לְתִתָּ֣הּ ל֑וֹ כֶּ֣סֶף יִשְׁקֹ֔ל כְּמֹ֖הַר הַבְּתוּלֹֽת׃</text:span><text:span text:style-name="T1949"><text:s/>ס<text:s/></text:span><text:span text:style-name="T1950">‬</text:span>‬‬<text:span text:style-name="T1951">17</text:span><text:span text:style-name="T1952"> מְכַשֵּׁפָ֖ה לֹ֥א תְחַיֶּֽה׃</text:span><text:span text:style-name="T1953"><text:s/>ס<text:s/></text:span><text:span text:style-name="T1954">‬</text:span>‬‬<text:span text:style-name="T1955">18</text:span><text:span text:style-name="T1956"> כָּל־שֹׁכֵ֥ב עִם־בְּהֵמָ֖ה מ֥וֹת יוּמָֽת׃</text:span><text:span text:style-name="T1957"><text:s/>ס<text:s/></text:span><text:span text:style-name="T1958">‬</text:span>‬‬<text:span text:style-name="T1959">19</text:span><text:span text:style-name="T1960"> זֹבֵ֥חַ לָאֱלֹהִ֖ים יָֽחֳרָ֑ם<text:s/></text:span><text:soft-page-break/><text:span text:style-name="T1961">בִּלְתִּ֥י לַיהוָ֖ה לְבַדּֽוֹ׃<text:s/></text:span><text:span text:style-name="T1962">‬</text:span>‬‬<text:span text:style-name="T1963">20</text:span><text:span text:style-name="T1964"> וְגֵ֥ר לֹא־תוֹנֶ֖ה וְלֹ֣א תִלְחָצֶ֑נּוּ כִּֽי־גֵרִ֥ים הֱיִיתֶ֖ם בְּאֶ֥רֶץ מִצְרָֽיִם׃<text:s/></text:span><text:span text:style-name="T1965">‬</text:span>‬‬<text:span text:style-name="T1966">21</text:span><text:span text:style-name="T1967"> כָּל־אַלְמָנָ֥ה וְיָת֖וֹם לֹ֥א תְעַנּֽוּן׃<text:s/></text:span><text:span text:style-name="T1968">‬</text:span>‬‬<text:span text:style-name="T1969">22</text:span><text:span text:style-name="T1970"> אִם־עַנֵּ֥ה תְעַנֶּ֖ה אֹת֑וֹ כִּ֣י אִם־צָעֹ֤ק יִצְעַק֙ אֵלַ֔י שָׁמֹ֥עַ אֶשְׁמַ֖ע צַעֲקָתֽוֹ׃<text:s/></text:span><text:span text:style-name="T1971">‬</text:span>‬‬<text:span text:style-name="T1972">23</text:span><text:span text:style-name="T1973"> וְחָרָ֣ה אַפִּ֔י וְהָרַגְתִּ֥י אֶתְכֶ֖ם בֶּחָ֑רֶב וְהָי֤וּ נְשֵׁיכֶם֙ אַלְמָנ֔וֹת וּבְנֵיכֶ֖ם יְתֹמִֽים׃<text:s/></text:span><text:span text:style-name="T1974">פ<text:s/></text:span><text:span text:style-name="T1975">‬</text:span>‬‬‬‬‬‬‬‬‬‬‬‬‬</text:p>
        <text:p text:style-name="P1976"><text:span text:style-name="T1977">24</text:span><text:span text:style-name="T1978"> אִם־כֶּ֣סֶף ׀ תַּלְוֶ֣ה אֶת־עַמִּ֗י אֶת־הֶֽעָנִי֙ עִמָּ֔ךְ לֹא־תִהְיֶ֥ה ל֖וֹ כְּנֹשֶׁ֑ה לֹֽא־תְשִׂימ֥וּן עָלָ֖יו נֶֽשֶׁךְ׃<text:s/></text:span><text:span text:style-name="T1979">‬</text:span>‬‬<text:span text:style-name="T1980">25</text:span><text:span text:style-name="T1981"> אִם־חָבֹ֥ל תַּחְבֹּ֖ל שַׂלְמַ֣ת רֵעֶ֑ךָ עַד־בֹּ֥א הַשֶּׁ֖מֶשׁ תְּשִׁיבֶ֥נּוּ לֽוֹ׃<text:s/></text:span><text:span text:style-name="T1982">‬</text:span>‬‬<text:span text:style-name="T1983">26</text:span><text:span text:style-name="T1984"> כִּ֣י הִ֤וא *כסותה **כְסוּתוֹ֙ לְבַדָּ֔הּ הִ֥וא שִׂמְלָת֖וֹ לְעֹר֑וֹ בַּמֶּ֣ה יִשְׁכָּ֔ב וְהָיָה֙ כִּֽי־יִצְעַ֣ק אֵלַ֔י וְשָׁמַעְתִּ֖י כִּֽי־חַנּ֥וּן אָֽנִי׃</text:span><text:span text:style-name="T1985"><text:s/>ס<text:s/></text:span><text:span text:style-name="T1986">‬</text:span>‬‬<text:span text:style-name="T1987">27</text:span><text:span text:style-name="T1988"> אֱלֹהִ֖ים לֹ֣א תְקַלֵּ֑ל וְנָשִׂ֥יא בְעַמְּךָ֖ לֹ֥א תָאֹֽר׃<text:s/></text:span><text:span text:style-name="T1989">‬</text:span>‬‬<text:span text:style-name="T1990">28</text:span><text:span text:style-name="T1991"> מְלֵאָתְךָ֥ וְדִמְעֲךָ֖ לֹ֣א תְאַחֵ֑ר בְּכ֥וֹר בָּנֶ֖יךָ תִּתֶּן־לִּֽי׃<text:s/></text:span><text:span text:style-name="T1992">‬</text:span>‬‬<text:span text:style-name="T1993">29</text:span><text:span text:style-name="T1994"> כֵּֽן־תַּעֲשֶׂ֥ה לְשֹׁרְךָ֖ לְצֹאנֶ֑ךָ שִׁבְעַ֤ת יָמִים֙ יִהְיֶ֣ה עִם־אִמּ֔וֹ בַּיּ֥וֹם הַשְּׁמִינִ֖י תִּתְּנוֹ־לִֽי׃<text:s/></text:span><text:span text:style-name="T1995">‬</text:span>‬‬<text:span text:style-name="T1996">30</text:span><text:span text:style-name="T1997"> וְאַנְשֵׁי־קֹ֖דֶשׁ תִּהְי֣וּן לִ֑י וּבָשָׂ֨ר בַּשָּׂדֶ֤ה טְרֵפָה֙ לֹ֣א תֹאכֵ֔לוּ לַכֶּ֖לֶב תַּשְׁלִכ֥וּן אֹתֽוֹ׃</text:span><text:span text:style-name="T1998"><text:s/>ס<text:s/></text:span><text:span text:style-name="T1999">‬</text:span>‬‬‬‬‬‬‬‬‬</text:p>
      </text:section>
      <text:section text:name="Sect22" text:style-name="S22">
        <text:p text:style-name="P2000">Exodus 23</text:p>
        <text:p text:style-name="P2001"><text:span text:style-name="T2002">1</text:span><text:span text:style-name="T2003"> לֹ֥א תִשָּׂ֖א שֵׁ֣מַע שָׁ֑וְא אַל־תָּ֤שֶׁת יָֽדְךָ֙ עִם־רָשָׁ֔ע לִהְיֹ֖ת עֵ֥ד חָמָֽס׃</text:span><text:span text:style-name="T2004"><text:s/>ס<text:s/></text:span><text:span text:style-name="T2005">2</text:span><text:span text:style-name="T2006"> לֹֽא־תִהְיֶ֥ה אַחֲרֵֽי־רַבִּ֖ים לְרָעֹ֑ת וְלֹא־תַעֲנֶ֣ה עַל־רִ֗ב לִנְטֹ֛ת אַחֲרֵ֥י רַבִּ֖ים לְהַטֹּֽת׃<text:s/></text:span><text:span text:style-name="T2007">‬</text:span>‬‬<text:span text:style-name="T2008">3</text:span><text:span text:style-name="T2009"> וְדָ֕ל לֹ֥א תֶהְדַּ֖ר בְּרִיבֽוֹ׃</text:span><text:span text:style-name="T2010"><text:s/>ס<text:s/></text:span><text:span text:style-name="T2011">‬</text:span>‬‬<text:span text:style-name="T2012">4</text:span><text:span text:style-name="T2013"> כִּ֣י תִפְגַּ֞ע שׁ֧וֹר אֹֽיִבְךָ֛ א֥וֹ חֲמֹר֖וֹ תֹּעֶ֑ה הָשֵׁ֥ב תְּשִׁיבֶ֖נּוּ לֽוֹ׃</text:span><text:span text:style-name="T2014"><text:s/>ס<text:s/></text:span><text:span text:style-name="T2015">‬</text:span>‬‬<text:span text:style-name="T2016">5</text:span><text:span text:style-name="T2017"> כִּֽי־תִרְאֶ֞ה חֲמ֣וֹר שֹׂנַאֲךָ֗ רֹבֵץ֙ תַּ֣חַת מַשָּׂא֔וֹ וְחָדַלְתָּ֖ מֵעֲזֹ֣ב ל֑וֹ עָזֹ֥ב תַּעֲזֹ֖ב עִמּֽוֹ׃</text:span><text:span text:style-name="T2018"><text:s/>ס<text:s/></text:span><text:span text:style-name="T2019">‬</text:span>‬‬<text:span text:style-name="T2020">6</text:span><text:span text:style-name="T2021"> לֹ֥א תַטֶּ֛ה מִשְׁפַּ֥ט אֶבְיֹנְךָ֖ בְּרִיבֽוֹ׃<text:s/></text:span><text:span text:style-name="T2022">‬</text:span>‬‬<text:span text:style-name="T2023">7</text:span><text:span text:style-name="T2024"> מִדְּבַר־שֶׁ֖קֶר תִּרְחָ֑ק וְנָקִ֤י וְצַדִּיק֙ אַֽל־תַּהֲרֹ֔ג כִּ֥י לֹא־אַצְדִּ֖יק רָשָֽׁע׃<text:s/></text:span><text:span text:style-name="T2025">‬</text:span>‬‬<text:span text:style-name="T2026">8</text:span><text:span text:style-name="T2027"> וְשֹׁ֖חַד לֹ֣א תִקָּ֑ח כִּ֤י הַשֹּׁ֙חַד֙ יְעַוֵּ֣ר פִּקְחִ֔ים וִֽיסַלֵּ֖ף דִּבְרֵ֥י צַדִּיקִֽים׃<text:s/></text:span><text:span text:style-name="T2028">‬</text:span>‬‬<text:span text:style-name="T2029">9</text:span><text:span text:style-name="T2030"> וְגֵ֖ר לֹ֣א תִלְחָ֑ץ וְאַתֶּ֗ם יְדַעְתֶּם֙ אֶת־נֶ֣פֶשׁ הַגֵּ֔ר כִּֽי־גֵרִ֥ים הֱיִיתֶ֖ם בְּאֶ֥רֶץ מִצְרָֽיִם׃<text:s/></text:span><text:span text:style-name="T2031">‬</text:span>‬‬<text:span text:style-name="T2032">10</text:span><text:span text:style-name="T2033"> וְשֵׁ֥שׁ שָׁנִ֖ים תִּזְרַ֣ע אֶת־אַרְצֶ֑ךָ וְאָסַפְתָּ֖ אֶת־תְּבוּאָתָֽהּ׃<text:s/></text:span><text:span text:style-name="T2034">‬</text:span>‬‬<text:span text:style-name="T2035">11</text:span><text:span text:style-name="T2036"> וְהַשְּׁבִיעִ֞ת תִּשְׁמְטֶ֣נָּה וּנְטַשְׁתָּ֗הּ וְאָֽכְלוּ֙ אֶבְיֹנֵ֣י עַמֶּ֔ךָ וְיִתְרָ֕ם תֹּאכַ֖ל חַיַּ֣ת הַשָּׂדֶ֑ה כֵּֽן־תַּעֲשֶׂ֥ה לְכַרְמְךָ֖ לְזֵיתֶֽךָ׃<text:s/></text:span><text:span text:style-name="T2037">‬</text:span>‬‬<text:span text:style-name="T2038">12</text:span><text:span text:style-name="T2039"> שֵׁ֤שֶׁת יָמִים֙ תַּעֲשֶׂ֣ה מַעֲשֶׂ֔יךָ וּבַיּ֥וֹם הַשְּׁבִיעִ֖י תִּשְׁבֹּ֑ת לְמַ֣עַן יָנ֗וּחַ שֽׁוֹרְךָ֙ וַחֲמֹרֶ֔ךָ וְיִנָּפֵ֥שׁ בֶּן־אֲמָתְךָ֖ וְהַגֵּֽר׃<text:s/></text:span><text:span text:style-name="T2040">‬</text:span>‬‬<text:span text:style-name="T2041">13</text:span><text:span text:style-name="T2042"> וּבְכֹ֛ל אֲשֶׁר־אָמַ֥רְתִּי אֲלֵיכֶ֖ם תִּשָּׁמֵ֑רוּ וְשֵׁ֨ם אֱלֹהִ֤ים אֲחֵרִים֙ לֹ֣א תַזְכִּ֔ירוּ לֹ֥א יִשָּׁמַ֖ע עַל־פִּֽיךָ׃<text:s/></text:span><text:span text:style-name="T2043">‬</text:span>‬‬<text:span text:style-name="T2044">14</text:span><text:span text:style-name="T2045"> שָׁלֹ֣שׁ רְגָלִ֔ים תָּחֹ֥ג לִ֖י בַּשָּׁנָֽה׃<text:s/></text:span><text:span text:style-name="T2046">‬</text:span>‬‬<text:span text:style-name="T2047">15</text:span><text:span text:style-name="T2048"> אֶת־חַ֣ג הַמַּצּוֹת֮ תִּשְׁמֹר֒ שִׁבְעַ֣ת יָמִים֩ תֹּאכַ֨ל מַצּ֜וֹת כּֽ͏ַאֲשֶׁ֣ר צִוִּיתִ֗ךָ לְמוֹעֵד֙ חֹ֣דֶשׁ הָֽאָבִ֔יב כִּי־ב֖וֹ יָצָ֣אתָ מִמִּצְרָ֑יִם וְלֹא־יֵרָא֥וּ פָנַ֖י רֵיקָֽם׃<text:s/></text:span><text:span text:style-name="T2049">‬</text:span>‬‬<text:span text:style-name="T2050">16</text:span><text:span text:style-name="T2051"> וְחַ֤ג הַקָּצִיר֙ בִּכּוּרֵ֣י מַעֲשֶׂ֔יךָ אֲשֶׁ֥ר תִּזְרַ֖ע בַּשָּׂדֶ֑ה וְחַ֤ג הָֽאָסִף֙ בְּצֵ֣את הַשָּׁנָ֔ה בְּאָסְפְּךָ֥ אֶֽת־מַעֲשֶׂ֖יךָ מִן־הַשָּׂדֶֽה׃<text:s/></text:span><text:span text:style-name="T2052">‬</text:span>‬‬<text:span text:style-name="T2053">17</text:span><text:span text:style-name="T2054"> שָׁלֹ֥שׁ פְּעָמִ֖ים בַּשָּׁנָ֑ה יֵרָאֶה֙ כָּל־זְכ֣וּרְךָ֔ אֶל־פְּנֵ֖י הָאָדֹ֥ן ׀ יְהוָֽה׃<text:s/></text:span><text:span text:style-name="T2055">‬</text:span>‬‬<text:span text:style-name="T2056">18</text:span><text:span text:style-name="T2057"> לֹֽא־תִזְבַּ֥ח עַל־חָמֵ֖ץ דַּם־זִבְחִ֑י וְלֹֽא־יָלִ֥ין חֵֽלֶב־חַגִּ֖י עַד־בֹּֽקֶר׃<text:s/></text:span><text:span text:style-name="T2058">‬</text:span>‬‬<text:span text:style-name="T2059">19</text:span><text:span text:style-name="T2060"> רֵאשִׁ֗ית בִּכּוּרֵי֙ אַדְמָ֣תְךָ֔ תָּבִ֕יא בֵּ֖ית יְהוָ֣ה אֱלֹהֶ֑יךָ לֹֽא־תְבַשֵּׁ֥ל גְּדִ֖י בַּחֲלֵ֥ב אִמּֽוֹ׃</text:span><text:span text:style-name="T2061"><text:s/>ס<text:s/></text:span><text:span text:style-name="T2062">‬</text:span>‬‬<text:span text:style-name="T2063">20</text:span><text:span text:style-name="T2064"> הִנֵּ֨ה אָנֹכִ֜י שֹׁלֵ֤חַ מַלְאָךְ֙ לְפָנֶ֔יךָ לִשְׁמָרְךָ֖ בַּדָּ֑רֶךְ וְלַהֲבִ֣יאֲךָ֔ אֶל־</text:span><text:soft-page-break/><text:span text:style-name="T2065">הַמָּק֖וֹם אֲשֶׁ֥ר הֲכִנֹֽתִי׃<text:s/></text:span><text:span text:style-name="T2066">‬</text:span>‬‬<text:span text:style-name="T2067">21</text:span><text:span text:style-name="T2068"> הִשָּׁ֧מֶר מִפָּנָ֛יו וּשְׁמַ֥ע בְּקֹל֖וֹ אַל־תַּמֵּ֣ר בּ֑וֹ כִּ֣י לֹ֤א יִשָּׂא֙ לְפִשְׁעֲכֶ֔ם כִּ֥י שְׁמִ֖י בְּקִרְבּֽוֹ׃<text:s/></text:span><text:span text:style-name="T2069">‬</text:span>‬‬<text:span text:style-name="T2070">22</text:span><text:span text:style-name="T2071"> כִּ֣י אִם־שָׁמֹ֤עַ תִּשְׁמַע֙ בְּקֹל֔וֹ וְעָשִׂ֕יתָ כֹּ֖ל אֲשֶׁ֣ר אֲדַבֵּ֑ר וְאָֽיַבְתִּי֙ אֶת־אֹ֣יְבֶ֔יךָ וְצַרְתִּ֖י אֶת־צֹרְרֶֽיךָ׃<text:s/></text:span><text:span text:style-name="T2072">‬</text:span>‬‬<text:span text:style-name="T2073">23</text:span><text:span text:style-name="T2074"> כִּֽי־יֵלֵ֣ךְ מַלְאָכִי֮ לְפָנֶיךָ֒ וֶהֱבִֽיאֲךָ֗ אֶל־הָֽאֱמֹרִי֙ וְהַ֣חִתִּ֔י וְהַפְּרִזִּי֙ וְהַֽכְּנַעֲנִ֔י הַחִוִּ֖י וְהַיְבוּסִ֑י וְהִכְחַדְתִּֽיו׃<text:s/></text:span><text:span text:style-name="T2075">‬</text:span>‬‬<text:span text:style-name="T2076">24</text:span><text:span text:style-name="T2077"> לֹֽא־תִשְׁתַּחֲוֶ֤ה לֵאלֹֽהֵיהֶם֙ וְלֹ֣א תָֽעָבְדֵ֔ם וְלֹ֥א תַעֲשֶׂ֖ה כְּמַֽעֲשֵׂיהֶ֑ם כִּ֤י הָרֵס֙ תְּהָ֣רְסֵ֔ם וְשַׁבֵּ֥ר תְּשַׁבֵּ֖ר מַצֵּבֹתֵיהֶֽם׃<text:s/></text:span><text:span text:style-name="T2078">‬</text:span>‬‬<text:span text:style-name="T2079">25</text:span><text:span text:style-name="T2080"> וַעֲבַדְתֶּ֗ם אֵ֚ת יְהוָ֣ה אֱלֹֽהֵיכֶ֔ם וּבֵרַ֥ךְ אֶֽת־לַחְמְךָ֖ וְאֶת־מֵימֶ֑יךָ וַהֲסִרֹתִ֥י מַחֲלָ֖ה מִקִּרְבֶּֽךָ׃<text:s/></text:span><text:span text:style-name="T2081">‬</text:span>‬‬<text:span text:style-name="T2082">26</text:span><text:span text:style-name="T2083"> לֹ֥א תִהְיֶ֛ה מְשַׁכֵּלָ֥ה וַעֲקָרָ֖ה בְּאַרְצֶ֑ךָ אֶת־מִסְפַּ֥ר יָמֶ֖יךָ אֲמַלֵּֽא׃<text:s/></text:span><text:span text:style-name="T2084">‬</text:span>‬‬<text:span text:style-name="T2085">27</text:span><text:span text:style-name="T2086"> אֶת־אֵֽימָתִי֙ אֲשַׁלַּ֣ח לְפָנֶ֔יךָ וְהַמֹּתִי֙ אֶת־כָּל־הָעָ֔ם אֲשֶׁ֥ר תָּבֹ֖א בָּהֶ֑ם וְנָתַתִּ֧י אֶת־כָּל־אֹיְבֶ֛יךָ אֵלֶ֖יךָ עֹֽרֶף׃<text:s/></text:span><text:span text:style-name="T2087">‬</text:span>‬‬<text:span text:style-name="T2088">28</text:span><text:span text:style-name="T2089"> וְשָׁלַחְתִּ֥י אֶת־הַצִּרְעָ֖ה לְפָנֶ֑יךָ וְגֵרְשָׁ֗ה אֶת־הַחִוִּ֧י אֶת־הַֽכְּנַעֲנִ֛י וְאֶת־הַחִתִּ֖י מִלְּפָנֶֽיךָ׃<text:s/></text:span><text:span text:style-name="T2090">‬</text:span>‬‬<text:span text:style-name="T2091">29</text:span><text:span text:style-name="T2092"> לֹ֧א אֲגָרְשֶׁ֛נּוּ מִפָּנֶ֖יךָ בְּשָׁנָ֣ה אֶחָ֑ת פֶּן־תִּהְיֶ֤ה הָאָ֙רֶץ֙ שְׁמָמָ֔ה וְרַבָּ֥ה עָלֶ֖יךָ חַיַּ֥ת הַשָּׂדֶֽה׃<text:s/></text:span><text:span text:style-name="T2093">‬</text:span>‬‬<text:span text:style-name="T2094">30</text:span><text:span text:style-name="T2095"> מְעַ֥ט מְעַ֛ט אֲגָרְשֶׁ֖נּוּ מִפָּנֶ֑יךָ עַ֚ד אֲשֶׁ֣ר תִּפְרֶ֔ה וְנָחַלְתָּ֖ אֶת־הָאָֽרֶץ׃<text:s/></text:span><text:span text:style-name="T2096">‬</text:span>‬‬<text:span text:style-name="T2097">31</text:span><text:span text:style-name="T2098"> וְשַׁתִּ֣י אֶת־גְּבֻלְךָ֗ מִיַּם־סוּף֙ וְעַד־יָ֣ם פְּלִשְׁתִּ֔ים וּמִמִּדְבָּ֖ר עַד־הַנָּהָ֑ר כִּ֣י ׀ אֶתֵּ֣ן בְּיֶדְכֶ֗ם אֵ֚ת יֹשְׁבֵ֣י הָאָ֔רֶץ וְגֵרַשְׁתָּ֖מוֹ מִפָּנֶֽיךָ׃<text:s/></text:span><text:span text:style-name="T2099">‬</text:span>‬‬<text:span text:style-name="T2100">32</text:span><text:span text:style-name="T2101"> לֹֽא־תִכְרֹ֥ת לָהֶ֛ם וְלֵאלֹֽהֵיהֶ֖ם בְּרִֽית׃<text:s/></text:span><text:span text:style-name="T2102">‬</text:span>‬‬<text:span text:style-name="T2103">33</text:span><text:span text:style-name="T2104"> לֹ֤א יֵשְׁבוּ֙ בְּאַרְצְךָ֔ פֶּן־יַחֲטִ֥יאוּ אֹתְךָ֖ לִ֑י כִּ֤י תַעֲבֹד֙ אֶת־אֱלֹ֣הֵיהֶ֔ם כִּֽי־יִהְיֶ֥ה לְךָ֖ לְמוֹקֵֽשׁ׃<text:s/></text:span><text:span text:style-name="T2105">פ<text:s/></text:span><text:span text:style-name="T2106">‬</text:span>‬‬‬‬‬‬‬‬‬‬‬‬‬‬‬‬‬‬‬‬‬‬‬‬‬‬‬‬‬‬‬‬‬‬</text:p>
      </text:section>
      <text:section text:name="Sect23" text:style-name="S23">
        <text:p text:style-name="P2107">Exodus 24</text:p>
        <text:p text:style-name="P2108"><text:span text:style-name="T2109">1</text:span><text:span text:style-name="T2110"> וְאֶל־מֹשֶׁ֨ה אָמַ֜ר עֲלֵ֣ה אֶל־יְהוָ֗ה אַתָּה֙ וְאַהֲרֹן֙ נָדָ֣ב וַאֲבִיה֔וּא וְשִׁבְעִ֖ים מִזִּקְנֵ֣י יִשְׂרָאֵ֑ל וְהִשְׁתַּחֲוִיתֶ֖ם מֵרָחֹֽק׃<text:s/></text:span><text:span text:style-name="T2111">2</text:span><text:span text:style-name="T2112"> וְנִגַּ֨שׁ מֹשֶׁ֤ה לְבַדּוֹ֙ אֶל־יְהוָ֔ה וְהֵ֖ם לֹ֣א יִגָּ֑שׁוּ וְהָעָ֕ם לֹ֥א יַעֲל֖וּ עִמּֽוֹ׃<text:s/></text:span><text:span text:style-name="T2113">‬</text:span>‬‬<text:span text:style-name="T2114">3</text:span><text:span text:style-name="T2115"> וַיָּבֹ֣א מֹשֶׁ֗ה וַיְסַפֵּ֤ר לָעָם֙ אֵ֚ת כָּל־דִּבְרֵ֣י יְהוָ֔ה וְאֵ֖ת כָּל־הַמִּשְׁפָּטִ֑ים וַיַּ֨עַן כָּל־הָעָ֜ם ק֤וֹל אֶחָד֙ וַיֹּ֣אמְר֔וּ כָּל־הַדְּבָרִ֛ים אֲשֶׁר־דִּבֶּ֥ר יְהוָ֖ה נַעֲשֶֽׂה׃<text:s/></text:span><text:span text:style-name="T2116">‬</text:span>‬‬<text:span text:style-name="T2117">4</text:span><text:span text:style-name="T2118"> וַיִּכְתֹּ֣ב מֹשֶׁ֗ה אֵ֚ת כָּל־דִּבְרֵ֣י יְהוָ֔ה וַיַּשְׁכֵּ֣ם בַּבֹּ֔קֶר וַיִּ֥בֶן מִזְבֵּ֖חַ תַּ֣חַת הָהָ֑ר וּשְׁתֵּ֤ים עֶשְׂרֵה֙ מַצֵּבָ֔ה לִשְׁנֵ֥ים עָשָׂ֖ר שִׁבְטֵ֥י יִשְׂרָאֵֽל׃<text:s/></text:span><text:span text:style-name="T2119">‬</text:span>‬‬<text:span text:style-name="T2120">5</text:span><text:span text:style-name="T2121"> וַיִּשְׁלַ֗ח אֶֽת־נַעֲרֵי֙ בְּנֵ֣י יִשְׂרָאֵ֔ל וַֽיַּעֲל֖וּ עֹלֹ֑ת וַֽיִּזְבְּח֞וּ זְבָחִ֧ים שְׁלָמִ֛ים לַיהוָ֖ה פָּרִֽים׃<text:s/></text:span><text:span text:style-name="T2122">‬</text:span>‬‬<text:span text:style-name="T2123">6</text:span><text:span text:style-name="T2124"> וַיִּקַּ֤ח מֹשֶׁה֙ חֲצִ֣י הַדָּ֔ם וַיָּ֖שֶׂם בָּאַגָּנֹ֑ת וַחֲצִ֣י הַדָּ֔ם זָרַ֖ק עַל־הַמִּזְבֵּֽחַ׃<text:s/></text:span><text:span text:style-name="T2125">‬</text:span>‬‬<text:span text:style-name="T2126">7</text:span><text:span text:style-name="T2127"> וַיִּקַּח֙ סֵ֣פֶר הַבְּרִ֔ית וַיִּקְרָ֖א בְּאָזְנֵ֣י הָעָ֑ם וַיֹּ֣אמְר֔וּ כֹּ֛ל אֲשֶׁר־דִּבֶּ֥ר יְהוָ֖ה נַעֲשֶׂ֥ה וְנִשְׁמָֽע׃<text:s/></text:span><text:span text:style-name="T2128">‬</text:span>‬‬<text:span text:style-name="T2129">8</text:span><text:span text:style-name="T2130"> וַיִּקַּ֤ח מֹשֶׁה֙ אֶת־הַדָּ֔ם וַיִּזְרֹ֖ק עַל־הָעָ֑ם וַיֹּ֗אמֶר הִנֵּ֤ה דַֽם־הַבְּרִית֙ אֲשֶׁ֨ר כָּרַ֤ת יְהוָה֙ עִמָּכֶ֔ם עַ֥ל כָּל־הַדְּבָרִ֖ים הָאֵֽלֶּה׃<text:s/></text:span><text:span text:style-name="T2131">‬</text:span>‬‬<text:span text:style-name="T2132">9</text:span><text:span text:style-name="T2133"> וַיַּ֥עַל מֹשֶׁ֖ה וְאַהֲרֹ֑ן נָדָב֙ וַאֲבִיה֔וּא וְשִׁבְעִ֖ים מִזִּקְנֵ֥י יִשְׂרָאֵֽל׃<text:s/></text:span><text:span text:style-name="T2134">‬</text:span>‬‬<text:span text:style-name="T2135">10</text:span><text:span text:style-name="T2136"> וַיִּרְא֕וּ אֵ֖ת אֱלֹהֵ֣י יִשְׂרָאֵ֑ל וְתַ֣חַת רַגְלָ֗יו כְּמַעֲשֵׂה֙ לִבְנַ֣ת הַסַּפִּ֔יר וּכְעֶ֥צֶם הַשָּׁמַ֖יִם לָטֹֽהַר׃<text:s/></text:span><text:span text:style-name="T2137">‬</text:span>‬‬<text:span text:style-name="T2138">11</text:span><text:span text:style-name="T2139"> וְאֶל־אֲצִילֵי֙ בְּנֵ֣י יִשְׂרָאֵ֔ל לֹ֥א שָׁלַ֖ח יָד֑וֹ וַֽיֶּחֱזוּ֙ אֶת־הָ֣אֱלֹהִ֔ים וַיֹּאכְל֖וּ וַיִּשְׁתּֽוּ׃</text:span><text:span text:style-name="T2140"><text:s/>ס<text:s/></text:span><text:span text:style-name="T2141">‬</text:span>‬‬<text:span text:style-name="T2142">12</text:span><text:span text:style-name="T2143"> וַיֹּ֨אמֶר יְהוָ֜ה אֶל־מֹשֶׁ֗ה עֲלֵ֥ה אֵלַ֛י הָהָ֖רָה וֶהְיֵה־שָׁ֑ם וְאֶתְּנָ֨ה לְךָ֜ אֶת־לֻחֹ֣ת הָאֶ֗בֶן וְהַתּוֹרָה֙ וְהַמִּצְוָ֔ה אֲשֶׁ֥ר כָּתַ֖בְתִּי לְהוֹרֹתָֽם׃<text:s/></text:span><text:span text:style-name="T2144">‬</text:span>‬‬<text:span text:style-name="T2145">13</text:span><text:span text:style-name="T2146"> וַיָּ֣קָם מֹשֶׁ֔ה וִיהוֹשֻׁ֖עַ מְשָׁרְת֑וֹ וַיַּ֥עַל מֹשֶׁ֖ה אֶל־הַ֥ר הָאֱלֹהִֽים׃<text:s/></text:span><text:span text:style-name="T2147">‬</text:span>‬‬<text:span text:style-name="T2148">14</text:span><text:span text:style-name="T2149"> וְאֶל־הַזְּקֵנִ֤ים אָמַר֙ שְׁבוּ־</text:span><text:soft-page-break/><text:span text:style-name="T2150">לָ֣נוּ בָזֶ֔ה עַ֥ד אֲשֶׁר־נָשׁ֖וּב אֲלֵיכֶ֑ם וְהִנֵּ֨ה אַהֲרֹ֤ן וְחוּר֙ עִמָּכֶ֔ם מִי־בַ֥עַל דְּבָרִ֖ים יִגַּ֥שׁ אֲלֵהֶֽם׃<text:s/></text:span><text:span text:style-name="T2151">‬</text:span>‬‬<text:span text:style-name="T2152">15</text:span><text:span text:style-name="T2153"> וַיַּ֥עַל מֹשֶׁ֖ה אֶל־הָהָ֑ר וַיְכַ֥ס הֶעָנָ֖ן אֶת־הָהָֽר׃<text:s/></text:span><text:span text:style-name="T2154">‬</text:span>‬‬<text:span text:style-name="T2155">16</text:span><text:span text:style-name="T2156"> וַיִּשְׁכֹּ֤ן כְּבוֹד־יְהוָה֙ עַל־הַ֣ר סִינַ֔י וַיְכַסֵּ֥הוּ הֶעָנָ֖ן שֵׁ֣שֶׁת יָמִ֑ים וַיִּקְרָ֧א אֶל־מֹשֶׁ֛ה בַּיּ֥וֹם הַשְּׁבִיעִ֖י מִתּ֥וֹךְ הֶעָנָֽן׃<text:s/></text:span><text:span text:style-name="T2157">‬</text:span>‬‬<text:span text:style-name="T2158">17</text:span><text:span text:style-name="T2159"> וּמַרְאֵה֙ כְּב֣וֹד יְהוָ֔ה כְּאֵ֥שׁ אֹכֶ֖לֶת בְּרֹ֣אשׁ הָהָ֑ר לְעֵינֵ֖י בְּנֵ֥י יִשְׂרָאֵֽל׃<text:s/></text:span><text:span text:style-name="T2160">‬</text:span>‬‬<text:span text:style-name="T2161">18</text:span><text:span text:style-name="T2162"> וַיָּבֹ֥א מֹשֶׁ֛ה בְּת֥וֹךְ הֶעָנָ֖ן וַיַּ֣עַל אֶל־הָהָ֑ר וַיְהִ֤י מֹשֶׁה֙ בָּהָ֔ר אַרְבָּעִ֣ים י֔וֹם וְאַרְבָּעִ֖ים לָֽיְלָה׃<text:s/></text:span><text:span text:style-name="T2163">פ<text:s/></text:span><text:span text:style-name="T2164">‬</text:span>‬‬‬‬‬‬‬‬‬‬‬‬‬‬‬‬‬‬‬</text:p>
      </text:section>
      <text:section text:name="Sect24" text:style-name="S24">
        <text:p text:style-name="P2165">Exodus 25</text:p>
        <text:p text:style-name="P2166"><text:span text:style-name="T2167">1</text:span><text:span text:style-name="T2168"> וַיְדַבֵּ֥ר יְהוָ֖ה אֶל־מֹשֶׁ֥ה לֵּאמֹֽר׃<text:s/></text:span><text:span text:style-name="T2169">2</text:span><text:span text:style-name="T2170"> דַּבֵּר֙ אֶל־בְּנֵ֣י יִשְׂרָאֵ֔ל וְיִקְחוּ־לִ֖י תְּרוּמָ֑ה מֵאֵ֤ת כָּל־אִישׁ֙ אֲשֶׁ֣ר יִדְּבֶ֣נּוּ לִבּ֔וֹ תִּקְח֖וּ אֶת־תְּרוּמָתִֽי׃<text:s/></text:span><text:span text:style-name="T2171">‬</text:span>‬‬<text:span text:style-name="T2172">3</text:span><text:span text:style-name="T2173"> וְזֹאת֙ הַתְּרוּמָ֔ה אֲשֶׁ֥ר תִּקְח֖וּ מֵאִתָּ֑ם זָהָ֥ב וָכֶ֖סֶף וּנְחֹֽשֶׁת׃<text:s/></text:span><text:span text:style-name="T2174">‬</text:span>‬‬<text:span text:style-name="T2175">4</text:span><text:span text:style-name="T2176"> וּתְכֵ֧לֶת וְאַרְגָּמָ֛ן וְתוֹלַ֥עַת שָׁנִ֖י וְשֵׁ֥שׁ וְעִזִּֽים׃<text:s/></text:span><text:span text:style-name="T2177">‬</text:span>‬‬<text:span text:style-name="T2178">5</text:span><text:span text:style-name="T2179"> וְעֹרֹ֨ת אֵילִ֧ם מְאָדָּמִ֛ים וְעֹרֹ֥ת תְּחָשִׁ֖ים וַעֲצֵ֥י שִׁטִּֽים׃<text:s/></text:span><text:span text:style-name="T2180">‬</text:span>‬‬<text:span text:style-name="T2181">6</text:span><text:span text:style-name="T2182"> שֶׁ֖מֶן לַמָּאֹ֑ר בְּשָׂמִים֙ לְשֶׁ֣מֶן הַמִּשְׁחָ֔ה וְלִקְטֹ֖רֶת הַסַּמִּֽים׃<text:s/></text:span><text:span text:style-name="T2183">‬</text:span>‬‬<text:span text:style-name="T2184">7</text:span><text:span text:style-name="T2185"> אַבְנֵי־שֹׁ֕הַם וְאַבְנֵ֖י מִלֻּאִ֑ים לָאֵפֹ֖ד וְלַחֹֽשֶׁן׃<text:s/></text:span><text:span text:style-name="T2186">‬</text:span>‬‬<text:span text:style-name="T2187">8</text:span><text:span text:style-name="T2188"> וְעָ֥שׂוּ לִ֖י מִקְדָּ֑שׁ וְשָׁכַנְתִּ֖י בְּתוֹכָֽם׃<text:s/></text:span><text:span text:style-name="T2189">‬</text:span>‬‬<text:span text:style-name="T2190">9</text:span><text:span text:style-name="T2191"> כְּכֹ֗ל אֲשֶׁ֤ר אֲנִי֙ מַרְאֶ֣ה אוֹתְךָ֔ אֵ֚ת תַּבְנִ֣ית הַמִּשְׁכָּ֔ן וְאֵ֖ת תַּבְנִ֣ית כָּל־כֵּלָ֑יו וְכֵ֖ן תַּעֲשֽׂוּ׃</text:span><text:span text:style-name="T2192"><text:s/>ס<text:s/></text:span><text:span text:style-name="T2193">‬</text:span>‬‬<text:span text:style-name="T2194">10</text:span><text:span text:style-name="T2195"> וְעָשׂ֥וּ אֲר֖וֹן עֲצֵ֣י שִׁטִּ֑ים אַמָּתַ֨יִם וָחֵ֜צִי אָרְכּ֗וֹ וְאַמָּ֤ה וָחֵ֙צִי֙ רָחְבּ֔וֹ וְאַמָּ֥ה וָחֵ֖צִי קֹמָתֽוֹ׃<text:s/></text:span><text:span text:style-name="T2196">‬</text:span>‬‬<text:span text:style-name="T2197">11</text:span><text:span text:style-name="T2198"> וְצִפִּיתָ֤ אֹתוֹ֙ זָהָ֣ב טָה֔וֹר מִבַּ֥יִת וּמִח֖וּץ תְּצַפֶּ֑נּוּ וְעָשִׂ֧יתָ עָלָ֛יו זֵ֥ר זָהָ֖ב סָבִֽיב׃<text:s/></text:span><text:span text:style-name="T2199">‬</text:span>‬‬<text:span text:style-name="T2200">12</text:span><text:span text:style-name="T2201"> וְיָצַ֣קְתָּ לּ֗וֹ אַרְבַּע֙ טַבְּעֹ֣ת זָהָ֔ב וְנָ֣תַתָּ֔ה עַ֖ל אַרְבַּ֣ע פַּעֲמֹתָ֑יו וּשְׁתֵּ֣י טַבָּעֹ֗ת עַל־צַלְעוֹ֙ הָֽאֶחָ֔ת וּשְׁתֵּי֙ טַבָּעֹ֔ת עַל־צַלְע֖וֹ הַשֵּׁנִֽית׃<text:s/></text:span><text:span text:style-name="T2202">‬</text:span>‬‬<text:span text:style-name="T2203">13</text:span><text:span text:style-name="T2204"> וְעָשִׂ֥יתָ בַדֵּ֖י עֲצֵ֣י שִׁטִּ֑ים וְצִפִּיתָ֥ אֹתָ֖ם זָהָֽב׃<text:s/></text:span><text:span text:style-name="T2205">‬</text:span>‬‬<text:span text:style-name="T2206">14</text:span><text:span text:style-name="T2207"> וְהֵֽבֵאתָ֤ אֶת־הַבַּדִּים֙ בַּטַּבָּעֹ֔ת עַ֖ל צַלְעֹ֣ת הָאָרֹ֑ן לָשֵׂ֥את אֶת־הָאָרֹ֖ן בָּהֶֽם׃<text:s/></text:span><text:span text:style-name="T2208">‬</text:span>‬‬<text:span text:style-name="T2209">15</text:span><text:span text:style-name="T2210"> בְּטַבְּעֹת֙ הָאָרֹ֔ן יִהְי֖וּ הַבַּדִּ֑ים לֹ֥א יָסֻ֖רוּ מִמֶּֽנּוּ׃<text:s/></text:span><text:span text:style-name="T2211">‬</text:span>‬‬<text:span text:style-name="T2212">16</text:span><text:span text:style-name="T2213"> וְנָתַתָּ֖ אֶל־הָאָרֹ֑ן אֵ֚ת הָעֵדֻ֔ת אֲשֶׁ֥ר אֶתֵּ֖ן אֵלֶֽיךָ׃<text:s/></text:span><text:span text:style-name="T2214">‬</text:span>‬‬<text:span text:style-name="T2215">17</text:span><text:span text:style-name="T2216"> וְעָשִׂ֥יתָ כַפֹּ֖רֶת זָהָ֣ב טָה֑וֹר אַמָּתַ֤יִם וָחֵ֙צִי֙ אָרְכָּ֔הּ וְאַמָּ֥ה וָחֵ֖צִי רָחְבָּֽהּ׃<text:s/></text:span><text:span text:style-name="T2217">‬</text:span>‬‬<text:span text:style-name="T2218">18</text:span><text:span text:style-name="T2219"> וְעָשִׂ֛יתָ שְׁנַ֥יִם כְּרֻבִ֖ים זָהָ֑ב מִקְשָׁה֙ תַּעֲשֶׂ֣ה אֹתָ֔ם מִשְּׁנֵ֖י קְצ֥וֹת הַכַּפֹּֽרֶת׃<text:s/></text:span><text:span text:style-name="T2220">‬</text:span>‬‬<text:span text:style-name="T2221">19</text:span><text:span text:style-name="T2222"> וַ֠עֲשֵׂה כְּר֨וּב אֶחָ֤ד מִקָּצָה֙ מִזֶּ֔ה וּכְרוּב־אֶחָ֥ד מִקָּצָ֖ה מִזֶּ֑ה מִן־הַכַּפֹּ֛רֶת תַּעֲשׂ֥וּ אֶת־הַכְּרֻבִ֖ים עַל־שְׁנֵ֥י קְצוֹתָֽיו׃<text:s/></text:span><text:span text:style-name="T2223">‬</text:span>‬‬<text:span text:style-name="T2224">20</text:span><text:span text:style-name="T2225"> וְהָי֣וּ הַכְּרֻבִים֩ פֹּרְשֵׂ֨י כְנָפַ֜יִם לְמַ֗עְלָה סֹכְכִ֤ים בְּכַנְפֵיהֶם֙ עַל־הַכַּפֹּ֔רֶת וּפְנֵיהֶ֖ם אִ֣ישׁ אֶל־אָחִ֑יו אֶל־הַכַּפֹּ֔רֶת יִהְי֖וּ פְּנֵ֥י הַכְּרֻבִֽים׃<text:s/></text:span><text:span text:style-name="T2226">‬</text:span>‬‬<text:span text:style-name="T2227">21</text:span><text:span text:style-name="T2228"> וְנָתַתָּ֧ אֶת־הַכַּפֹּ֛רֶת עַל־הָאָרֹ֖ן מִלְמָ֑עְלָה וְאֶל־הָ֣אָרֹ֔ן תִּתֵּן֙ אֶת־הָ֣עֵדֻ֔ת אֲשֶׁ֥ר אֶתֵּ֖ן אֵלֶֽיךָ׃<text:s/></text:span><text:span text:style-name="T2229">‬</text:span>‬‬<text:span text:style-name="T2230">22</text:span><text:span text:style-name="T2231"> וְנוֹעַדְתִּ֣י לְךָ֮ שָׁם֒ וְדִבַּרְתִּ֨י אִתְּךָ֜ מֵעַ֣ל הַכַּפֹּ֗רֶת מִבֵּין֙ שְׁנֵ֣י הַכְּרֻבִ֔ים אֲשֶׁ֖ר עַל־אֲרֹ֣ן הָעֵדֻ֑ת אֵ֣ת כָּל־אֲשֶׁ֧ר אֲצַוֶּ֛ה אוֹתְךָ֖ אֶל־בְּנֵ֥י יִשְׂרָאֵֽל׃<text:s/></text:span><text:span text:style-name="T2232">פ<text:s/></text:span><text:span text:style-name="T2233">‬</text:span>‬‬‬‬‬‬‬‬‬‬‬‬‬‬‬‬‬‬‬‬‬‬‬</text:p>
        <text:p text:style-name="P2234"><text:span text:style-name="T2235">23</text:span><text:span text:style-name="T2236"> וְעָשִׂ֥יתָ שֻׁלְחָ֖ן עֲצֵ֣י שִׁטִּ֑ים אַמָּתַ֤יִם אָרְכּוֹ֙ וְאַמָּ֣ה רָחְבּ֔וֹ וְאַמָּ֥ה וָחֵ֖צִי קֹמָתֽוֹ׃<text:s/></text:span><text:span text:style-name="T2237">‬</text:span>‬‬<text:span text:style-name="T2238">24</text:span><text:span text:style-name="T2239"> וְצִפִּיתָ֥ אֹת֖וֹ זָהָ֣ב טָה֑וֹר וְעָשִׂ֥יתָ לּ֛וֹ זֵ֥ר זָהָ֖ב סָבִֽיב׃<text:s/></text:span><text:span text:style-name="T2240">‬</text:span>‬‬<text:span text:style-name="T2241">25</text:span><text:span text:style-name="T2242"> וְעָשִׂ֨יתָ לּ֥וֹ מִסְגֶּ֛רֶת טֹ֖פַח סָבִ֑יב וְעָשִׂ֧יתָ זֵר־זָהָ֛ב לְמִסְגַּרְתּ֖וֹ סָבִֽיב׃<text:s/></text:span><text:span text:style-name="T2243">‬</text:span>‬‬<text:span text:style-name="T2244">26</text:span><text:span text:style-name="T2245"> וְעָשִׂ֣יתָ לּ֔וֹ אַרְבַּ֖ע טַבְּעֹ֣ת זָהָ֑ב וְנָתַתָּ֙ אֶת־</text:span><text:soft-page-break/><text:span text:style-name="T2246">הַטַּבָּעֹ֔ת עַ֚ל אַרְבַּ֣ע הַפֵּאֹ֔ת אֲשֶׁ֖ר לְאַרְבַּ֥ע רַגְלָֽיו׃<text:s/></text:span><text:span text:style-name="T2247">‬</text:span>‬‬<text:span text:style-name="T2248">27</text:span><text:span text:style-name="T2249"> לְעֻמַּת֙ הַמִּסְגֶּ֔רֶת תִּהְיֶ֖יןָ הַטַּבָּעֹ֑ת לְבָתִּ֣ים לְבַדִּ֔ים לָשֵׂ֖את אֶת־הַשֻּׁלְחָֽן׃<text:s/></text:span><text:span text:style-name="T2250">‬</text:span>‬‬<text:span text:style-name="T2251">28</text:span><text:span text:style-name="T2252"> וְעָשִׂ֤יתָ אֶת־הַבַּדִּים֙ עֲצֵ֣י שִׁטִּ֔ים וְצִפִּיתָ֥ אֹתָ֖ם זָהָ֑ב וְנִשָּׂא־בָ֖ם אֶת־הַשֻּׁלְחָֽן׃<text:s/></text:span><text:span text:style-name="T2253">‬</text:span>‬‬<text:span text:style-name="T2254">29</text:span><text:span text:style-name="T2255"> וְעָשִׂ֨יתָ קְּעָרֹתָ֜יו וְכַפֹּתָ֗יו וּקְשׂוֹתָיו֙ וּמְנַקִּיֹּתָ֔יו אֲשֶׁ֥ר יֻסַּ֖ךְ בָּהֵ֑ן זָהָ֥ב טָה֖וֹר תַּעֲשֶׂ֥ה אֹתָֽם׃<text:s/></text:span><text:span text:style-name="T2256">‬</text:span>‬‬<text:span text:style-name="T2257">30</text:span><text:span text:style-name="T2258"> וְנָתַתָּ֧ עַֽל־הַשֻּׁלְחָ֛ן לֶ֥חֶם פָּנִ֖ים לְפָנַ֥י תָּמִֽיד׃<text:s/></text:span><text:span text:style-name="T2259">פ<text:s/></text:span><text:span text:style-name="T2260">‬</text:span>‬‬‬‬‬‬‬‬‬‬</text:p>
        <text:p text:style-name="P2261"><text:span text:style-name="T2262">31</text:span><text:span text:style-name="T2263"> וְעָשִׂ֥יתָ מְנֹרַ֖ת זָהָ֣ב טָה֑וֹר מִקְשָׁ֞ה תֵּעָשֶׂ֤ה הַמְּנוֹרָה֙ יְרֵכָ֣הּ וְקָנָ֔הּ גְּבִיעֶ֛יהָ כַּפְתֹּרֶ֥יהָ וּפְרָחֶ֖יהָ מִמֶּ֥נָּה יִהְיֽוּ׃<text:s/></text:span><text:span text:style-name="T2264">‬</text:span>‬‬<text:span text:style-name="T2265">32</text:span><text:span text:style-name="T2266"> וְשִׁשָּׁ֣ה קָנִ֔ים יֹצְאִ֖ים מִצִּדֶּ֑יהָ שְׁלֹשָׁ֣ה ׀ קְנֵ֣י מְנֹרָ֗ה מִצִּדָּהּ֙ הָאֶחָ֔ד וּשְׁלֹשָׁה֙ קְנֵ֣י מְנֹרָ֔ה מִצִּדָּ֖הּ הַשֵּׁנִֽי׃<text:s/></text:span><text:span text:style-name="T2267">‬</text:span>‬‬<text:span text:style-name="T2268">33</text:span><text:span text:style-name="T2269"> שְׁלֹשָׁ֣ה גְ֠בִעִים מְֽשֻׁקָּדִ֞ים בַּקָּנֶ֣ה הָאֶחָד֮ כַּפְתֹּ֣ר וָפֶרַח֒ וּשְׁלֹשָׁ֣ה גְבִעִ֗ים מְשֻׁקָּדִ֛ים בַּקָּנֶ֥ה הָאֶחָ֖ד כַּפְתֹּ֣ר וָפָ֑רַח כֵּ֚ן לְשֵׁ֣שֶׁת הַקָּנִ֔ים הַיֹּצְאִ֖ים מִן־הַמְּנֹרָֽה׃<text:s/></text:span><text:span text:style-name="T2270">‬</text:span>‬‬<text:span text:style-name="T2271">34</text:span><text:span text:style-name="T2272"> וּבַמְּנֹרָ֖ה אַרְבָּעָ֣ה גְבִעִ֑ים מְשֻׁקָּדִ֔ים כַּפְתֹּרֶ֖יהָ וּפְרָחֶֽיהָ׃<text:s/></text:span><text:span text:style-name="T2273">‬</text:span>‬‬<text:span text:style-name="T2274">35</text:span><text:span text:style-name="T2275"> וְכַפְתֹּ֡ר תַּחַת֩ שְׁנֵ֨י הַקָּנִ֜ים מִמֶּ֗נָּה וְכַפְתֹּר֙ תַּ֣חַת שְׁנֵ֤י הַקָּנִים֙ מִמֶּ֔נָּה וְכַפְתֹּ֕ר תַּחַת־שְׁנֵ֥י הַקָּנִ֖ים מִמֶּ֑נָּה לְשֵׁ֙שֶׁת֙ הַקָּנִ֔ים הַיֹּצְאִ֖ים מִן־הַמְּנֹרָֽה׃<text:s/></text:span><text:span text:style-name="T2276">‬</text:span>‬‬<text:span text:style-name="T2277">36</text:span><text:span text:style-name="T2278"> כַּפְתֹּרֵיהֶ֥ם וּקְנֹתָ֖ם מִמֶּ֣נָּה יִהְי֑וּ כֻּלָּ֛הּ מִקְשָׁ֥ה אַחַ֖ת זָהָ֥ב טָהֽוֹר׃<text:s/></text:span><text:span text:style-name="T2279">‬</text:span>‬‬<text:span text:style-name="T2280">37</text:span><text:span text:style-name="T2281"> וְעָשִׂ֥יתָ אֶת־נֵרֹתֶ֖יהָ שִׁבְעָ֑ה וְהֶֽעֱלָה֙ אֶת־נֵ֣רֹתֶ֔יהָ וְהֵאִ֖יר עַל־עֵ֥בֶר פָּנֶֽיהָ׃<text:s/></text:span><text:span text:style-name="T2282">‬</text:span>‬‬<text:span text:style-name="T2283">38</text:span><text:span text:style-name="T2284"> וּמַלְקָחֶ֥יהָ וּמַחְתֹּתֶ֖יהָ זָהָ֥ב טָהֽוֹר׃<text:s/></text:span><text:span text:style-name="T2285">‬</text:span>‬‬<text:span text:style-name="T2286">39</text:span><text:span text:style-name="T2287"> כִּכָּ֛ר זָהָ֥ב טָה֖וֹר יַעֲשֶׂ֣ה אֹתָ֑הּ אֵ֥ת כָּל־הַכֵּלִ֖ים הָאֵֽלֶּה׃<text:s/></text:span><text:span text:style-name="T2288">‬</text:span>‬‬<text:span text:style-name="T2289">40</text:span><text:span text:style-name="T2290"> וּרְאֵ֖ה וַעֲשֵׂ֑ה בְּתַ֨בְנִיתָ֔ם אֲשֶׁר־אַתָּ֥ה מָרְאֶ֖ה בָּהָֽר׃</text:span><text:span text:style-name="T2291"><text:s/>ס<text:s/></text:span><text:span text:style-name="T2292">‬</text:span>‬‬‬‬‬‬‬‬‬‬‬‬</text:p>
      </text:section>
      <text:section text:name="Sect25" text:style-name="S25">
        <text:p text:style-name="P2293">Exodus 26</text:p>
        <text:p text:style-name="P2294"><text:span text:style-name="T2295">1</text:span><text:span text:style-name="T2296"> וְאֶת־הַמִּשְׁכָּ֥ן תַּעֲשֶׂ֖ה עֶ֣שֶׂר יְרִיעֹ֑ת שֵׁ֣שׁ מָשְׁזָ֗ר וּתְכֵ֤לֶת וְאַרְגָּמָן֙ וְתֹלַ֣עַת שָׁנִ֔י כְּרֻבִ֛ים מַעֲשֵׂ֥ה חֹשֵׁ֖ב תַּעֲשֶׂ֥ה אֹתָֽם׃<text:s/></text:span><text:span text:style-name="T2297">2</text:span><text:span text:style-name="T2298"> אֹ֣רֶךְ ׀ הַיְרִיעָ֣ה הָֽאַחַ֗ת שְׁמֹנֶ֤ה וְעֶשְׂרִים֙ בָּֽאַמָּ֔ה וְרֹ֙חַב֙ אַרְבַּ֣ע בָּאַמָּ֔ה הַיְרִיעָ֖ה הָאֶחָ֑ת מִדָּ֥ה אַחַ֖ת לְכָל־הַיְרִיעֹֽת׃<text:s/></text:span><text:span text:style-name="T2299">‬</text:span>‬‬<text:span text:style-name="T2300">3</text:span><text:span text:style-name="T2301"> חֲמֵ֣שׁ הַיְרִיעֹ֗ת תִּֽהְיֶ֙יּןָ֙ חֹֽבְרֹ֔ת אִשָּׁ֖ה אֶל־אֲחֹתָ֑הּ וְחָמֵ֤שׁ יְרִיעֹת֙ חֹֽבְרֹ֔ת אִשָּׁ֖ה אֶל־אֲחֹתָֽהּ׃<text:s/></text:span><text:span text:style-name="T2302">‬</text:span>‬‬‬<text:span text:style-name="T2303">4</text:span><text:span text:style-name="T2304"> וְעָשִׂ֜יתָ לֻֽלְאֹ֣ת תְּכֵ֗לֶת עַ֣ל שְׂפַ֤ת הַיְרִיעָה֙ הָאֶחָ֔ת מִקָּצָ֖ה בַּחֹבָ֑רֶת וְכֵ֤ן תַּעֲשֶׂה֙ בִּשְׂפַ֣ת הַיְרִיעָ֔ה הַקִּ֣יצוֹנָ֔ה בַּמַּחְבֶּ֖רֶת הַשֵּׁנִֽית׃<text:s/></text:span><text:span text:style-name="T2305">‬</text:span>‬‬<text:span text:style-name="T2306">5</text:span><text:span text:style-name="T2307"> חֲמִשִּׁ֣ים לֻֽלָאֹ֗ת תַּעֲשֶׂה֮ בַּיְרִיעָ֣ה הָאֶחָת֒ וַחֲמִשִּׁ֣ים לֻֽלָאֹ֗ת תַּעֲשֶׂה֙ בִּקְצֵ֣ה הַיְרִיעָ֔ה אֲשֶׁ֖ר בַּמַּחְבֶּ֣רֶת הַשֵּׁנִ֑ית מַקְבִּילֹת֙ הַלֻּ֣לָאֹ֔ת אִשָּׁ֖ה אֶל־אֲחֹתָֽהּ׃<text:s/></text:span><text:span text:style-name="T2308">‬</text:span>‬‬<text:span text:style-name="T2309">6</text:span><text:span text:style-name="T2310"> וְעָשִׂ֕יתָ חֲמִשִּׁ֖ים קַרְסֵ֣י זָהָ֑ב וְחִבַּרְתָּ֨ אֶת־הַיְרִיעֹ֜ת אִשָּׁ֤ה אֶל־אֲחֹתָהּ֙ בַּקְּרָסִ֔ים וְהָיָ֥ה הַמִּשְׁכָּ֖ן אֶחָֽד׃<text:s/></text:span><text:span text:style-name="T2311">פ<text:s/></text:span><text:span text:style-name="T2312">‬</text:span>‬‬‬‬‬‬‬</text:p>
        <text:p text:style-name="P2313"><text:span text:style-name="T2314">7</text:span><text:span text:style-name="T2315"> וְעָשִׂ֙יתָ֙ יְרִיעֹ֣ת עִזִּ֔ים לְאֹ֖הֶל עַל־הַמִּשְׁכָּ֑ן עַשְׁתֵּי־עֶשְׂרֵ֥ה יְרִיעֹ֖ת תַּעֲשֶׂ֥ה אֹתָֽם׃<text:s/></text:span><text:span text:style-name="T2316">‬</text:span>‬‬<text:span text:style-name="T2317">8</text:span><text:span text:style-name="T2318"> אֹ֣רֶךְ ׀ הַיְרִיעָ֣ה הָֽאַחַ֗ת שְׁלֹשִׁים֙ בָּֽאַמָּ֔ה וְרֹ֙חַב֙ אַרְבַּ֣ע בָּאַמָּ֔ה הַיְרִיעָ֖ה הָאֶחָ֑ת מִדָּ֣ה אַחַ֔ת לְעַשְׁתֵּ֥י עֶשְׂרֵ֖ה יְרִיעֹֽת׃<text:s/></text:span><text:span text:style-name="T2319">‬</text:span>‬‬<text:span text:style-name="T2320">9</text:span><text:span text:style-name="T2321"> וְחִבַּרְתָּ֞ אֶת־חֲמֵ֤שׁ הַיְרִיעֹת֙ לְבָ֔ד וְאֶת־שֵׁ֥שׁ הַיְרִיעֹ֖ת לְבָ֑ד וְכָפַלְתָּ֙ אֶת־הַיְרִיעָ֣ה הַשִּׁשִּׁ֔ית אֶל־מ֖וּל פְּנֵ֥י הָאֹֽהֶל׃<text:s/></text:span><text:span text:style-name="T2322">‬</text:span>‬‬<text:span text:style-name="T2323">10</text:span><text:span text:style-name="T2324"> וְעָשִׂ֜יתָ חֲמִשִּׁ֣ים לֻֽלָאֹ֗ת עַ֣ל שְׂפַ֤ת הַיְרִיעָה֙ הָֽאֶחָ֔ת הַקִּיצֹנָ֖ה בַּחֹבָ֑רֶת וַחֲמִשִּׁ֣ים לֻֽלָאֹ֗ת עַ֚ל שְׂפַ֣ת הַיְרִיעָ֔ה הַחֹבֶ֖רֶת הַשֵּׁנִֽית׃<text:s/></text:span><text:span text:style-name="T2325">‬</text:span>‬‬<text:span text:style-name="T2326">11</text:span><text:span text:style-name="T2327"> וְעָשִׂ֛יתָ קַרְסֵ֥י נְחֹ֖שֶׁת חֲמִשִּׁ֑ים וְהֵבֵאתָ֤ אֶת־הַקְּרָסִים֙ בַּלֻּ֣לָאֹ֔ת וְחִבַּרְתָּ֥<text:s/></text:span><text:soft-page-break/><text:span text:style-name="T2328">אֶת־הָאֹ֖הֶל וְהָיָ֥ה אֶחָֽד׃<text:s/></text:span><text:span text:style-name="T2329">‬</text:span>‬‬<text:span text:style-name="T2330">12</text:span><text:span text:style-name="T2331"> וְסֶ֙רַח֙ הָעֹדֵ֔ף בִּירִיעֹ֖ת הָאֹ֑הֶל חֲצִ֤י הַיְרִיעָה֙ הָעֹדֶ֔פֶת תִּסְרַ֕ח עַ֖ל אֲחֹרֵ֥י הַמִּשְׁכָּֽן׃<text:s/></text:span><text:span text:style-name="T2332">‬</text:span>‬‬<text:span text:style-name="T2333">13</text:span><text:span text:style-name="T2334"> וְהָאַמָּ֨ה מִזֶּ֜ה וְהָאַמָּ֤ה מִזֶּה֙ בָּעֹדֵ֔ף בְּאֹ֖רֶךְ יְרִיעֹ֣ת הָאֹ֑הֶל יִהְיֶ֨ה סָר֜וּחַ עַל־צִדֵּ֧י הַמִּשְׁכָּ֛ן מִזֶּ֥ה וּמִזֶּ֖ה לְכַסֹּתֽוֹ׃<text:s/></text:span><text:span text:style-name="T2335">‬</text:span>‬‬<text:span text:style-name="T2336">14</text:span><text:span text:style-name="T2337"> וְעָשִׂ֤יתָ מִכְסֶה֙ לָאֹ֔הֶל עֹרֹ֥ת אֵילִ֖ם מְאָדָּמִ֑ים וּמִכְסֵ֛ה עֹרֹ֥ת תְּחָשִׁ֖ים מִלְמָֽעְלָה׃<text:s/></text:span><text:span text:style-name="T2338">פ<text:s/></text:span><text:span text:style-name="T2339">‬</text:span>‬‬‬‬‬‬‬‬‬‬</text:p>
        <text:p text:style-name="P2340"><text:span text:style-name="T2341">15</text:span><text:span text:style-name="T2342"> וְעָשִׂ֥יתָ אֶת־הַקְּרָשִׁ֖ים לַמִּשְׁכָּ֑ן עֲצֵ֥י שִׁטִּ֖ים עֹמְדִֽים׃<text:s/></text:span><text:span text:style-name="T2343">‬</text:span>‬‬<text:span text:style-name="T2344">16</text:span><text:span text:style-name="T2345"> עֶ֥שֶׂר אַמּ֖וֹת אֹ֣רֶךְ הַקָּ֑רֶשׁ וְאַמָּה֙ וַחֲצִ֣י הָֽאַמָּ֔ה רֹ֖חַב הַקֶּ֥רֶשׁ הָאֶחָֽד׃<text:s/></text:span><text:span text:style-name="T2346">‬</text:span>‬‬<text:span text:style-name="T2347">17</text:span><text:span text:style-name="T2348"> שְׁתֵּ֣י יָד֗וֹת לַקֶּ֙רֶשׁ֙ הָאֶחָ֔ד מְשֻׁלָּבֹ֔ת אִשָּׁ֖ה אֶל־אֲחֹתָ֑הּ כֵּ֣ן תַּעֲשֶׂ֔ה לְכֹ֖ל קַרְשֵׁ֥י הַמִּשְׁכָּֽן׃<text:s/></text:span><text:span text:style-name="T2349">‬</text:span>‬‬<text:span text:style-name="T2350">18</text:span><text:span text:style-name="T2351"> וְעָשִׂ֥יתָ אֶת־הַקְּרָשִׁ֖ים לַמִּשְׁכָּ֑ן עֶשְׂרִ֣ים קֶ֔רֶשׁ לִפְאַ֖ת נֶ֥גְבָּה תֵימָֽנָה׃<text:s/></text:span><text:span text:style-name="T2352">‬</text:span>‬‬<text:span text:style-name="T2353">19</text:span><text:span text:style-name="T2354"> וְאַרְבָּעִים֙ אַדְנֵי־כֶ֔סֶף תַּעֲשֶׂ֕ה תַּ֖חַת עֶשְׂרִ֣ים הַקָּ֑רֶשׁ שְׁנֵ֨י אֲדָנִ֜ים תַּֽחַת־הַקֶּ֤רֶשׁ הָאֶחָד֙ לִשְׁתֵּ֣י יְדֹתָ֔יו וּשְׁנֵ֧י אֲדָנִ֛ים תַּֽחַת־הַקֶּ֥רֶשׁ הָאֶחָ֖ד לִשְׁתֵּ֥י יְדֹתָֽיו׃<text:s/></text:span><text:span text:style-name="T2355">‬</text:span>‬‬<text:span text:style-name="T2356">20</text:span><text:span text:style-name="T2357"> וּלְצֶ֧לַע הַמִּשְׁכָּ֛ן הַשֵּׁנִ֖ית לִפְאַ֣ת צָפ֑וֹן עֶשְׂרִ֖ים קָֽרֶשׁ׃<text:s/></text:span><text:span text:style-name="T2358">‬</text:span>‬‬<text:span text:style-name="T2359">21</text:span><text:span text:style-name="T2360"> וְאַרְבָּעִ֥ים אַדְנֵיהֶ֖ם כָּ֑סֶף שְׁנֵ֣י אֲדָנִ֗ים תַּ֚חַת הַקֶּ֣רֶשׁ הָֽאֶחָ֔ד וּשְׁנֵ֣י אֲדָנִ֔ים תַּ֖חַת הַקֶּ֥רֶשׁ הָאֶחָֽד׃<text:s/></text:span><text:span text:style-name="T2361">‬</text:span>‬‬<text:span text:style-name="T2362">22</text:span><text:span text:style-name="T2363"> וּֽלְיַרְכְּתֵ֥י הַמִּשְׁכָּ֖ן יָ֑מָּה תַּעֲשֶׂ֖ה שִׁשָּׁ֥ה קְרָשִֽׁים׃<text:s/></text:span><text:span text:style-name="T2364">‬</text:span>‬‬<text:span text:style-name="T2365">23</text:span><text:span text:style-name="T2366"> וּשְׁנֵ֤י קְרָשִׁים֙ תַּעֲשֶׂ֔ה לִמְקֻצְעֹ֖ת הַמִּשְׁכָּ֑ן בַּיַּרְכָתָֽיִם׃<text:s/></text:span><text:span text:style-name="T2367">‬</text:span>‬‬<text:span text:style-name="T2368">24</text:span><text:span text:style-name="T2369"> וְיִֽהְי֣וּ תֹֽאֲמִים֮ מִלְּמַטָּה֒ וְיַחְדָּ֗ו יִהְי֤וּ תַמִּים֙ עַל־רֹאשׁ֔וֹ אֶל־הַטַּבַּ֖עַת הָאֶחָ֑ת כֵּ֚ן יִהְיֶ֣ה לִשְׁנֵיהֶ֔ם לִשְׁנֵ֥י הַמִּקְצֹעֹ֖ת יִהְיֽוּ׃<text:s/></text:span><text:span text:style-name="T2370">‬</text:span>‬‬<text:span text:style-name="T2371">25</text:span><text:span text:style-name="T2372"> וְהָיוּ֙ שְׁמֹנָ֣ה קְרָשִׁ֔ים וְאַדְנֵיהֶ֣ם כֶּ֔סֶף שִׁשָּׁ֥ה עָשָׂ֖ר אֲדָנִ֑ים שְׁנֵ֣י אֲדָנִ֗ים תַּ֚חַת הַקֶּ֣רֶשׁ הָאֶחָ֔ד וּשְׁנֵ֣י אֲדָנִ֔ים תַּ֖חַת הַקֶּ֥רֶשׁ הָאֶחָֽד׃<text:s/></text:span><text:span text:style-name="T2373">‬</text:span>‬‬<text:span text:style-name="T2374">26</text:span><text:span text:style-name="T2375"> וְעָשִׂ֥יתָ בְרִיחִ֖ם עֲצֵ֣י שִׁטִּ֑ים חֲמִשָּׁ֕ה לְקַרְשֵׁ֥י צֶֽלַע־הַמִּשְׁכָּ֖ן הָאֶחָֽד׃<text:s/></text:span><text:span text:style-name="T2376">‬</text:span>‬‬<text:span text:style-name="T2377">27</text:span><text:span text:style-name="T2378"> וַחֲמִשָּׁ֣ה בְרִיחִ֔ם לְקַרְשֵׁ֥י צֶֽלַע־הַמִּשְׁכָּ֖ן הַשֵּׁנִ֑ית וַחֲמִשָּׁ֣ה בְרִיחִ֗ם לְקַרְשֵׁי֙ צֶ֣לַע הַמִּשְׁכָּ֔ן לַיַּרְכָתַ֖יִם יָֽמָּה׃<text:s/></text:span><text:span text:style-name="T2379">‬</text:span>‬‬<text:span text:style-name="T2380">28</text:span><text:span text:style-name="T2381"> וְהַבְּרִ֥יחַ הַתִּיכֹ֖ן בְּת֣וֹךְ הַקְּרָשִׁ֑ים מַבְרִ֕חַ מִן־הַקָּצֶ֖ה אֶל־הַקָּצֶֽה׃<text:s/></text:span><text:span text:style-name="T2382">‬</text:span>‬‬<text:span text:style-name="T2383">29</text:span><text:span text:style-name="T2384"> וְֽאֶת־הַקְּרָשִׁ֞ים תְּצַפֶּ֣ה זָהָ֗ב וְאֶת־טַבְּעֹֽתֵיהֶם֙ תַּעֲשֶׂ֣ה זָהָ֔ב בָּתִּ֖ים לַבְּרִיחִ֑ם וְצִפִּיתָ֥ אֶת־הַבְּרִיחִ֖ם זָהָֽב׃<text:s/></text:span><text:span text:style-name="T2385">‬</text:span>‬‬<text:span text:style-name="T2386">30</text:span><text:span text:style-name="T2387"> וַהֲקֵמֹתָ֖ אֶת־הַמִּשְׁכָּ֑ן כְּמִ֨שְׁפָּט֔וֹ אֲשֶׁ֥ר הָרְאֵ֖יתָ בָּהָֽר׃</text:span><text:span text:style-name="T2388"><text:s/>ס<text:s/></text:span><text:span text:style-name="T2389">‬</text:span>‬‬<text:span text:style-name="T2390">31</text:span><text:span text:style-name="T2391"> וְעָשִׂ֣יתָ פָרֹ֗כֶת תְּכֵ֧לֶת וְאַרְגָּמָ֛ן וְתוֹלַ֥עַת שָׁנִ֖י וְשֵׁ֣שׁ מָשְׁזָ֑ר מַעֲשֵׂ֥ה חֹשֵׁ֛ב יַעֲשֶׂ֥ה אֹתָ֖הּ כְּרֻבִֽים׃<text:s/></text:span><text:span text:style-name="T2392">‬</text:span>‬‬<text:span text:style-name="T2393">32</text:span><text:span text:style-name="T2394"> וְנָתַתָּ֣ה אֹתָ֗הּ עַל־אַרְבָּעָה֙ עַמּוּדֵ֣י שִׁטִּ֔ים מְצֻפִּ֣ים זָהָ֔ב וָוֵיהֶ֖ם זָהָ֑ב עַל־אַרְבָּעָ֖ה אַדְנֵי־כָֽסֶף׃<text:s/></text:span><text:span text:style-name="T2395">‬</text:span>‬‬<text:span text:style-name="T2396">33</text:span><text:span text:style-name="T2397"> וְנָתַתָּ֣ה אֶת־הַפָּרֹכֶת֮ תַּ֣חַת הַקְּרָסִים֒ וְהֵבֵאתָ֥ שָׁ֙מָּה֙ מִבֵּ֣ית לַפָּרֹ֔כֶת אֵ֖ת אֲר֣וֹן הָעֵד֑וּת וְהִבְדִּילָ֤ה הַפָּרֹ֙כֶת֙ לָכֶ֔ם בֵּ֣ין הַקֹּ֔דֶשׁ וּבֵ֖ין קֹ֥דֶשׁ הַקֳּדָשִֽׁים׃<text:s/></text:span><text:span text:style-name="T2398">‬</text:span>‬‬<text:span text:style-name="T2399">34</text:span><text:span text:style-name="T2400"> וְנָתַתָּ֙ אֶת־הַכַּפֹּ֔רֶת עַ֖ל אֲר֣וֹן הָעֵדֻ֑ת בְּקֹ֖דֶשׁ הַקֳּדָשִֽׁים׃<text:s/></text:span><text:span text:style-name="T2401">‬</text:span>‬‬<text:span text:style-name="T2402">35</text:span><text:span text:style-name="T2403"> וְשַׂמְתָּ֤ אֶת־הַשֻּׁלְחָן֙ מִח֣וּץ לַפָּרֹ֔כֶת וְאֶת־הַמְּנֹרָה֙ נֹ֣כַח הַשֻּׁלְחָ֔ן עַ֛ל צֶ֥לַע הַמִּשְׁכָּ֖ן תֵּימָ֑נָה וְהַ֨שֻּׁלְחָ֔ן תִּתֵּ֖ן עַל־צֶ֥לַע צָפֽוֹן׃<text:s/></text:span><text:span text:style-name="T2404">‬</text:span>‬‬<text:span text:style-name="T2405">36</text:span><text:span text:style-name="T2406"> וְעָשִׂ֤יתָ מָסָךְ֙ לְפֶ֣תַח הָאֹ֔הֶל תְּכֵ֧לֶת וְאַרְגָּמָ֛ן וְתוֹלַ֥עַת שָׁנִ֖י וְשֵׁ֣שׁ מָשְׁזָ֑ר מַעֲשֵׂ֖ה רֹקֵֽם׃<text:s/></text:span><text:span text:style-name="T2407">‬</text:span>‬‬<text:span text:style-name="T2408">37</text:span><text:span text:style-name="T2409"> וְעָשִׂ֣יתָ לַמָּסָ֗ךְ חֲמִשָּׁה֙ עַמּוּדֵ֣י שִׁטִּ֔ים וְצִפִּיתָ֤ אֹתָם֙ זָהָ֔ב וָוֵיהֶ֖ם זָהָ֑ב וְיָצַקְתָּ֣ לָהֶ֔ם חֲמִשָּׁ֖ה אַדְנֵ֥י נְחֹֽשֶׁת׃</text:span><text:span text:style-name="T2410"><text:s/>ס<text:s/></text:span><text:span text:style-name="T2411">‬</text:span>‬‬‬‬‬‬‬‬‬‬‬‬‬‬‬‬‬‬‬‬‬‬‬‬‬</text:p>
      </text:section>
      <text:section text:name="Sect26" text:style-name="S26">
        <text:soft-page-break/>
        <text:p text:style-name="P2412">Exodus 27</text:p>
        <text:p text:style-name="P2413"><text:span text:style-name="T2414">1</text:span><text:span text:style-name="T2415"> וְעָשִׂ֥יתָ אֶת־הַמִּזְבֵּ֖חַ עֲצֵ֣י שִׁטִּ֑ים חָמֵשׁ֩ אַמּ֨וֹת אֹ֜רֶךְ וְחָמֵ֧שׁ אַמּ֣וֹת רֹ֗חַב רָב֤וּעַ יִהְיֶה֙ הַמִּזְבֵּ֔חַ וְשָׁלֹ֥שׁ אַמּ֖וֹת קֹמָתֽוֹ׃<text:s/></text:span><text:span text:style-name="T2416">2</text:span><text:span text:style-name="T2417"> וְעָשִׂ֣יתָ קַרְנֹתָ֗יו עַ֚ל אַרְבַּ֣ע פִּנֹּתָ֔יו מִמֶּ֖נּוּ תִּהְיֶ֣יןָ קַרְנֹתָ֑יו וְצִפִּיתָ֥ אֹת֖וֹ נְחֹֽשֶׁת׃<text:s/></text:span><text:span text:style-name="T2418">‬</text:span>‬‬<text:span text:style-name="T2419">3</text:span><text:span text:style-name="T2420"> וְעָשִׂ֤יתָ סִּֽירֹתָיו֙ לְדַשְּׁנ֔וֹ וְיָעָיו֙ וּמִזְרְקֹתָ֔יו וּמִזְלְגֹתָ֖יו וּמַחְתֹּתָ֑יו לְכָל־כֵּלָ֖יו תַּעֲשֶׂ֥ה נְחֹֽשֶׁת׃<text:s/></text:span><text:span text:style-name="T2421">‬</text:span>‬‬<text:span text:style-name="T2422">4</text:span><text:span text:style-name="T2423"> וְעָשִׂ֤יתָ לּוֹ֙ מִכְבָּ֔ר מַעֲשֵׂ֖ה רֶ֣שֶׁת נְחֹ֑שֶׁת וְעָשִׂ֣יתָ עַל־הָרֶ֗שֶׁת אַרְבַּע֙ טַבְּעֹ֣ת נְחֹ֔שֶׁת עַ֖ל אַרְבַּ֥ע קְצוֹתָֽיו׃<text:s/></text:span><text:span text:style-name="T2424">‬</text:span>‬‬<text:span text:style-name="T2425">5</text:span><text:span text:style-name="T2426"> וְנָתַתָּ֣ה אֹתָ֗הּ תַּ֛חַת כַּרְכֹּ֥בּ הַמִּזְבֵּ֖חַ מִלְּמָ֑טָּה וְהָיְתָ֣ה הָרֶ֔שֶׁת עַ֖ד חֲצִ֥י הַמִּזְבֵּֽחַ׃<text:s/></text:span><text:span text:style-name="T2427">‬</text:span>‬‬‬<text:span text:style-name="T2428">6</text:span><text:span text:style-name="T2429"> וְעָשִׂ֤יתָ בַדִּים֙ לַמִּזְבֵּ֔חַ בַּדֵּ֖י עֲצֵ֣י שִׁטִּ֑ים וְצִפִּיתָ֥ אֹתָ֖ם נְחֹֽשֶׁת׃<text:s/></text:span><text:span text:style-name="T2430">‬</text:span>‬‬<text:span text:style-name="T2431">7</text:span><text:span text:style-name="T2432"> וְהוּבָ֥א אֶת־בַּדָּ֖יו בַּטַּבָּעֹ֑ת וְהָי֣וּ הַבַּדִּ֗ים עַל־שְׁתֵּ֛י צַלְעֹ֥ת הַמִּזְבֵּ֖חַ בִּשְׂאֵ֥ת אֹתֽוֹ׃<text:s/></text:span><text:span text:style-name="T2433">‬</text:span>‬‬<text:span text:style-name="T2434">8</text:span><text:span text:style-name="T2435"> נְב֥וּב לֻחֹ֖ת תַּעֲשֶׂ֣ה אֹת֑וֹ כַּאֲשֶׁ֨ר הֶרְאָ֥ה אֹתְךָ֛ בָּהָ֖ר כֵּ֥ן יַעֲשֽׂוּ׃</text:span><text:span text:style-name="T2436"><text:s/>ס<text:s/></text:span><text:span text:style-name="T2437">‬</text:span>‬‬<text:span text:style-name="T2438">9</text:span><text:span text:style-name="T2439"> וְעָשִׂ֕יתָ אֵ֖ת חֲצַ֣ר הַמִּשְׁכָּ֑ן לִפְאַ֣ת נֶֽגֶב־תֵּ֠ימָנָה קְלָעִ֨ים לֶחָצֵ֜ר שֵׁ֣שׁ מָשְׁזָ֗ר מֵאָ֤ה בָֽאַמָּה֙ אֹ֔רֶךְ לַפֵּאָ֖ה הָאֶחָֽת׃<text:s/></text:span><text:span text:style-name="T2440">‬</text:span>‬‬<text:span text:style-name="T2441">10</text:span><text:span text:style-name="T2442"> וְעַמֻּדָ֣יו עֶשְׂרִ֔ים וְאַדְנֵיהֶ֥ם עֶשְׂרִ֖ים נְחֹ֑שֶׁת וָוֵ֧י הָעַמֻּדִ֛ים וַחֲשֻׁקֵיהֶ֖ם כָּֽסֶף׃<text:s/></text:span><text:span text:style-name="T2443">‬</text:span>‬‬<text:span text:style-name="T2444">11</text:span><text:span text:style-name="T2445"> וְכֵ֨ן לִפְאַ֤ת צָפוֹן֙ בָּאֹ֔רֶךְ קְלָעִ֖ים מֵ֣אָה אֹ֑רֶךְ *ועמדו **וְעַמּוּדָ֣יו עֶשְׂרִ֗ים וְאַדְנֵיהֶ֤ם עֶשְׂרִים֙ נְחֹ֔שֶׁת וָוֵ֧י הָֽעַמֻּדִ֛ים וַחֲשֻׁקֵיהֶ֖ם כָּֽסֶף׃<text:s/></text:span><text:span text:style-name="T2446">‬</text:span>‬‬<text:span text:style-name="T2447">12</text:span><text:span text:style-name="T2448"> וְרֹ֤חַב הֶֽחָצֵר֙ לִפְאַת־יָ֔ם קְלָעִ֖ים חֲמִשִּׁ֣ים אַמָּ֑ה עַמֻּדֵיהֶ֣ם עֲשָׂרָ֔ה וְאַדְנֵיהֶ֖ם עֲשָׂרָֽה׃<text:s/></text:span><text:span text:style-name="T2449">‬</text:span>‬‬<text:span text:style-name="T2450">13</text:span><text:span text:style-name="T2451"> וְרֹ֣חַב הֶֽחָצֵ֗ר לִפְאַ֛ת קֵ֥דְמָה מִזְרָ֖חָה חֲמִשִּׁ֥ים אַמָּֽה׃<text:s/></text:span><text:span text:style-name="T2452">‬</text:span>‬‬<text:span text:style-name="T2453">14</text:span><text:span text:style-name="T2454"> וַחֲמֵ֨שׁ עֶשְׂרֵ֥ה אַמָּ֛ה קְלָעִ֖ים לַכָּתֵ֑ף עַמֻּדֵיהֶ֣ם שְׁלֹשָׁ֔ה וְאַדְנֵיהֶ֖ם שְׁלֹשָֽׁה׃<text:s/></text:span><text:span text:style-name="T2455">‬</text:span>‬‬<text:span text:style-name="T2456">15</text:span><text:span text:style-name="T2457"> וְלַכָּתֵף֙ הַשֵּׁנִ֔ית חְמֵ֥שׁ עֶשְׂרֵ֖ה קְלָעִ֑ים עַמֻּדֵיהֶ֣ם שְׁלֹשָׁ֔ה וְאַדְנֵיהֶ֖ם שְׁלֹשָֽׁה׃<text:s/></text:span><text:span text:style-name="T2458">‬</text:span>‬‬<text:span text:style-name="T2459">16</text:span><text:span text:style-name="T2460"> וּלְשַׁ֨עַר הֶֽחָצֵ֜ר מָסָ֣ךְ ׀ עֶשְׂרִ֣ים אַמָּ֗ה תְּכֵ֨לֶת וְאַרְגָּמָ֜ן וְתוֹלַ֧עַת שָׁנִ֛י וְשֵׁ֥שׁ מָשְׁזָ֖ר מַעֲשֵׂ֣ה רֹקֵ֑ם עַמֻּֽדֵיהֶם֙ אַרְבָּעָ֔ה וְאַדְנֵיהֶ֖ם אַרְבָּעָֽה׃<text:s/></text:span><text:span text:style-name="T2461">‬</text:span>‬‬<text:span text:style-name="T2462">17</text:span><text:span text:style-name="T2463"> כָּל־עַמּוּדֵ֨י הֶֽחָצֵ֤ר סָבִיב֙ מְחֻשָּׁקִ֣ים כֶּ֔סֶף וָוֵיהֶ֖ם כָּ֑סֶף וְאַדְנֵיהֶ֖ם נְחֹֽשֶׁת׃<text:s/></text:span><text:span text:style-name="T2464">‬</text:span>‬‬<text:span text:style-name="T2465">18</text:span><text:span text:style-name="T2466"> אֹ֣רֶךְ הֶֽחָצֵר֩ מֵאָ֨ה בָֽאַמָּ֜ה וְרֹ֣חַב ׀ חֲמִשִּׁ֣ים בַּחֲמִשִּׁ֗ים וְקֹמָ֛ה חָמֵ֥שׁ אַמּ֖וֹת שֵׁ֣שׁ מָשְׁזָ֑ר וְאַדְנֵיהֶ֖ם נְחֹֽשֶׁת׃<text:s/></text:span><text:span text:style-name="T2467">‬</text:span>‬‬<text:span text:style-name="T2468">19</text:span><text:span text:style-name="T2469"> לְכֹל֙ כְּלֵ֣י הַמִּשְׁכָּ֔ן בְּכֹ֖ל עֲבֹדָת֑וֹ וְכָל־יְתֵדֹתָ֛יו וְכָל־יִתְדֹ֥ת הֶחָצֵ֖ר נְחֹֽשֶׁת׃</text:span><text:span text:style-name="T2470"><text:s/>ס<text:s/></text:span><text:span text:style-name="T2471">‬</text:span>‬‬<text:span text:style-name="T2472">20</text:span><text:span text:style-name="T2473"> וְאַתָּ֞ה תְּצַוֶּ֣ה ׀ אֶת־בְּנֵ֣י יִשְׂרָאֵ֗ל וְיִקְח֨וּ אֵלֶ֜יךָ שֶׁ֣מֶן זַ֥יִת זָ֛ךְ כָּתִ֖ית לַמָּא֑וֹר לְהַעֲלֹ֥ת נֵ֖ר תָּמִֽיד׃<text:s/></text:span><text:span text:style-name="T2474">‬</text:span>‬‬<text:span text:style-name="T2475">21</text:span><text:span text:style-name="T2476"> בְּאֹ֣הֶל מוֹעֵד֩ מִח֨וּץ לַפָּרֹ֜כֶת אֲשֶׁ֣ר עַל־הָעֵדֻ֗ת יַעֲרֹךְ֩ אֹת֨וֹ אַהֲרֹ֧ן וּבָנָ֛יו מֵעֶ֥רֶב עַד־בֹּ֖קֶר לִפְנֵ֣י יְהוָ֑ה חֻקַּ֤ת עוֹלָם֙ לְדֹ֣רֹתָ֔ם מֵאֵ֖ת בְּנֵ֥י יִשְׂרָאֵֽל׃</text:span><text:span text:style-name="T2477"><text:s/>ס<text:s/></text:span><text:span text:style-name="T2478">‬</text:span>‬‬‬‬‬‬‬‬‬‬‬‬‬‬‬‬‬‬‬‬‬‬</text:p>
      </text:section>
      <text:section text:name="Sect27" text:style-name="S27">
        <text:p text:style-name="P2479">Exodus 28</text:p>
        <text:p text:style-name="P2480"><text:span text:style-name="T2481">1</text:span><text:span text:style-name="T2482"> וְאַתָּ֡ה הַקְרֵ֣ב אֵלֶיךָ֩ אֶת־אַהֲרֹ֨ן אָחִ֜יךָ וְאֶת־בָּנָ֣יו אִתּ֗</text:span><text:span text:style-name="T2483">‬‏וֹ מִתּ֛וֹךְ בְּנֵ֥י יִשְׂרָאֵ֖ל לְכַהֲנוֹ־לִ֑י אַהֲרֹ֕ן נָדָ֧ב וַאֲבִיה֛וּא אֶלְעָזָ֥ר וְאִיתָמָ֖ר בְּנֵ֥י אַהֲרֹֽן׃<text:s/></text:span><text:span text:style-name="T2484">2</text:span><text:span text:style-name="T2485"> וְעָשִׂ֥יתָ בִגְדֵי־קֹ֖דֶשׁ לְאַהֲרֹ֣ן אָחִ֑יךָ לְכָב֖וֹד וּלְתִפְאָֽרֶת׃<text:s/></text:span><text:span text:style-name="T2486">‬</text:span>‬‬<text:span text:style-name="T2487">3</text:span><text:span text:style-name="T2488"> וְאַתָּ֗ה תְּדַבֵּר֙ אֶל־כָּל־חַכְמֵי־לֵ֔ב אֲשֶׁ֥ר מִלֵּאתִ֖יו ר֣וּחַ<text:s/></text:span><text:soft-page-break/><text:span text:style-name="T2489">חָכְמָ֑ה וְעָשׂ֞וּ אֶת־בִּגְדֵ֧י אַהֲרֹ֛ן לְקַדְּשׁ֖וֹ לְכַהֲנוֹ־לִֽי׃<text:s/></text:span><text:span text:style-name="T2490">‬</text:span>‬‬<text:span text:style-name="T2491">4</text:span><text:span text:style-name="T2492"> וְאֵ֨לֶּה הַבְּגָדִ֜ים אֲשֶׁ֣ר יַעֲשׂ֗וּ חֹ֤שֶׁן וְאֵפוֹד֙ וּמְעִ֔יל וּכְתֹ֥נֶת תַּשְׁבֵּ֖ץ מִצְנֶ֣פֶת וְאַבְנֵ֑ט וְעָשׂ֨וּ בִגְדֵי־קֹ֜דֶשׁ לְאַהֲרֹ֥ן אָחִ֛יךָ וּלְבָנָ֖יו לְכַהֲנוֹ־לִֽי׃<text:s/></text:span><text:span text:style-name="T2493">‬</text:span>‬‬<text:span text:style-name="T2494">5</text:span><text:span text:style-name="T2495"> וְהֵם֙ יִקְח֣וּ אֶת־הַזָּהָ֔ב וְאֶת־הַתְּכֵ֖לֶת וְאֶת־הָֽאַרְגָּמָ֑ן וְאֶת־תּוֹלַ֥עַת הַשָּׁנִ֖י וְאֶת־הַשֵּֽׁשׁ׃<text:s/></text:span><text:span text:style-name="T2496">פ<text:s/></text:span><text:span text:style-name="T2497">‬</text:span>‬‬‬‬‬‬</text:p>
        <text:p text:style-name="P2498"><text:span text:style-name="T2499">6</text:span><text:span text:style-name="T2500"> וְעָשׂ֖וּ אֶת־הָאֵפֹ֑ד זָ֠הָב תְּכֵ֨לֶת וְאַרְגָּמָ֜ן תּוֹלַ֧עַת שָׁנִ֛י וְשֵׁ֥שׁ מָשְׁזָ֖ר מַעֲשֵׂ֥ה חֹשֵֽׁב׃<text:s/></text:span><text:span text:style-name="T2501">‬</text:span>‬‬<text:span text:style-name="T2502">7</text:span><text:span text:style-name="T2503"> שְׁתֵּ֧י כְתֵפֹ֣ת חֹֽבְרֹ֗ת יִֽהְיֶה־לּ֛וֹ אֶל־שְׁנֵ֥י קְצוֹתָ֖יו וְחֻבָּֽר׃<text:s/></text:span><text:span text:style-name="T2504">‬</text:span>‬‬<text:span text:style-name="T2505">8</text:span><text:span text:style-name="T2506"> וְחֵ֤שֶׁב אֲפֻדָּתוֹ֙ אֲשֶׁ֣ר עָלָ֔יו כְּמַעֲשֵׂ֖הוּ מִמֶּ֣נּוּ יִהְיֶ֑ה זָהָ֗ב תְּכֵ֧לֶת וְאַרְגָּמָ֛ן וְתוֹלַ֥עַת שָׁנִ֖י וְשֵׁ֥שׁ מָשְׁזָֽר׃<text:s/></text:span><text:span text:style-name="T2507">‬</text:span>‬‬<text:span text:style-name="T2508">9</text:span><text:span text:style-name="T2509"> וְלָ֣קַחְתָּ֔ אֶת־שְׁתֵּ֖י אַבְנֵי־שֹׁ֑הַם וּפִתַּחְתָּ֣ עֲלֵיהֶ֔ם שְׁמ֖וֹת בְּנֵ֥י יִשְׂרָאֵֽל׃<text:s/></text:span><text:span text:style-name="T2510">‬</text:span>‬‬<text:span text:style-name="T2511">10</text:span><text:span text:style-name="T2512"> שִׁשָּׁה֙ מִשְּׁמֹתָ֔ם עַ֖ל הָאֶ֣בֶן הָאֶחָ֑ת וְאֶת־שְׁמ֞וֹת הַשִׁשָּׁ֧ה הַנּוֹתָרִ֛ים עַל־הָאֶ֥בֶן הַשֵּׁנִ֖ית כְּתוֹלְדֹתָֽם׃<text:s/></text:span><text:span text:style-name="T2513">‬</text:span>‬‬<text:span text:style-name="T2514">11</text:span><text:span text:style-name="T2515"> מַעֲשֵׂ֣ה חָרַשׁ֮ אֶבֶן֒ פִּתּוּחֵ֣י חֹתָ֗ם תְּפַתַּח֙ אֶת־שְׁתֵּ֣י הָאֲבָנִ֔ים עַל־שְׁמֹ֖ת בְּנֵ֣י יִשְׂרָאֵ֑ל מֻסַבֹּ֛ת מִשְׁבְּצ֥וֹת זָהָ֖ב תַּעֲשֶׂ֥ה אֹתָֽם׃<text:s/></text:span><text:span text:style-name="T2516">‬</text:span>‬‬<text:span text:style-name="T2517">12</text:span><text:span text:style-name="T2518"> וְשַׂמְתָּ֞ אֶת־שְׁתֵּ֣י הָאֲבָנִ֗ים עַ֚ל כִּתְפֹ֣ת הָֽאֵפֹ֔ד אַבְנֵ֥י זִכָּרֹ֖ן לִבְנֵ֣י יִשְׂרָאֵ֑ל וְנָשָׂא֩ אַהֲרֹ֨ן אֶת־שְׁמוֹתָ֜ם לִפְנֵ֧י יְהוָ֛ה עַל־שְׁתֵּ֥י כְתֵפָ֖יו לְזִכָּרֹֽן׃</text:span><text:span text:style-name="T2519"><text:s/>ס<text:s/></text:span><text:span text:style-name="T2520">‬</text:span>‬‬<text:span text:style-name="T2521">13</text:span><text:span text:style-name="T2522"> וְעָשִׂ֥יתָ מִשְׁבְּצֹ֖ת זָהָֽב׃<text:s/></text:span><text:span text:style-name="T2523">‬</text:span>‬‬<text:span text:style-name="T2524">14</text:span><text:span text:style-name="T2525"> וּשְׁתֵּ֤י שַׁרְשְׁרֹת֙ זָהָ֣ב טָה֔וֹר מִגְבָּלֹ֛ת תַּעֲשֶׂ֥ה אֹתָ֖ם מַעֲשֵׂ֣ה עֲבֹ֑ת וְנָתַתָּ֛ה אֶת־שַׁרְשְׁרֹ֥ת הָעֲבֹתֹ֖ת עַל־הַֽמִּשְׁבְּצֹֽת׃</text:span><text:span text:style-name="T2526"><text:s/>ס<text:s/></text:span><text:span text:style-name="T2527">‬</text:span>‬‬<text:span text:style-name="T2528">15</text:span><text:span text:style-name="T2529"> וְעָשִׂ֜יתָ חֹ֤שֶׁן מִשְׁפָּט֙ מַעֲשֵׂ֣ה חֹשֵׁ֔ב כְּמַעֲשֵׂ֥ה אֵפֹ֖ד תַּעֲשֶׂ֑נּוּ זָ֠הָב תְּכֵ֨לֶת וְאַרְגָּמָ֜ן וְתוֹלַ֧עַת שָׁנִ֛י וְשֵׁ֥שׁ מָשְׁזָ֖ר תַּעֲשֶׂ֥ה אֹתֽוֹ׃<text:s/></text:span><text:span text:style-name="T2530">‬</text:span>‬‬<text:span text:style-name="T2531">16</text:span><text:span text:style-name="T2532"> רָב֥וּעַ יִֽהְיֶ֖ה כָּפ֑וּל זֶ֥רֶת אָרְכּ֖וֹ וְזֶ֥רֶת רָחְבּֽוֹ׃<text:s/></text:span><text:span text:style-name="T2533">‬</text:span>‬‬<text:span text:style-name="T2534">17</text:span><text:span text:style-name="T2535"> וּמִלֵּאתָ֥ בוֹ֙ מִלֻּ֣אַת אֶ֔בֶן אַרְבָּעָ֖ה טוּרִ֣ים אָ֑בֶן ט֗וּר אֹ֤דֶם פִּטְדָה֙ וּבָרֶ֔קֶת הַטּ֖וּר הָאֶחָֽד׃<text:s/></text:span><text:span text:style-name="T2536">‬</text:span>‬‬<text:span text:style-name="T2537">18</text:span><text:span text:style-name="T2538"> וְהַטּ֖וּר הַשֵּׁנִ֑י נֹ֥פֶךְ סַפִּ֖יר וְיָהֲלֹֽם׃<text:s/></text:span><text:span text:style-name="T2539">‬</text:span>‬‬<text:span text:style-name="T2540">19</text:span><text:span text:style-name="T2541"> וְהַטּ֖וּר הַשְּׁלִישִׁ֑י לֶ֥שֶׁם שְׁב֖וֹ וְאַחְלָֽמָה׃<text:s/></text:span><text:span text:style-name="T2542">‬</text:span>‬‬<text:span text:style-name="T2543">20</text:span><text:span text:style-name="T2544"> וְהַטּוּר֙ הָרְבִיעִ֔י תַּרְשִׁ֥ישׁ וְשֹׁ֖הַם וְיָשְׁפֵ֑ה מְשֻׁבָּצִ֥ים זָהָ֛ב יִהְי֖וּ בְּמִלּוּאֹתָֽם׃<text:s/></text:span><text:span text:style-name="T2545">‬</text:span>‬‬<text:span text:style-name="T2546">21</text:span><text:span text:style-name="T2547"> וְ֠הָאֲבָנִים תִּֽהְיֶ֜יןָ עַל־שְׁמֹ֧ת בְּנֵֽי־יִשְׂרָאֵ֛ל שְׁתֵּ֥ים עֶשְׂרֵ֖ה עַל־שְׁמֹתָ֑ם פִּתּוּחֵ֤י חוֹתָם֙ אִ֣ישׁ עַל־שְׁמ֔וֹ תִּֽהְיֶ֕יןָ לִשְׁנֵ֥י עָשָׂ֖ר שָֽׁבֶט׃<text:s/></text:span><text:span text:style-name="T2548">‬</text:span>‬‬<text:span text:style-name="T2549">22</text:span><text:span text:style-name="T2550"> וְעָשִׂ֧יתָ עַל־הַחֹ֛שֶׁן שַֽׁרְשֹׁ֥ת גַּבְלֻ֖ת מַעֲשֵׂ֣ה עֲבֹ֑ת זָהָ֖ב טָהֽוֹר׃<text:s/></text:span><text:span text:style-name="T2551">‬</text:span>‬‬<text:span text:style-name="T2552">23</text:span><text:span text:style-name="T2553"> וְעָשִׂ֙יתָ֙ עַל־הַחֹ֔שֶׁן שְׁתֵּ֖י טַבְּע֣וֹת זָהָ֑ב וְנָתַתָּ֗ אֶת־שְׁתֵּי֙ הַטַּבָּע֔וֹת עַל־שְׁנֵ֖י קְצ֥וֹת הַחֹֽשֶׁן׃<text:s/></text:span><text:span text:style-name="T2554">‬</text:span>‬‬<text:span text:style-name="T2555">24</text:span><text:span text:style-name="T2556"> וְנָתַתָּ֗ה אֶת־שְׁתֵּי֙ עֲבֹתֹ֣ת הַזָּהָ֔ב עַל־שְׁתֵּ֖י הַטַּבָּעֹ֑ת אֶל־קְצ֖וֹת הַחֹֽשֶׁן׃<text:s/></text:span><text:span text:style-name="T2557">‬</text:span>‬‬<text:span text:style-name="T2558">25</text:span><text:span text:style-name="T2559"> וְאֵ֨ת שְׁתֵּ֤י קְצוֹת֙ שְׁתֵּ֣י הָעֲבֹתֹ֔ת תִּתֵּ֖ן עַל־שְׁתֵּ֣י הַֽמִּשְׁבְּצ֑וֹת וְנָתַתָּ֛ה עַל־כִּתְפ֥וֹת הָאֵפֹ֖ד אֶל־מ֥וּל פָּנָֽיו׃<text:s/></text:span><text:span text:style-name="T2560">‬</text:span>‬‬<text:span text:style-name="T2561">26</text:span><text:span text:style-name="T2562"> וְעָשִׂ֗יתָ שְׁתֵּי֙ טַבְּע֣וֹת זָהָ֔ב וְשַׂמְתָּ֣ אֹתָ֔ם עַל־שְׁנֵ֖י קְצ֣וֹת הַחֹ֑שֶׁן עַל־שְׂפָת֕וֹ אֲשֶׁ֛ר אֶל־עֵ֥בֶר הָאֵפֹ֖ד בָּֽיְתָה׃<text:s/></text:span><text:span text:style-name="T2563">‬</text:span>‬‬<text:span text:style-name="T2564">27</text:span><text:span text:style-name="T2565"> וְעָשִׂיתָ֮ שְׁתֵּ֣י טַבְּע֣וֹת זָהָב֒ וְנָתַתָּ֣ה אֹתָ֡ם עַל־שְׁתֵּי֩ כִתְפ֨וֹת הָאֵפ֤וֹד מִלְּמַ֙טָּה֙ מִמּ֣וּל פָּנָ֔יו לְעֻמַּ֖ת מֶחְבַּרְתּ֑וֹ מִמַּ֕עַל לְחֵ֖שֶׁב הָאֵפֽוֹד׃<text:s/></text:span><text:span text:style-name="T2566">‬</text:span>‬‬<text:span text:style-name="T2567">28</text:span><text:span text:style-name="T2568"> וְיִרְכְּס֣וּ אֶת־הַ֠חֹשֶׁן *מטבעתו **מִֽטַּבְּעֹתָ֞יו אֶל־טַבְּעֹ֤ת הָאֵפֹד֙ בִּפְתִ֣יל תְּכֵ֔לֶת לִֽהְי֖וֹת עַל־חֵ֣שֶׁב הָאֵפ֑וֹד וְלֹֽא־יִזַּ֣ח הַחֹ֔שֶׁן מֵעַ֖ל הָאֵפֽוֹד׃<text:s/></text:span><text:span text:style-name="T2569">‬</text:span>‬‬<text:span text:style-name="T2570">29</text:span><text:span text:style-name="T2571"> וְנָשָׂ֣א אַ֠הֲרֹן אֶת־שְׁמ֨וֹת בְּנֵֽי־יִשְׂרָאֵ֜ל בְּחֹ֧שֶׁן הַמִּשְׁפָּ֛ט עַל־לִבּ֖וֹ בְּבֹא֣וֹ אֶל־הַקֹּ֑דֶשׁ לְזִכָּרֹ֥ן לִפְנֵֽי־יְהוָ֖ה תָּמִֽיד׃<text:s/></text:span><text:span text:style-name="T2572">‬</text:span>‬‬<text:span text:style-name="T2573">30</text:span><text:span text:style-name="T2574"> וְנָתַתָּ֞ אֶל־חֹ֣שֶׁן הַמִּשְׁפָּ֗ט אֶת־הָאוּרִים֙ וְאֶת־הַתֻּמִּ֔ים וְהָיוּ֙ עַל־לֵ֣ב אַהֲרֹ֔ן בְּבֹא֖וֹ לִפְנֵ֣י יְהוָ֑ה וְנָשָׂ֣א אַ֠הֲרֹן אֶת־מִשְׁפַּ֨ט בְּנֵי־יִשְׂרָאֵ֧ל עַל־לִבּ֛וֹ לִפְנֵ֥י יְהוָ֖ה תָּמִֽיד׃</text:span><text:span text:style-name="T2575"><text:s/>ס<text:s/></text:span><text:span text:style-name="T2576">‬</text:span>‬‬<text:span text:style-name="T2577">31</text:span><text:span text:style-name="T2578"> וְעָשִׂ֛יתָ אֶת־מְעִ֥יל הָאֵפ֖וֹד כְּלִ֥יל תְּכֵֽלֶת׃<text:s/></text:span><text:span text:style-name="T2579">‬</text:span>‬‬<text:span text:style-name="T2580">32</text:span><text:span text:style-name="T2581"> וְהָיָ֥ה פִֽי־רֹאשׁ֖וֹ בְּתוֹכ֑וֹ שָׂפָ֡ה יִֽהְיֶה֩<text:s/></text:span><text:soft-page-break/><text:span text:style-name="T2582">לְפִ֨יו סָבִ֜יב מַעֲשֵׂ֣ה אֹרֵ֗ג כְּפִ֥י תַחְרָ֛א יִֽהְיֶה־לּ֖וֹ לֹ֥א יִקָּרֵֽעַ׃<text:s/></text:span><text:span text:style-name="T2583">‬</text:span>‬‬<text:span text:style-name="T2584">33</text:span><text:span text:style-name="T2585"> וְעָשִׂ֣יתָ עַל־שׁוּלָ֗יו רִמֹּנֵי֙ תְּכֵ֤לֶת וְאַרְגָּמָן֙ וְתוֹלַ֣עַת שָׁנִ֔י עַל־שׁוּלָ֖יו סָבִ֑יב וּפַעֲמֹנֵ֥י זָהָ֛ב בְּתוֹכָ֖ם סָבִֽיב׃<text:s/></text:span><text:span text:style-name="T2586">‬</text:span>‬‬<text:span text:style-name="T2587">34</text:span><text:span text:style-name="T2588"> פַּעֲמֹ֤ן זָהָב֙ וְרִמּ֔וֹן פּֽ͏ַעֲמֹ֥ן זָהָ֖ב וְרִמּ֑וֹן עַל־שׁוּלֵ֥י הַמְּעִ֖יל סָבִֽיב׃<text:s/></text:span><text:span text:style-name="T2589">‬</text:span>‬‬<text:span text:style-name="T2590">35</text:span><text:span text:style-name="T2591"> וְהָיָ֥ה עַֽל־אַהֲרֹ֖ן לְשָׁרֵ֑ת וְנִשְׁמַ֣ע ק֠וֹלוֹ בְּבֹא֨וֹ אֶל־הַקֹּ֜דֶשׁ לִפְנֵ֧י יְהוָ֛ה וּבְצֵאת֖וֹ וְלֹ֥א יָמֽוּת׃</text:span><text:span text:style-name="T2592"><text:s/>ס<text:s/></text:span><text:span text:style-name="T2593">‬</text:span>‬‬<text:span text:style-name="T2594">36</text:span><text:span text:style-name="T2595"> וְעָשִׂ֥יתָ צִּ֖יץ זָהָ֣ב טָה֑וֹר וּפִתַּחְתָּ֤ עָלָיו֙ פִּתּוּחֵ֣י חֹתָ֔ם קֹ֖דֶשׁ לַֽיהוָֽה׃<text:s/></text:span><text:span text:style-name="T2596">‬</text:span>‬‬<text:span text:style-name="T2597">37</text:span><text:span text:style-name="T2598"> וְשַׂמְתָּ֤ אֹתוֹ֙ עַל־פְּתִ֣יל תְּכֵ֔לֶת וְהָיָ֖ה עַל־הַמִּצְנָ֑פֶת אֶל־מ֥וּל פְּנֵֽי־הַמִּצְנֶ֖פֶת יִהְיֶֽה׃<text:s/></text:span><text:span text:style-name="T2599">‬</text:span>‬‬<text:span text:style-name="T2600">38</text:span><text:span text:style-name="T2601"> וְהָיָה֮ עַל־מֵ֣צַח אַהֲרֹן֒ וְנָשָׂ֨א אַהֲרֹ֜ן אֶת־עֲוֺ֣ן הַקֳּדָשִׁ֗ים אֲשֶׁ֤ר יַקְדִּ֙ישׁוּ֙ בְּנֵ֣י יִשְׂרָאֵ֔ל לְכָֽל־מַתְּנֹ֖ת קָדְשֵׁיהֶ֑ם וְהָיָ֤ה עַל־מִצְחוֹ֙ תָּמִ֔יד לְרָצ֥וֹן לָהֶ֖ם לִפְנֵ֥י יְהוָֽה׃<text:s/></text:span><text:span text:style-name="T2602">‬</text:span>‬‬<text:span text:style-name="T2603">39</text:span><text:span text:style-name="T2604"> וְשִׁבַּצְתָּ֙ הַכְּתֹ֣נֶת שֵׁ֔שׁ וְעָשִׂ֖יתָ מִצְנֶ֣פֶת שֵׁ֑שׁ וְאַבְנֵ֥ט תַּעֲשֶׂ֖ה מַעֲשֵׂ֥ה רֹקֵֽם׃<text:s/></text:span><text:span text:style-name="T2605">‬</text:span>‬‬<text:span text:style-name="T2606">40</text:span><text:span text:style-name="T2607"> וְלִבְנֵ֤י אַהֲרֹן֙ תַּעֲשֶׂ֣ה כֻתֳּנֹ֔ת וְעָשִׂ֥יתָ לָהֶ֖ם אַבְנֵטִ֑ים וּמִגְבָּעוֹת֙ תַּעֲשֶׂ֣ה לָהֶ֔ם לְכָב֖וֹד וּלְתִפְאָֽרֶת׃<text:s/></text:span><text:span text:style-name="T2608">‬</text:span>‬‬<text:span text:style-name="T2609">41</text:span><text:span text:style-name="T2610"> וְהִלְבַּשְׁתָּ֤ אֹתָם֙ אֶת־אַהֲרֹ֣ן אָחִ֔יךָ וְאֶת־בָּנָ֖יו אִתּ֑וֹ וּמָשַׁחְתָּ֨ אֹתָ֜ם וּמִלֵּאתָ֧ אֶת־יָדָ֛ם וְקִדַּשְׁתָּ֥ אֹתָ֖ם וְכִהֲנ֥וּ לִֽי׃<text:s/></text:span><text:span text:style-name="T2611">‬</text:span>‬‬<text:span text:style-name="T2612">42</text:span><text:span text:style-name="T2613"> וַעֲשֵׂ֤ה לָהֶם֙ מִכְנְסֵי־בָ֔ד לְכַסּ֖וֹת בְּשַׂ֣ר עֶרְוָ֑ה מִמָּתְנַ֥יִם וְעַד־יְרֵכַ֖יִם יִהְיֽוּ׃<text:s/></text:span><text:span text:style-name="T2614">‬</text:span>‬‬<text:span text:style-name="T2615">43</text:span><text:span text:style-name="T2616"> וְהָיוּ֩ עַל־אַהֲרֹ֨ן וְעַל־בָּנָ֜יו בְּבֹאָ֣ם ׀ אֶל־אֹ֣הֶל מוֹעֵ֗ד א֣וֹ בְגִשְׁתָּ֤ם אֶל־הַמִּזְבֵּ֙חַ֙ לְשָׁרֵ֣ת בַּקֹּ֔דֶשׁ וְלֹא־יִשְׂא֥וּ עָוֺ֖ן וָמֵ֑תוּ חֻקַּ֥ת עוֹלָ֛ם ל֖וֹ וּלְזַרְע֥וֹ אַחֲרָֽיו׃</text:span><text:span text:style-name="T2617"><text:s/>ס<text:s/></text:span><text:span text:style-name="T2618">‬</text:span>‬‬‬‬‬‬‬‬‬‬‬‬‬‬‬‬‬‬‬‬‬‬‬‬‬‬‬‬‬‬‬‬‬‬‬‬‬‬‬‬</text:p>
      </text:section>
      <text:section text:name="Sect28" text:style-name="S28">
        <text:p text:style-name="P2619">Exodus 29</text:p>
        <text:p text:style-name="P2620"><text:span text:style-name="T2621">1</text:span><text:span text:style-name="T2622"> וְזֶ֨ה הַדָּבָ֜ר אֲשֶֽׁר־תַּעֲשֶׂ֥ה לָהֶ֛ם לְקַדֵּ֥שׁ אֹתָ֖ם לְכַהֵ֣ן לִ֑י לְ֠קַח פַּ֣ר אֶחָ֧ד בֶּן־בָּקָ֛ר וְאֵילִ֥ם שְׁנַ֖יִם תְּמִימִֽם׃<text:s/></text:span><text:span text:style-name="T2623">2</text:span><text:span text:style-name="T2624"> וְלֶ֣חֶם מַצּ֗וֹת וְחַלֹּ֤ת מַצֹּת֙ בְּלוּלֹ֣ת בַּשֶּׁ֔מֶן וּרְקִיקֵ֥י מַצּ֖וֹת מְשֻׁחִ֣ים בַּשָּׁ֑מֶן סֹ֥לֶת חִטִּ֖ים תַּעֲשֶׂ֥ה אֹתָֽם׃<text:s/></text:span><text:span text:style-name="T2625">‬</text:span>‬‬<text:span text:style-name="T2626">3</text:span><text:span text:style-name="T2627"> וְנָתַתָּ֤ אוֹתָם֙ עַל־סַ֣ל אֶחָ֔ד וְהִקְרַבְתָּ֥ אֹתָ֖ם בַּסָּ֑ל וְאֶ֨ת־הַפָּ֔ר וְאֵ֖ת שְׁנֵ֥י הָאֵילִֽם׃<text:s/></text:span><text:span text:style-name="T2628">‬</text:span>‬‬<text:span text:style-name="T2629">4</text:span><text:span text:style-name="T2630"> וְאֶת־אַהֲרֹ֤ן וְאֶת־בָּנָיו֙ תַּקְרִ֔יב אֶל־פֶּ֖תַח אֹ֣הֶל מוֹעֵ֑ד וְרָחַצְתָּ֥ אֹתָ֖ם בַּמָּֽיִם׃<text:s/></text:span><text:span text:style-name="T2631">‬</text:span>‬‬<text:span text:style-name="T2632">5</text:span><text:span text:style-name="T2633"> וְלָקַחְתָּ֣ אֶת־הַבְּגָדִ֗ים וְהִלְבַּשְׁתָּ֤ אֶֽת־אַהֲרֹן֙ אֶת־הַכֻּתֹּ֔נֶת וְאֵת֙ מְעִ֣יל הָאֵפֹ֔ד וְאֶת־הָאֵפֹ֖ד וְאֶת־הַחֹ֑שֶׁן וְאָפַדְתָּ֣ ל֔וֹ בְּחֵ֖שֶׁב הָאֵפֹֽד׃<text:s/></text:span><text:span text:style-name="T2634">‬</text:span>‬‬<text:span text:style-name="T2635">6</text:span><text:span text:style-name="T2636"> וְשַׂמְתָּ֥ הַמִּצְנֶ֖פֶת עַל־רֹאשׁ֑וֹ וְנָתַתָּ֛ אֶת־נֵ֥זֶר הַקֹּ֖דֶשׁ עַל־הַמִּצְנָֽפֶת׃<text:s/></text:span><text:span text:style-name="T2637">‬</text:span>‬‬<text:span text:style-name="T2638">7</text:span><text:span text:style-name="T2639"> וְלָֽקַחְתָּ֙ אֶת־שֶׁ֣מֶן הַמִּשְׁחָ֔ה וְיָצַקְתָּ֖ עַל־רֹאשׁ֑וֹ וּמָשַׁחְתָּ֖ אֹתֽוֹ׃<text:s/></text:span><text:span text:style-name="T2640">‬</text:span>‬‬<text:span text:style-name="T2641">8</text:span><text:span text:style-name="T2642"> וְאֶת־בָּנָ֖יו תַּקְרִ֑יב וְהִלְבַּשְׁתָּ֖ם כֻּתֳּנֹֽת׃<text:s/></text:span><text:span text:style-name="T2643">‬</text:span>‬‬<text:span text:style-name="T2644">9</text:span><text:span text:style-name="T2645"> וְחָגַרְתָּ֩ אֹתָ֨ם אַבְנֵ֜ט אַהֲרֹ֣ן וּבָנָ֗יו וְחָבַשְׁתָּ֤ לָהֶם֙ מִגְבָּעֹ֔ת וְהָיְתָ֥ה לָהֶ֛ם כְּהֻנָּ֖ה לְחֻקַּ֣ת עוֹלָ֑ם וּמִלֵּאתָ֥ יֽ͏ַד־אַהֲרֹ֖ן וְיַד־בָּנָֽיו׃<text:s/></text:span><text:span text:style-name="T2646">‬</text:span>‬‬<text:span text:style-name="T2647">10</text:span><text:span text:style-name="T2648"> וְהִקְרַבְתָּ֙ אֶת־הַפָּ֔ר לִפְנֵ֖י אֹ֣הֶל מוֹעֵ֑ד וְסָמַ֨ךְ אַהֲרֹ֧ן וּבָנָ֛יו אֶת־יְדֵיהֶ֖ם עַל־רֹ֥אשׁ הַפָּֽר׃<text:s/></text:span><text:span text:style-name="T2649">‬</text:span>‬‬<text:span text:style-name="T2650">11</text:span><text:span text:style-name="T2651"> וְשָׁחַטְתָּ֥ אֶת־הַפָּ֖ר לִפְנֵ֣י יְהוָ֑ה פֶּ֖תַח אֹ֥הֶל מוֹעֵֽד׃<text:s/></text:span><text:span text:style-name="T2652">‬</text:span>‬‬<text:span text:style-name="T2653">12</text:span><text:span text:style-name="T2654"> וְלָֽקַחְתָּ֙ מִדַּ֣ם הַפָּ֔ר וְנָתַתָּ֛ה עַל־קַרְנֹ֥ת הַמִּזְבֵּ֖חַ בְּאֶצְבָּעֶ֑ךָ וְאֶת־כָּל־הַדָּ֣ם תִּשְׁפֹּ֔ךְ אֶל־יְס֖וֹד הַמִּזְבֵּֽחַ׃<text:s/></text:span><text:span text:style-name="T2655">‬</text:span>‬‬<text:span text:style-name="T2656">13</text:span><text:span text:style-name="T2657"> וְלָֽקַחְתָּ֗ אֶֽת־כָּל־הַחֵלֶב֮ הַֽמְכַסֶּ֣ה אֶת־הַקֶּרֶב֒ וְאֵ֗ת הַיֹּתֶ֙רֶת֙ עַל־הַכָּבֵ֔ד וְאֵת֙ שְׁתֵּ֣י הַכְּלָיֹ֔ת וְאֶת־הַחֵ֖לֶב אֲשֶׁ֣ר עֲלֵיהֶ֑ן וְהִקְטַרְתָּ֖ הַמִּזְבֵּֽחָה׃<text:s/></text:span><text:span text:style-name="T2658">‬</text:span>‬‬<text:span text:style-name="T2659">14</text:span><text:span text:style-name="T2660"> וְאֶת־בְּשַׂ֤ר הַפָּר֙ וְאֶת־עֹר֣וֹ וְאֶת־פִּרְשׁ֔וֹ תִּשְׂרֹ֣ף בָּאֵ֔שׁ מִח֖וּץ לַֽמַּחֲנֶ֑ה חַטָּ֖את הֽוּא׃<text:s/></text:span><text:span text:style-name="T2661">‬</text:span>‬‬<text:span text:style-name="T2662">15</text:span><text:span text:style-name="T2663"> וְאֶת־הָאַ֥יִל הָאֶחָ֖ד תִּקָּ֑ח וְסָ֨מְכ֜וּ אַהֲרֹ֧ן וּבָנָ֛יו אֶת־יְדֵיהֶ֖ם עַל־רֹ֥אשׁ הָאָֽיִל׃<text:s/></text:span><text:span text:style-name="T2664">‬</text:span>‬‬<text:span text:style-name="T2665">16</text:span><text:span text:style-name="T2666"> וְשָׁחַטְתָּ֖ אֶת־הָאָ֑יִל וְלָֽקַחְתָּ֙ אֶת־דָּמ֔וֹ וְזָרַקְתָּ֥ עַל־</text:span><text:soft-page-break/><text:span text:style-name="T2667">הַמִּזְבֵּ֖חַ סָבִֽיב׃<text:s/></text:span><text:span text:style-name="T2668">‬</text:span>‬‬<text:span text:style-name="T2669">17</text:span><text:span text:style-name="T2670"> וְאֶ֨ת־הָאַ֔יִל תְּנַתֵּ֖חַ לִנְתָחָ֑יו וְרָחַצְתָּ֤ קִרְבּוֹ֙ וּכְרָעָ֔יו וְנָתַתָּ֥ עַל־נְתָחָ֖יו וְעַל־רֹאשֽׁוֹ׃<text:s/></text:span><text:span text:style-name="T2671">‬</text:span>‬‬<text:span text:style-name="T2672">18</text:span><text:span text:style-name="T2673"> וְהִקְטַרְתָּ֤ אֶת־כָּל־הָאַ֙יִל֙ הַמִּזְבֵּ֔חָה עֹלָ֥ה ה֖וּא לַֽיהוָ֑ה רֵ֣יחַ נִיח֔וֹחַ אִשֶּׁ֥ה לַיהוָ֖ה הֽוּא׃<text:s/></text:span><text:span text:style-name="T2674">‬</text:span>‬‬<text:span text:style-name="T2675">19</text:span><text:span text:style-name="T2676"> וְלָ֣קַחְתָּ֔ אֵ֖ת הָאַ֣יִל הַשֵּׁנִ֑י וְסָמַ֨ךְ אַהֲרֹ֧ן וּבָנָ֛יו אֶת־יְדֵיהֶ֖ם עַל־רֹ֥אשׁ הָאָֽיִל׃<text:s/></text:span><text:span text:style-name="T2677">‬</text:span>‬‬<text:span text:style-name="T2678">20</text:span><text:span text:style-name="T2679"> וְשָׁחַטְתָּ֣ אֶת־הָאַ֗יִל וְלָקַחְתָּ֤ מִדָּמוֹ֙ וְנָֽתַתָּ֡ה עַל־תְּנוּךְ֩ אֹ֨זֶן אַהֲרֹ֜ן וְעַל־תְּנ֨וּךְ אֹ֤זֶן בָּנָיו֙ הַיְמָנִ֔ית וְעַל־בֹּ֤הֶן יָדָם֙ הַיְמָנִ֔ית וְעַל־בֹּ֥הֶן רַגְלָ֖ם הַיְמָנִ֑ית וְזָרַקְתָּ֧ אֶת־הַדָּ֛ם עַל־הַמִּזְבֵּ֖חַ סָבִֽיב׃<text:s/></text:span><text:span text:style-name="T2680">‬</text:span>‬‬<text:span text:style-name="T2681">21</text:span><text:span text:style-name="T2682"> וְלָקַחְתָּ֞ מִן־הַדָּ֨ם אֲשֶׁ֥ר עַֽל־הַמִּזְבֵּחַ֮ וּמִשֶּׁ֣מֶן הַמִּשְׁחָה֒ וְהִזֵּיתָ֤ עַֽל־אַהֲרֹן֙ וְעַל־בְּגָדָ֔יו וְעַל־בָּנָ֛יו וְעַל־בִּגְדֵ֥י בָנָ֖יו אִתּ֑וֹ וְקָדַ֥שׁ הוּא֙ וּבְגָדָ֔יו וּבָנָ֛יו וּבִגְדֵ֥י בָנָ֖יו אִתּֽוֹ׃<text:s/></text:span><text:span text:style-name="T2683">‬</text:span>‬‬<text:span text:style-name="T2684">22</text:span><text:span text:style-name="T2685"> וְלָקַחְתָּ֣ מִן־הָ֠אַיִל הַחֵ֨לֶב וְהָֽאַלְיָ֜ה וְאֶת־הַחֵ֣לֶב ׀ הַֽמְכַסֶּ֣ה אֶת־הַקֶּ֗רֶב וְאֵ֨ת יֹתֶ֤רֶת הַכָּבֵד֙ וְאֵ֣ת ׀ שְׁתֵּ֣י הַכְּלָיֹ֗ת וְאֶת־הַחֵ֙לֶב֙ אֲשֶׁ֣ר עֲלֵהֶ֔ן וְאֵ֖ת שׁ֣וֹק הַיָּמִ֑ין כִּ֛י אֵ֥יל מִלֻּאִ֖ים הֽוּא׃<text:s/></text:span><text:span text:style-name="T2686">‬</text:span>‬‬‬<text:span text:style-name="T2687">23</text:span><text:span text:style-name="T2688"> וְכִכַּ֨ר לֶ֜חֶם אַחַ֗ת וַֽחַלַּ֨ת לֶ֥חֶם שֶׁ֛מֶן אַחַ֖ת וְרָקִ֣יק אֶחָ֑ד מִסַּל֙ הַמַּצּ֔וֹת אֲשֶׁ֖ר לִפְנֵ֥י יְהוָֽה׃<text:s/></text:span><text:span text:style-name="T2689">‬</text:span>‬‬<text:span text:style-name="T2690">24</text:span><text:span text:style-name="T2691"> וְשַׂמְתָּ֣ הַכֹּ֔ל עַ֚ל כַּפֵּ֣י אַהֲרֹ֔ן וְעַ֖ל כַּפֵּ֣י בָנָ֑יו וְהֵנַפְתָּ֥ אֹתָ֛ם תְּנוּפָ֖ה לִפְנֵ֥י יְהוָֽה׃<text:s/></text:span><text:span text:style-name="T2692">‬</text:span>‬‬<text:span text:style-name="T2693">25</text:span><text:span text:style-name="T2694"> וְלָקַחְתָּ֤ אֹתָם֙ מִיָּדָ֔ם וְהִקְטַרְתָּ֥ הַמִּזְבֵּ֖חָה עַל־הָעֹלָ֑ה לְרֵ֤יחַ נִיח֙וֹחַ֙ לִפְנֵ֣י יְהוָ֔ה אִשֶּׁ֥ה ה֖וּא לַיהוָֽה׃<text:s/></text:span><text:span text:style-name="T2695">‬</text:span>‬‬<text:span text:style-name="T2696">26</text:span><text:span text:style-name="T2697"> וְלָקַחְתָּ֣ אֶת־הֶֽחָזֶ֗ה מֵאֵ֤יל הַמִּלֻּאִים֙ אֲשֶׁ֣ר לְאַהֲרֹ֔ן וְהֵנַפְתָּ֥ אֹת֛וֹ תְּנוּפָ֖ה לִפְנֵ֣י יְהוָ֑ה וְהָיָ֥ה לְךָ֖ לְמָנָֽה׃<text:s/></text:span><text:span text:style-name="T2698">‬</text:span>‬‬<text:span text:style-name="T2699">27</text:span><text:span text:style-name="T2700"> וְקִדַּשְׁתָּ֞ אֵ֣ת ׀ חֲזֵ֣ה הַתְּנוּפָ֗ה וְאֵת֙ שׁ֣וֹק הַתְּרוּמָ֔ה אֲשֶׁ֥ר הוּנַ֖ף וַאֲשֶׁ֣ר הוּרָ֑ם מֵאֵיל֙ הַמִּלֻּאִ֔ים מֵאֲשֶׁ֥ר לְאַהֲרֹ֖ן וּמֵאֲשֶׁ֥ר לְבָנָֽיו׃<text:s/></text:span><text:span text:style-name="T2701">‬</text:span>‬‬<text:span text:style-name="T2702">28</text:span><text:span text:style-name="T2703"> וְהָיָה֩ לְאַהֲרֹ֨ן וּלְבָנָ֜יו לְחָק־עוֹלָ֗ם מֵאֵת֙ בְּנֵ֣י יִשְׂרָאֵ֔ל כִּ֥י תְרוּמָ֖ה ה֑וּא וּתְרוּמָ֞ה יִהְיֶ֨ה מֵאֵ֤ת בְּנֵֽי־יִשְׂרָאֵל֙ מִזִּבְחֵ֣י שַׁלְמֵיהֶ֔ם תְּרוּמָתָ֖ם לַיהוָֽה׃<text:s/></text:span><text:span text:style-name="T2704">‬</text:span>‬‬<text:span text:style-name="T2705">29</text:span><text:span text:style-name="T2706"> וּבִגְדֵ֤י הַקֹּ֙דֶשׁ֙ אֲשֶׁ֣ר לְאַהֲרֹ֔ן יִהְי֥וּ לְבָנָ֖יו אַחֲרָ֑יו לְמָשְׁחָ֣ה בָהֶ֔ם וּלְמַלֵּא־בָ֖ם אֶת־יָדָֽם׃<text:s/></text:span><text:span text:style-name="T2707">‬</text:span>‬‬<text:span text:style-name="T2708">30</text:span><text:span text:style-name="T2709"> שִׁבְעַ֣ת יָמִ֗ים יִלְבָּשָׁ֧ם הַכֹּהֵ֛ן תַּחְתָּ֖יו מִבָּנָ֑יו אֲשֶׁ֥ר יָבֹ֛א אֶל־אֹ֥הֶל מוֹעֵ֖ד לְשָׁרֵ֥ת בַּקֹּֽדֶשׁ׃<text:s/></text:span><text:span text:style-name="T2710">‬</text:span>‬‬<text:span text:style-name="T2711">31</text:span><text:span text:style-name="T2712"> וְאֵ֛ת אֵ֥יל הַמִּלֻּאִ֖ים תִּקָּ֑ח וּבִשַּׁלְתָּ֥ אֶת־בְּשָׂר֖וֹ בְּמָקֹ֥ם קָדֹֽשׁ׃<text:s/></text:span><text:span text:style-name="T2713">‬</text:span>‬‬<text:span text:style-name="T2714">32</text:span><text:span text:style-name="T2715"> וְאָכַ֨ל אַהֲרֹ֤ן וּבָנָיו֙ אֶת־בְּשַׂ֣ר הָאַ֔יִל וְאֶת־הַלֶּ֖חֶם אֲשֶׁ֣ר בַּסָּ֑ל פֶּ֖תַח אֹ֥הֶל מוֹעֵֽד׃<text:s/></text:span><text:span text:style-name="T2716">‬</text:span>‬‬<text:span text:style-name="T2717">33</text:span><text:span text:style-name="T2718"> וְאָכְל֤וּ אֹתָם֙ אֲשֶׁ֣ר כֻּפַּ֣ר בָּהֶ֔ם לְמַלֵּ֥א אֶת־יָדָ֖ם לְקַדֵּ֣שׁ אֹתָ֑ם וְזָ֥ר לֹא־יֹאכַ֖ל כִּי־קֹ֥דֶשׁ הֵֽם׃<text:s/></text:span><text:span text:style-name="T2719">‬</text:span>‬‬<text:span text:style-name="T2720">34</text:span><text:span text:style-name="T2721"> וְֽאִם־יִוָּתֵ֞ר מִבְּשַׂ֧ר הַמִּלֻּאִ֛ים וּמִן־הַלֶּ֖חֶם עַד־הַבֹּ֑קֶר וְשָׂרַפְתָּ֤ אֶת־הַנּוֹתָר֙ בָּאֵ֔שׁ לֹ֥א יֵאָכֵ֖ל כִּי־קֹ֥דֶשׁ הֽוּא׃<text:s/></text:span><text:span text:style-name="T2722">‬</text:span>‬‬<text:span text:style-name="T2723">35</text:span><text:span text:style-name="T2724"> וְעָשִׂ֜יתָ לְאַהֲרֹ֤ן וּלְבָנָיו֙ כָּ֔כָה כְּכֹ֥ל אֲשֶׁר־צִוִּ֖יתִי אֹתָ֑כָה שִׁבְעַ֥ת יָמִ֖ים תְּמַלֵּ֥א יָדָֽם׃<text:s/></text:span><text:span text:style-name="T2725">‬</text:span>‬‬<text:span text:style-name="T2726">36</text:span><text:span text:style-name="T2727"> וּפַ֨ר חַטָּ֜את תַּעֲשֶׂ֤ה לַיּוֹם֙ עַל־הַכִּפֻּרִ֔ים וְחִטֵּאתָ֙ עַל־הַמִּזְבֵּ֔חַ בְּכַפֶּרְךָ֖ עָלָ֑יו וּמָֽשַׁחְתָּ֥ אֹת֖וֹ לְקַדְּשֽׁוֹ׃<text:s/></text:span><text:span text:style-name="T2728">‬</text:span>‬‬<text:span text:style-name="T2729">37</text:span><text:span text:style-name="T2730"> שִׁבְעַ֣ת יָמִ֗ים תְּכַפֵּר֙ עַל־הַמִּזְבֵּ֔חַ וְקִדַּשְׁתָּ֖ אֹת֑וֹ וְהָיָ֤ה הַמִּזְבֵּ֙חַ֙ קֹ֣דֶשׁ קָֽדָשִׁ֔ים כָּל־הַנֹּגֵ֥עַ בַּמִּזְבֵּ֖חַ יִקְדָּֽשׁ׃</text:span><text:span text:style-name="T2731"><text:s/>ס<text:s/></text:span><text:span text:style-name="T2732">‬</text:span>‬‬<text:span text:style-name="T2733">38</text:span><text:span text:style-name="T2734"> וְזֶ֕ה אֲשֶׁ֥ר תַּעֲשֶׂ֖ה עַל־הַמִּזְבֵּ֑חַ כְּבָשִׂ֧ים בְּנֵֽי־שָׁנָ֛ה שְׁנַ֥יִם לַיּ֖וֹם תָּמִֽיד׃<text:s/></text:span><text:span text:style-name="T2735">‬</text:span>‬‬<text:span text:style-name="T2736">39</text:span><text:span text:style-name="T2737"> אֶת־הַכֶּ֥בֶשׂ הָאֶחָ֖ד תַּעֲשֶׂ֣ה בַבֹּ֑קֶר וְאֵת֙ הַכֶּ֣בֶשׂ הַשֵּׁנִ֔י תַּעֲשֶׂ֖ה בֵּ֥ין הָעַרְבָּֽיִם׃<text:s/></text:span><text:span text:style-name="T2738">‬</text:span>‬‬<text:span text:style-name="T2739">40</text:span><text:span text:style-name="T2740"> וְעִשָּׂרֹ֨ן סֹ֜לֶת בָּל֨וּל בְּשֶׁ֤מֶן כָּתִית֙ רֶ֣בַע הַהִ֔ין וְנֵ֕סֶךְ רְבִעִ֥ית הַהִ֖ין יָ֑יִן לַכֶּ֖בֶשׂ הָאֶחָֽד׃<text:s/></text:span><text:span text:style-name="T2741">‬</text:span>‬‬<text:span text:style-name="T2742">41</text:span><text:span text:style-name="T2743"> וְאֵת֙ הַכֶּ֣בֶשׂ הַשֵּׁנִ֔י תַּעֲשֶׂ֖ה בֵּ֣ין הָעַרְבָּ֑יִם כְּמִנְחַ֨ת הַבֹּ֤קֶר וּכְנִסְכָּהּ֙ תּֽ͏ַעֲשֶׂה־לָּ֔הּ לְרֵ֣יחַ נִיחֹ֔חַ אִשֶּׁ֖ה לַיהוָֽה׃<text:s/></text:span><text:span text:style-name="T2744">‬</text:span>‬‬<text:span text:style-name="T2745">42</text:span><text:span text:style-name="T2746"> עֹלַ֤ת תָּמִיד֙ לְדֹרֹ֣תֵיכֶ֔ם פֶּ֥תַח אֹֽהֶל־מוֹעֵ֖ד לִפְנֵ֣י יְהוָ֑ה אֲשֶׁ֨ר אִוָּעֵ֤ד לָכֶם֙ שָׁ֔מָּה לְדַבֵּ֥ר אֵלֶ֖יךָ שָֽׁם׃<text:s/></text:span><text:span text:style-name="T2747">‬</text:span>‬‬<text:span text:style-name="T2748">43</text:span><text:span text:style-name="T2749"> וְנֹעַדְתִּ֥י שָׁ֖מָּה לִבְנֵ֣י יִשְׂרָאֵ֑ל וְנִקְדַּ֖שׁ בִּכְבֹדִֽי׃<text:s/></text:span><text:span text:style-name="T2750">‬</text:span>‬‬<text:span text:style-name="T2751">44</text:span><text:span text:style-name="T2752"> וְקִדַּשְׁתִּ֛י אֶת־אֹ֥הֶל מוֹעֵ֖ד<text:s/></text:span><text:soft-page-break/><text:span text:style-name="T2753">וְאֶת־הַמִּזְבֵּ֑חַ וְאֶת־אַהֲרֹ֧ן וְאֶת־בָּנָ֛יו אֲקַדֵּ֖שׁ לְכַהֵ֥ן לִֽי׃<text:s/></text:span><text:span text:style-name="T2754">‬</text:span>‬‬<text:span text:style-name="T2755">45</text:span><text:span text:style-name="T2756"> וְשָׁ֣כַנְתִּ֔י בְּת֖וֹךְ בְּנֵ֣י יִשְׂרָאֵ֑ל וְהָיִ֥יתִי לָהֶ֖ם לֵאלֹהִֽים׃<text:s/></text:span><text:span text:style-name="T2757">‬</text:span>‬‬<text:span text:style-name="T2758">46</text:span><text:span text:style-name="T2759"> וְיָדְע֗וּ כִּ֣י אֲנִ֤י יְהוָה֙ אֱלֹ֣הֵיהֶ֔ם אֲשֶׁ֨ר הוֹצֵ֧אתִי אֹתָ֛ם מֵאֶ֥רֶץ מִצְרַ֖יִם לְשָׁכְנִ֣י בְתוֹכָ֑ם אֲנִ֖י יְהוָ֥ה אֱלֹהֵיהֶֽם׃<text:s/></text:span><text:span text:style-name="T2760">פ<text:s/></text:span><text:span text:style-name="T2761">‬</text:span>‬‬‬‬‬‬‬‬‬‬‬‬‬‬‬‬‬‬‬‬‬‬‬‬‬‬‬‬‬‬‬‬‬‬‬‬‬‬‬‬‬‬‬‬‬‬‬</text:p>
      </text:section>
      <text:section text:name="Sect29" text:style-name="S29">
        <text:p text:style-name="P2762">Exodus 30</text:p>
        <text:p text:style-name="P2763"><text:span text:style-name="T2764">1</text:span><text:span text:style-name="T2765"> וְעָשִׂ֥יתָ מִזְבֵּ֖חַ מִקְטַ֣ר קְטֹ֑רֶת עֲצֵ֥י שִׁטִּ֖ים תַּעֲשֶׂ֥ה אֹתֽוֹ׃<text:s/></text:span><text:span text:style-name="T2766">2</text:span><text:span text:style-name="T2767"> אַמָּ֨ה אָרְכּ֜וֹ וְאַמָּ֤ה רָחְבּוֹ֙ רָב֣וּעַ יִהְיֶ֔ה וְאַמָּתַ֖יִם קֹמָת֑וֹ מִמֶּ֖נּוּ קַרְנֹתָֽיו׃<text:s/></text:span><text:span text:style-name="T2768">‬</text:span>‬‬<text:span text:style-name="T2769">3</text:span><text:span text:style-name="T2770"> וְצִפִּיתָ֨ אֹת֜וֹ זָהָ֣ב טָה֗וֹר אֶת־גַּגּ֧וֹ וְאֶת־קִירֹתָ֛יו סָבִ֖יב וְאֶת־קַרְנֹתָ֑יו וְעָשִׂ֥יתָ לּ֛וֹ זֵ֥ר זָהָ֖ב סָבִֽיב׃<text:s/></text:span><text:span text:style-name="T2771">‬</text:span>‬‬<text:span text:style-name="T2772">4</text:span><text:span text:style-name="T2773"> וּשְׁתֵּי֩ טַבְּעֹ֨ת זָהָ֜ב תַּֽעֲשֶׂה־לּ֣וֹ ׀ מִתַּ֣חַת לְזֵר֗וֹ עַ֚ל שְׁתֵּ֣י צַלְעֹתָ֔יו תַּעֲשֶׂ֖ה עַל־שְׁנֵ֣י צִדָּ֑יו וְהָיָה֙ לְבָתִּ֣ים לְבַדִּ֔ים לָשֵׂ֥את אֹת֖וֹ בָּהֵֽמָּה׃<text:s/></text:span><text:span text:style-name="T2774">‬</text:span>‬‬<text:span text:style-name="T2775">5</text:span><text:span text:style-name="T2776"> וְעָשִׂ֥יתָ אֶת־הַבַּדִּ֖ים עֲצֵ֣י שִׁטִּ֑ים וְצִפִּיתָ֥ אֹתָ֖ם זָהָֽב׃<text:s/></text:span><text:span text:style-name="T2777">‬</text:span>‬‬<text:span text:style-name="T2778">6</text:span><text:span text:style-name="T2779"> וְנָתַתָּ֤ה אֹתוֹ֙ לִפְנֵ֣י הַפָּרֹ֔כֶת אֲשֶׁ֖ר עַל־אֲרֹ֣ן הָעֵדֻ֑ת לִפְנֵ֣י הַכַּפֹּ֗רֶת אֲשֶׁר֙ עַל־הָ֣עֵדֻ֔ת אֲשֶׁ֛ר אִוָּעֵ֥ד לְךָ֖ שָֽׁמָּה׃<text:s/></text:span><text:span text:style-name="T2780">‬</text:span>‬‬<text:span text:style-name="T2781">7</text:span><text:span text:style-name="T2782"> וְהִקְטִ֥יר עָלָ֛יו אַהֲרֹ֖ן קְטֹ֣רֶת סַמִּ֑ים בַּבֹּ֣קֶר בַּבֹּ֗קֶר בְּהֵיטִיב֛וֹ אֶת־הַנֵּרֹ֖ת יַקְטִירֶֽנָּה׃<text:s/></text:span><text:span text:style-name="T2783">‬</text:span>‬‬<text:span text:style-name="T2784">8</text:span><text:span text:style-name="T2785"> וּבְהַעֲלֹ֨ת אַהֲרֹ֧ן אֶת־הַנֵּרֹ֛ת בֵּ֥ין הָעֲרְבַּ֖יִם יַקְטִירֶ֑נָּה קְטֹ֧רֶת תָּמִ֛יד לִפְנֵ֥י יְהוָ֖ה לְדֹרֹתֵיכֶֽם׃<text:s/></text:span><text:span text:style-name="T2786">‬</text:span>‬‬<text:span text:style-name="T2787">9</text:span><text:span text:style-name="T2788"> לֹא־תַעֲל֥וּ עָלָ֛יו קְטֹ֥רֶת זָרָ֖ה וְעֹלָ֣ה וּמִנְחָ֑ה וְנֵ֕סֶךְ לֹ֥א תִסְּכ֖וּ עָלָֽיו׃<text:s/></text:span><text:span text:style-name="T2789">‬</text:span>‬‬<text:span text:style-name="T2790">10</text:span><text:span text:style-name="T2791"> וְכִפֶּ֤ר אַהֲרֹן֙ עַל־קַרְנֹתָ֔יו אַחַ֖ת בַּשָּׁנָ֑ה מִדַּ֞ם חַטַּ֣את הַכִּפֻּרִ֗ים אַחַ֤ת בַּשָּׁנָה֙ יְכַפֵּ֤ר עָלָיו֙ לְדֹרֹ֣תֵיכֶ֔ם קֹֽדֶשׁ־קֽ͏ָדָשִׁ֥ים ה֖וּא לַיהוָֽה׃<text:s/></text:span><text:span text:style-name="T2792">פ<text:s/></text:span><text:span text:style-name="T2793">‬</text:span>‬‬‬‬‬‬‬‬‬‬‬</text:p>
        <text:p text:style-name="P2794"><text:span text:style-name="T2795">11</text:span><text:span text:style-name="T2796"> וַיְדַבֵּ֥ר יְהוָ֖ה אֶל־מֹשֶׁ֥ה לֵּאמֹֽר׃<text:s/></text:span><text:span text:style-name="T2797">‬</text:span>‬‬<text:span text:style-name="T2798">12</text:span><text:span text:style-name="T2799"> כִּ֣י תִשָּׂ֞א אֶת־רֹ֥אשׁ בְּנֽ͏ֵי־יִשְׂרָאֵל֘ לִפְקֻדֵיהֶם֒ וְנָ֨תְנ֜וּ אִ֣ישׁ כֹּ֧פֶר נַפְשׁ֛וֹ לַיהוָ֖ה בִּפְקֹ֣ד אֹתָ֑ם וְלֹא־יִהְיֶ֥ה בָהֶ֛ם נֶ֖גֶף בִּפְקֹ֥ד אֹתָֽם׃<text:s/></text:span><text:span text:style-name="T2800">‬</text:span>‬‬<text:span text:style-name="T2801">13</text:span><text:span text:style-name="T2802"> זֶ֣ה ׀ יִתְּנ֗וּ כָּל־הָעֹבֵר֙ עַל־הַפְּקֻדִ֔ים מַחֲצִ֥ית הַשֶּׁ֖קֶל בְּשֶׁ֣קֶל הַקֹּ֑דֶשׁ עֶשְׂרִ֤ים גֵּרָה֙ הַשֶּׁ֔קֶל מַחֲצִ֣ית הַשֶּׁ֔קֶל תְּרוּמָ֖ה לֽ͏ַיהוָֽה׃<text:s/></text:span><text:span text:style-name="T2803">‬</text:span>‬‬<text:span text:style-name="T2804">14</text:span><text:span text:style-name="T2805"> כֹּ֗ל הָעֹבֵר֙ עַל־הַפְּקֻדִ֔ים מִבֶּ֛ן עֶשְׂרִ֥ים שָׁנָ֖ה וָמָ֑עְלָה יִתֵּ֖ן תְּרוּמַ֥ת יְהוָֽה׃<text:s/></text:span><text:span text:style-name="T2806">‬</text:span>‬‬<text:span text:style-name="T2807">15</text:span><text:span text:style-name="T2808"> הֶֽעָשִׁ֣יר לֹֽא־יַרְבֶּ֗ה וְהַדַּל֙ לֹ֣א יַמְעִ֔יט מִֽמַּחֲצִ֖ית הַשָּׁ֑קֶל לָתֵת֙ אֶת־תְּרוּמַ֣ת יְהוָ֔ה לְכַפֵּ֖ר עַל־נַפְשֹׁתֵיכֶֽם׃<text:s/></text:span><text:span text:style-name="T2809">‬</text:span>‬‬<text:span text:style-name="T2810">16</text:span><text:span text:style-name="T2811"> וְלָקַחְתָּ֞ אֶת־כֶּ֣סֶף הַכִּפֻּרִ֗ים מֵאֵת֙ בְּנֵ֣י יִשְׂרָאֵ֔ל וְנָתַתָּ֣ אֹת֔וֹ עַל־עֲבֹדַ֖ת אֹ֣הֶל מוֹעֵ֑ד וְהָיָה֩ לִבְנֵ֨י יִשְׂרָאֵ֤ל לְזִכָּרוֹן֙ לִפְנֵ֣י יְהוָ֔ה לְכַפֵּ֖ר עַל־נַפְשֹׁתֵיכֶֽם׃<text:s/></text:span><text:span text:style-name="T2812">פ<text:s/></text:span><text:span text:style-name="T2813">‬</text:span>‬‬‬‬‬‬‬‬</text:p>
        <text:p text:style-name="P2814"><text:span text:style-name="T2815">17</text:span><text:span text:style-name="T2816"> וַיְדַבֵּ֥ר יְהוָ֖ה אֶל־מֹשֶׁ֥ה לֵּאמֹֽר׃<text:s/></text:span><text:span text:style-name="T2817">‬</text:span>‬‬<text:span text:style-name="T2818">18</text:span><text:span text:style-name="T2819"> וְעָשִׂ֜יתָ כִּיּ֥וֹר נְחֹ֛שֶׁת וְכַנּ֥וֹ נְחֹ֖שֶׁת לְרָחְצָ֑ה וְנָתַתָּ֣ אֹת֗וֹ בֵּֽין־אֹ֤הֶל מוֹעֵד֙ וּבֵ֣ין הַמִּזְבֵּ֔חַ וְנָתַתָּ֥ שָׁ֖מָּה מָֽיִם׃<text:s/></text:span><text:span text:style-name="T2820">‬</text:span>‬‬<text:span text:style-name="T2821">19</text:span><text:span text:style-name="T2822"> וְרָחֲצ֛וּ אַהֲרֹ֥ן וּבָנָ֖יו מִמֶּ֑נּוּ אֶת־יְדֵיהֶ֖ם וְאֶת־רַגְלֵיהֶֽם׃<text:s/></text:span><text:span text:style-name="T2823">‬</text:span>‬‬<text:span text:style-name="T2824">20</text:span><text:span text:style-name="T2825"> בְּבֹאָ֞ם אֶל־אֹ֧הֶל מוֹעֵ֛ד יִרְחֲצוּ־מַ֖יִם וְלֹ֣א יָמֻ֑תוּ א֣וֹ בְגִשְׁתָּ֤ם אֶל־הַמִּזְבֵּ֙חַ֙ לְשָׁרֵ֔ת לְהַקְטִ֥יר אִשֶּׁ֖ה לַֽיהוָֽה׃<text:s/></text:span><text:span text:style-name="T2826">‬</text:span>‬‬<text:span text:style-name="T2827">21</text:span><text:span text:style-name="T2828"> וְרָחֲצ֛וּ יְדֵיהֶ֥ם וְרַגְלֵיהֶ֖ם וְלֹ֣א יָמֻ֑תוּ וְהָיְתָ֨ה לָהֶ֧ם חָק־עוֹלָ֛ם ל֥וֹ וּלְזַרְע֖וֹ לְדֹרֹתָֽם׃<text:s/></text:span><text:span text:style-name="T2829">פ<text:s/></text:span><text:span text:style-name="T2830">‬</text:span>‬‬‬‬‬‬‬</text:p>
        <text:soft-page-break/>
        <text:p text:style-name="P2831"><text:span text:style-name="T2832">22</text:span><text:span text:style-name="T2833"> וַיְדַבֵּ֥ר יְהוָ֖ה אֶל־מֹשֶׁ֥ה לֵּאמֹֽר׃<text:s/></text:span><text:span text:style-name="T2834">‬</text:span>‬‬<text:span text:style-name="T2835">23</text:span><text:span text:style-name="T2836"> וְאַתָּ֣ה קַח־לְךָ֮ בְּשָׂמִ֣ים רֹאשׁ֒ מָר־דְּרוֹר֙ חֲמֵ֣שׁ מֵא֔וֹת וְקִנְּמָן־בֶּ֥שֶׂם מַחֲצִית֖וֹ חֲמִשִּׁ֣ים וּמָאתָ֑יִם וּקְנֵה־בֹ֖שֶׂם חֲמִשִּׁ֥ים וּמָאתָֽיִם׃<text:s/></text:span><text:span text:style-name="T2837">‬</text:span>‬‬<text:span text:style-name="T2838">24</text:span><text:span text:style-name="T2839"> וְקִדָּ֕ה חֲמֵ֥שׁ מֵא֖וֹת בְּשֶׁ֣קֶל הַקֹּ֑דֶשׁ וְשֶׁ֥מֶן זַ֖יִת הִֽין׃<text:s/></text:span><text:span text:style-name="T2840">‬</text:span>‬‬<text:span text:style-name="T2841">25</text:span><text:span text:style-name="T2842"> וְעָשִׂ֣יתָ אֹת֗וֹ שֶׁ֚מֶן מִשְׁחַת־קֹ֔דֶשׁ רֹ֥קַח מִרְקַ֖חַת מַעֲשֵׂ֣ה רֹקֵ֑חַ שֶׁ֥מֶן מִשְׁחַת־קֹ֖דֶשׁ יִהְיֶֽה׃<text:s/></text:span><text:span text:style-name="T2843">‬</text:span>‬‬<text:span text:style-name="T2844">26</text:span><text:span text:style-name="T2845"> וּמָשַׁחְתָּ֥ ב֖וֹ אֶת־אֹ֣הֶל מוֹעֵ֑ד וְאֵ֖ת אֲר֥וֹן הָעֵדֻֽת׃<text:s/></text:span><text:span text:style-name="T2846">‬</text:span>‬‬<text:span text:style-name="T2847">27</text:span><text:span text:style-name="T2848"> וְאֶת־הַשֻּׁלְחָן֙ וְאֶת־כָּל־כֵּלָ֔יו וְאֶת־הַמְּנֹרָ֖ה וְאֶת־כֵּלֶ֑יהָ וְאֵ֖ת מִזְבַּ֥ח הַקְּטֹֽרֶת׃<text:s/></text:span><text:span text:style-name="T2849">‬</text:span>‬‬<text:span text:style-name="T2850">28</text:span><text:span text:style-name="T2851"> וְאֶת־מִזְבַּ֥ח הָעֹלָ֖ה וְאֶת־כָּל־כֵּלָ֑יו וְאֶת־הַכִּיֹּ֖ר וְאֶת־כַּנּֽוֹ׃<text:s/></text:span><text:span text:style-name="T2852">‬</text:span>‬‬<text:span text:style-name="T2853">29</text:span><text:span text:style-name="T2854"> וְקִדַּשְׁתָּ֣ אֹתָ֔ם וְהָי֖וּ קֹ֣דֶשׁ קֽ͏ָדָשִׁ֑ים כָּל־הַנֹּגֵ֥עַ בָּהֶ֖ם יִקְדָּֽשׁ׃<text:s/></text:span><text:span text:style-name="T2855">‬</text:span>‬‬<text:span text:style-name="T2856">30</text:span><text:span text:style-name="T2857"> וְאֶת־אַהֲרֹ֥ן וְאֶת־בָּנָ֖יו תִּמְשָׁ֑ח וְקִדַּשְׁתָּ֥ אֹתָ֖ם לְכַהֵ֥ן לִֽי׃<text:s/></text:span><text:span text:style-name="T2858">‬</text:span>‬‬<text:span text:style-name="T2859">31</text:span><text:span text:style-name="T2860"> וְאֶל־בְּנֵ֥י יִשְׂרָאֵ֖ל תְּדַבֵּ֣ר לֵאמֹ֑ר שֶׁ֠מֶן מִשְׁחַת־קֹ֨דֶשׁ יִהְיֶ֥ה זֶ֛ה לִ֖י לְדֹרֹתֵיכֶֽם׃<text:s/></text:span><text:span text:style-name="T2861">‬</text:span>‬‬<text:span text:style-name="T2862">32</text:span><text:span text:style-name="T2863"> עַל־בְּשַׂ֤ר אָדָם֙ לֹ֣א יִיסָ֔ךְ וּבְמַ֨תְכֻּנְתּ֔וֹ לֹ֥א תַעֲשׂ֖וּ כָּמֹ֑הוּ קֹ֣דֶשׁ ה֔וּא קֹ֖דֶשׁ יִהְיֶ֥ה לָכֶֽם׃<text:s/></text:span><text:span text:style-name="T2864">‬</text:span>‬‬<text:span text:style-name="T2865">33</text:span><text:span text:style-name="T2866"> אִ֚ישׁ אֲשֶׁ֣ר יִרְקַ֣ח כָּמֹ֔הוּ וַאֲשֶׁ֥ר יִתֵּ֛ן מִמֶּ֖נּוּ עַל־זָ֑ר וְנִכְרַ֖ת מֵעַמָּֽיו׃</text:span><text:span text:style-name="T2867"><text:s/>ס<text:s/></text:span><text:span text:style-name="T2868">‬</text:span>‬‬<text:span text:style-name="T2869">34</text:span><text:span text:style-name="T2870"> וַיֹּאמֶר֩ יְהוָ֨ה אֶל־מֹשֶׁ֜ה קַח־לְךָ֣ סַמִּ֗ים נָטָ֤ף ׀ וּשְׁחֵ֙לֶת֙ וְחֶלְבְּנָ֔ה סַמִּ֖ים וּלְבֹנָ֣ה זַכָּ֑ה בַּ֥ד בְּבַ֖ד יִהְיֶֽה׃<text:s/></text:span><text:span text:style-name="T2871">‬</text:span>‬‬<text:span text:style-name="T2872">35</text:span><text:span text:style-name="T2873"> וְעָשִׂ֤יתָ אֹתָהּ֙ קְטֹ֔רֶת רֹ֖קַח מַעֲשֵׂ֣ה רוֹקֵ֑חַ מְמֻלָּ֖ח טָה֥וֹר קֹֽדֶשׁ׃<text:s/></text:span><text:span text:style-name="T2874">‬</text:span>‬‬<text:span text:style-name="T2875">36</text:span><text:span text:style-name="T2876"> וְשָֽׁחַקְתָּ֣ מִמֶּנָּה֮ הָדֵק֒ וְנָתַתָּ֨ה מִמֶּ֜נָּה לִפְנֵ֤י הָעֵדֻת֙ בְּאֹ֣הֶל מוֹעֵ֔ד אֲשֶׁ֛ר אִוָּעֵ֥ד לְךָ֖ שָׁ֑מָּה קֹ֥דֶשׁ קֽ͏ָדָשִׁ֖ים תִּהְיֶ֥ה לָכֶֽם׃<text:s/></text:span><text:span text:style-name="T2877">‬</text:span>‬‬‬<text:span text:style-name="T2878">37</text:span><text:span text:style-name="T2879"> וְהַקְּטֹ֙רֶת֙ אֲשֶׁ֣ר תַּעֲשֶׂ֔ה בְּמַ֨תְכֻּנְתָּ֔הּ לֹ֥א תַעֲשׂ֖וּ לָכֶ֑ם קֹ֛דֶשׁ תִּהְיֶ֥ה לְךָ֖ לַיהוָֽה׃<text:s/></text:span><text:span text:style-name="T2880">‬</text:span>‬‬<text:span text:style-name="T2881">38</text:span><text:span text:style-name="T2882"> אִ֛ישׁ אֲשֶׁר־יַעֲשֶׂ֥ה כָמ֖וֹהָ לְהָרִ֣יחַ בָּ֑הּ וְנִכְרַ֖ת מֵעַמָּֽיו׃</text:span><text:span text:style-name="T2883"><text:s/>ס<text:s/></text:span><text:span text:style-name="T2884">‬</text:span>‬‬‬‬‬‬‬‬‬‬‬‬‬‬‬‬‬‬‬</text:p>
      </text:section>
      <text:section text:name="Sect30" text:style-name="S30">
        <text:p text:style-name="P2885">Exodus 31</text:p>
        <text:p text:style-name="P2886"><text:span text:style-name="T2887">1</text:span><text:span text:style-name="T2888"> וַיְדַבֵּ֥ר יְהוָ֖ה אֶל־מֹשֶׁ֥ה לֵּאמֹֽר׃<text:s/></text:span><text:span text:style-name="T2889">2</text:span><text:span text:style-name="T2890"> רְאֵ֖ה קָרָ֣אתִֽי בְשֵׁ֑ם בְּצַלְאֵ֛ל בֶּן־אוּרִ֥י בֶן־ח֖וּר לְמַטֵּ֥ה יְהוּדָֽה׃<text:s/></text:span><text:span text:style-name="T2891">‬</text:span>‬‬<text:span text:style-name="T2892">3</text:span><text:span text:style-name="T2893"> וָאֲמַלֵּ֥א אֹת֖וֹ ר֣וּחַ אֱלֹהִ֑ים בְּחָכְמָ֛ה וּבִתְבוּנָ֥ה וּבְדַ֖עַת וּבְכָל־מְלָאכָֽה׃<text:s/></text:span><text:span text:style-name="T2894">‬</text:span>‬‬<text:span text:style-name="T2895">4</text:span><text:span text:style-name="T2896"> לַחְשֹׁ֖ב מַחֲשָׁבֹ֑ת לַעֲשׂ֛וֹת בַּזָּהָ֥ב וּבַכֶּ֖סֶף וּבַנְּחֹֽשֶׁת׃<text:s/></text:span><text:span text:style-name="T2897">‬</text:span>‬‬<text:span text:style-name="T2898">5</text:span><text:span text:style-name="T2899"> וּבַחֲרֹ֥שֶׁת אֶ֛בֶן לְמַלֹּ֖את וּבַחֲרֹ֣שֶׁת עֵ֑ץ לַעֲשׂ֖וֹת בְּכָל־מְלָאכָֽה׃<text:s/></text:span><text:span text:style-name="T2900">‬</text:span>‬‬<text:span text:style-name="T2901">6</text:span><text:span text:style-name="T2902"> וַאֲנִ֞י הִנֵּ֧ה נָתַ֣תִּי אִתּ֗וֹ אֵ֣ת אָהֳלִיאָ֞ב בֶּן־אֲחִֽיסָמָךְ֙ לְמַטֵּה־דָ֔ן וּבְלֵ֥ב כָּל־חֲכַם־לֵ֖ב נָתַ֣תִּי חָכְמָ֑ה וְעָשׂ֕וּ אֵ֖ת כָּל־אֲשֶׁ֥ר צִוִּיתִֽךָ׃<text:s/></text:span><text:span text:style-name="T2903">‬</text:span>‬‬<text:span text:style-name="T2904">7</text:span><text:span text:style-name="T2905"> אֵ֣ת ׀ אֹ֣הֶל מוֹעֵ֗ד וְאֶת־הָֽאָרֹן֙ לָֽעֵדֻ֔ת וְאֶת־הַכַּפֹּ֖רֶת אֲשֶׁ֣ר עָלָ֑יו וְאֵ֖ת כָּל־כְּלֵ֥י הָאֹֽהֶל׃<text:s/></text:span><text:span text:style-name="T2906">‬</text:span>‬‬<text:span text:style-name="T2907">8</text:span><text:span text:style-name="T2908"> וְאֶת־הַשֻּׁלְחָן֙ וְאֶת־כֵּלָ֔יו וְאֶת־הַמְּנֹרָ֥ה הַטְּהֹרָ֖ה וְאֶת־כָּל־כֵּלֶ֑יהָ וְאֵ֖ת מִזְבַּ֥ח הַקְּטֹֽרֶת׃<text:s/></text:span><text:span text:style-name="T2909">‬</text:span>‬‬<text:span text:style-name="T2910">9</text:span><text:span text:style-name="T2911"> וְאֶת־מִזְבַּ֥ח הָעֹלָ֖ה וְאֶת־כָּל־כֵּלָ֑יו וְאֶת־הַכִּיּ֖וֹר וְאֶת־כַּנּֽוֹ׃<text:s/></text:span><text:span text:style-name="T2912">‬</text:span>‬‬<text:span text:style-name="T2913">10</text:span><text:span text:style-name="T2914"> וְאֵ֖ת בִּגְדֵ֣י הַשְּׂרָ֑ד וְאֶת־בִּגְדֵ֤י הַקֹּ֙דֶשׁ֙ לְאַהֲרֹ֣ן הַכֹּהֵ֔ן וְאֶת־בִּגְדֵ֥י בָנָ֖יו לְכַהֵֽן׃<text:s/></text:span><text:span text:style-name="T2915">‬</text:span>‬‬<text:span text:style-name="T2916">11</text:span><text:span text:style-name="T2917"> וְאֵ֨ת שֶׁ֧מֶן הַמִּשְׁחָ֛ה וְאֶת־קְטֹ֥רֶת הַסַּמִּ֖ים לַקֹּ֑דֶשׁ כְּכֹ֥ל אֲשֶׁר־צִוִּיתִ֖ךָ יַעֲשֽׂוּ׃<text:s/></text:span><text:span text:style-name="T2918">פ<text:s/></text:span><text:span text:style-name="T2919">‬</text:span>‬‬‬‬‬‬‬‬‬‬‬‬</text:p>
        <text:p text:style-name="P2920"><text:span text:style-name="T2921">12</text:span><text:span text:style-name="T2922"> וַיֹּ֥אמֶר יְהוָ֖ה אֶל־מֹשֶׁ֥ה לֵּאמֹֽר׃<text:s/></text:span><text:span text:style-name="T2923">‬</text:span>‬‬<text:span text:style-name="T2924">13</text:span><text:span text:style-name="T2925"> וְאַתָּ֞ה דַּבֵּ֨ר אֶל־בְּנֵ֤י יִשְׂרָאֵל֙ לֵאמֹ֔ר אַ֥ךְ אֶת־שַׁבְּתֹתַ֖י תִּשְׁמֹ֑רוּ כִּי֩ א֨וֹת הִ֜וא בֵּינִ֤י וּבֵֽינֵיכֶם֙ לְדֹרֹ֣תֵיכֶ֔ם לָדַ֕עַת כִּ֛י אֲנִ֥י יְהוָ֖ה מְקַדִּשְׁכֶֽם׃<text:s/></text:span><text:span text:style-name="T2926">‬</text:span>‬‬<text:span text:style-name="T2927">14</text:span><text:span text:style-name="T2928"> וּשְׁמַרְתֶּם֙ אֶת־הַשַּׁבָּ֔ת כִּ֛י קֹ֥דֶשׁ הִ֖וא לָכֶ֑ם מְחַֽלְלֶ֙יהָ֙ מ֣וֹת יוּמָ֔ת כִּ֗י כָּל־הָעֹשֶׂ֥ה<text:s/></text:span><text:soft-page-break/><text:span text:style-name="T2929">בָהּ֙ מְלָאכָ֔ה וְנִכְרְתָ֛ה הַנֶּ֥פֶשׁ הַהִ֖וא מִקֶּ֥רֶב עַמֶּֽיהָ׃<text:s/></text:span><text:span text:style-name="T2930">‬</text:span>‬‬<text:span text:style-name="T2931">15</text:span><text:span text:style-name="T2932"> שֵׁ֣שֶׁת יָמִים֮ יֵעָשֶׂ֣ה מְלָאכָה֒ וּבַיּ֣וֹם הַשְּׁבִיעִ֗י שַׁבַּ֧ת שַׁבָּת֛וֹן קֹ֖דֶשׁ לַיהוָ֑ה כָּל־הָעֹשֶׂ֧ה מְלָאכָ֛ה בְּי֥וֹם הַשַׁבָּ֖ת מ֥וֹת יוּמָֽת׃<text:s/></text:span><text:span text:style-name="T2933">‬</text:span>‬‬<text:span text:style-name="T2934">16</text:span><text:span text:style-name="T2935"> וְשָׁמְר֥וּ בְנֵֽי־יִשְׂרָאֵ֖ל אֶת־הַשַּׁבָּ֑ת לַעֲשׂ֧וֹת אֶת־הַשַּׁבָּ֛ת לְדֹרֹתָ֖ם בְּרִ֥ית עוֹלָֽם׃<text:s/></text:span><text:span text:style-name="T2936">‬</text:span>‬‬<text:span text:style-name="T2937">17</text:span><text:span text:style-name="T2938"> בֵּינִ֗י וּבֵין֙ בְּנֵ֣י יִשְׂרָאֵ֔ל א֥וֹת הִ֖וא לְעֹלָ֑ם כִּי־שֵׁ֣שֶׁת יָמִ֗ים עָשָׂ֤ה יְהוָה֙ אֶת־הַשָּׁמַ֣יִם וְאֶת־הָאָ֔רֶץ וּבַיּוֹם֙ הַשְּׁבִיעִ֔י שָׁבַ֖ת וַיִּנָּפַֽשׁ׃</text:span><text:span text:style-name="T2939"><text:s/>ס<text:s/></text:span><text:span text:style-name="T2940">‬</text:span>‬‬<text:span text:style-name="T2941">18</text:span><text:span text:style-name="T2942"> וַיִּתֵּ֣ן אֶל־מֹשֶׁ֗ה כְּכַלֹּתוֹ֙ לְדַבֵּ֤ר אִתּוֹ֙ בְּהַ֣ר סִינַ֔י שְׁנֵ֖י לֻחֹ֣ת הָעֵדֻ֑ת לֻחֹ֣ת אֶ֔בֶן כְּתֻבִ֖ים בְּאֶצְבַּ֥ע אֱלֹהִֽים׃<text:s/></text:span><text:span text:style-name="T2943">‬</text:span>‬‬‬‬‬‬‬‬‬</text:p>
      </text:section>
      <text:section text:name="Sect31" text:style-name="S31">
        <text:p text:style-name="P2944">Exodus 32</text:p>
        <text:p text:style-name="P2945"><text:span text:style-name="T2946">1</text:span><text:span text:style-name="T2947"> וַיַּ֣רְא הָעָ֔ם כִּֽי־בֹשֵׁ֥שׁ מֹשֶׁ֖ה לָרֶ֣דֶת מִן־הָהָ֑ר וַיִּקָּהֵ֨ל הָעָ֜ם עַֽל־אַהֲרֹ֗ן וַיֹּאמְר֤וּ אֵלָיו֙ ק֣וּם ׀ עֲשֵׂה־לָ֣נוּ אֱלֹהִ֗ים אֲשֶׁ֤ר יֵֽלְכוּ֙ לְפָנֵ֔ינוּ כִּי־זֶ֣ה ׀ מֹשֶׁ֣ה הָאִ֗ישׁ אֲשֶׁ֤ר הֶֽעֱלָ֙נוּ֙ מֵאֶ֣רֶץ מִצְרַ֔יִם לֹ֥א יָדַ֖עְנוּ מֶה־הָ֥יָה לֽוֹ׃<text:s/></text:span><text:span text:style-name="T2948">2</text:span><text:span text:style-name="T2949"> וַיֹּ֤אמֶר אֲלֵהֶם֙ אַהֲרֹ֔ן פָּֽרְקוּ֙ נִזְמֵ֣י הַזָּהָ֔ב אֲשֶׁר֙ בְּאָזְנֵ֣י נְשֵׁיכֶ֔ם בְּנֵיכֶ֖ם וּבְנֹתֵיכֶ֑ם וְהָבִ֖יאוּ אֵלָֽי׃<text:s/></text:span><text:span text:style-name="T2950">‬</text:span>‬‬<text:span text:style-name="T2951">3</text:span><text:span text:style-name="T2952"> וַיִּתְפָּֽרְקוּ֙ כָּל־הָעָ֔ם אֶת־נִזְמֵ֥י הַזָּהָ֖ב אֲשֶׁ֣ר בְּאָזְנֵיהֶ֑ם וַיָּבִ֖יאוּ אֶֽל־אַהֲרֹֽן׃<text:s/></text:span><text:span text:style-name="T2953">‬</text:span>‬‬<text:span text:style-name="T2954">4</text:span><text:span text:style-name="T2955"> וַיִּקַּ֣ח מִיָּדָ֗ם וַיָּ֤צַר אֹתוֹ֙ בַּחֶ֔רֶט וַֽיַּעֲשֵׂ֖הוּ עֵ֣גֶל מַסֵּכָ֑ה וַיֹּ֣אמְר֔וּ אֵ֤לֶּה אֱלֹהֶ֙יךָ֙ יִשְׂרָאֵ֔ל אֲשֶׁ֥ר הֶעֱל֖וּךָ מֵאֶ֥רֶץ מִצְרָֽיִם׃<text:s/></text:span><text:span text:style-name="T2956">‬</text:span>‬‬<text:span text:style-name="T2957">5</text:span><text:span text:style-name="T2958"> וַיַּ֣רְא אַהֲרֹ֔ן וַיִּ֥בֶן מִזְבֵּ֖חַ לְפָנָ֑יו וַיִּקְרָ֤א אַֽהֲרֹן֙ וַיֹּאמַ֔ר חַ֥ג לַיהוָ֖ה מָחָֽר׃<text:s/></text:span><text:span text:style-name="T2959">‬</text:span>‬‬<text:span text:style-name="T2960">6</text:span><text:span text:style-name="T2961"> וַיַּשְׁכִּ֙ימוּ֙ מִֽמָּחֳרָ֔ת וַיַּעֲל֣וּ עֹלֹ֔ת וַיַּגִּ֖שׁוּ שְׁלָמִ֑ים וַיֵּ֤שֶׁב הָעָם֙ לֽ͏ֶאֱכֹ֣ל וְשָׁת֔וֹ וַיָּקֻ֖מוּ לְצַחֵֽק׃<text:s/></text:span><text:span text:style-name="T2962">פ<text:s/></text:span><text:span text:style-name="T2963">‬</text:span>‬‬‬‬‬‬‬</text:p>
        <text:p text:style-name="P2964"><text:span text:style-name="T2965">7</text:span><text:span text:style-name="T2966"> וַיְדַבֵּ֥ר יְהוָ֖ה אֶל־מֹשֶׁ֑ה לֶךְ־רֵ֕ד כִּ֚י שִׁחֵ֣ת עַמְּךָ֔ אֲשֶׁ֥ר הֶעֱלֵ֖יתָ מֵאֶ֥רֶץ מִצְרָֽיִם׃<text:s/></text:span><text:span text:style-name="T2967">‬</text:span>‬‬<text:span text:style-name="T2968">8</text:span><text:span text:style-name="T2969"> סָ֣רוּ מַהֵ֗ר מִן־הַדֶּ֙רֶךְ֙ אֲשֶׁ֣ר צִוִּיתִ֔ם עָשׂ֣וּ לָהֶ֔ם עֵ֖גֶל מַסֵּכָ֑ה וַיִּשְׁתַּֽחֲווּ־לוֹ֙ וַיִּזְבְּחוּ־ל֔וֹ וַיֹּ֣אמְר֔וּ אֵ֤לֶּה אֱלֹהֶ֙יךָ֙ יִשְׂרָאֵ֔ל אֲשֶׁ֥ר הֽ͏ֶעֱל֖וּךָ מֵאֶ֥רֶץ מִצְרָֽיִם׃<text:s/></text:span><text:span text:style-name="T2970">‬</text:span>‬‬<text:span text:style-name="T2971">9</text:span><text:span text:style-name="T2972"> וַיֹּ֥אמֶר יְהוָ֖ה אֶל־מֹשֶׁ֑ה רָאִ֙יתִי֙ אֶת־הָעָ֣ם הַזֶּ֔ה וְהִנֵּ֥ה עַם־קְשֵׁה־עֹ֖רֶף הֽוּא׃<text:s/></text:span><text:span text:style-name="T2973">‬</text:span>‬‬<text:span text:style-name="T2974">10</text:span><text:span text:style-name="T2975"> וְעַתָּה֙ הַנִּ֣יחָה לִּ֔י וְיִֽחַר־אַפִּ֥י בָהֶ֖ם וַאֲכַלֵּ֑ם וְאֶֽעֱשֶׂ֥ה אוֹתְךָ֖ לְג֥וֹי גָּדֽוֹל׃<text:s/></text:span><text:span text:style-name="T2976">‬</text:span>‬‬<text:span text:style-name="T2977">11</text:span><text:span text:style-name="T2978"> וַיְחַ֣ל מֹשֶׁ֔ה אֶת־פְּנֵ֖י יְהוָ֣ה אֱלֹהָ֑יו וַיֹּ֗אמֶר לָמָ֤ה יְהוָה֙ יֶחֱרֶ֤ה אַפְּךָ֙ בְּעַמֶּ֔ךָ אֲשֶׁ֤ר הוֹצֵ֙אתָ֙ מֵאֶ֣רֶץ מִצְרַ֔יִם בְּכֹ֥חַ גָּד֖וֹל וּבְיָ֥ד חֲזָקָֽה׃<text:s/></text:span><text:span text:style-name="T2979">‬</text:span>‬‬<text:span text:style-name="T2980">12</text:span><text:span text:style-name="T2981"> לָמָּה֩ יֹאמְר֨וּ מִצְרַ֜יִם לֵאמֹ֗ר בְּרָעָ֤ה הֽוֹצִיאָם֙ לַהֲרֹ֤ג אֹתָם֙ בֶּֽהָרִ֔ים וּ֨לְכַלֹּתָ֔ם מֵעַ֖ל פְּנֵ֣י הָֽאֲדָמָ֑ה שׁ֚וּב מֵחֲר֣וֹן אַפֶּ֔ךָ וְהִנָּחֵ֥ם עַל־הָרָעָ֖ה לְעַמֶּֽךָ׃<text:s/></text:span><text:span text:style-name="T2982">‬</text:span>‬‬<text:span text:style-name="T2983">13</text:span><text:span text:style-name="T2984"> זְכֹ֡ר לְאַבְרָהָם֩ לְיִצְחָ֨ק וּלְיִשְׂרָאֵ֜ל עֲבָדֶ֗יךָ אֲשֶׁ֨ר נִשְׁבַּ֣עְתָּ לָהֶם֮ בָּךְ֒ וַתְּדַבֵּ֣ר אֲלֵהֶ֔ם אַרְבֶּה֙ אֶֽת־זַרְעֲכֶ֔ם כְּכוֹכְבֵ֖י הַשָּׁמָ֑יִם וְכָל־הָאָ֨רֶץ הַזֹּ֜את אֲשֶׁ֣ר אָמַ֗רְתִּי אֶתֵּן֙ לְזַרְעֲכֶ֔ם וְנָחֲל֖וּ לְעֹלָֽם׃<text:s/></text:span><text:span text:style-name="T2985">‬</text:span>‬‬<text:span text:style-name="T2986">14</text:span><text:span text:style-name="T2987"> וַיִּנָּ֖חֶם יְהוָ֑ה עַל־הָ֣רָעָ֔ה אֲשֶׁ֥ר דִּבֶּ֖ר לַעֲשׂ֥וֹת לְעַמּֽוֹ׃<text:s/></text:span><text:span text:style-name="T2988">פ<text:s/></text:span><text:span text:style-name="T2989">‬</text:span>‬‬‬‬‬‬‬‬‬‬</text:p>
        <text:p text:style-name="P2990"><text:span text:style-name="T2991">15</text:span><text:span text:style-name="T2992"> וַיִּ֜פֶן וַיֵּ֤רֶד מֹשֶׁה֙ מִן־הָהָ֔ר וּשְׁנֵ֛י לֻחֹ֥ת הָעֵדֻ֖ת בְּיָד֑וֹ לֻחֹ֗ת כְּתֻבִים֙ מִשְּׁנֵ֣י עֶבְרֵיהֶ֔ם מִזֶּ֥ה וּמִזֶּ֖ה הֵ֥ם כְּתֻבִֽים׃<text:s/></text:span><text:span text:style-name="T2993">‬</text:span>‬‬<text:span text:style-name="T2994">16</text:span><text:span text:style-name="T2995"> וְהַ֨לֻּחֹ֔ת מַעֲשֵׂ֥ה אֱלֹהִ֖ים הֵ֑מָּה וְהַמִּכְתָּ֗ב מִכְתַּ֤ב אֱלֹהִים֙ ה֔וּא חָר֖וּת עַל־הַלֻּחֹֽת׃<text:s/></text:span><text:span text:style-name="T2996">‬</text:span>‬‬<text:span text:style-name="T2997">17</text:span><text:span text:style-name="T2998"> וַיִּשְׁמַ֧ע יְהוֹשֻׁ֛עַ אֶת־ק֥וֹל הָעָ֖ם בְּרֵעֹ֑ה וַיֹּ֙אמֶר֙ אֶל־מֹשֶׁ֔ה ק֥וֹל<text:s/></text:span><text:soft-page-break/><text:span text:style-name="T2999">מִלְחָמָ֖ה בַּֽמַּחֲנֶה׃<text:s/></text:span><text:span text:style-name="T3000">‬</text:span>‬‬<text:span text:style-name="T3001">18</text:span><text:span text:style-name="T3002"> וַיֹּ֗אמֶר אֵ֥ין קוֹל֙ עֲנ֣וֹת גְּבוּרָ֔ה וְאֵ֥ין ק֖וֹל עֲנ֣וֹת חֲלוּשָׁ֑ה ק֣וֹל עַנּ֔וֹת אָנֹכִ֖י שֹׁמֵֽעַ׃<text:s/></text:span><text:span text:style-name="T3003">‬</text:span>‬‬<text:span text:style-name="T3004">19</text:span><text:span text:style-name="T3005"> וֽ͏ַיְהִ֗י כַּאֲשֶׁ֤ר קָרַב֙ אֶל־הַֽמַּחֲנֶ֔ה וַיַּ֥רְא אֶת־הָעֵ֖גֶל וּמְחֹלֹ֑ת וַיִּֽחַר־אַ֣ף מֹשֶׁ֗ה וַיַּשְׁלֵ֤ךְ *מידו **מִיָּדָיו֙ אֶת־הַלֻּחֹ֔ת וַיְּשַׁבֵּ֥ר אֹתָ֖ם תַּ֥חַת הָהָֽר׃<text:s/></text:span><text:span text:style-name="T3006">‬</text:span>‬‬<text:span text:style-name="T3007">20</text:span><text:span text:style-name="T3008"> וַיִּקַּ֞ח אֶת־הָעֵ֨גֶל אֲשֶׁ֤ר עָשׂוּ֙ וַיִּשְׂרֹ֣ף בָּאֵ֔שׁ וַיִּטְחַ֖ן עַ֣ד אֲשֶׁר־דָּ֑ק וַיִּ֙זֶר֙ עַל־פְּנֵ֣י הַמַּ֔יִם וַיַּ֖שְׁקְ אֶת־בְּנֵ֥י יִשְׂרָאֵֽל׃<text:s/></text:span><text:span text:style-name="T3009">‬</text:span>‬‬<text:span text:style-name="T3010">21</text:span><text:span text:style-name="T3011"> וַיֹּ֤אמֶר מֹשֶׁה֙ אֶֽל־אַהֲרֹ֔ן מֶֽה־עָשָׂ֥ה לְךָ֖ הָעָ֣ם הַזֶּ֑ה כִּֽי־הֵבֵ֥אתָ עָלָ֖יו חֲטָאָ֥ה גְדֹלָֽה׃<text:s/></text:span><text:span text:style-name="T3012">‬</text:span>‬‬<text:span text:style-name="T3013">22</text:span><text:span text:style-name="T3014"> וַיֹּ֣אמֶר אַהֲרֹ֔ן אַל־יִ֥חַר אַ֖ף אֲדֹנִ֑י אַתָּה֙ יָדַ֣עְתָּ אֶת־הָעָ֔ם כִּ֥י בְרָ֖ע הֽוּא׃<text:s/></text:span><text:span text:style-name="T3015">‬</text:span>‬‬<text:span text:style-name="T3016">23</text:span><text:span text:style-name="T3017"> וַיֹּ֣אמְרוּ לִ֔י עֲשֵׂה־לָ֣נוּ אֱלֹהִ֔ים אֲשֶׁ֥ר יֵלְכ֖וּ לְפָנֵ֑ינוּ כִּי־זֶ֣ה ׀ מֹשֶׁ֣ה הָאִ֗ישׁ אֲשֶׁ֤ר הֽ͏ֶעֱלָ֙נוּ֙ מֵאֶ֣רֶץ מִצְרַ֔יִם לֹ֥א יָדַ֖עְנוּ מֶה־הָ֥יָה לֽוֹ׃<text:s/></text:span><text:span text:style-name="T3018">‬</text:span>‬‬<text:span text:style-name="T3019">24</text:span><text:span text:style-name="T3020"> וָאֹמַ֤ר לָהֶם֙ לְמִ֣י זָהָ֔ב הִתְפָּרָ֖קוּ וַיִּתְּנוּ־לִ֑י וָאַשְׁלִכֵ֣הוּ בָאֵ֔שׁ וַיֵּצֵ֖א הָעֵ֥גֶל הַזֶּֽה׃<text:s/></text:span><text:span text:style-name="T3021">‬</text:span>‬‬<text:span text:style-name="T3022">25</text:span><text:span text:style-name="T3023"> וַיַּ֤רְא מֹשֶׁה֙ אֶת־הָעָ֔ם כִּ֥י פָרֻ֖עַ ה֑וּא כִּֽי־פְרָעֹ֣ה אַהֲרֹ֔ן לְשִׁמְצָ֖ה בְּקָמֵיהֶֽם׃<text:s/></text:span><text:span text:style-name="T3024">‬</text:span>‬‬<text:span text:style-name="T3025">26</text:span><text:span text:style-name="T3026"> וַיַּעֲמֹ֤ד מֹשֶׁה֙ בְּשַׁ֣עַר הַֽמַּחֲנֶ֔ה וַיֹּ֕אמֶר מִ֥י לַיהוָ֖ה אֵלָ֑י וַיֵּאָסְפ֥וּ אֵלָ֖יו כָּל־בְּנֵ֥י לֵוִֽי׃<text:s/></text:span><text:span text:style-name="T3027">‬</text:span>‬‬<text:span text:style-name="T3028">27</text:span><text:span text:style-name="T3029"> וַיֹּ֣אמֶר לָהֶ֗ם כֹּֽה־אָמַ֤ר יְהוָה֙ אֱלֹהֵ֣י יִשְׂרָאֵ֔ל שִׂ֥ימוּ אִישׁ־חַרְבּ֖וֹ עַל־יְרֵכ֑וֹ עִבְר֨וּ וָשׁ֜וּבוּ מִשַּׁ֤עַר לָשַׁ֙עַר֙ בַּֽמַּחֲנֶ֔ה וְהִרְג֧וּ אִֽישׁ־אֶת־אָחִ֛יו וְאִ֥ישׁ אֶת־רֵעֵ֖הוּ וְאִ֥ישׁ אֶת־קְרֹבֽוֹ׃<text:s/></text:span><text:span text:style-name="T3030">‬</text:span>‬‬<text:span text:style-name="T3031">28</text:span><text:span text:style-name="T3032"> וַיַּֽעֲשׂ֥וּ בְנֵֽי־לֵוִ֖י כִּדְבַ֣ר מֹשֶׁ֑ה וַיִּפֹּ֤ל מִן־הָעָם֙ בַּיּ֣וֹם הַה֔וּא כִּשְׁלֹ֥שֶׁת אַלְפֵ֖י אִֽישׁ׃<text:s/></text:span><text:span text:style-name="T3033">‬</text:span>‬‬<text:span text:style-name="T3034">29</text:span><text:span text:style-name="T3035"> וַיֹּ֣אמֶר מֹשֶׁ֗ה מִלְא֨וּ יֶדְכֶ֤ם הַיּוֹם֙ לַֽיהוָ֔ה כִּ֛י אִ֥ישׁ בִּבְנ֖וֹ וּבְאָחִ֑יו וְלָתֵ֧ת עֲלֵיכֶ֛ם הַיּ֖וֹם בְּרָכָֽה׃<text:s/></text:span><text:span text:style-name="T3036">‬</text:span>‬‬<text:span text:style-name="T3037">30</text:span><text:span text:style-name="T3038"> וַיְהִי֙ מִֽמָּחֳרָ֔ת וַיֹּ֤אמֶר מֹשֶׁה֙ אֶל־הָעָ֔ם אַתֶּ֥ם חֲטָאתֶ֖ם חֲטָאָ֣ה גְדֹלָ֑ה וְעַתָּה֙ אֽ͏ֶעֱלֶ֣ה אֶל־יְהוָ֔ה אוּלַ֥י אֲכַפְּרָ֖ה בְּעַ֥ד חַטַּאתְכֶֽם׃<text:s/></text:span><text:span text:style-name="T3039">‬</text:span>‬‬<text:span text:style-name="T3040">31</text:span><text:span text:style-name="T3041"> וַיָּ֧שָׁב מֹשֶׁ֛ה אֶל־יְהוָ֖ה וַיֹּאמַ֑ר אָ֣נָּ֗א חָטָ֞א הָעָ֤ם הַזֶּה֙ חֲטָאָ֣ה גְדֹלָ֔ה וַיַּֽעֲשׂ֥וּ לָהֶ֖ם אֱלֹהֵ֥י זָהָֽב׃<text:s/></text:span><text:span text:style-name="T3042">‬</text:span>‬‬<text:span text:style-name="T3043">32</text:span><text:span text:style-name="T3044"> וְעַתָּ֖ה אִם־תִּשָּׂ֣א חַטָּאתָ֑ם וְאִם־אַ֕יִן מְחֵ֣נִי נָ֔א מִֽסִּפְרְךָ֖ אֲשֶׁ֥ר כָּתָֽבְתָּ׃<text:s/></text:span><text:span text:style-name="T3045">‬</text:span>‬‬<text:span text:style-name="T3046">33</text:span><text:span text:style-name="T3047"> וַיֹּ֥אמֶר יְהוָ֖ה אֶל־מֹשֶׁ֑ה מִ֚י אֲשֶׁ֣ר חָֽטָא־לִ֔י אֶמְחֶ֖נּוּ מִסִּפְרִֽי׃<text:s/></text:span><text:span text:style-name="T3048">‬</text:span>‬‬<text:span text:style-name="T3049">34</text:span><text:span text:style-name="T3050"> וְעַתָּ֞ה לֵ֣ךְ ׀ נְחֵ֣ה אֶת־הָעָ֗ם אֶ֤ל אֲשֶׁר־דִּבַּ֙רְתִּי֙ לָ֔ךְ הִנֵּ֥ה מַלְאָכִ֖י יֵלֵ֣ךְ לְפָנֶ֑יךָ וּבְי֣וֹם פָּקְדִ֔י וּפָקַדְתִּ֥י עֲלֵיהֶ֖ם חַטָּאתָֽם׃<text:s/></text:span><text:span text:style-name="T3051">‬</text:span>‬‬<text:span text:style-name="T3052">35</text:span><text:span text:style-name="T3053"> וַיִּגֹּ֥ף יְהוָ֖ה אֶת־הָעָ֑ם עַ֚ל אֲשֶׁ֣ר עָשׂ֣וּ אֶת־הָעֵ֔גֶל אֲשֶׁ֥ר עָשָׂ֖ה אַהֲרֹֽן׃</text:span><text:span text:style-name="T3054"><text:s/>ס<text:s/></text:span><text:span text:style-name="T3055">‬</text:span>‬‬‬‬‬‬‬‬‬‬‬‬‬‬‬‬‬‬‬‬‬‬‬</text:p>
      </text:section>
      <text:section text:name="Sect32" text:style-name="S32">
        <text:p text:style-name="P3056">Exodus 33</text:p>
        <text:p text:style-name="P3057"><text:span text:style-name="T3058">1</text:span><text:span text:style-name="T3059"> וַיְדַבֵּ֨ר יְהוָ֤ה אֶל־מֹשֶׁה֙ לֵ֣ךְ עֲלֵ֣ה מִזֶּ֔ה אַתָּ֣ה וְהָעָ֔ם אֲשֶׁ֥ר הֽ͏ֶעֱלִ֖יתָ מֵאֶ֣רֶץ מִצְרָ֑יִם אֶל־הָאָ֗רֶץ אֲשֶׁ֣ר נִ֠שְׁבַּעְתִּי לְאַבְרָהָ֨ם לְיִצְחָ֤ק וּֽלְיַעֲקֹב֙ לֵאמֹ֔ר לְזַרְעֲךָ֖ אֶתְּנֶֽנָּה׃<text:s/></text:span><text:span text:style-name="T3060">2</text:span><text:span text:style-name="T3061"> וְשָׁלַחְתִּ֥י לְפָנֶ֖יךָ מַלְאָ֑ךְ וְגֵֽרַשְׁתִּ֗י אֶת־הַֽכְּנַעֲנִי֙ הָֽאֱמֹרִ֔י וְהַֽחִתִּי֙ וְהַפְּרִזִּ֔י הַחִוִּ֖י וְהַיְבוּסִֽי׃<text:s/></text:span><text:span text:style-name="T3062">‬</text:span>‬‬<text:span text:style-name="T3063">3</text:span><text:span text:style-name="T3064"> אֶל־אֶ֛רֶץ זָבַ֥ת חָלָ֖ב וּדְבָ֑שׁ כִּי֩ לֹ֨א אֶֽעֱלֶ֜ה בְּקִרְבְּךָ֗ כִּ֤י עַם־קְשֵׁה־עֹ֙רֶף֙ אַ֔תָּה פֶּן־אֲכֶלְךָ֖ בַּדָּֽרֶךְ׃<text:s/></text:span><text:span text:style-name="T3065">‬</text:span>‬‬<text:span text:style-name="T3066">4</text:span><text:span text:style-name="T3067"> וַיִּשְׁמַ֣ע הָעָ֗ם אֶת־הַדָּבָ֥ר הָרָ֛ע הַזֶּ֖ה וַיִּתְאַבָּ֑לוּ וְלֹא־שָׁ֛תוּ אִ֥ישׁ עֶדְי֖וֹ עָלָֽיו׃<text:s/></text:span><text:span text:style-name="T3068">‬</text:span>‬‬<text:span text:style-name="T3069">5</text:span><text:span text:style-name="T3070"> וַיֹּ֨אמֶר יְהוָ֜ה אֶל־מֹשֶׁ֗ה אֱמֹ֤ר אֶל־בְּנֵֽי־יִשְׂרָאֵל֙ אַתֶּ֣ם עַם־קְשֵׁה־עֹ֔רֶף רֶ֧גַע אֶחָ֛ד אֽ͏ֶעֱלֶ֥ה בְקִרְבְּךָ֖ וְכִלִּיתִ֑יךָ וְעַתָּ֗ה הוֹרֵ֤ד עֶדְיְךָ֙ מֵֽעָלֶ֔יךָ וְאֵדְעָ֖ה מָ֥ה אֶֽעֱשֶׂה־לָּֽךְ׃<text:s/></text:span><text:span text:style-name="T3071">‬</text:span>‬‬<text:span text:style-name="T3072">6</text:span><text:span text:style-name="T3073"> וַיִּֽתְנַצְּל֧וּ בְנֵֽי־יִשְׂרָאֵ֛ל אֶת־עֶדְיָ֖ם מֵהַ֥ר חוֹרֵֽב׃<text:s/></text:span><text:soft-page-break/><text:span text:style-name="T3074">‬</text:span>‬‬<text:span text:style-name="T3075">7</text:span><text:span text:style-name="T3076"> וּמֹשֶׁה֩ יִקַּ֨ח אֶת־הָאֹ֜הֶל וְנָֽטָה־ל֣וֹ ׀ מִח֣וּץ לַֽמַּחֲנֶ֗ה הַרְחֵק֙ מִן־הַֽמַּחֲנֶ֔ה וְקָ֥רָא ל֖וֹ אֹ֣הֶל מוֹעֵ֑ד וְהָיָה֙ כָּל־מְבַקֵּ֣שׁ יְהוָ֔ה יֵצֵא֙ אֶל־אֹ֣הֶל מוֹעֵ֔ד אֲשֶׁ֖ר מִח֥וּץ לַֽמַּחֲנֶֽה׃<text:s/></text:span><text:span text:style-name="T3077">‬</text:span>‬‬<text:span text:style-name="T3078">8</text:span><text:span text:style-name="T3079"> וְהָיָ֗ה כְּצֵ֤את מֹשֶׁה֙ אֶל־הָאֹ֔הֶל יָק֙וּמוּ֙ כָּל־הָעָ֔ם וְנִ֨צְּב֔וּ אִ֖ישׁ פֶּ֣תַח אָהֳל֑וֹ וְהִבִּ֙יטוּ֙ אַחֲרֵ֣י מֹשֶׁ֔ה עַד־בֹּא֖וֹ הָאֹֽהֱלָה׃<text:s/></text:span><text:span text:style-name="T3080">‬</text:span>‬‬<text:span text:style-name="T3081">9</text:span><text:span text:style-name="T3082"> וְהָיָ֗ה כְּבֹ֤א מֹשֶׁה֙ הָאֹ֔הֱלָה יֵרֵד֙ עַמּ֣וּד הֶֽעָנָ֔ן וְעָמַ֖ד פֶּ֣תַח הָאֹ֑הֶל וְדִבֶּ֖ר עִם־מֹשֶֽׁה׃<text:s/></text:span><text:span text:style-name="T3083">‬</text:span>‬‬<text:span text:style-name="T3084">10</text:span><text:span text:style-name="T3085"> וְרָאָ֤ה כָל־הָעָם֙ אֶת־עַמּ֣וּד הֶֽעָנָ֔ן עֹמֵ֖ד פֶּ֣תַח הָאֹ֑הֶל וְקָ֤ם כָּל־הָעָם֙ וְהִֽשְׁתַּחֲוּ֔וּ אִ֖ישׁ פֶּ֥תַח אָהֳלֽוֹ׃<text:s/></text:span><text:span text:style-name="T3086">‬</text:span>‬‬<text:span text:style-name="T3087">11</text:span><text:span text:style-name="T3088"> וְדִבֶּ֨ר יְהוָ֤ה אֶל־מֹשֶׁה֙ פָּנִ֣ים אֶל־פָּנִ֔ים כַּאֲשֶׁ֛ר יְדַבֵּ֥ר אִ֖ישׁ אֶל־רֵעֵ֑הוּ וְשָׁב֙ אֶל־הַֽמַּחֲנֶ֔ה וּמְשָׁ֨רְת֜וֹ יְהוֹשֻׁ֤עַ בִּן־נוּן֙ נַ֔עַר לֹ֥א יָמִ֖ישׁ מִתּ֥וֹךְ הָאֹֽהֶל׃</text:span><text:span text:style-name="T3089"><text:s/>ס<text:s/></text:span><text:span text:style-name="T3090">‬</text:span>‬‬<text:span text:style-name="T3091">12</text:span><text:span text:style-name="T3092"> וַיֹּ֨אמֶר מֹשֶׁ֜ה אֶל־יְהוָ֗ה רְ֠אֵה אַתָּ֞ה אֹמֵ֤ר אֵלַי֙ הַ֚עַל אֶת־הָעָ֣ם הַזֶּ֔ה וְאַתָּה֙ לֹ֣א הֽוֹדַעְתַּ֔נִי אֵ֥ת אֲשֶׁר־תִּשְׁלַ֖ח עִמִּ֑י וְאַתָּ֤ה אָמַ֙רְתָּ֙ יְדַעְתִּ֣יךָֽ בְשֵׁ֔ם וְגַם־מָצָ֥אתָ חֵ֖ן בְּעֵינָֽי׃<text:s/></text:span><text:span text:style-name="T3093">‬</text:span>‬‬<text:span text:style-name="T3094">13</text:span><text:span text:style-name="T3095"> וְעַתָּ֡ה אִם־נָא֩ מָצָ֨אתִי חֵ֜ן בְּעֵינֶ֗יךָ הוֹדִעֵ֤נִי נָא֙ אֶת־דְּרָכֶ֔ךָ וְאֵדָ֣עֲךָ֔ לְמַ֥עַן אֶמְצָא־חֵ֖ן בְּעֵינֶ֑יךָ וּרְאֵ֕ה כִּ֥י עַמְּךָ֖ הַגּ֥וֹי הַזֶּֽה׃<text:s/></text:span><text:span text:style-name="T3096">‬</text:span>‬‬<text:span text:style-name="T3097">14</text:span><text:span text:style-name="T3098"> וַיֹּאמַ֑ר פָּנַ֥י יֵלֵ֖כוּ וַהֲנִחֹ֥תִי לָֽךְ׃<text:s/></text:span><text:span text:style-name="T3099">‬</text:span>‬‬<text:span text:style-name="T3100">15</text:span><text:span text:style-name="T3101"> וַיֹּ֖אמֶר אֵלָ֑יו אִם־אֵ֤ין פָּנֶ֙יךָ֙ הֹלְכִ֔ים אַֽל־תַּעֲלֵ֖נוּ מִזֶּֽה׃<text:s/></text:span><text:span text:style-name="T3102">‬</text:span>‬‬<text:span text:style-name="T3103">16</text:span><text:span text:style-name="T3104"> וּבַמֶּ֣ה ׀ יִוָּדַ֣ע אֵפ֗וֹא כִּֽי־מָצָ֨אתִי חֵ֤ן בְּעֵינֶ֙יךָ֙ אֲנִ֣י וְעַמֶּ֔ךָ הֲל֖וֹא בְּלֶכְתְּךָ֣ עִמָּ֑נוּ וְנִפְלֵ֙ינוּ֙ אֲנִ֣י וְעַמְּךָ֔ מִכָּ֨ל־הָעָ֔ם אֲשֶׁ֖ר עַל־פְּנֵ֥י הָאֲדָמָֽה׃<text:s/></text:span><text:span text:style-name="T3105">פ<text:s/></text:span><text:span text:style-name="T3106">‬</text:span>‬‬‬‬‬‬‬‬‬‬‬‬‬‬‬‬‬</text:p>
        <text:p text:style-name="P3107"><text:span text:style-name="T3108">17</text:span><text:span text:style-name="T3109"> וַיֹּ֤אמֶר יְהוָה֙ אֶל־מֹשֶׁ֔ה גַּ֣ם אֶת־הַדָּבָ֥ר הַזֶּ֛ה אֲשֶׁ֥ר דִּבַּ֖רְתָּ אֶֽעֱשֶׂ֑ה כִּֽי־מָצָ֤אתָ חֵן֙ בְּעֵינַ֔י וָאֵדָעֲךָ֖ בְּשֵֽׁם׃<text:s/></text:span><text:span text:style-name="T3110">‬</text:span>‬‬<text:span text:style-name="T3111">18</text:span><text:span text:style-name="T3112"> וַיֹּאמַ֑ר הַרְאֵ֥נִי נָ֖א אֶת־כְּבֹדֶֽךָ׃<text:s/></text:span><text:span text:style-name="T3113">‬</text:span>‬‬<text:span text:style-name="T3114">19</text:span><text:span text:style-name="T3115"> וַיֹּ֗אמֶר אֲנִ֨י אַעֲבִ֤יר כָּל־טוּבִי֙ עַל־פָּנֶ֔יךָ וְקָרָ֧אתִֽי בְשֵׁ֛ם יְהוָ֖ה לְפָנֶ֑יךָ וְחַנֹּתִי֙ אֶת־אֲשֶׁ֣ר אָחֹ֔ן וְרִחַמְתִּ֖י אֶת־אֲשֶׁ֥ר אֲרַחֵֽם׃<text:s/></text:span><text:span text:style-name="T3116">‬</text:span>‬‬<text:span text:style-name="T3117">20</text:span><text:span text:style-name="T3118"> וַיֹּ֕אמֶר לֹ֥א תוּכַ֖ל לִרְאֹ֣ת אֶת־פָּנָ֑י כִּ֛י לֹֽא־יִרְאַ֥נִי הָאָדָ֖ם וָחָֽי׃<text:s/></text:span><text:span text:style-name="T3119">‬</text:span>‬‬<text:span text:style-name="T3120">21</text:span><text:span text:style-name="T3121"> וַיֹּ֣אמֶר יְהוָ֔ה הִנֵּ֥ה מָק֖וֹם אִתִּ֑י וְנִצַּבְתָּ֖ עַל־הַצּֽוּר׃<text:s/></text:span><text:span text:style-name="T3122">‬</text:span>‬‬<text:span text:style-name="T3123">22</text:span><text:span text:style-name="T3124"> וְהָיָה֙ בַּעֲבֹ֣ר כְּבֹדִ֔י וְשַׂמְתִּ֖יךָ בְּנִקְרַ֣ת הַצּ֑וּר וְשַׂכֹּתִ֥י כַפִּ֛י עָלֶ֖יךָ עַד־עָבְרִֽי׃<text:s/></text:span><text:span text:style-name="T3125">‬</text:span>‬‬<text:span text:style-name="T3126">23</text:span><text:span text:style-name="T3127"> וַהֲסִרֹתִי֙ אֶת־כַּפִּ֔י וְרָאִ֖יתָ אֶת־אֲחֹרָ֑י וּפָנַ֖י לֹ֥א יֵרָאֽוּ׃</text:span><text:span text:style-name="T3128"><text:s/>ס<text:s/></text:span><text:span text:style-name="T3129">‬</text:span>‬‬‬‬‬‬‬‬‬</text:p>
      </text:section>
      <text:section text:name="Sect33" text:style-name="S33">
        <text:p text:style-name="P3130">Exodus 34</text:p>
        <text:p text:style-name="P3131"><text:span text:style-name="T3132">1</text:span><text:span text:style-name="T3133"> וַיֹּ֤אמֶר יְהוָה֙ אֶל־מֹשֶׁ֔ה פְּסָל־לְךָ֛ שְׁנֵֽי־לֻחֹ֥ת אֲבָנִ֖ים כָּרִאשֹׁנִ֑ים וְכָתַבְתִּי֙ עַל־הַלֻּחֹ֔ת אֶת־הַדְּבָרִ֔ים אֲשֶׁ֥ר הָי֛וּ עַל־הַלֻּחֹ֥ת הָרִאשֹׁנִ֖ים אֲשֶׁ֥ר שִׁבַּֽרְתָּ׃<text:s/></text:span><text:span text:style-name="T3134">2</text:span><text:span text:style-name="T3135"> וֶהְיֵ֥ה נָכ֖וֹן לַבֹּ֑קֶר וְעָלִ֤יתָ בַבֹּ֙קֶר֙ אֶל־הַ֣ר סִינַ֔י וְנִצַּבְתָּ֥ לִ֛י שָׁ֖ם עַל־רֹ֥אשׁ הָהָֽר׃<text:s/></text:span><text:span text:style-name="T3136">‬</text:span>‬‬<text:span text:style-name="T3137">3</text:span><text:span text:style-name="T3138"> וְאִישׁ֙ לֹֽא־יַעֲלֶ֣ה עִמָּ֔ךְ וְגַם־אִ֥ישׁ אַל־יֵרָ֖א בְּכָל־הָהָ֑ר גַּם־הַצֹּ֤אן וְהַבָּקָר֙ אַל־יִרְע֔וּ אֶל־מ֖וּל הָהָ֥ר הַהֽוּא׃<text:s/></text:span><text:span text:style-name="T3139">‬</text:span>‬‬<text:span text:style-name="T3140">4</text:span><text:span text:style-name="T3141"> וַיִּפְסֹ֡ל שְׁנֵֽי־לֻחֹ֨ת אֲבָנִ֜ים כָּרִאשֹׁנִ֗ים וַיַּשְׁכֵּ֨ם מֹשֶׁ֤ה בַבֹּ֙קֶר֙ וַיַּ֙עַל֙ אֶל־הַ֣ר סִינַ֔י כַּאֲשֶׁ֛ר צִוָּ֥ה יְהוָ֖ה אֹת֑וֹ וַיִּקַּ֣ח בְּיָד֔וֹ שְׁנֵ֖י לֻחֹ֥ת אֲבָנִֽים׃<text:s/></text:span><text:span text:style-name="T3142">‬</text:span>‬‬<text:span text:style-name="T3143">5</text:span><text:span text:style-name="T3144"> וַיֵּ֤רֶד יְהוָה֙ בֶּֽעָנָ֔ן וַיִּתְיַצֵּ֥ב עִמּ֖וֹ שָׁ֑ם וַיִּקְרָ֥א בְשֵׁ֖ם יְהוָֽה׃<text:s/></text:span><text:span text:style-name="T3145">‬</text:span>‬‬<text:span text:style-name="T3146">6</text:span><text:span text:style-name="T3147"> וַיַּעֲבֹ֨ר יְהוָ֥ה ׀ עַל־פָּנָיו֮ וַיִּקְרָא֒ יְהוָ֣ה ׀ יְהוָ֔ה אֵ֥ל רַח֖וּם וְחַנּ֑וּן אֶ֥רֶךְ אַפַּ֖יִם וְרַב־חֶ֥סֶד וֶאֱמֶֽת ׀<text:s/></text:span><text:span text:style-name="T3148">‬</text:span>‬‬<text:span text:style-name="T3149">7</text:span><text:span text:style-name="T3150"> </text:span><text:span text:style-name="T3151">נֹ</text:span><text:span text:style-name="T3152">צֵ֥ר חֶ֙סֶד֙ לָאֲלָפִ֔ים נֹשֵׂ֥א עָוֺ֛ן וָפֶ֖שַׁע וְחַטָּאָ֑ה וְנַקֵּה֙ לֹ֣א יְנַקֶּ֔ה פֹּקֵ֣ד ׀ עֲוֺ֣ן אָב֗וֹת עַל־בָּנִים֙ וְעַל־בְּנֵ֣י בָנִ֔ים עַל־שִׁלֵּשִׁ֖ים וְעַל־רִבֵּעִֽים׃<text:s/></text:span><text:soft-page-break/><text:span text:style-name="T3153">‬</text:span>‬‬<text:span text:style-name="T3154">8</text:span><text:span text:style-name="T3155"> וַיְמַהֵ֖ר מֹשֶׁ֑ה וַיִּקֹּ֥ד אַ֖רְצָה וַיִּשְׁתָּֽחוּ׃<text:s/></text:span><text:span text:style-name="T3156">‬</text:span>‬‬<text:span text:style-name="T3157">9</text:span><text:span text:style-name="T3158"> וַיֹּ֡אמֶר אִם־נָא֩ מָצָ֨אתִי חֵ֤ן בְּעֵינֶ֙יךָ֙ אֲדֹנָ֔י יֵֽלֶךְ־נָ֥א אֲדֹנָ֖י בְּקִרְבֵּ֑נוּ כִּ֤י עַם־קְשֵׁה־עֹ֙רֶף֙ ה֔וּא וְסָלַחְתָּ֛ לַעֲוֺנֵ֥נוּ וּלְחַטָּאתֵ֖נוּ וּנְחַלְתָּֽנוּ׃<text:s/></text:span><text:span text:style-name="T3159">‬</text:span>‬‬<text:span text:style-name="T3160">10</text:span><text:span text:style-name="T3161"> וַיֹּ֗אמֶר הִנֵּ֣ה אָנֹכִי֮ כֹּרֵ֣ת בְּרִית֒ נֶ֤גֶד כָּֽל־עַמְּךָ֙ אֶעֱשֶׂ֣ה נִפְלָאֹ֔ת אֲשֶׁ֛ר לֹֽא־נִבְרְא֥וּ בְכָל־הָאָ֖רֶץ וּבְכָל־הַגּוֹיִ֑ם וְרָאָ֣ה כָל־הָ֠עָם אֲשֶׁר־אַתָּ֨ה בְקִרְבּ֜וֹ אֶת־מַעֲשֵׂ֤ה יְהוָה֙ כִּֽי־נוֹרָ֣א ה֔וּא אֲשֶׁ֥ר אֲנִ֖י עֹשֶׂ֥ה עִמָּֽךְ׃<text:s/></text:span><text:span text:style-name="T3162">‬</text:span>‬‬<text:span text:style-name="T3163">11</text:span><text:span text:style-name="T3164"> שְׁמָ֨ר־לְךָ֔ אֵ֛ת אֲשֶׁ֥ר אָנֹכִ֖י מְצַוְּךָ֣ הַיּ֑וֹם הִנְנִ֧י גֹרֵ֣שׁ מִפָּנֶ֗יךָ אֶת־הָאֱמֹרִי֙ וְהַֽכְּנַעֲנִ֔י וְהַחִתִּי֙ וְהַפְּרִזִּ֔י וְהַחִוִּ֖י וְהַיְבוּסִֽי׃<text:s/></text:span><text:span text:style-name="T3165">‬</text:span>‬‬<text:span text:style-name="T3166">12</text:span><text:span text:style-name="T3167"> הִשָּׁ֣מֶר לְךָ֗ פֶּן־תִּכְרֹ֤ת בְּרִית֙ לְיוֹשֵׁ֣ב הָאָ֔רֶץ אֲשֶׁ֥ר אַתָּ֖ה בָּ֣א עָלֶ֑יהָ פֶּן־יִהְיֶ֥ה לְמוֹקֵ֖שׁ בְּקִרְבֶּֽךָ׃<text:s/></text:span><text:span text:style-name="T3168">‬</text:span>‬‬<text:span text:style-name="T3169">13</text:span><text:span text:style-name="T3170"> כִּ֤י אֶת־מִזְבְּחֹתָם֙ תִּתֹּצ֔וּן וְאֶת־מַצֵּבֹתָ֖ם תְּשַׁבֵּר֑וּן וְאֶת־אֲשֵׁרָ֖יו תִּכְרֹתֽוּן׃<text:s/></text:span><text:span text:style-name="T3171">‬</text:span>‬‬<text:span text:style-name="T3172">14</text:span><text:span text:style-name="T3173"> כִּ֛י לֹ֥א תִֽשְׁתַּחֲוֶ֖ה לְאֵ֣ל אַחֵ֑</text:span><text:span text:style-name="T3174">ר</text:span><text:span text:style-name="T3175"><text:s/>כִּ֤י יְהוָה֙ קַנָּ֣א שְׁמ֔וֹ אֵ֥ל קַנָּ֖א הֽוּא׃<text:s/></text:span><text:span text:style-name="T3176">‬</text:span>‬‬<text:span text:style-name="T3177">15</text:span><text:span text:style-name="T3178"> פֶּן־תִּכְרֹ֥ת בְּרִ֖ית לְיוֹשֵׁ֣ב הָאָ֑רֶץ וְזָנ֣וּ ׀ אַחֲרֵ֣י אֱלֹֽהֵיהֶ֗ם וְזָבְחוּ֙ לֵאלֹ֣הֵיהֶ֔ם וְקָרָ֣א לְךָ֔ וְאָכַלְתָּ֖ מִזִּבְחֽוֹ׃<text:s/></text:span><text:span text:style-name="T3179">‬</text:span>‬‬<text:span text:style-name="T3180">16</text:span><text:span text:style-name="T3181"> וְלָקַחְתָּ֥ מִבְּנֹתָ֖יו לְבָנֶ֑יךָ וְזָנ֣וּ בְנֹתָ֗יו אַחֲרֵי֙ אֱלֹ֣הֵיהֶ֔ן וְהִזְנוּ֙ אֶת־בָּנֶ֔יךָ אַחֲרֵ֖י אֱלֹהֵיהֶֽן׃<text:s/></text:span><text:span text:style-name="T3182">‬</text:span>‬‬<text:span text:style-name="T3183">17</text:span><text:span text:style-name="T3184"> אֱלֹהֵ֥י מַסֵּכָ֖ה לֹ֥א תַעֲשֶׂה־לָּֽךְ׃<text:s/></text:span><text:span text:style-name="T3185">‬</text:span>‬‬<text:span text:style-name="T3186">18</text:span><text:span text:style-name="T3187"> אֶת־חַ֣ג הַמַּצּוֹת֮ תִּשְׁמֹר֒ שִׁבְעַ֨ת יָמִ֜ים תֹּאכַ֤ל מַצּוֹת֙ אֲשֶׁ֣ר צִוִּיתִ֔ךָ לְמוֹעֵ֖ד חֹ֣דֶשׁ הָאָבִ֑יב כִּ֚י בְּחֹ֣דֶשׁ הָֽאָבִ֔יב יָצָ֖אתָ מִמִּצְרָֽיִם׃<text:s/></text:span><text:span text:style-name="T3188">‬</text:span>‬‬<text:span text:style-name="T3189">19</text:span><text:span text:style-name="T3190"> כָּל־פֶּ֥טֶר רֶ֖חֶם לִ֑י וְכָֽל־מִקְנְךָ֙ תִּזָּכָ֔ר פֶּ֖טֶר שׁ֥וֹר וָשֶֽׁה׃<text:s/></text:span><text:span text:style-name="T3191">‬</text:span>‬‬<text:span text:style-name="T3192">20</text:span><text:span text:style-name="T3193"> וּפֶ֤טֶר חֲמוֹר֙ תִּפְדֶּ֣ה בְשֶׂ֔ה וְאִם־לֹ֥א תִפְדֶּ֖ה וַעֲרַפְתּ֑וֹ כֹּ֣ל בְּכ֤וֹר בָּנֶ֙יךָ֙ תִּפְדֶּ֔ה וְלֹֽא־יֵרָא֥וּ פָנַ֖י רֵיקָֽם׃<text:s/></text:span><text:span text:style-name="T3194">‬</text:span>‬‬<text:span text:style-name="T3195">21</text:span><text:span text:style-name="T3196"> שֵׁ֤שֶׁת יָמִים֙ תַּעֲבֹ֔ד וּבַיּ֥וֹם הַשְּׁבִיעִ֖י תִּשְׁבֹּ֑ת בֶּחָרִ֥ישׁ וּבַקָּצִ֖יר תִּשְׁבֹּֽת׃<text:s/></text:span><text:span text:style-name="T3197">‬</text:span>‬‬<text:span text:style-name="T3198">22</text:span><text:span text:style-name="T3199"> וְחַ֤ג שָׁבֻעֹת֙ תַּעֲשֶׂ֣ה לְךָ֔ בִּכּוּרֵ֖י קְצִ֣יר חִטִּ֑ים וְחַג֙ הָֽאָסִ֔יף תְּקוּפַ֖ת הַשָּׁנָֽה׃<text:s/></text:span><text:span text:style-name="T3200">‬</text:span>‬‬<text:span text:style-name="T3201">23</text:span><text:span text:style-name="T3202"> שָׁלֹ֥שׁ פְּעָמִ֖ים בַּשָּׁנָ֑ה יֵרָאֶה֙ כָּל־זְכ֣וּרְךָ֔ אֶת־פְּנֵ֛י הָֽאָדֹ֥ן ׀ יְהוָ֖ה אֱלֹהֵ֥י יִשְׂרָאֵֽל׃<text:s/></text:span><text:span text:style-name="T3203">‬</text:span>‬‬<text:span text:style-name="T3204">24</text:span><text:span text:style-name="T3205"> כִּֽי־אוֹרִ֤ישׁ גּוֹיִם֙ מִפָּנֶ֔יךָ וְהִרְחַבְתִּ֖י אֶת־גְּבוּלֶ֑ךָ וְלֹא־יַחְמֹ֥ד אִישׁ֙ אֶֽת־אַרְצְךָ֔ בַּעֲלֹֽתְךָ֗ לֵרָאוֹת֙ אֶת־פְּנֵי֙ יְהוָ֣ה אֱלֹהֶ֔יךָ שָׁלֹ֥שׁ פְּעָמִ֖ים בַּשָּׁנָֽה׃<text:s/></text:span><text:span text:style-name="T3206">‬</text:span>‬‬<text:span text:style-name="T3207">25</text:span><text:span text:style-name="T3208"> לֹֽא־תִשְׁחַ֥ט עַל־חָמֵ֖ץ דַּם־זִבְחִ֑י וְלֹא־יָלִ֣ין לַבֹּ֔קֶר זֶ֖בַח חַ֥ג הַפָּֽסַח׃<text:s/></text:span><text:span text:style-name="T3209">‬</text:span>‬‬<text:span text:style-name="T3210">26</text:span><text:span text:style-name="T3211"> רֵאשִׁ֗ית בִּכּוּרֵי֙ אַדְמָ֣תְךָ֔ תָּבִ֕יא בֵּ֖ית יְהוָ֣ה אֱלֹהֶ֑יךָ לֹא־תְבַשֵּׁ֥ל גְּדִ֖י בַּחֲלֵ֥ב אִמּֽוֹ׃<text:s/></text:span><text:span text:style-name="T3212">פ<text:s/></text:span><text:span text:style-name="T3213">‬</text:span>‬‬‬‬‬‬‬‬‬‬‬‬‬‬‬‬‬‬‬‬‬‬‬‬‬‬‬</text:p>
        <text:p text:style-name="P3214"><text:span text:style-name="T3215">27</text:span><text:span text:style-name="T3216"> וַיֹּ֤אמֶר יְהוָה֙ אֶל־מֹשֶׁ֔ה כְּתָב־לְךָ֖ אֶת־הַדְּבָרִ֣ים הָאֵ֑לֶּה כִּ֞י עַל־פִּ֣י ׀ הַדְּבָרִ֣ים הָאֵ֗לֶּה כָּרַ֧תִּי אִתְּךָ֛ בְּרִ֖ית וְאֶת־יִשְׂרָאֵֽל׃<text:s/></text:span><text:span text:style-name="T3217">‬</text:span>‬‬<text:span text:style-name="T3218">28</text:span><text:span text:style-name="T3219"> וֽ͏ַיְהִי־שָׁ֣ם עִם־יְהוָ֗ה אַרְבָּעִ֥ים יוֹם֙ וְאַרְבָּעִ֣ים לַ֔יְלָה לֶ֚חֶם לֹ֣א אָכַ֔ל וּמַ֖יִם לֹ֣א שָׁתָ֑ה וַיִּכְתֹּ֣ב עַל־הַלֻּחֹ֗ת אֵ֚ת דִּבְרֵ֣י הַבְּרִ֔ית עֲשֶׂ֖רֶת הַדְּבָרִֽים׃<text:s/></text:span><text:span text:style-name="T3220">‬</text:span>‬‬<text:span text:style-name="T3221">29</text:span><text:span text:style-name="T3222"> וַיְהִ֗י בְּרֶ֤דֶת מֹשֶׁה֙ מֵהַ֣ר סִינַ֔י וּשְׁנֵ֨י לֻחֹ֤ת הָֽעֵדֻת֙ בְּיַד־מֹשֶׁ֔ה בְּרִדְתּ֖וֹ מִן־הָהָ֑ר וּמֹשֶׁ֣ה לֹֽא־יָדַ֗ע כִּ֥י קָרַ֛ן ע֥וֹר פָּנָ֖יו בְּדַבְּר֥וֹ אִתּֽוֹ׃<text:s/></text:span><text:span text:style-name="T3223">‬</text:span>‬‬<text:span text:style-name="T3224">30</text:span><text:span text:style-name="T3225"> וַיַּ֨רְא אַהֲרֹ֜ן וְכָל־בְּנֵ֤י יִשְׂרָאֵל֙ אֶת־מֹשֶׁ֔ה וְהִנֵּ֥ה קָרַ֖ן ע֣וֹר פָּנָ֑יו וַיִּֽירְא֖וּ מִגֶּ֥שֶׁת אֵלָֽיו׃<text:s/></text:span><text:span text:style-name="T3226">‬</text:span>‬‬<text:span text:style-name="T3227">31</text:span><text:span text:style-name="T3228"> וַיִּקְרָ֤א אֲלֵהֶם֙ מֹשֶׁ֔ה וַיָּשֻׁ֧בוּ אֵלָ֛יו אַהֲרֹ֥ן וְכָל־הַנְּשִׂאִ֖ים בָּעֵדָ֑ה וַיְדַבֵּ֥ר מֹשֶׁ֖ה אֲלֵהֶֽם׃<text:s/></text:span><text:span text:style-name="T3229">‬</text:span>‬‬<text:span text:style-name="T3230">32</text:span><text:span text:style-name="T3231"> וְאַחֲרֵי־כֵ֥ן נִגְּשׁ֖וּ כָּל־בְּנֵ֣י יִשְׂרָאֵ֑ל וַיְצַוֵּ֕ם אֵת֩ כָּל־אֲשֶׁ֨ר דִּבֶּ֧ר יְהוָ֛ה אִתּ֖וֹ בְּהַ֥ר סִינָֽי׃<text:s/></text:span><text:span text:style-name="T3232">‬</text:span>‬‬<text:span text:style-name="T3233">33</text:span><text:span text:style-name="T3234"> וַיְכַ֣ל מֹשֶׁ֔ה מִדַּבֵּ֖ר אִתָּ֑ם וַיִּתֵּ֥ן עַל־פָּנָ֖יו מַסְוֶֽה׃<text:s/></text:span><text:span text:style-name="T3235">‬</text:span>‬‬<text:span text:style-name="T3236">34</text:span><text:span text:style-name="T3237"> וּבְבֹ֨א מֹשֶׁ֜ה לִפְנֵ֤י יְהוָה֙ לְדַבֵּ֣ר אִתּ֔וֹ יָסִ֥יר אֶת־</text:span><text:soft-page-break/><text:span text:style-name="T3238">הַמַּסְוֶ֖ה עַד־צֵאת֑וֹ וְיָצָ֗א וְדִבֶּר֙ אֶל־בְּנֵ֣י יִשְׂרָאֵ֔ל אֵ֖ת אֲשֶׁ֥ר יְצֻוֶּֽה׃<text:s/></text:span><text:span text:style-name="T3239">‬</text:span>‬‬<text:span text:style-name="T3240">35</text:span><text:span text:style-name="T3241"> וְרָא֤וּ בְנֵֽי־יִשְׂרָאֵל֙ אֶת־פְּנֵ֣י מֹשֶׁ֔ה כִּ֣י קָרַ֔ן ע֖וֹר פְּנֵ֣י מֹשֶׁ֑ה וְהֵשִׁ֨יב מֹשֶׁ֤ה אֶת־הַמַּסְוֶה֙ עַל־פָּנָ֔יו עַד־בֹּא֖וֹ לְדַבֵּ֥ר אִתּֽוֹ׃</text:span><text:span text:style-name="T3242"><text:s/>ס<text:s/></text:span><text:span text:style-name="T3243">‬</text:span>‬‬‬‬‬‬‬‬‬‬‬</text:p>
      </text:section>
      <text:section text:name="Sect34" text:style-name="S34">
        <text:p text:style-name="P3244">Exodus 35</text:p>
        <text:p text:style-name="P3245"><text:span text:style-name="T3246">1</text:span><text:span text:style-name="T3247"> וַיַּקְהֵ֣ל מֹשֶׁ֗ה אֶֽת־כָּל־עֲדַ֛ת בְּנֵ֥י יִשְׂרָאֵ֖ל וַיֹּ֣אמֶר אֲלֵהֶ֑ם אֵ֚לֶּה הַדְּבָרִ֔ים אֲשֶׁר־צִוָּ֥ה יְהוָ֖ה לַעֲשֹׂ֥ת אֹתָֽם׃<text:s/></text:span><text:span text:style-name="T3248">2</text:span><text:span text:style-name="T3249"> שֵׁ֣שֶׁת יָמִים֮ תֵּעָשֶׂ֣ה מְלָאכָה֒ וּבַיּ֣וֹם הַשְּׁבִיעִ֗י יִהְיֶ֨ה לָכֶ֥ם קֹ֛דֶשׁ שַׁבַּ֥ת שַׁבָּת֖וֹן לַיהוָ֑ה כָּל־הָעֹשֶׂ֥ה ב֛וֹ מְלָאכָ֖ה יוּמָֽת׃<text:s/></text:span><text:span text:style-name="T3250">‬</text:span>‬‬<text:span text:style-name="T3251">3</text:span><text:span text:style-name="T3252"> לֹא־תְבַעֲר֣וּ אֵ֔שׁ בְּכֹ֖ל מֹשְׁבֹֽתֵיכֶ֑ם בְּי֖וֹם הַשַׁבָּֽת׃<text:s/></text:span><text:span text:style-name="T3253">פ<text:s/></text:span><text:span text:style-name="T3254">‬</text:span>‬‬‬‬</text:p>
        <text:p text:style-name="P3255"><text:span text:style-name="T3256">4</text:span><text:span text:style-name="T3257"> וַיֹּ֣אמֶר מֹשֶׁ֔ה אֶל־כָּל־עֲדַ֥ת בְּנֵֽי־יִשְׂרָאֵ֖ל לֵאמֹ֑ר זֶ֣ה הַדָּבָ֔ר אֲשֶׁר־צִוָּ֥ה יְהוָ֖ה לֵאמֹֽר׃<text:s/></text:span><text:span text:style-name="T3258">‬</text:span>‬‬<text:span text:style-name="T3259">5</text:span><text:span text:style-name="T3260"> קְח֨וּ מֵֽאִתְּכֶ֤ם תְּרוּמָה֙ לַֽיהוָ֔ה כֹּ֚ל נְדִ֣יב לִבּ֔וֹ יְבִיאֶ֕הָ אֵ֖ת תְּרוּמַ֣ת יְהוָ֑ה זָהָ֥ב וָכֶ֖סֶף וּנְחֹֽשֶׁת׃<text:s/></text:span><text:span text:style-name="T3261">‬</text:span>‬‬<text:span text:style-name="T3262">6</text:span><text:span text:style-name="T3263"> וּתְכֵ֧לֶת וְאַרְגָּמָ֛ן וְתוֹלַ֥עַת שָׁנִ֖י וְשֵׁ֥שׁ וְעִזִּֽים׃<text:s/></text:span><text:span text:style-name="T3264">‬</text:span>‬‬<text:span text:style-name="T3265">7</text:span><text:span text:style-name="T3266"> וְעֹרֹ֨ת אֵילִ֧ם מְאָדָּמִ֛ים וְעֹרֹ֥ת תְּחָשִׁ֖ים וַעֲצֵ֥י שִׂטִּֽים׃<text:s/></text:span><text:span text:style-name="T3267">‬</text:span>‬‬<text:span text:style-name="T3268">8</text:span><text:span text:style-name="T3269"> וְשֶׁ֖מֶן לַמָּא֑וֹר וּבְשָׂמִים֙ לְשֶׁ֣מֶן הַמִּשְׁחָ֔ה וְלִקְטֹ֖רֶת הַסַּמִּֽים׃<text:s/></text:span><text:span text:style-name="T3270">‬</text:span>‬‬<text:span text:style-name="T3271">9</text:span><text:span text:style-name="T3272"> וְאַ֨בְנֵי־שֹׁ֔הַם וְאַבְנֵ֖י מִלֻּאִ֑ים לָאֵפ֖וֹד וְלַחֹֽשֶׁן׃<text:s/></text:span><text:span text:style-name="T3273">‬</text:span>‬‬<text:span text:style-name="T3274">10</text:span><text:span text:style-name="T3275"> וְכָל־חֲכַם־לֵ֖ב בָּכֶ֑ם יָבֹ֣אוּ וְיַעֲשׂ֔וּ אֵ֛ת כָּל־אֲשֶׁ֥ר צִוָּ֖ה יְהוָֽה׃<text:s/></text:span><text:span text:style-name="T3276">‬</text:span>‬‬<text:span text:style-name="T3277">11</text:span><text:span text:style-name="T3278"> אֶת־הַ֨מִּשְׁכָּ֔ן אֶֽת־אָהֳל֖וֹ וְאֶת־מִכְסֵ֑הוּ אֶת־קְרָסָיו֙ וְאֶת־קְרָשָׁ֔יו אֶת־בְּרִיחָ֕ו אֶת־עַמֻּדָ֖יו וְאֶת־אֲדָנָֽיו׃<text:s/></text:span><text:span text:style-name="T3279">‬</text:span>‬‬<text:span text:style-name="T3280">12</text:span><text:span text:style-name="T3281"> אֶת־הָאָרֹ֥ן וְאֶת־בַּדָּ֖יו אֶת־הַכַּפֹּ֑רֶת וְאֵ֖ת פָּרֹ֥כֶת הַמָּסָֽךְ׃<text:s/></text:span><text:span text:style-name="T3282">‬</text:span>‬‬<text:span text:style-name="T3283">13</text:span><text:span text:style-name="T3284"> אֶת־הַשֻּׁלְחָ֥ן וְאֶת־בַּדָּ֖יו וְאֶת־כָּל־כֵּלָ֑יו וְאֵ֖ת לֶ֥חֶם הַפָּנִֽים׃<text:s/></text:span><text:span text:style-name="T3285">‬</text:span>‬‬<text:span text:style-name="T3286">14</text:span><text:span text:style-name="T3287"> וְאֶת־מְנֹרַ֧ת הַמָּא֛וֹר וְאֶת־כֵּלֶ֖יהָ וְאֶת־נֵרֹתֶ֑יהָ וְאֵ֖ת שֶׁ֥מֶן הַמָּאֽוֹר׃<text:s/></text:span><text:span text:style-name="T3288">‬</text:span>‬‬<text:span text:style-name="T3289">15</text:span><text:span text:style-name="T3290"> וְאֶת־מִזְבַּ֤ח הַקְּטֹ֙רֶת֙ וְאֶת־בַּדָּ֔יו וְאֵת֙ שֶׁ֣מֶן הַמִּשְׁחָ֔ה וְאֵ֖ת קְטֹ֣רֶת הַסַּמִּ֑ים וְאֶת־מָסַ֥ךְ הַפֶּ֖תַח לְפֶ֥תַח הַמִּשְׁכָּֽן׃<text:s/></text:span><text:span text:style-name="T3291">‬</text:span>‬‬<text:span text:style-name="T3292">16</text:span><text:span text:style-name="T3293"> אֵ֣ת ׀ מִזְבַּ֣ח הָעֹלָ֗ה וְאֶת־מִכְבַּ֤ר הַנְּחֹ֙שֶׁת֙ אֲשֶׁר־ל֔וֹ אֶת־בַּדָּ֖יו וְאֶת־כָּל־כֵּלָ֑יו אֶת־הַכִּיֹּ֖ר וְאֶת־כַּנּֽוֹ׃<text:s/></text:span><text:span text:style-name="T3294">‬</text:span>‬‬<text:span text:style-name="T3295">17</text:span><text:span text:style-name="T3296"> אֵ֚ת קַלְעֵ֣י הֶחָצֵ֔ר אֶת־עַמֻּדָ֖יו וְאֶת־אֲדָנֶ֑יהָ וְאֵ֕ת מָסַ֖ךְ שַׁ֥עַר הֶחָצֵֽר׃<text:s/></text:span><text:span text:style-name="T3297">‬</text:span>‬‬<text:span text:style-name="T3298">18</text:span><text:span text:style-name="T3299"> אֶת־יִתְדֹ֧ת הַמִּשְׁכָּ֛ן וְאֶת־יִתְדֹ֥ת הֶחָצֵ֖ר וְאֶת־מֵיתְרֵיהֶֽם׃<text:s/></text:span><text:span text:style-name="T3300">‬</text:span>‬‬<text:span text:style-name="T3301">19</text:span><text:span text:style-name="T3302"> אֶת־בִּגְדֵ֥י הַשְּׂרָ֖ד לְשָׁרֵ֣ת בַּקֹּ֑דֶשׁ אֶת־בִּגְדֵ֤י הַקֹּ֙דֶשׁ֙ לְאַהֲרֹ֣ן הַכֹּהֵ֔ן וְאֶת־בִּגְדֵ֥י בָנָ֖יו לְכַהֵֽן׃<text:s/></text:span><text:span text:style-name="T3303">‬</text:span>‬‬<text:span text:style-name="T3304">20</text:span><text:span text:style-name="T3305"> וַיֵּֽצְא֛וּ כָּל־עֲדַ֥ת בְּנֽ͏ֵי־יִשְׂרָאֵ֖ל מִלִּפְנֵ֥י מֹשֶֽׁה׃<text:s/></text:span><text:span text:style-name="T3306">‬</text:span>‬‬‬<text:span text:style-name="T3307">21</text:span><text:span text:style-name="T3308"> וַיָּבֹ֕אוּ כָּל־אִ֖ישׁ אֲשֶׁר־נְשָׂא֣וֹ לִבּ֑וֹ וְכֹ֡ל אֲשֶׁר֩ נָדְבָ֨ה רוּח֜וֹ אֹת֗וֹ הֵ֠בִיאוּ אֶת־תְּרוּמַ֨ת יְהוָ֜ה לִמְלֶ֨אכֶת אֹ֤הֶל מוֹעֵד֙ וּלְכָל־עֲבֹ֣דָת֔וֹ וּלְבִגְדֵ֖י הַקֹּֽדֶשׁ׃<text:s/></text:span><text:span text:style-name="T3309">‬</text:span>‬‬<text:span text:style-name="T3310">22</text:span><text:span text:style-name="T3311"> וַיָּבֹ֥אוּ הָאֲנָשִׁ֖ים עַל־הַנָּשִׁ֑ים כֹּ֣ל ׀ נְדִ֣יב לֵ֗ב הֵ֠בִיאוּ חָ֣ח וָנֶ֜זֶם וְטַבַּ֤עַת וְכוּמָז֙ כָּל־כְּלִ֣י זָהָ֔ב וְכָל־אִ֕ישׁ אֲשֶׁ֥ר הֵנִ֛יף תְּנוּפַ֥ת זָהָ֖ב לַיהוָֽה׃<text:s/></text:span><text:span text:style-name="T3312">‬</text:span>‬‬<text:span text:style-name="T3313">23</text:span><text:span text:style-name="T3314"> וְכָל־אִ֞ישׁ אֲשֶׁר־נִמְצָ֣א אִתּ֗וֹ תְּכֵ֧לֶת וְאַרְגָּמָ֛ן וְתוֹלַ֥עַת שָׁנִ֖י וְשֵׁ֣שׁ וְעִזִּ֑ים וְעֹרֹ֨ת אֵילִ֧ם מְאָדָּמִ֛ים וְעֹרֹ֥ת תְּחָשִׁ֖ים הֵבִֽיאוּ׃<text:s/></text:span><text:span text:style-name="T3315">‬</text:span>‬‬<text:span text:style-name="T3316">24</text:span><text:span text:style-name="T3317"> כָּל־מֵרִ֗ים תְּר֤וּמַת כֶּ֙סֶף֙ וּנְחֹ֔שֶׁת הֵבִ֕יאוּ אֵ֖ת תְּרוּמַ֣ת יְהוָ֑ה וְכֹ֡ל אֲשֶׁר֩ נִמְצָ֨א אִתּ֜וֹ עֲצֵ֥י שִׁטִּ֛ים לְכָל־מְלֶ֥אכֶת הָעֲבֹדָ֖ה הֵבִֽיאוּ׃<text:s/></text:span><text:span text:style-name="T3318">‬</text:span>‬‬<text:span text:style-name="T3319">25</text:span><text:span text:style-name="T3320"> וְכָל־אִשָּׁ֥ה חַכְמַת־לֵ֖ב בְּיָדֶ֣יהָ טָו֑וּ וַיָּבִ֣יאוּ מַטְוֶ֗ה אֶֽת־הַתְּכֵ֙לֶת֙ וְאֶת־הָֽאַרְגָּמָ֔ן אֶת־תּוֹלַ֥עַת הַשָּׁנִ֖י וְאֶת־הַשֵּֽׁשׁ׃<text:s/></text:span><text:span text:style-name="T3321">‬</text:span>‬‬<text:span text:style-name="T3322">26</text:span><text:span text:style-name="T3323"> וְכָל־הַ֨נָּשִׁ֔ים אֲשֶׁ֨ר נָשָׂ֥א לִבָּ֛ן אֹתָ֖נָה בְּחָכְמָ֑ה<text:s/></text:span><text:soft-page-break/><text:span text:style-name="T3324">טָוּ֖וּ אֶת־הָעִזִּֽים׃<text:s/></text:span><text:span text:style-name="T3325">‬</text:span>‬‬<text:span text:style-name="T3326">27</text:span><text:span text:style-name="T3327"> וְהַנְּשִׂאִ֣ם הֵבִ֔יאוּ אֵ֚ת אַבְנֵ֣י הַשֹּׁ֔הַם וְאֵ֖ת אַבְנֵ֣י הַמִּלֻּאִ֑ים לָאֵפ֖וֹד וְלַחֹֽשֶׁן׃<text:s/></text:span><text:span text:style-name="T3328">‬</text:span>‬‬<text:span text:style-name="T3329">28</text:span><text:span text:style-name="T3330"> וְאֶת־הַבֹּ֖שֶׂם וְאֶת־הַשָּׁ֑מֶן לְמָא֕וֹר וּלְשֶׁ֙מֶן֙ הַמִּשְׁחָ֔ה וְלִקְטֹ֖רֶת הַסַּמִּֽים׃<text:s/></text:span><text:span text:style-name="T3331">‬</text:span>‬‬<text:span text:style-name="T3332">29</text:span><text:span text:style-name="T3333"> כָּל־אִ֣ישׁ וְאִשָּׁ֗ה אֲשֶׁ֨ר נָדַ֣ב לִבָּם֮ אֹתָם֒ לְהָבִיא֙ לְכָל־הַמְּלָאכָ֔ה אֲשֶׁ֨ר צִוָּ֧ה יְהוָ֛ה לַעֲשׂ֖וֹת בְּיַד־מֹשֶׁ֑ה הֵבִ֧יאוּ בְנֵי־יִשְׂרָאֵ֛ל נְדָבָ֖ה לַיהוָֽה׃<text:s/></text:span><text:span text:style-name="T3334">פ<text:s/></text:span><text:span text:style-name="T3335">‬</text:span>‬‬‬‬‬‬‬‬‬‬‬‬‬‬‬‬‬‬‬‬‬‬‬‬‬‬‬‬</text:p>
        <text:p text:style-name="P3336"><text:span text:style-name="T3337">30</text:span><text:span text:style-name="T3338"> וַיֹּ֤אמֶר מֹשֶׁה֙ אֶל־בְּנֵ֣י יִשְׂרָאֵ֔ל רְא֛וּ קָרָ֥א יְהוָ֖ה בְּשֵׁ֑ם בְּצַלְאֵ֛ל בֶּן־אוּרִ֥י בֶן־ח֖וּר לְמַטֵּ֥ה יְהוּדָֽה׃<text:s/></text:span><text:span text:style-name="T3339">‬</text:span>‬‬<text:span text:style-name="T3340">31</text:span><text:span text:style-name="T3341"> וַיְמַלֵּ֥א אֹת֖וֹ ר֣וּחַ אֱלֹהִ֑ים בְּחָכְמָ֛ה בִּתְבוּנָ֥ה וּבְדַ֖עַת וּבְכָל־מְלָאכָֽה׃<text:s/></text:span><text:span text:style-name="T3342">‬</text:span>‬‬<text:span text:style-name="T3343">32</text:span><text:span text:style-name="T3344"> וְלַחְשֹׁ֖ב מַֽחַשָׁבֹ֑ת לַעֲשֹׂ֛ת בַּזָּהָ֥ב וּבַכֶּ֖סֶף וּבַנְּחֹֽשֶׁת׃<text:s/></text:span><text:span text:style-name="T3345">‬</text:span>‬‬<text:span text:style-name="T3346">33</text:span><text:span text:style-name="T3347"> וּבַחֲרֹ֥שֶׁת אֶ֛בֶן לְמַלֹּ֖את וּבַחֲרֹ֣שֶׁת עֵ֑ץ לַעֲשׂ֖וֹת בְּכָל־מְלֶ֥אכֶת מַחֲשָֽׁבֶת׃<text:s/></text:span><text:span text:style-name="T3348">‬</text:span>‬‬<text:span text:style-name="T3349">34</text:span><text:span text:style-name="T3350"> וּלְהוֹרֹ֖ת נָתַ֣ן בְּלִבּ֑וֹ ה֕וּא וְאָֽהֳלִיאָ֥ב בֶּן־אֲחִיסָמָ֖ךְ לְמַטֵּה־דָֽן׃<text:s/></text:span><text:span text:style-name="T3351">‬</text:span>‬‬<text:span text:style-name="T3352">35</text:span><text:span text:style-name="T3353"> מִלֵּ֨א אֹתָ֜ם חָכְמַת־לֵ֗ב לַעֲשׂוֹת֮ כָּל־מְלֶ֣אכֶת חָרָ֣שׁ ׀ וְחֹשֵׁב֒ וְרֹקֵ֞ם בַּתְּכֵ֣לֶת וּבָֽאַרְגָּמָ֗ן בְּתוֹלַ֧עַת הַשָּׁנִ֛י וּבַשֵּׁ֖שׁ וְאֹרֵ֑ג עֹשֵׂי֙ כָּל־מְלָאכָ֔ה וְחֹשְׁבֵ֖י מַחֲשָׁבֹֽת׃<text:s/></text:span><text:span text:style-name="T3354">‬</text:span>‬‬‬‬‬‬‬‬</text:p>
      </text:section>
      <text:section text:name="Sect35" text:style-name="S35">
        <text:p text:style-name="P3355">Exodus 36</text:p>
        <text:p text:style-name="P3356"><text:span text:style-name="T3357">1</text:span><text:span text:style-name="T3358"> וְעָשָׂה֩ בְצַלְאֵ֨ל וְאָהֳלִיאָ֜ב וְכֹ֣ל ׀ אִ֣ישׁ חֲכַם־לֵ֗ב אֲשֶׁר֩ נָתַ֨ן יְהוָ֜ה חָכְמָ֤ה וּתְבוּנָה֙ בָּהֵ֔מָּה לָדַ֣עַת לַעֲשֹׂ֔ת אֶֽת־כָּל־מְלֶ֖אכֶת עֲבֹדַ֣ת הַקֹּ֑דֶשׁ לְכֹ֥ל אֲשֶׁר־צִוָּ֖ה יְהוָֽה׃<text:s/></text:span><text:span text:style-name="T3359">2</text:span><text:span text:style-name="T3360"> וַיִּקְרָ֣א מֹשֶׁ֗ה אֶל־בְּצַלְאֵל֘ וְאֶל־אָֽהֳלִיאָב֒ וְאֶל֙ כָּל־אִ֣ישׁ חֲכַם־לֵ֔ב אֲשֶׁ֨ר נָתַ֧ן יְהוָ֛ה חָכְמָ֖ה בְּלִבּ֑וֹ כֹּ֚ל אֲשֶׁ֣ר נְשָׂא֣וֹ לִבּ֔וֹ לְקָרְבָ֥ה אֶל־הַמְּלָאכָ֖ה לַעֲשֹׂ֥ת אֹתָֽהּ׃<text:s/></text:span><text:span text:style-name="T3361">‬</text:span>‬‬<text:span text:style-name="T3362">3</text:span><text:span text:style-name="T3363"> וַיִּקְח֞וּ מִלִּפְנֵ֣י מֹשֶׁ֗ה אֵ֤ת כָּל־הַתְּרוּמָה֙ אֲשֶׁ֨ר הֵבִ֜יאוּ בְּנֵ֣י יִשְׂרָאֵ֗ל לִמְלֶ֛אכֶת עֲבֹדַ֥ת הַקֹּ֖דֶשׁ לַעֲשֹׂ֣ת אֹתָ֑הּ וְ֠הֵם הֵבִ֨יאוּ אֵלָ֥יו ע֛וֹד נְדָבָ֖ה בַּבֹּ֥קֶר בַּבֹּֽקֶר׃<text:s/></text:span><text:span text:style-name="T3364">‬</text:span>‬‬<text:span text:style-name="T3365">4</text:span><text:span text:style-name="T3366"> וַיָּבֹ֙אוּ֙ כָּל־הַ֣חֲכָמִ֔ים הָעֹשִׂ֕ים אֵ֖ת כָּל־מְלֶ֣אכֶת הַקֹּ֑דֶשׁ אִֽישׁ־אִ֥ישׁ מִמְּלַאכְתּ֖וֹ אֲשֶׁר־הֵ֥מָּה עֹשִֽׂים׃<text:s/></text:span><text:span text:style-name="T3367">‬</text:span>‬‬<text:span text:style-name="T3368">5</text:span><text:span text:style-name="T3369"> וַיֹּאמְרוּ֙ אֶל־מֹשֶׁ֣ה לֵּאמֹ֔ר מַרְבִּ֥ים הָעָ֖ם לְהָבִ֑יא מִדֵּ֤י הָֽעֲבֹדָה֙ לַמְּלָאכָ֔ה אֲשֶׁר־צִוָּ֥ה יְהוָ֖ה לַעֲשֹׂ֥ת אֹתָֽהּ׃<text:s/></text:span><text:span text:style-name="T3370">‬</text:span>‬‬<text:span text:style-name="T3371">6</text:span><text:span text:style-name="T3372"> וַיְצַ֣ו מֹשֶׁ֗ה וַיַּעֲבִ֨ירוּ ק֥וֹל בַּֽמַּחֲנֶה֮ לֵאמֹר֒ אִ֣ישׁ וְאִשָּׁ֗ה אַל־יַעֲשׂוּ־ע֛וֹד מְלָאכָ֖ה לִתְרוּמַ֣ת הַקֹּ֑דֶשׁ וַיִּכָּלֵ֥א הָעָ֖ם מֵהָבִֽיא׃<text:s/></text:span><text:span text:style-name="T3373">‬</text:span>‬‬<text:span text:style-name="T3374">7</text:span><text:span text:style-name="T3375"> וְהַמְּלָאכָ֗ה הָיְתָ֥ה דַיָּ֛ם לְכָל־הַמְּלָאכָ֖ה לַעֲשׂ֣וֹת אֹתָ֑הּ וְהוֹתֵֽר׃</text:span><text:span text:style-name="T3376"><text:s/>ס<text:s/></text:span><text:span text:style-name="T3377">‬</text:span>‬‬<text:span text:style-name="T3378">8</text:span><text:span text:style-name="T3379"> וַיַּעֲשׂ֨וּ כָל־חֲכַם־לֵ֜ב בְּעֹשֵׂ֧י הַמְּלָאכָ֛ה אֶת־הַמִּשְׁכָּ֖ן עֶ֣שֶׂר יְרִיעֹ֑ת שֵׁ֣שׁ מָשְׁזָ֗ר וּתְכֵ֤לֶת וְאַרְגָּמָן֙ וְתוֹלַ֣עַת שָׁנִ֔י כְּרֻבִ֛ים מַעֲשֵׂ֥ה חֹשֵׁ֖ב עָשָׂ֥ה אֹתָֽם׃<text:s/></text:span><text:span text:style-name="T3380">‬</text:span>‬‬<text:span text:style-name="T3381">9</text:span><text:span text:style-name="T3382"> אֹ֜רֶךְ הַיְרִיעָ֣ה הָֽאַחַ֗ת שְׁמֹנֶ֤ה וְעֶשְׂרִים֙ בָּֽאַמָּ֔ה וְרֹ֙חַב֙ אַרְבַּ֣ע בָּֽאַמָּ֔ה הַיְרִיעָ֖ה הָאֶחָ֑ת מִדָּ֥ה אַחַ֖ת לְכָל־הַיְרִיעֹֽת׃<text:s/></text:span><text:span text:style-name="T3383">‬</text:span>‬‬<text:span text:style-name="T3384">10</text:span><text:span text:style-name="T3385"> וַיְחַבֵּר֙ אֶת־חֲמֵ֣שׁ הַיְרִיעֹ֔ת אַחַ֖ת אֶל־אֶחָ֑ת וְחָמֵ֤שׁ יְרִיעֹת֙ חִבַּ֔ר אַחַ֖ת אֶל־אֶחָֽת׃<text:s/></text:span><text:span text:style-name="T3386">‬</text:span>‬‬<text:span text:style-name="T3387">11</text:span><text:span text:style-name="T3388"> וַיַּ֜עַשׂ לֻֽלְאֹ֣ת תְּכֵ֗לֶת עַ֣ל שְׂפַ֤ת הַיְרִיעָה֙ הָֽאֶחָ֔ת מִקָּצָ֖ה בַּמַּחְבָּ֑רֶת כֵּ֤ן עָשָׂה֙ בִּשְׂפַ֣ת הַיְרִיעָ֔ה הַקִּ֣יצוֹנָ֔ה בַּמַּחְבֶּ֖רֶת הַשֵּׁנִֽית׃<text:s/></text:span><text:span text:style-name="T3389">‬</text:span>‬‬<text:span text:style-name="T3390">12</text:span><text:span text:style-name="T3391"> חֲמִשִּׁ֣ים לֻלָאֹ֗ת עָשָׂה֮ בַּיְרִיעָ֣ה הָאֶחָת֒ וַחֲמִשִּׁ֣ים לֻלָאֹ֗ת עָשָׂה֙ בִּקְצֵ֣ה הַיְרִיעָ֔ה אֲשֶׁ֖ר בַּמַּחְבֶּ֣רֶת הַשֵּׁנִ֑ית מַקְבִּילֹת֙ הַלֻּ֣לָאֹ֔ת אַחַ֖ת אֶל־אֶחָֽת׃<text:s/></text:span><text:span text:style-name="T3392">‬</text:span>‬‬<text:span text:style-name="T3393">13</text:span><text:span text:style-name="T3394"> וַיַּ֕עַשׂ חֲמִשִּׁ֖ים קַרְסֵ֣י זָהָ֑ב וַיְחַבֵּ֨ר<text:s/></text:span><text:soft-page-break/><text:span text:style-name="T3395">אֶת־הַיְרִעֹ֜ת אַחַ֤ת אֶל־אַחַת֙ בַּקְּרָסִ֔ים וַֽיְהִ֥י הַמִּשְׁכָּ֖ן אֶחָֽד׃</text:span><text:span text:style-name="T3396"><text:s/>ס<text:s/></text:span><text:span text:style-name="T3397">‬</text:span>‬‬<text:span text:style-name="T3398">14</text:span><text:span text:style-name="T3399"> וַיַּ֙עַשׂ֙ יְרִיעֹ֣ת עִזִּ֔ים לְאֹ֖הֶל עַל־הַמִּשְׁכָּ֑ן עַשְׁתֵּֽי־עֶשְׂרֵ֥ה יְרִיעֹ֖ת עָשָׂ֥ה אֹתָֽם׃<text:s/></text:span><text:span text:style-name="T3400">‬</text:span>‬‬<text:span text:style-name="T3401">15</text:span><text:span text:style-name="T3402"> אֹ֜רֶךְ הַיְרִיעָ֣ה הָאַחַ֗ת שְׁלֹשִׁים֙ בָּֽאַמָּ֔ה וְאַרְבַּ֣ע אַמּ֔וֹת רֹ֖חַב הַיְרִיעָ֣ה הָאֶחָ֑ת מִדָּ֣ה אַחַ֔ת לְעַשְׁתֵּ֥י עֶשְׂרֵ֖ה יְרִיעֹֽת׃<text:s/></text:span><text:span text:style-name="T3403">‬</text:span>‬‬<text:span text:style-name="T3404">16</text:span><text:span text:style-name="T3405"> וַיְחַבֵּ֛ר אֶת־חֲמֵ֥שׁ הַיְרִיעֹ֖ת לְבָ֑ד וְאֶת־שֵׁ֥שׁ הַיְרִיעֹ֖ת לְבָֽד׃<text:s/></text:span><text:span text:style-name="T3406">‬</text:span>‬‬<text:span text:style-name="T3407">17</text:span><text:span text:style-name="T3408"> וַיַּ֜עַשׂ לֻֽלָאֹ֣ת חֲמִשִּׁ֗ים עַ֚ל שְׂפַ֣ת הַיְרִיעָ֔ה הַקִּיצֹנָ֖ה בַּמַּחְבָּ֑רֶת וַחֲמִשִּׁ֣ים לֻלָאֹ֗ת עָשָׂה֙ עַל־שְׂפַ֣ת הַיְרִיעָ֔ה הַחֹבֶ֖רֶת הַשֵּׁנִֽית׃<text:s/></text:span><text:span text:style-name="T3409">‬</text:span>‬‬<text:span text:style-name="T3410">18</text:span><text:span text:style-name="T3411"> וַיַּ֛עַשׂ קַרְסֵ֥י נְחֹ֖שֶׁת חֲמִשִּׁ֑ים לְחַבֵּ֥ר אֶת־הָאֹ֖הֶל לִֽהְיֹ֥ת אֶחָֽד׃<text:s/></text:span><text:span text:style-name="T3412">‬</text:span>‬‬<text:span text:style-name="T3413">19</text:span><text:span text:style-name="T3414"> וַיַּ֤עַשׂ מִכְסֶה֙ לָאֹ֔הֶל עֹרֹ֥ת אֵלִ֖ים מְאָדָּמִ֑ים וּמִכְסֵ֛ה עֹרֹ֥ת תְּחָשִׁ֖ים מִלְמָֽעְלָה׃</text:span><text:span text:style-name="T3415"><text:s/>ס<text:s/></text:span><text:span text:style-name="T3416">‬</text:span>‬‬<text:span text:style-name="T3417">20</text:span><text:span text:style-name="T3418"> וַיַּ֥עַשׂ אֶת־הַקְּרָשִׁ֖ים לַמִּשְׁכָּ֑ן עֲצֵ֥י שִׁטִּ֖ים עֹמְדִֽים׃<text:s/></text:span><text:span text:style-name="T3419">‬</text:span>‬‬<text:span text:style-name="T3420">21</text:span><text:span text:style-name="T3421"> עֶ֥שֶׂר אַמֹּ֖ת אֹ֣רֶךְ הַקָּ֑רֶשׁ וְאַמָּה֙ וַחֲצִ֣י הָֽאַמָּ֔ה רֹ֖חַב הַקֶּ֥רֶשׁ הָאֶחָֽד׃<text:s/></text:span><text:span text:style-name="T3422">‬</text:span>‬‬<text:span text:style-name="T3423">22</text:span><text:span text:style-name="T3424"> שְׁתֵּ֣י יָדֹ֗ת לַקֶּ֙רֶשׁ֙ הָֽאֶחָ֔ד מְשֻׁלָּבֹ֔ת אַחַ֖ת אֶל־אֶחָ֑ת כֵּ֣ן עָשָׂ֔ה לְכֹ֖ל קַרְשֵׁ֥י הַמִּשְׁכָּֽן׃<text:s/></text:span><text:span text:style-name="T3425">‬</text:span>‬‬<text:span text:style-name="T3426">23</text:span><text:span text:style-name="T3427"> וַיַּ֥עַשׂ אֶת־הַקְּרָשִׁ֖ים לַמִּשְׁכָּ֑ן עֶשְׂרִ֣ים קְרָשִׁ֔ים לִפְאַ֖ת נֶ֥גֶב תֵּימָֽנָה׃<text:s/></text:span><text:span text:style-name="T3428">‬</text:span>‬‬<text:span text:style-name="T3429">24</text:span><text:span text:style-name="T3430"> וְאַרְבָּעִים֙ אַדְנֵי־כֶ֔סֶף עָשָׂ֕ה תַּ֖חַת עֶשְׂרִ֣ים הַקְּרָשִׁ֑ים שְׁנֵ֨י אֲדָנִ֜ים תַּֽחַת־הַקֶּ֤רֶשׁ הָאֶחָד֙ לִשְׁתֵּ֣י יְדֹתָ֔יו וּשְׁנֵ֧י אֲדָנִ֛ים תַּֽחַת־הַקֶּ֥רֶשׁ הָאֶחָ֖ד לִשְׁתֵּ֥י יְדֹתָֽיו׃<text:s/></text:span><text:span text:style-name="T3431">‬</text:span>‬‬<text:span text:style-name="T3432">25</text:span><text:span text:style-name="T3433"> וּלְצֶ֧לַע הַמִּשְׁכָּ֛ן הַשֵּׁנִ֖ית לִפְאַ֣ת צָפ֑וֹן עָשָׂ֖ה עֶשְׂרִ֥ים קְרָשִֽׁים׃<text:s/></text:span><text:span text:style-name="T3434">‬</text:span>‬‬<text:span text:style-name="T3435">26</text:span><text:span text:style-name="T3436"> וְאַרְבָּעִ֥ים אַדְנֵיהֶ֖ם כָּ֑סֶף שְׁנֵ֣י אֲדָנִ֗ים תַּ֚חַת הַקֶּ֣רֶשׁ הָאֶחָ֔ד וּשְׁנֵ֣י אֲדָנִ֔ים תַּ֖חַת הַקֶּ֥רֶשׁ הָאֶחָֽד׃<text:s/></text:span><text:span text:style-name="T3437">‬</text:span>‬‬<text:span text:style-name="T3438">27</text:span><text:span text:style-name="T3439"> וּֽלְיַרְכְּתֵ֥י הַמִּשְׁכָּ֖ן יָ֑מָּה עָשָׂ֖ה שִׁשָּׁ֥ה קְרָשִֽׁים׃<text:s/></text:span><text:span text:style-name="T3440">‬</text:span>‬‬<text:span text:style-name="T3441">28</text:span><text:span text:style-name="T3442"> וּשְׁנֵ֤י קְרָשִׁים֙ עָשָׂ֔ה לִמְקֻצְעֹ֖ת הַמִּשְׁכָּ֑ן בַּיַּרְכָתָֽיִם׃<text:s/></text:span><text:span text:style-name="T3443">‬</text:span>‬‬<text:span text:style-name="T3444">29</text:span><text:span text:style-name="T3445"> וְהָי֣וּ תוֹאֲמִם֮ מִלְּמַטָּה֒ וְיַחְדָּ֗ו יִהְי֤וּ תַמִּים֙ אֶל־רֹאשׁ֔וֹ אֶל־הַטַּבַּ֖עַת הָאֶחָ֑ת כֵּ֚ן עָשָׂ֣ה לִשְׁנֵיהֶ֔ם לִשְׁנֵ֖י הַמִּקְצֹעֹֽת׃<text:s/></text:span><text:span text:style-name="T3446">‬</text:span>‬‬<text:span text:style-name="T3447">30</text:span><text:span text:style-name="T3448"> וְהָיוּ֙ שְׁמֹנָ֣ה קְרָשִׁ֔ים וְאַדְנֵיהֶ֣ם כֶּ֔סֶף שִׁשָּׁ֥ה עָשָׂ֖ר אֲדָנִ֑ים שְׁנֵ֤י אֲדָנִים֙ שְׁנֵ֣י אֲדָנִ֔ים תַּ֖חַת הַקֶּ֥רֶשׁ הָאֶחָֽד׃<text:s/></text:span><text:span text:style-name="T3449">‬</text:span>‬‬<text:span text:style-name="T3450">31</text:span><text:span text:style-name="T3451"> וַיַּ֥עַשׂ בְּרִיחֵ֖י עֲצֵ֣י שִׁטִּ֑ים חֲמִשָּׁ֕ה לְקַרְשֵׁ֥י צֶֽלַע־הַמִּשְׁכָּ֖ן הָאֶחָֽת׃<text:s/></text:span><text:span text:style-name="T3452">‬</text:span>‬‬<text:span text:style-name="T3453">32</text:span><text:span text:style-name="T3454"> וַחֲמִשָּׁ֣ה בְרִיחִ֔ם לְקַרְשֵׁ֥י צֶֽלַע־הַמִּשְׁכָּ֖ן הַשֵּׁנִ֑ית וַחֲמִשָּׁ֤ה בְרִיחִם֙ לְקַרְשֵׁ֣י הַמִּשְׁכָּ֔ן לַיַּרְכָתַ֖יִם יָֽמָּה׃<text:s/></text:span><text:span text:style-name="T3455">‬</text:span>‬‬<text:span text:style-name="T3456">33</text:span><text:span text:style-name="T3457"> וַיַּ֖עַשׂ אֶת־הַבְּרִ֣יחַ הַתִּיכֹ֑ן לִבְרֹ֙חַ֙ בְּת֣וֹךְ הַקְּרָשִׁ֔ים מִן־הַקָּצֶ֖ה אֶל־הַקָּצֶֽה׃<text:s/></text:span><text:span text:style-name="T3458">‬</text:span>‬‬<text:span text:style-name="T3459">34</text:span><text:span text:style-name="T3460"> וְֽאֶת־הַקְּרָשִׁ֞ים צִפָּ֣ה זָהָ֗ב וְאֶת־טַבְּעֹתָם֙ עָשָׂ֣ה זָהָ֔ב בָּתִּ֖ים לַבְּרִיחִ֑ם וַיְצַ֥ף אֶת־הַבְּרִיחִ֖ם זָהָֽב׃<text:s/></text:span><text:span text:style-name="T3461">‬</text:span>‬‬<text:span text:style-name="T3462">35</text:span><text:span text:style-name="T3463"> וַיַּ֙עַשׂ֙ אֶת־הַפָּרֹ֔כֶת תְּכֵ֧לֶת וְאַרְגָּמָ֛ן וְתוֹלַ֥עַת שָׁנִ֖י וְשֵׁ֣שׁ מָשְׁזָ֑ר מַעֲשֵׂ֥ה חֹשֵׁ֛ב עָשָׂ֥ה אֹתָ֖הּ כְּרֻבִֽים׃<text:s/></text:span><text:span text:style-name="T3464">‬</text:span>‬‬<text:span text:style-name="T3465">36</text:span><text:span text:style-name="T3466"> וַיַּ֣עַשׂ לָ֗הּ אַרְבָּעָה֙ עַמּוּדֵ֣י שִׁטִּ֔ים וַיְצַפֵּ֣ם זָהָ֔ב וָוֵיהֶ֖ם זָהָ֑ב וַיִּצֹ֣ק לָהֶ֔ם אַרְבָּעָ֖ה אַדְנֵי־כָֽסֶף׃<text:s/></text:span><text:span text:style-name="T3467">‬</text:span>‬‬<text:span text:style-name="T3468">37</text:span><text:span text:style-name="T3469"> וַיַּ֤עַשׂ מָסָךְ֙ לְפֶ֣תַח הָאֹ֔הֶל תְּכֵ֧לֶת וְאַרְגָּמָ֛ן וְתוֹלַ֥עַת שָׁנִ֖י וְשֵׁ֣שׁ מָשְׁזָ֑ר מַעֲשֵׂ֖ה רֹקֵֽם׃<text:s/></text:span><text:span text:style-name="T3470">‬</text:span>‬‬<text:span text:style-name="T3471">38</text:span><text:span text:style-name="T3472"> וְאֶת־עַמּוּדָ֤יו חֲמִשָּׁה֙ וְאֶת־וָ֣וֵיהֶ֔ם וְצִפָּ֧ה רָאשֵׁיהֶ֛ם וַחֲשֻׁקֵיהֶ֖ם זָהָ֑ב וְאַדְנֵיהֶ֥ם חֲמִשָּׁ֖ה נְחֹֽשֶׁת׃<text:s/></text:span><text:span text:style-name="T3473">פ<text:s/></text:span><text:span text:style-name="T3474">‬</text:span>‬‬‬‬‬‬‬‬‬‬‬‬‬‬‬‬‬‬‬‬‬‬‬‬‬‬‬‬‬‬‬‬‬‬‬‬‬‬‬</text:p>
      </text:section>
      <text:section text:name="Sect36" text:style-name="S36">
        <text:p text:style-name="P3475">Exodus 37</text:p>
        <text:p text:style-name="P3476"><text:span text:style-name="T3477">1</text:span><text:span text:style-name="T3478"> וַיַּ֧עַשׂ בְּצַלְאֵ֛ל אֶת־הָאָרֹ֖ן עֲצֵ֣י שִׁטִּ֑ים אַמָּתַ֨יִם וָחֵ֜צִי אָרְכּ֗וֹ וְאַמָּ֤ה וָחֵ֙צִי֙ רָחְבּ֔וֹ וְאַמָּ֥ה וָחֵ֖צִי קֹמָתֽוֹ׃<text:s/></text:span><text:span text:style-name="T3479">2</text:span><text:span text:style-name="T3480"> וַיְצַפֵּ֛הוּ זָהָ֥ב טָה֖וֹר מִבַּ֣יִת וּמִח֑וּץ וַיַּ֥עַשׂ ל֛וֹ זֵ֥ר זָהָ֖ב סָבִֽיב׃<text:s/></text:span><text:span text:style-name="T3481">‬</text:span>‬‬<text:span text:style-name="T3482">3</text:span><text:span text:style-name="T3483"> וַיִּצֹ֣ק ל֗וֹ אַרְבַּע֙ טַבְּעֹ֣ת זָהָ֔ב עַ֖ל אַרְבַּ֣ע פַּעֲמֹתָ֑יו וּשְׁתֵּ֣י טַבָּעֹ֗ת עַל־צַלְעוֹ֙ הָֽאֶחָ֔ת וּשְׁתֵּי֙ טַבָּע֔וֹת<text:s/></text:span><text:soft-page-break/><text:span text:style-name="T3484">עַל־צַלְע֖וֹ הַשֵּׁנִֽית׃<text:s/></text:span><text:span text:style-name="T3485">‬</text:span>‬‬<text:span text:style-name="T3486">4</text:span><text:span text:style-name="T3487"> וַיַּ֥עַשׂ בַּדֵּ֖י עֲצֵ֣י שִׁטִּ֑ים וַיְצַ֥ף אֹתָ֖ם זָהָֽב׃<text:s/></text:span><text:span text:style-name="T3488">‬</text:span>‬‬<text:span text:style-name="T3489">5</text:span><text:span text:style-name="T3490"> וַיָּבֵ֤א אֶת־הַבַּדִּים֙ בַּטַּבָּעֹ֔ת עַ֖ל צַלְעֹ֣ת הָאָרֹ֑ן לָשֵׂ֖את אֶת־הָאָרֹֽן׃<text:s/></text:span><text:span text:style-name="T3491">‬</text:span>‬‬<text:span text:style-name="T3492">6</text:span><text:span text:style-name="T3493"> וַיַּ֥עַשׂ כַּפֹּ֖רֶת זָהָ֣ב טָה֑וֹר אַמָּתַ֤יִם וָחֵ֙צִי֙ אָרְכָּ֔הּ וְאַמָּ֥ה וָחֵ֖צִי רָחְבָּֽהּ׃<text:s/></text:span><text:span text:style-name="T3494">‬</text:span>‬‬<text:span text:style-name="T3495">7</text:span><text:span text:style-name="T3496"> וַיַּ֛עַשׂ שְׁנֵ֥י כְרֻבִ֖ים זָהָ֑ב מִקְשָׁה֙ עָשָׂ֣ה אֹתָ֔ם מִשְּׁנֵ֖י קְצ֥וֹת הַכַּפֹּֽרֶת׃<text:s/></text:span><text:span text:style-name="T3497">‬</text:span>‬‬<text:span text:style-name="T3498">8</text:span><text:span text:style-name="T3499"> כְּרוּב־אֶחָ֤ד מִקָּצָה֙ מִזֶּ֔ה וּכְרוּב־אֶחָ֥ד מִקָּצָ֖ה מִזֶּ֑ה מִן־הַכַּפֹּ֛רֶת עָשָׂ֥ה אֶת־הַכְּרֻבִ֖ים מִשְּׁנֵ֥י *קצוותו **קְצוֹתָֽיו׃<text:s/></text:span><text:span text:style-name="T3500">‬</text:span>‬‬<text:span text:style-name="T3501">9</text:span><text:span text:style-name="T3502"> וַיִּהְי֣וּ הַכְּרֻבִים֩ פֹּרְשֵׂ֨י כְנָפַ֜יִם לְמַ֗עְלָה סֹֽכְכִ֤ים בְּכַנְפֵיהֶם֙ עַל־הַכַּפֹּ֔רֶת וּפְנֵיהֶ֖ם אִ֣ישׁ אֶל־אָחִ֑יו אֶל־הַכַּפֹּ֔רֶת הָי֖וּ פְּנֵ֥י הַכְּרֻבִֽים׃<text:s/></text:span><text:span text:style-name="T3503">פ<text:s/></text:span><text:span text:style-name="T3504">‬</text:span>‬‬‬‬‬‬‬‬‬‬</text:p>
        <text:p text:style-name="P3505"><text:span text:style-name="T3506">10</text:span><text:span text:style-name="T3507"> וַיַּ֥עַשׂ אֶת־הַשֻּׁלְחָ֖ן עֲצֵ֣י שִׁטִּ֑ים אַמָּתַ֤יִם אָרְכּוֹ֙ וְאַמָּ֣ה רָחְבּ֔וֹ וְאַמָּ֥ה וָחֵ֖צִי קֹמָתֽוֹ׃<text:s/></text:span><text:span text:style-name="T3508">‬</text:span>‬‬<text:span text:style-name="T3509">11</text:span><text:span text:style-name="T3510"> וַיְצַ֥ף אֹת֖וֹ זָהָ֣ב טָה֑וֹר וַיַּ֥עַשׂ ל֛וֹ זֵ֥ר זָהָ֖ב סָבִֽיב׃<text:s/></text:span><text:span text:style-name="T3511">‬</text:span>‬‬<text:span text:style-name="T3512">12</text:span><text:span text:style-name="T3513"> וַיַּ֨עַשׂ ל֥וֹ מִסְגֶּ֛רֶת טֹ֖פַח סָבִ֑יב וַיַּ֧עַשׂ זֵר־זָהָ֛ב לְמִסְגַּרְתּ֖וֹ סָבִֽיב׃<text:s/></text:span><text:span text:style-name="T3514">‬</text:span>‬‬<text:span text:style-name="T3515">13</text:span><text:span text:style-name="T3516"> וַיִּצֹ֣ק ל֔וֹ אַרְבַּ֖ע טַבְּעֹ֣ת זָהָ֑ב וַיִּתֵּן֙ אֶת־הַטַּבָּעֹ֔ת עַ֚ל אַרְבַּ֣ע הַפֵּאֹ֔ת אֲשֶׁ֖ר לְאַרְבַּ֥ע רַגְלָֽיו׃<text:s/></text:span><text:span text:style-name="T3517">‬</text:span>‬‬<text:span text:style-name="T3518">14</text:span><text:span text:style-name="T3519"> לְעֻמַּת֙ הַמִּסְגֶּ֔רֶת הָי֖וּ הַטַּבָּעֹ֑ת בָּתִּים֙ לַבַּדִּ֔ים לָשֵׂ֖את אֶת־הַשֻּׁלְחָֽן׃<text:s/></text:span><text:span text:style-name="T3520">‬</text:span>‬‬<text:span text:style-name="T3521">15</text:span><text:span text:style-name="T3522"> וַיַּ֤עַשׂ אֶת־הַבַּדִּים֙ עֲצֵ֣י שִׁטִּ֔ים וַיְצַ֥ף אֹתָ֖ם זָהָ֑ב לָשֵׂ֖את אֶת־הַשֻּׁלְחָֽן׃<text:s/></text:span><text:span text:style-name="T3523">‬</text:span>‬‬<text:span text:style-name="T3524">16</text:span><text:span text:style-name="T3525"> וַיַּ֜עַשׂ אֶֽת־הַכֵּלִ֣ים ׀ אֲשֶׁ֣ר עַל־הַשֻּׁלְחָ֗ן אֶת־קְעָרֹתָ֤יו וְאֶת־כַּפֹּתָיו֙ וְאֵת֙ מְנַקִּיֹּתָ֔יו וְאֶת־הַקְּשָׂוֺ֔ת אֲשֶׁ֥ר יֻסַּ֖ךְ בָּהֵ֑ן זָהָ֖ב טָהֽוֹר׃<text:s/></text:span><text:span text:style-name="T3526">פ<text:s/></text:span><text:span text:style-name="T3527">‬</text:span>‬‬‬‬‬‬‬‬‬</text:p>
        <text:p text:style-name="P3528"><text:span text:style-name="T3529">17</text:span><text:span text:style-name="T3530"> וַיַּ֥עַשׂ אֶת־הַמְּנֹרָ֖ה זָהָ֣ב טָה֑וֹר מִקְשָׁ֞ה עָשָׂ֤ה אֶת־הַמְּנֹרָה֙ יְרֵכָ֣הּ וְקָנָ֔הּ גְּבִיעֶ֛יהָ כַּפְתֹּרֶ֥יהָ וּפְרָחֶ֖יהָ מִמֶּ֥נָּה הָיֽוּ׃<text:s/></text:span><text:span text:style-name="T3531">‬</text:span>‬‬<text:span text:style-name="T3532">18</text:span><text:span text:style-name="T3533"> וְשִׁשָּׁ֣ה קָנִ֔ים יֹצְאִ֖ים מִצִּדֶּ֑יהָ שְׁלֹשָׁ֣ה ׀ קְנֵ֣י מְנֹרָ֗ה מִצִּדָּהּ֙ הָֽאֶחָ֔ד וּשְׁלֹשָׁה֙ קְנֵ֣י מְנֹרָ֔ה מִצִּדָּ֖הּ הַשֵּׁנִֽי׃<text:s/></text:span><text:span text:style-name="T3534">‬</text:span>‬‬<text:span text:style-name="T3535">19</text:span><text:span text:style-name="T3536"> שְׁלֹשָׁ֣ה גְ֠בִעִים מְֽשֻׁקָּדִ֞ים בַּקָּנֶ֣ה הָאֶחָד֮ כַּפְתֹּ֣ר וָפֶרַח֒ וּשְׁלֹשָׁ֣ה גְבִעִ֗ים מְשֻׁקָּדִ֛ים בְּקָנֶ֥ה אֶחָ֖ד כַּפְתֹּ֣ר וָפָ֑רַח כֵּ֚ן לְשֵׁ֣שֶׁת הַקָּנִ֔ים הַיֹּצְאִ֖ים מִן־הַמְּנֹרָֽה׃<text:s/></text:span><text:span text:style-name="T3537">‬</text:span>‬‬<text:span text:style-name="T3538">20</text:span><text:span text:style-name="T3539"> וּבַמְּנֹרָ֖ה אַרְבָּעָ֣ה גְבִעִ֑ים מְשֻׁ֨קָּדִ֔ים כַּפְתֹּרֶ֖יהָ וּפְרָחֶֽיהָ׃<text:s/></text:span><text:span text:style-name="T3540">‬</text:span>‬‬<text:span text:style-name="T3541">21</text:span><text:span text:style-name="T3542"> וְכַפְתֹּ֡ר תַּחַת֩ שְׁנֵ֨י הַקָּנִ֜ים מִמֶּ֗נָּה וְכַפְתֹּר֙ תַּ֣חַת שְׁנֵ֤י הַקָּנִים֙ מִמֶּ֔נָּה וְכַפְתֹּ֕ר תַּֽחַת־שְׁנֵ֥י הַקָּנִ֖ים מִמֶּ֑נָּה לְשֵׁ֙שֶׁת֙ הַקָּנִ֔ים הַיֹּצְאִ֖ים מִמֶּֽנָּה׃<text:s/></text:span><text:span text:style-name="T3543">‬</text:span>‬‬<text:span text:style-name="T3544">22</text:span><text:span text:style-name="T3545"> כַּפְתֹּרֵיהֶ֥ם וּקְנֹתָ֖ם מִמֶּ֣נָּה הָי֑וּ כֻּלָּ֛הּ מִקְשָׁ֥ה אַחַ֖ת זָהָ֥ב טָהֽוֹר׃<text:s/></text:span><text:span text:style-name="T3546">‬</text:span>‬‬<text:span text:style-name="T3547">23</text:span><text:span text:style-name="T3548"> וַיַּ֥עַשׂ אֶת־נֵרֹתֶ֖יהָ שִׁבְעָ֑ה וּמַלְקָחֶ֥יהָ וּמַחְתֹּתֶ֖יהָ זָהָ֥ב טָהֽוֹר׃<text:s/></text:span><text:span text:style-name="T3549">‬</text:span>‬‬<text:span text:style-name="T3550">24</text:span><text:span text:style-name="T3551"> כִּכָּ֛ר זָהָ֥ב טָה֖וֹר עָשָׂ֣ה אֹתָ֑הּ וְאֵ֖ת כָּל־כֵּלֶֽיהָ׃<text:s/></text:span><text:span text:style-name="T3552">פ<text:s/></text:span><text:span text:style-name="T3553">‬</text:span>‬‬‬‬‬‬‬‬‬‬</text:p>
        <text:p text:style-name="P3554"><text:span text:style-name="T3555">25</text:span><text:span text:style-name="T3556"> וַיַּ֛עַשׂ אֶת־מִזְבַּ֥ח הַקְּטֹ֖רֶת עֲצֵ֣י שִׁטִּ֑ים אַמָּ֣ה אָרְכּוֹ֩ וְאַמָּ֨ה רָחְבּ֜וֹ רָב֗וּעַ וְאַמָּתַ֙יִם֙ קֹֽמָת֔וֹ מִמֶּ֖נּוּ הָי֥וּ קַרְנֹתָֽיו׃<text:s/></text:span><text:span text:style-name="T3557">‬</text:span>‬‬<text:span text:style-name="T3558">26</text:span><text:span text:style-name="T3559"> וַיְצַ֨ף אֹת֜וֹ זָהָ֣ב טָה֗וֹר אֶת־גַּגּ֧וֹ וְאֶת־קִירֹתָ֛יו סָבִ֖יב וְאֶת־קַרְנֹתָ֑יו וַיַּ֥עַשׂ ל֛וֹ זֵ֥ר זָהָ֖ב סָבִֽיב׃<text:s/></text:span><text:span text:style-name="T3560">‬</text:span>‬‬<text:span text:style-name="T3561">27</text:span><text:span text:style-name="T3562"> וּשְׁתֵּי֩ טַבְּעֹ֨ת זָהָ֜ב עָֽשָׂה־ל֣וֹ ׀ מִתַּ֣חַת לְזֵר֗וֹ עַ֚ל שְׁתֵּ֣י צַלְעֹתָ֔יו עַ֖ל שְׁנֵ֣י צִדָּ֑יו לְבָתִּ֣ים לְבַדִּ֔ים לָשֵׂ֥את אֹת֖וֹ בָּהֶֽם׃<text:s/></text:span><text:span text:style-name="T3563">‬</text:span>‬‬<text:span text:style-name="T3564">28</text:span><text:span text:style-name="T3565"> וַיַּ֥עַשׂ אֶת־הַבַּדִּ֖ים עֲצֵ֣י שִׁטִּ֑ים וַיְצַ֥ף אֹתָ֖ם זָהָֽב׃<text:s/></text:span><text:span text:style-name="T3566">‬</text:span>‬‬<text:span text:style-name="T3567">29</text:span><text:span text:style-name="T3568"> וַיַּ֜עַשׂ אֶת־שֶׁ֤מֶן הַמִּשְׁחָה֙ קֹ֔דֶשׁ וְאֶת־קְטֹ֥רֶת הַסַּמִּ֖ים טָה֑וֹר מַעֲשֵׂ֖ה רֹקֵֽחַ׃<text:s/></text:span><text:span text:style-name="T3569">פ<text:s/></text:span><text:span text:style-name="T3570">‬</text:span>‬‬‬‬‬‬‬</text:p>
      </text:section>
      <text:section text:name="Sect37" text:style-name="S37">
        <text:soft-page-break/>
        <text:p text:style-name="P3571">Exodus 38</text:p>
        <text:p text:style-name="P3572"><text:span text:style-name="T3573">1</text:span><text:span text:style-name="T3574"> וַיַּ֛עַשׂ אֶת־מִזְבַּ֥ח הָעֹלָ֖ה עֲצֵ֣י שִׁטִּ֑ים חָמֵשׁ֩ אַמּ֨וֹת אָרְכּ֜וֹ וְחָֽמֵשׁ־אַמּ֤וֹת רָחְבּוֹ֙ רָב֔וּעַ וְשָׁלֹ֥שׁ אַמּ֖וֹת קֹמָתֽוֹ׃<text:s/></text:span><text:span text:style-name="T3575">2</text:span><text:span text:style-name="T3576"> וַיַּ֣עַשׂ קַרְנֹתָ֗יו עַ֚ל אַרְבַּ֣ע פִּנֹּתָ֔יו מִמֶּ֖נּוּ הָי֣וּ קַרְנֹתָ֑יו וַיְצַ֥ף אֹת֖וֹ נְחֹֽשֶׁת׃<text:s/></text:span><text:span text:style-name="T3577">‬</text:span>‬‬<text:span text:style-name="T3578">3</text:span><text:span text:style-name="T3579"> וַיַּ֜עַשׂ אֶֽת־כָּל־כְּלֵ֣י הַמִּזְבֵּ֗חַ אֶת־הַסִּירֹ֤ת וְאֶת־הַיָּעִים֙ וְאֶת־הַמִּזְרָקֹ֔ת אֶת־הַמִּזְלָגֹ֖ת וְאֶת־הַמַּחְתֹּ֑ת כָּל־כֵּלָ֖יו עָשָׂ֥ה נְחֹֽשֶׁת׃<text:s/></text:span><text:span text:style-name="T3580">‬</text:span>‬‬<text:span text:style-name="T3581">4</text:span><text:span text:style-name="T3582"> וַיַּ֤עַשׂ לַמִּזְבֵּ֙חַ֙ מִכְבָּ֔ר מַעֲשֵׂ֖ה רֶ֣שֶׁת נְחֹ֑שֶׁת תַּ֧חַת כַּרְכֻּבּ֛וֹ מִלְּמַ֖טָּה עַד־חֶצְיֽוֹ׃<text:s/></text:span><text:span text:style-name="T3583">‬</text:span>‬‬<text:span text:style-name="T3584">5</text:span><text:span text:style-name="T3585"> וַיִּצֹ֞ק אַרְבַּ֧ע טַבָּעֹ֛ת בְּאַרְבַּ֥ע הַקְּצָוֺ֖ת לְמִכְבַּ֣ר הַנְּחֹ֑שֶׁת בָּתִּ֖ים לַבַּדִּֽים׃<text:s/></text:span><text:span text:style-name="T3586">‬</text:span>‬‬<text:span text:style-name="T3587">6</text:span><text:span text:style-name="T3588"> וַיַּ֥עַשׂ אֶת־הַבַּדִּ֖ים עֲצֵ֣י שִׁטִּ֑ים וַיְצַ֥ף אֹתָ֖ם נְחֹֽשֶׁת׃<text:s/></text:span><text:span text:style-name="T3589">‬</text:span>‬‬<text:span text:style-name="T3590">7</text:span><text:span text:style-name="T3591"> וַיָּבֵ֨א אֶת־הַבַּדִּ֜ים בַּטַּבָּעֹ֗ת עַ֚ל צַלְעֹ֣ת הַמִּזְבֵּ֔חַ לָשֵׂ֥את אֹת֖וֹ בָּהֶ֑ם נְב֥וּב לֻחֹ֖ת עָשָׂ֥ה אֹתֽוֹ׃</text:span><text:span text:style-name="T3592"><text:s/>ס<text:s/></text:span><text:span text:style-name="T3593">‬</text:span>‬‬<text:span text:style-name="T3594">8</text:span><text:span text:style-name="T3595"> וַיַּ֗עַשׂ אֵ֚ת הַכִּיּ֣וֹר נְחֹ֔שֶׁת וְאֵ֖ת כַּנּ֣וֹ נְחֹ֑שֶׁת בְּמַרְאֹת֙ הַצֹּ֣בְאֹ֔ת אֲשֶׁ֣ר צָֽבְא֔וּ פֶּ֖תַח אֹ֥הֶל מוֹעֵֽד׃</text:span><text:span text:style-name="T3596"><text:s/>ס<text:s/></text:span><text:span text:style-name="T3597">‬</text:span>‬‬<text:span text:style-name="T3598">9</text:span><text:span text:style-name="T3599"> וַיַּ֖עַשׂ אֶת־הֶחָצֵ֑ר לִפְאַ֣ת ׀ נֶ֣גֶב תֵּימָ֗נָה קַלְעֵ֤י הֶֽחָצֵר֙ שֵׁ֣שׁ מָשְׁזָ֔ר מֵאָ֖ה בָּאַמָּֽה׃<text:s/></text:span><text:span text:style-name="T3600">‬</text:span>‬‬<text:span text:style-name="T3601">10</text:span><text:span text:style-name="T3602"> עַמּוּדֵיהֶ֣ם עֶשְׂרִ֔ים וְאַדְנֵיהֶ֥ם עֶשְׂרִ֖ים נְחֹ֑שֶׁת וָוֵ֧י הָעַמֻּדִ֛ים וַחֲשֻׁקֵיהֶ֖ם כָּֽסֶף׃<text:s/></text:span><text:span text:style-name="T3603">‬</text:span>‬‬<text:span text:style-name="T3604">11</text:span><text:span text:style-name="T3605"> וְלִפְאַ֤ת צָפוֹן֙ מֵאָ֣ה בָֽאַמָּ֔ה עַמּוּדֵיהֶ֣ם עֶשְׂרִ֔ים וְאַדְנֵיהֶ֥ם עֶשְׂרִ֖ים נְחֹ֑שֶׁת וָוֵ֧י הָֽעַמּוּדִ֛ים וַחֲשֻׁקֵיהֶ֖ם כָּֽסֶף׃<text:s/></text:span><text:span text:style-name="T3606">‬</text:span>‬‬<text:span text:style-name="T3607">12</text:span><text:span text:style-name="T3608"> וְלִפְאַת־יָ֗ם קְלָעִים֙ חֲמִשִּׁ֣ים בָּֽאַמָּ֔ה עַמּוּדֵיהֶ֥ם עֲשָׂרָ֔ה וְאַדְנֵיהֶ֖ם עֲשָׂרָ֑ה וָוֵ֧י הָעַמֻּדִ֛ים וַחֲשׁוּקֵיהֶ֖ם כָּֽסֶף׃<text:s/></text:span><text:span text:style-name="T3609">‬</text:span>‬‬<text:span text:style-name="T3610">13</text:span><text:span text:style-name="T3611"> וְלִפְאַ֛ת קֵ֥דְמָה מִזְרָ֖חָה חֲמִשִּׁ֥ים אַמָּֽה׃<text:s/></text:span><text:span text:style-name="T3612">‬</text:span>‬‬<text:span text:style-name="T3613">14</text:span><text:span text:style-name="T3614"> קְלָעִ֛ים חֲמֵשׁ־עֶשְׂרֵ֥ה אַמָּ֖ה אֶל־הַכָּתֵ֑ף עַמּוּדֵיהֶ֣ם שְׁלֹשָׁ֔ה וְאַדְנֵיהֶ֖ם שְׁלֹשָֽׁה׃<text:s/></text:span><text:span text:style-name="T3615">‬</text:span>‬‬<text:span text:style-name="T3616">15</text:span><text:span text:style-name="T3617"> וְלַכָּתֵ֣ף הַשֵּׁנִ֗ית מִזֶּ֤ה וּמִזֶּה֙ לְשַׁ֣עַר הֶֽחָצֵ֔ר קְלָעִ֕ים חֲמֵ֥שׁ עֶשְׂרֵ֖ה אַמָּ֑ה עַמֻּדֵיהֶ֣ם שְׁלֹשָׁ֔ה וְאַדְנֵיהֶ֖ם שְׁלֹשָֽׁה׃<text:s/></text:span><text:span text:style-name="T3618">‬</text:span>‬‬<text:span text:style-name="T3619">16</text:span><text:span text:style-name="T3620"> כָּל־קַלְעֵ֧י הֶחָצֵ֛ר סָבִ֖יב שֵׁ֥שׁ מָשְׁזָֽר׃<text:s/></text:span><text:span text:style-name="T3621">‬</text:span>‬‬<text:span text:style-name="T3622">17</text:span><text:span text:style-name="T3623"> וְהָאֲדָנִ֣ים לָֽעַמֻּדִים֮ נְחֹשֶׁת֒ וָוֵ֨י הָֽעַמּוּדִ֜ים וַחֲשׁוּקֵיהֶם֙ כֶּ֔סֶף וְצִפּ֥וּי רָאשֵׁיהֶ֖ם כָּ֑סֶף וְהֵם֙ מְחֻשָּׁקִ֣ים כֶּ֔סֶף כֹּ֖ל עַמֻּדֵ֥י הֶחָצֵֽר׃<text:s/></text:span><text:span text:style-name="T3624">‬</text:span>‬‬<text:span text:style-name="T3625">18</text:span><text:span text:style-name="T3626"> וּמָסַ֞ךְ שַׁ֤עַר הֶחָצֵר֙ מַעֲשֵׂ֣ה רֹקֵ֔ם תְּכֵ֧לֶת וְאַרְגָּמָ֛ן וְתוֹלַ֥עַת שָׁנִ֖י וְשֵׁ֣שׁ מָשְׁזָ֑ר וְעֶשְׂרִ֤ים אַמָּה֙ אֹ֔רֶךְ וְקוֹמָ֤ה בְרֹ֙חַב֙ חָמֵ֣שׁ אַמּ֔וֹת לְעֻמַּ֖ת קַלְעֵ֥י הֶחָצֵֽר׃<text:s/></text:span><text:span text:style-name="T3627">‬</text:span>‬‬<text:span text:style-name="T3628">19</text:span><text:span text:style-name="T3629"> וְעַמֻּֽדֵיהֶם֙ אַרְבָּעָ֔ה וְאַדְנֵיהֶ֥ם אַרְבָּעָ֖ה נְחֹ֑שֶׁת וָוֵיהֶ֣ם כֶּ֔סֶף וְצִפּ֧וּי רָאשֵׁיהֶ֛ם וַחֲשֻׁקֵיהֶ֖ם כָּֽסֶף׃<text:s/></text:span><text:span text:style-name="T3630">‬</text:span>‬‬<text:span text:style-name="T3631">20</text:span><text:span text:style-name="T3632"> וְֽכָל הַיְתֵדֹ֞ת לַמִּשְׁכָּ֧ן וְלֶחָצֵ֛ר סָבִ֖יב נְחֹֽשֶׁת׃</text:span><text:span text:style-name="T3633"><text:s/>ס<text:s/></text:span><text:span text:style-name="T3634">‬</text:span>‬‬‬<text:span text:style-name="T3635">21</text:span><text:span text:style-name="T3636"> אֵ֣לֶּה פְקוּדֵ֤י הַמִּשְׁכָּן֙ מִשְׁכַּ֣ן הָעֵדֻ֔ת אֲשֶׁ֥ר פֻּקַּ֖ד עַל־פִּ֣י מֹשֶׁ֑ה עֲבֹדַת֙ הַלְוִּיִּ֔ם בְּיַד֙ אִֽיתָמָ֔ר בֶּֽן־אַהֲרֹ֖ן הַכֹּהֵֽן׃<text:s/></text:span><text:span text:style-name="T3637">‬</text:span>‬‬<text:span text:style-name="T3638">22</text:span><text:span text:style-name="T3639"> וּבְצַלְאֵ֛ל בֶּן־אוּרִ֥י בֶן־ח֖וּר לְמַטֵּ֣ה יְהוּדָ֑ה עָשָׂ֕ה אֵ֛ת כָּל־אֲשֶׁר־צִוָּ֥ה יְהוָ֖ה אֶת־מֹשֶֽׁה׃<text:s/></text:span><text:span text:style-name="T3640">‬</text:span>‬‬<text:span text:style-name="T3641">23</text:span><text:span text:style-name="T3642"> וְאִתּ֗וֹ אָהֳלִיאָ֞ב בֶּן־אֲחִיסָמָ֛ךְ לְמַטֵּה־דָ֖ן חָרָ֣שׁ וְחֹשֵׁ֑ב וְרֹקֵ֗ם בַּתְּכֵ֙לֶת֙ וּבָֽאַרְגָּמָ֔ן וּבְתוֹלַ֥עַת הַשָּׁנִ֖י וּבַשֵּֽׁשׁ׃</text:span><text:span text:style-name="T3643"><text:s/>ס<text:s/></text:span><text:span text:style-name="T3644">‬</text:span>‬‬<text:span text:style-name="T3645">24</text:span><text:span text:style-name="T3646"> כָּל־הַזָּהָ֗ב הֶֽעָשׂוּי֙ לַמְּלָאכָ֔ה בְּכֹ֖ל מְלֶ֣אכֶת הַקֹּ֑דֶשׁ וַיְהִ֣י ׀ זְהַ֣ב הַתְּנוּפָ֗ה תֵּ֤שַׁע וְעֶשְׂרִים֙ כִּכָּ֔ר וּשְׁבַ֨ע מֵא֧וֹת וּשְׁלֹשִׁ֛ים שֶׁ֖קֶל בְּשֶׁ֥קֶל הַקֹּֽדֶשׁ׃<text:s/></text:span><text:span text:style-name="T3647">‬</text:span>‬‬<text:span text:style-name="T3648">25</text:span><text:span text:style-name="T3649"> וְכֶ֛סֶף פְּקוּדֵ֥י הָעֵדָ֖ה מְאַ֣ת כִּכָּ֑ר וְאֶלֶף֩ וּשְׁבַ֨ע מֵא֜וֹת וַחֲמִשָּׁ֧ה וְשִׁבְעִ֛ים שֶׁ֖קֶל בְּשֶׁ֥קֶל הַקֹּֽדֶשׁ׃<text:s/></text:span><text:span text:style-name="T3650">‬</text:span>‬‬<text:span text:style-name="T3651">26</text:span><text:span text:style-name="T3652"> בֶּ֚קַע לַגֻּלְגֹּ֔לֶת מַחֲצִ֥ית הַשֶּׁ֖קֶל בְּשֶׁ֣קֶל הַקֹּ֑דֶשׁ לְכֹ֨ל הָעֹבֵ֜ר עַל־הַפְּקֻדִ֗ים מִבֶּ֨ן עֶשְׂרִ֤ים שָׁנָה֙ וָמַ֔עְלָה לְשֵׁשׁ־מֵא֥וֹת אֶ֙לֶף֙ וּשְׁלֹ֣שֶׁת אֲלָפִ֔ים וַחֲמֵ֥שׁ מֵא֖וֹת וַחֲמִשִּֽׁים׃<text:s/></text:span><text:span text:style-name="T3653">‬</text:span>‬‬<text:span text:style-name="T3654">27</text:span><text:span text:style-name="T3655"> וַיְהִ֗י מְאַת֙ כִּכַּ֣ר הַכֶּ֔סֶף לָצֶ֗קֶת אֵ֚ת אַדְנֵ֣י הַקֹּ֔דֶשׁ וְאֵ֖ת<text:s/></text:span><text:soft-page-break/><text:span text:style-name="T3656">אַדְנֵ֣י הַפָּרֹ֑כֶת מְאַ֧ת אֲדָנִ֛ים לִמְאַ֥ת הַכִּכָּ֖ר כִּכָּ֥ר לָאָֽדֶן׃<text:s/></text:span><text:span text:style-name="T3657">‬</text:span>‬‬<text:span text:style-name="T3658">28</text:span><text:span text:style-name="T3659"> וְאֶת־הָאֶ֜לֶף וּשְׁבַ֤ע הַמֵּאוֹת֙ וַחֲמִשָּׁ֣ה וְשִׁבְעִ֔ים עָשָׂ֥ה וָוִ֖ים לָעַמּוּדִ֑ים וְצִפָּ֥ה רָאשֵׁיהֶ֖ם וְחִשַּׁ֥ק אֹתָֽם׃<text:s/></text:span><text:span text:style-name="T3660">‬</text:span>‬‬<text:span text:style-name="T3661">29</text:span><text:span text:style-name="T3662"> וּנְחֹ֥שֶׁת הַתְּנוּפָ֖ה שִׁבְעִ֣ים כִּכָּ֑ר וְאַלְפַּ֥יִם וְאַרְבַּע־מֵא֖וֹת שָֽׁקֶל׃<text:s/></text:span><text:span text:style-name="T3663">‬</text:span>‬‬<text:span text:style-name="T3664">30</text:span><text:span text:style-name="T3665"> וַיַּ֣עַשׂ בָּ֗הּ אֶת־אַדְנֵי֙ פֶּ֚תַח אֹ֣הֶל מוֹעֵ֔ד וְאֵת֙ מִזְבַּ֣ח הַנְּחֹ֔שֶׁת וְאֶת־מִכְבַּ֥ר הַנְּחֹ֖שֶׁת אֲשֶׁר־ל֑וֹ וְאֵ֖ת כָּל־כְּלֵ֥י הַמִּזְבֵּֽחַ׃<text:s/></text:span><text:span text:style-name="T3666">‬</text:span>‬‬<text:span text:style-name="T3667">31</text:span><text:span text:style-name="T3668"> וְאֶת־אַדְנֵ֤י הֶֽחָצֵר֙ סָבִ֔יב וְאֶת־אַדְנֵ֖י שַׁ֣עַר הֶחָצֵ֑ר וְאֵ֨ת כָּל־יִתְדֹ֧ת הַמִּשְׁכָּ֛ן וְאֶת־כָּל־יִתְדֹ֥ת הֶחָצֵ֖ר סָבִֽיב׃<text:s/></text:span><text:span text:style-name="T3669">‬</text:span>‬‬‬‬‬‬‬‬‬‬‬‬‬‬‬‬‬‬‬‬‬‬‬‬‬‬‬‬‬‬‬‬</text:p>
      </text:section>
      <text:section text:name="Sect38" text:style-name="S38">
        <text:p text:style-name="P3670">Exodus 39</text:p>
        <text:p text:style-name="P3671"><text:span text:style-name="T3672">1</text:span><text:span text:style-name="T3673"> וּמִן־הַתְּכֵ֤לֶת וְהָֽאַרְגָּמָן֙ וְתוֹלַ֣עַת הַשָּׁנִ֔י עָשׂ֥וּ בִגְדֵי־שְׂרָ֖ד לְשָׁרֵ֣ת בַּקֹּ֑דֶשׁ וַֽיַּעֲשׂ֞וּ אֶת־בִּגְדֵ֤י הַקֹּ֙דֶשׁ֙ אֲשֶׁ֣ר לְאַהֲרֹ֔ן כַּאֲשֶׁ֛ר צִוָּ֥ה יְהוָ֖ה אֶת־מֹשֶֽׁה׃<text:s/></text:span><text:span text:style-name="T3674">פ<text:s/></text:span></text:p>
        <text:p text:style-name="P3675"><text:span text:style-name="T3676">2</text:span><text:span text:style-name="T3677"> וַיַּ֖עַשׂ אֶת־הָאֵפֹ֑ד זָהָ֗ב תְּכֵ֧לֶת וְאַרְגָּמָ֛ן וְתוֹלַ֥עַת שָׁנִ֖י וְשֵׁ֥שׁ מָשְׁזָֽר׃<text:s/></text:span><text:span text:style-name="T3678">‬</text:span>‬‬<text:span text:style-name="T3679">3</text:span><text:span text:style-name="T3680"> וַֽיְרַקְּע֞וּ אֶת־פַּחֵ֣י הַזָּהָב֮ וְקִצֵּ֣ץ פְּתִילִם֒ לַעֲשׂ֗וֹת בְּת֤וֹךְ הַתְּכֵ֙לֶת֙ וּבְת֣וֹךְ הָֽאַרְגָּמָ֔ן וּבְת֛וֹךְ תּוֹלַ֥עַת הַשָּׁנִ֖י וּבְת֣וֹךְ הַשֵּׁ֑שׁ מַעֲשֵׂ֖ה חֹשֵֽׁב׃<text:s/></text:span><text:span text:style-name="T3681">‬</text:span>‬‬<text:span text:style-name="T3682">4</text:span><text:span text:style-name="T3683"> כְּתֵפֹ֥ת עָֽשׂוּ־ל֖וֹ חֹבְרֹ֑ת עַל־שְׁנֵ֥י *קצוותו **קְצוֹתָ֖יו חֻבָּֽר׃<text:s/></text:span><text:span text:style-name="T3684">‬</text:span>‬‬<text:span text:style-name="T3685">5</text:span><text:span text:style-name="T3686"> וְחֵ֨שֶׁב אֲפֻדָּת֜וֹ אֲשֶׁ֣ר עָלָ֗יו מִמֶּ֣נּוּ הוּא֮ כְּמַעֲשֵׂהוּ֒ זָהָ֗ב תְּכֵ֧לֶת וְאַרְגָּמָ֛ן וְתוֹלַ֥עַת שָׁנִ֖י וְשֵׁ֣שׁ מָשְׁזָ֑ר כַּאֲשֶׁ֛ר צִוָּ֥ה יְהוָ֖ה אֶת־מֹשֶֽׁה׃<text:s/></text:span><text:span text:style-name="T3687">‬</text:span>‬‬<text:span text:style-name="T3688">6</text:span><text:span text:style-name="T3689"> וַֽיַּעֲשׂוּ֙ אֶת־אַבְנֵ֣י הַשֹּׁ֔הַם מֻֽסַבֹּ֖ת מִשְׁבְּצֹ֣ת זָהָ֑ב מְפֻתָּחֹת֙ פִּתּוּחֵ֣י חוֹתָ֔ם עַל־שְׁמ֖וֹת בְּנֵ֥י יִשְׂרָאֵֽל׃<text:s/></text:span><text:span text:style-name="T3690">‬</text:span>‬‬<text:span text:style-name="T3691">7</text:span><text:span text:style-name="T3692"> וַיָּ֣שֶׂם אֹתָ֗ם עַ֚ל כִּתְפֹ֣ת הָאֵפֹ֔ד אַבְנֵ֥י זִכָּר֖וֹן לִבְנֵ֣י יִשְׂרָאֵ֑ל כַּאֲשֶׁ֛ר צִוָּ֥ה יְהוָ֖ה אֶת־מֹשֶֽׁה׃<text:s/></text:span><text:span text:style-name="T3693">פ<text:s/></text:span><text:span text:style-name="T3694">‬</text:span>‬‬‬‬‬‬‬‬</text:p>
        <text:p text:style-name="P3695"><text:span text:style-name="T3696">8</text:span><text:span text:style-name="T3697"> וַיַּ֧עַשׂ אֶת־הַחֹ֛שֶׁן מַעֲשֵׂ֥ה חֹשֵׁ֖ב כְּמַעֲשֵׂ֣ה אֵפֹ֑ד זָהָ֗ב תְּכֵ֧לֶת וְאַרְגָּמָ֛ן וְתוֹלַ֥עַת שָׁנִ֖י וְשֵׁ֥שׁ מָשְׁזָֽר׃<text:s/></text:span><text:span text:style-name="T3698">‬</text:span>‬‬<text:span text:style-name="T3699">9</text:span><text:span text:style-name="T3700"> רָב֧וּעַ הָיָ֛ה כָּפ֖וּל עָשׂ֣וּ אֶת־הַחֹ֑שֶׁן זֶ֧רֶת אָרְכּ֛וֹ וְזֶ֥רֶת רָחְבּ֖וֹ כָּפֽוּל׃<text:s/></text:span><text:span text:style-name="T3701">‬</text:span>‬‬<text:span text:style-name="T3702">10</text:span><text:span text:style-name="T3703"> וַיְמַלְאוּ־ב֔וֹ אַרְבָּעָ֖ה ט֣וּרֵי אָ֑בֶן ט֗וּר אֹ֤דֶם פִּטְדָה֙ וּבָרֶ֔קֶת הַטּ֖וּר הָאֶחָֽד׃<text:s/></text:span><text:span text:style-name="T3704">‬</text:span>‬‬<text:span text:style-name="T3705">11</text:span><text:span text:style-name="T3706"> וְהַטּ֖וּר הַשֵּׁנִ֑י נֹ֥פֶךְ סַפִּ֖יר וְיָהֲלֹֽם׃<text:s/></text:span><text:span text:style-name="T3707">‬</text:span>‬‬<text:span text:style-name="T3708">12</text:span><text:span text:style-name="T3709"> וְהַטּ֖וּר הַשְּׁלִישִׁ֑י לֶ֥שֶׁם שְׁב֖וֹ וְאַחְלָֽמָה׃<text:s/></text:span><text:span text:style-name="T3710">‬</text:span>‬‬<text:span text:style-name="T3711">13</text:span><text:span text:style-name="T3712"> וְהַטּוּר֙ הָֽרְבִיעִ֔י תַּרְשִׁ֥ישׁ שֹׁ֖הַם וְיָשְׁפֵ֑ה מֽוּסַבֹּ֛ת מִשְׁבְּצ֥וֹת זָהָ֖ב בְּמִלֻּאֹתָֽם׃<text:s/></text:span><text:span text:style-name="T3713">‬</text:span>‬‬<text:span text:style-name="T3714">14</text:span><text:span text:style-name="T3715"> וְ֠הָאֲבָנִים עַל־שְׁמֹ֨ת בְּנֵי־יִשְׂרָאֵ֥ל הֵ֛נָּה שְׁתֵּ֥ים עֶשְׂרֵ֖ה עַל־שְׁמֹתָ֑ם פִּתּוּחֵ֤י חֹתָם֙ אִ֣ישׁ עַל־שְׁמ֔וֹ לִשְׁנֵ֥ים עָשָׂ֖ר שָֽׁבֶט׃<text:s/></text:span><text:span text:style-name="T3716">‬</text:span>‬‬<text:span text:style-name="T3717">15</text:span><text:span text:style-name="T3718"> וַיַּעֲשׂ֧וּ עַל־הַחֹ֛שֶׁן שַׁרְשְׁרֹ֥ת גַּבְלֻ֖ת מַעֲשֵׂ֣ה עֲבֹ֑ת זָהָ֖ב טָהֽוֹר׃<text:s/></text:span><text:span text:style-name="T3719">‬</text:span>‬‬<text:span text:style-name="T3720">16</text:span><text:span text:style-name="T3721"> וַֽיַּעֲשׂ֗וּ שְׁתֵּי֙ מִשְׁבְּצֹ֣ת זָהָ֔ב וּשְׁתֵּ֖י טַבְּעֹ֣ת זָהָ֑ב וֽ͏ַיִּתְּנ֗וּ אֶת־שְׁתֵּי֙ הַטַּבָּעֹ֔ת עַל־שְׁנֵ֖י קְצ֥וֹת הַחֹֽשֶׁן׃<text:s/></text:span><text:span text:style-name="T3722">‬</text:span>‬‬<text:span text:style-name="T3723">17</text:span><text:span text:style-name="T3724"> וַֽיִּתְּנ֗וּ שְׁתֵּי֙ הָעֲבֹתֹ֣ת הַזָּהָ֔ב עַל־שְׁתֵּ֖י הַטַּבָּעֹ֑ת עַל־קְצ֖וֹת הַחֹֽשֶׁן׃<text:s/></text:span><text:span text:style-name="T3725">‬</text:span>‬‬<text:span text:style-name="T3726">18</text:span><text:span text:style-name="T3727"> וְאֵ֨ת שְׁתֵּ֤י קְצוֹת֙ שְׁתֵּ֣י הָֽעֲבֹתֹ֔ת נָתְנ֖וּ עַל־שְׁתֵּ֣י הַֽמִּשְׁבְּצֹ֑ת וַֽיִּתְּנֻ֛ם עַל־כִּתְפֹ֥ת הָאֵפֹ֖ד אֶל־מ֥וּל פָּנָֽיו׃<text:s/></text:span><text:span text:style-name="T3728">‬</text:span>‬‬<text:span text:style-name="T3729">19</text:span><text:span text:style-name="T3730"> וַֽיַּעֲשׂ֗וּ שְׁתֵּי֙ טַבְּעֹ֣ת זָהָ֔ב וַיָּשִׂ֕ימוּ עַל־שְׁנֵ֖י קְצ֣וֹת הַחֹ֑שֶׁן עַל־שְׂפָת֕וֹ אֲשֶׁ֛ר אֶל־עֵ֥בֶר הָאֵפֹ֖ד בָּֽיְתָה׃<text:s/></text:span><text:span text:style-name="T3731">‬</text:span>‬‬<text:span text:style-name="T3732">20</text:span><text:span text:style-name="T3733"> וַֽיַּעֲשׂוּ֮ שְׁתֵּ֣י טַבְּעֹ֣ת זָהָב֒ וַֽיִּתְּנֻ֡ם עַל־שְׁתֵּי֩ כִתְפֹ֨ת הָאֵפֹ֤ד מִלְמַ֙טָּה֙ מִמּ֣וּל פָּנָ֔יו לְעֻמַּ֖ת מֶחְבַּרְתּ֑וֹ מִמַּ֕עַל לְחֵ֖שֶׁב הָאֵפֹֽד׃<text:s/></text:span><text:span text:style-name="T3734">‬</text:span>‬‬<text:span text:style-name="T3735">21</text:span><text:span text:style-name="T3736"> וַיִּרְכְּס֣וּ אֶת־הַחֹ֡שֶׁן מִטַּבְּעֹתָיו֩ אֶל־טַבְּעֹ֨ת הָאֵפֹ֜ד בִּפְתִ֣יל תְּכֵ֗לֶת לִֽהְיֹת֙<text:s/></text:span><text:soft-page-break/><text:span text:style-name="T3737">עַל־חֵ֣שֶׁב הָאֵפֹ֔ד וְלֹֽא־יִזַּ֣ח הַחֹ֔שֶׁן מֵעַ֖ל הָאֵפֹ֑ד כַּאֲשֶׁ֛ר צִוָּ֥ה יְהוָ֖ה אֶת־מֹשֶֽׁה׃<text:s/></text:span><text:span text:style-name="T3738">‬</text:span>‬‬<text:span text:style-name="T3739">22</text:span><text:span text:style-name="T3740"> וַיַּ֛עַשׂ אֶת־מְעִ֥יל הָאֵפֹ֖ד מַעֲשֵׂ֣ה אֹרֵ֑ג כְּלִ֖יל תְּכֵֽלֶת׃<text:s/></text:span><text:span text:style-name="T3741">‬</text:span>‬‬<text:span text:style-name="T3742">23</text:span><text:span text:style-name="T3743"> וּפִֽי־הַמְּעִ֥יל בְּתוֹכ֖וֹ כְּפִ֣י תַחְרָ֑א שָׂפָ֥ה לְפִ֛יו סָבִ֖יב לֹ֥א יִקָּרֵֽעַ׃<text:s/></text:span><text:span text:style-name="T3744">‬</text:span>‬‬<text:span text:style-name="T3745">24</text:span><text:span text:style-name="T3746"> וַֽיַּעֲשׂוּ֙ עַל־שׁוּלֵ֣י הַמְּעִ֔יל רִמּוֹנֵ֕י תְּכֵ֥לֶת וְאַרְגָּמָ֖ן וְתוֹלַ֣עַת שָׁנִ֑י מָשְׁזָֽר׃<text:s/></text:span><text:span text:style-name="T3747">‬</text:span>‬‬<text:span text:style-name="T3748">25</text:span><text:span text:style-name="T3749"> וַיַּעֲשׂ֥וּ פַעֲמֹנֵ֖י זָהָ֣ב טָה֑וֹר וַיִּתְּנ֨וּ אֶת־הַפַּֽעֲמֹנִ֜ים בְּת֣וֹךְ הָרִמֹּנִ֗ים עַל־שׁוּלֵ֤י הַמְּעִיל֙ סָבִ֔יב בְּת֖וֹךְ הָרִמֹּנִֽים׃<text:s/></text:span><text:span text:style-name="T3750">‬</text:span>‬‬<text:span text:style-name="T3751">26</text:span><text:span text:style-name="T3752"> פַּעֲמֹ֤ן וְרִמֹּן֙ פַּעֲמֹ֣ן וְרִמֹּ֔ן עַל־שׁוּלֵ֥י הַמְּעִ֖יל סָבִ֑יב לְשָׁרֵ֕ת כַּאֲשֶׁ֛ר צִוָּ֥ה יְהוָ֖ה אֶת־מֹשֶֽׁה׃</text:span><text:span text:style-name="T3753"><text:s/>ס<text:s/></text:span><text:span text:style-name="T3754">‬</text:span>‬‬<text:span text:style-name="T3755">27</text:span><text:span text:style-name="T3756"> וֽ͏ַיַּעֲשׂ֛וּ אֶת־הַכָּתְנֹ֥ת שֵׁ֖שׁ מַעֲשֵׂ֣ה אֹרֵ֑ג לְאַהֲרֹ֖ן וּלְבָנָֽיו׃<text:s/></text:span><text:span text:style-name="T3757">‬</text:span>‬‬<text:span text:style-name="T3758">28</text:span><text:span text:style-name="T3759"> וְאֵת֙ הַמִּצְנֶ֣פֶת שֵׁ֔שׁ וְאֶת־פַּאֲרֵ֥י הַמִּגְבָּעֹ֖ת שֵׁ֑שׁ וְאֶת־מִכְנְסֵ֥י הַבָּ֖ד שֵׁ֥שׁ מָשְׁזָֽר׃<text:s/></text:span><text:span text:style-name="T3760">‬</text:span>‬‬<text:span text:style-name="T3761">29</text:span><text:span text:style-name="T3762"> וְֽאֶת־הָאַבְנֵ֞ט שֵׁ֣שׁ מָשְׁזָ֗ר וּתְכֵ֧לֶת וְאַרְגָּמָ֛ן וְתוֹלַ֥עַת שָׁנִ֖י מַעֲשֵׂ֣ה רֹקֵ֑ם כַּאֲשֶׁ֛ר צִוָּ֥ה יְהוָ֖ה אֶת־מֹשֶֽׁה׃</text:span><text:span text:style-name="T3763"><text:s/>ס<text:s/></text:span><text:span text:style-name="T3764">‬</text:span>‬‬<text:span text:style-name="T3765">30</text:span><text:span text:style-name="T3766"> וֽ͏ַיַּעֲשׂ֛וּ אֶת־צִ֥יץ נֵֽזֶר־הַקֹּ֖דֶשׁ זָהָ֣ב טָה֑וֹר וַיִּכְתְּב֣וּ עָלָ֗יו מִכְתַּב֙ פִּתּוּחֵ֣י חוֹתָ֔ם קֹ֖דֶשׁ לַיהוָֽה׃<text:s/></text:span><text:span text:style-name="T3767">‬</text:span>‬‬<text:span text:style-name="T3768">31</text:span><text:span text:style-name="T3769"> וַיִּתְּנ֤וּ עָלָיו֙ פְּתִ֣יל תְּכֵ֔לֶת לָתֵ֥ת עַל־הַמִּצְנֶ֖פֶת מִלְמָ֑עְלָה כַּאֲשֶׁ֛ר צִוָּ֥ה יְהוָ֖ה אֶת־מֹשֶֽׁה׃</text:span><text:span text:style-name="T3770"><text:s/>ס<text:s/></text:span><text:span text:style-name="T3771">‬</text:span>‬‬<text:span text:style-name="T3772">32</text:span><text:span text:style-name="T3773"> וַתֵּ֕כֶל כָּל־עֲבֹדַ֕ת מִשְׁכַּ֖ן אֹ֣הֶל מוֹעֵ֑ד וַֽיַּעֲשׂוּ֙ בְּנֵ֣י יִשְׂרָאֵ֔ל כְּ֠כֹל אֲשֶׁ֨ר צִוָּ֧ה יְהוָ֛ה אֶת־מֹשֶׁ֖ה כֵּ֥ן עָשֽׂוּ׃<text:s/></text:span><text:span text:style-name="T3774">פ<text:s/></text:span><text:span text:style-name="T3775">‬</text:span>‬‬‬‬‬‬‬‬‬‬‬‬‬‬‬‬‬‬‬‬‬‬‬‬‬‬‬</text:p>
        <text:p text:style-name="P3776"><text:span text:style-name="T3777">33</text:span><text:span text:style-name="T3778"> וַיָּבִ֤יאוּ אֶת־הַמִּשְׁכָּן֙ אֶל־מֹשֶׁ֔ה אֶת־הָאֹ֖הֶל וְאֶת־כָּל־כֵּלָ֑יו קְרָסָ֣יו קְרָשָׁ֔יו *בריחו **בְּרִיחָ֖יו וְעַמֻּדָ֥יו וַאֲדָנָֽיו׃<text:s/></text:span><text:span text:style-name="T3779">‬</text:span>‬‬<text:span text:style-name="T3780">34</text:span><text:span text:style-name="T3781"> וְאֶת־מִכְסֵ֞ה עוֹרֹ֤ת הָֽאֵילִם֙ הַמְאָדָּמִ֔ים וְאֶת־מִכְסֵ֖ה עֹרֹ֣ת הַתְּחָשִׁ֑ים וְאֵ֖ת פָּרֹ֥כֶת הַמָּסָֽךְ׃<text:s/></text:span><text:span text:style-name="T3782">‬</text:span>‬‬<text:span text:style-name="T3783">35</text:span><text:span text:style-name="T3784"> אֶת־אֲרֹ֥ן הָעֵדֻ֖ת וְאֶת־בַּדָּ֑יו וְאֵ֖ת הַכַּפֹּֽרֶת׃<text:s/></text:span><text:span text:style-name="T3785">‬</text:span>‬‬<text:span text:style-name="T3786">36</text:span><text:span text:style-name="T3787"> אֶת־הַשֻּׁלְחָן֙ אֶת־כָּל־כֵּלָ֔יו וְאֵ֖ת לֶ֥חֶם הַפָּנִֽים׃<text:s/></text:span><text:span text:style-name="T3788">‬</text:span>‬‬<text:span text:style-name="T3789">37</text:span><text:span text:style-name="T3790"> אֶת־הַמְּנֹרָ֨ה הַטְּהֹרָ֜ה אֶת־נֵרֹתֶ֗יהָ נֵרֹ֛ת הַמַּֽעֲרָכָ֖ה וְאֶת־כָּל־כֵּלֶ֑יהָ וְאֵ֖ת שֶׁ֥מֶן הַמָּאֽוֹר׃<text:s/></text:span><text:span text:style-name="T3791">‬</text:span>‬‬<text:span text:style-name="T3792">38</text:span><text:span text:style-name="T3793"> וְאֵת֙ מִזְבַּ֣ח הַזָּהָ֔ב וְאֵת֙ שֶׁ֣מֶן הַמִּשְׁחָ֔ה וְאֵ֖ת קְטֹ֣רֶת הַסַּמִּ֑ים וְאֵ֕ת מָסַ֖ךְ פֶּ֥תַח הָאֹֽהֶל׃<text:s/></text:span><text:span text:style-name="T3794">‬</text:span>‬‬<text:span text:style-name="T3795">39</text:span><text:span text:style-name="T3796"> אֵ֣ת ׀ מִזְבַּ֣ח הַנְּחֹ֗שֶׁת וְאֶת־מִכְבַּ֤ר הַנְּחֹ֙שֶׁת֙ אֲשֶׁר־ל֔וֹ אֶת־בַּדָּ֖יו וְאֶת־כָּל־כֵּלָ֑יו אֶת־הַכִּיֹּ֖ר וְאֶת־כַּנּֽוֹ׃<text:s/></text:span><text:span text:style-name="T3797">‬</text:span>‬‬<text:span text:style-name="T3798">40</text:span><text:span text:style-name="T3799"> אֵת֩ קַלְעֵ֨י הֶחָצֵ֜ר אֶת־עַמֻּדֶ֣יהָ וְאֶת־אֲדָנֶ֗יהָ וְאֶת־הַמָּסָךְ֙ לְשַׁ֣עַר הֶֽחָצֵ֔ר אֶת־מֵיתָרָ֖יו וִיתֵדֹתֶ֑יהָ וְאֵ֗ת כָּל־כְּלֵ֛י עֲבֹדַ֥ת הַמִּשְׁכָּ֖ן לְאֹ֥הֶל מוֹעֵֽד׃<text:s/></text:span><text:span text:style-name="T3800">‬</text:span>‬‬<text:span text:style-name="T3801">41</text:span><text:span text:style-name="T3802"> אֶת־בִּגְדֵ֥י הַשְּׂרָ֖ד לְשָׁרֵ֣ת בַּקֹּ֑דֶשׁ אֶת־בִּגְדֵ֤י הַקֹּ֙דֶשׁ֙ לְאַהֲרֹ֣ן הַכֹּהֵ֔ן וְאֶת־בִּגְדֵ֥י בָנָ֖יו לְכַהֵֽן׃<text:s/></text:span><text:span text:style-name="T3803">‬</text:span>‬‬<text:span text:style-name="T3804">42</text:span><text:span text:style-name="T3805"> כְּכֹ֛ל אֲשֶׁר־צִוָּ֥ה יְהוָ֖ה אֶת־מֹשֶׁ֑ה כֵּ֤ן עָשׂוּ֙ בְּנֵ֣י יִשְׂרָאֵ֔ל אֵ֖ת כָּל־הָעֲבֹדָֽה׃<text:s/></text:span><text:span text:style-name="T3806">‬</text:span>‬‬<text:span text:style-name="T3807">43</text:span><text:span text:style-name="T3808"> וַיַּ֨רְא מֹשֶׁ֜ה אֶת־כָּל־הַמְּלָאכָ֗ה וְהִנֵּה֙ עָשׂ֣וּ אֹתָ֔הּ כַּאֲשֶׁ֛ר צִוָּ֥ה יְהוָ֖ה כֵּ֣ן עָשׂ֑וּ וַיְבָ֥רֶךְ אֹתָ֖ם מֹשֶֽׁה׃<text:s/></text:span><text:span text:style-name="T3809">פ<text:s/></text:span><text:span text:style-name="T3810">‬</text:span>‬‬‬‬‬‬‬‬‬‬‬‬‬</text:p>
      </text:section>
      <text:section text:name="Sect39" text:style-name="S39">
        <text:p text:style-name="P3811">Exodus 40</text:p>
        <text:p text:style-name="P3812"><text:span text:style-name="T3813">1</text:span><text:span text:style-name="T3814"> וַיְדַבֵּ֥ר יְהוָ֖ה אֶל־מֹשֶׁ֥ה לֵּאמֹֽר׃<text:s/></text:span><text:span text:style-name="T3815">2</text:span><text:span text:style-name="T3816"> בְּיוֹם־הַחֹ֥דֶשׁ הָרִאשׁ֖וֹן בְּאֶחָ֣ד לַחֹ֑דֶשׁ תָּקִ֕ים אֶת־מִשְׁכַּ֖ן אֹ֥הֶל מוֹעֵֽד׃<text:s/></text:span><text:span text:style-name="T3817">‬</text:span>‬‬<text:span text:style-name="T3818">3</text:span><text:span text:style-name="T3819"> וְשַׂמְתָּ֣ שָׁ֔ם אֵ֖ת אֲר֣וֹן הָעֵד֑וּת וְסַכֹּתָ֥ עַל־הָאָרֹ֖ן אֶת־הַפָּרֹֽכֶת׃<text:s/></text:span><text:span text:style-name="T3820">‬</text:span>‬‬<text:span text:style-name="T3821">4</text:span><text:span text:style-name="T3822"> וְהֵבֵאתָ֙ אֶת־הַשֻּׁלְחָ֔ן וְעָרַכְתָּ֖ אֶת־עֶרְכּ֑וֹ וְהֵבֵאתָ֙ אֶת־הַמְּנֹרָ֔ה וְהַעֲלֵיתָ֖ אֶת־נֵרֹתֶֽיהָ׃<text:s/></text:span><text:span text:style-name="T3823">‬</text:span>‬‬<text:span text:style-name="T3824">5</text:span><text:span text:style-name="T3825"> וְנָתַתָּ֞ה אֶת־מִזְבַּ֤ח הַזָּהָב֙ לִקְטֹ֔רֶת לִפְנֵ֖י אֲר֣וֹן הָעֵדֻ֑ת וְשַׂמְתָּ֛ אֶת־מָסַ֥ךְ הַפֶּ֖תַח לַמִּשְׁכָּֽן׃<text:s/></text:span><text:span text:style-name="T3826">‬</text:span>‬‬<text:span text:style-name="T3827">6</text:span><text:span text:style-name="T3828"> וְנָ֣תַתָּ֔ה אֵ֖ת מִזְבַּ֣ח הָעֹלָ֑ה לִפְנֵ֕י פֶּ֖תַח מִשְׁכַּ֥ן אֹֽהֶל־מוֹעֵֽד׃<text:s/></text:span><text:span text:style-name="T3829">‬</text:span>‬‬<text:span text:style-name="T3830">7</text:span><text:span text:style-name="T3831"> וְנָֽתַתָּ֙ אֶת־הַכִּיֹּ֔ר בֵּֽין־אֹ֥הֶל מוֹעֵ֖ד וּבֵ֣ין הַמִּזְבֵּ֑חַ וְנָתַתָּ֥ שָׁ֖ם מָֽיִם׃<text:s/></text:span><text:span text:style-name="T3832">‬</text:span>‬‬<text:span text:style-name="T3833">8</text:span><text:span text:style-name="T3834"> וְשַׂמְתָּ֥ אֶת־הֶחָצֵ֖ר סָבִ֑יב וְנָ֣תַתָּ֔ אֶת־</text:span><text:soft-page-break/><text:span text:style-name="T3835">מָסַ֖ךְ שַׁ֥עַר הֶחָצֵֽר׃<text:s/></text:span><text:span text:style-name="T3836">‬</text:span>‬‬<text:span text:style-name="T3837">9</text:span><text:span text:style-name="T3838"> וְלָקַחְתָּ֙ אֶת־שֶׁ֣מֶן הַמִּשְׁחָ֔ה וּמָשַׁחְתָּ֥ אֶת־הַמִּשְׁכָּ֖ן וְאֶת־כָּל־אֲשֶׁר־בּ֑וֹ וְקִדַּשְׁתָּ֥ אֹת֛וֹ וְאֶת־כָּל־כֵּלָ֖יו וְהָ֥יָה קֹֽדֶשׁ׃<text:s/></text:span><text:span text:style-name="T3839">‬</text:span>‬‬<text:span text:style-name="T3840">10</text:span><text:span text:style-name="T3841"> וּמָשַׁחְתָּ֛ אֶת־מִזְבַּ֥ח הָעֹלָ֖ה וְאֶת־כָּל־כֵּלָ֑יו וְקִדַּשְׁתָּ֙ אֶת־הַמִּזְבֵּ֔חַ וְהָיָ֥ה הַמִּזְבֵּ֖חַ קֹ֥דֶשׁ קֽ͏ָדָשִֽׁים׃<text:s/></text:span><text:span text:style-name="T3842">‬</text:span>‬‬<text:span text:style-name="T3843">11</text:span><text:span text:style-name="T3844"> וּמָשַׁחְתָּ֥ אֶת־הַכִּיֹּ֖ר וְאֶת־כַּנּ֑וֹ וְקִדַּשְׁתָּ֖ אֹתֽוֹ׃<text:s/></text:span><text:span text:style-name="T3845">‬</text:span>‬‬<text:span text:style-name="T3846">12</text:span><text:span text:style-name="T3847"> וְהִקְרַבְתָּ֤ אֶֽת־אַהֲרֹן֙ וְאֶת־בָּנָ֔יו אֶל־פֶּ֖תַח אֹ֣הֶל מוֹעֵ֑ד וְרָחַצְתָּ֥ אֹתָ֖ם בַּמָּֽיִם׃<text:s/></text:span><text:span text:style-name="T3848">‬</text:span>‬‬<text:span text:style-name="T3849">13</text:span><text:span text:style-name="T3850"> וְהִלְבַּשְׁתָּ֙ אֶֽת־אַהֲרֹ֔ן אֵ֖ת בִּגְדֵ֣י הַקֹּ֑דֶשׁ וּמָשַׁחְתָּ֥ אֹת֛וֹ וְקִדַּשְׁתָּ֥ אֹת֖וֹ וְכִהֵ֥ן לִֽי׃<text:s/></text:span><text:span text:style-name="T3851">‬</text:span>‬‬<text:span text:style-name="T3852">14</text:span><text:span text:style-name="T3853"> וְאֶת־בָּנָ֖יו תַּקְרִ֑יב וְהִלְבַּשְׁתָּ֥ אֹתָ֖ם כֻּתֳּנֹֽת׃<text:s/></text:span><text:span text:style-name="T3854">‬</text:span>‬‬<text:span text:style-name="T3855">15</text:span><text:span text:style-name="T3856"> וּמָשַׁחְתָּ֣ אֹתָ֗ם כַּאֲשֶׁ֤ר מָשַׁ֙חְתָּ֙ אֶת־אֲבִיהֶ֔ם וְכִהֲנ֖וּ לִ֑י וְ֠הָיְתָה לִהְיֹ֨ת לָהֶ֧ם מָשְׁחָתָ֛ם לִכְהֻנַּ֥ת עוֹלָ֖ם לְדֹרֹתָֽם׃<text:s/></text:span><text:span text:style-name="T3857">‬</text:span>‬‬<text:span text:style-name="T3858">16</text:span><text:span text:style-name="T3859"> וַיַּ֖עַשׂ מֹשֶׁ֑ה כְּ֠כֹל אֲשֶׁ֨ר צִוָּ֧ה יְהוָ֛ה אֹת֖וֹ כֵּ֥ן עָשָֽׂה׃</text:span><text:span text:style-name="T3860"><text:s/>ס<text:s/></text:span><text:span text:style-name="T3861">‬</text:span>‬‬<text:span text:style-name="T3862">17</text:span><text:span text:style-name="T3863"> וַיְהִ֞י בַּחֹ֧דֶשׁ הָרִאשׁ֛וֹן בַּשָּׁנָ֥ה הַשֵּׁנִ֖ית בְּאֶחָ֣ד לַחֹ֑דֶשׁ הוּקַ֖ם הַמִּשְׁכָּֽן׃<text:s/></text:span><text:span text:style-name="T3864">‬</text:span>‬‬<text:span text:style-name="T3865">18</text:span><text:span text:style-name="T3866"> וַיָּ֨קֶם מֹשֶׁ֜ה אֶת־הַמִּשְׁכָּ֗ן וַיִּתֵּן֙ אֶת־אֲדָנָ֔יו וַיָּ֙שֶׂם֙ אֶת־קְרָשָׁ֔יו וַיִּתֵּ֖ן אֶת־בְּרִיחָ֑יו וַיָּ֖קֶם אֶת־עַמּוּדָֽיו׃<text:s/></text:span><text:span text:style-name="T3867">‬</text:span>‬‬<text:span text:style-name="T3868">19</text:span><text:span text:style-name="T3869"> וַיִּפְרֹ֤שׂ אֶת־הָאֹ֙הֶל֙ עַל־הַמִּשְׁכָּ֔ן וַיָּ֜שֶׂם אֶת־מִכְסֵ֥ה הָאֹ֛הֶל עָלָ֖יו מִלְמָ֑עְלָה כַּאֲשֶׁ֛ר צִוָּ֥ה יְהוָ֖ה אֶת־מֹשֶֽׁה׃</text:span><text:span text:style-name="T3870"><text:s/>ס<text:s/></text:span><text:span text:style-name="T3871">‬</text:span>‬‬<text:span text:style-name="T3872">20</text:span><text:span text:style-name="T3873"> וַיִּקַּ֞ח וַיִּתֵּ֤ן אֶת־הָעֵדֻת֙ אֶל־הָ֣אָרֹ֔ן וַיָּ֥שֶׂם אֶת־הַבַּדִּ֖ים עַל־הָאָרֹ֑ן וַיִּתֵּ֧ן אֶת־הַכַּפֹּ֛רֶת עַל־הָאָרֹ֖ן מִלְמָֽעְלָה׃<text:s/></text:span><text:span text:style-name="T3874">‬</text:span>‬‬<text:span text:style-name="T3875">21</text:span><text:span text:style-name="T3876"> וַיָּבֵ֣א אֶת־הָאָרֹן֮ אֶל־הַמִּשְׁכָּן֒ וַיָּ֗שֶׂם אֵ֚ת פָּרֹ֣כֶת הַמָּסָ֔ךְ וַיָּ֕סֶךְ עַ֖ל אֲר֣וֹן הָעֵד֑וּת כַּאֲשֶׁ֛ר צִוָּ֥ה יְהוָ֖ה אֶת־מֹשֶֽׁה׃</text:span><text:span text:style-name="T3877"><text:s/>ס<text:s/></text:span><text:span text:style-name="T3878">‬</text:span>‬‬<text:span text:style-name="T3879">22</text:span><text:span text:style-name="T3880"> וַיִּתֵּ֤ן אֶת־הַשֻּׁלְחָן֙ בְּאֹ֣הֶל מוֹעֵ֔ד עַ֛ל יֶ֥רֶךְ הַמִּשְׁכָּ֖ן צָפֹ֑נָה מִח֖וּץ לַפָּרֹֽכֶת׃<text:s/></text:span><text:span text:style-name="T3881">‬</text:span>‬‬<text:span text:style-name="T3882">23</text:span><text:span text:style-name="T3883"> וַיַּעֲרֹ֥ךְ עָלָ֛יו עֵ֥רֶךְ לֶ֖חֶם לִפְנֵ֣י יְהוָ֑ה כַּאֲשֶׁ֛ר צִוָּ֥ה יְהוָ֖ה אֶת־מֹשֶֽׁה׃</text:span><text:span text:style-name="T3884"><text:s/>ס<text:s/></text:span><text:span text:style-name="T3885">‬</text:span>‬‬<text:span text:style-name="T3886">24</text:span><text:span text:style-name="T3887"> וַיָּ֤שֶׂם אֶת־הַמְּנֹרָה֙ בְּאֹ֣הֶל מוֹעֵ֔ד נֹ֖כַח הַשֻּׁלְחָ֑ן עַ֛ל יֶ֥רֶךְ הַמִּשְׁכָּ֖ן נֶֽגְבָּה׃<text:s/></text:span><text:span text:style-name="T3888">‬</text:span>‬‬<text:span text:style-name="T3889">25</text:span><text:span text:style-name="T3890"> וַיַּ֥עַל הַנֵּרֹ֖ת לִפְנֵ֣י יְהוָ֑ה כַּאֲשֶׁ֛ר צִוָּ֥ה יְהוָ֖ה אֶת־מֹשֶֽׁה׃</text:span><text:span text:style-name="T3891"><text:s/>ס<text:s/></text:span><text:span text:style-name="T3892">‬</text:span>‬‬<text:span text:style-name="T3893">26</text:span><text:span text:style-name="T3894"> וַיָּ֛שֶׂם אֶת־מִזְבַּ֥ח הַזָּהָ֖ב בְּאֹ֣הֶל מוֹעֵ֑ד לִפְנֵ֖י הַפָּרֹֽכֶת׃<text:s/></text:span><text:span text:style-name="T3895">‬</text:span>‬‬<text:span text:style-name="T3896">27</text:span><text:span text:style-name="T3897"> וַיַּקְטֵ֥ר עָלָ֖יו קְטֹ֣רֶת סַמִּ֑ים כַּאֲשֶׁ֛ר צִוָּ֥ה יְהוָ֖ה אֶת־מֹשֶֽׁה׃<text:s/></text:span><text:span text:style-name="T3898">פ<text:s/></text:span><text:span text:style-name="T3899">‬</text:span>‬‬‬‬‬‬‬‬‬‬‬‬‬‬‬‬‬‬‬‬‬‬‬‬‬‬‬‬</text:p>
        <text:p text:style-name="P3900"><text:span text:style-name="T3901">28</text:span><text:span text:style-name="T3902"> וַיָּ֛שֶׂם אֶת־מָסַ֥ךְ הַפֶּ֖תַח לַמִּשְׁכָּֽן׃<text:s/></text:span><text:span text:style-name="T3903">‬</text:span>‬‬<text:span text:style-name="T3904">29</text:span><text:span text:style-name="T3905"> וְאֵת֙ מִזְבַּ֣ח הָעֹלָ֔ה שָׂ֕ם פֶּ֖תַח מִשְׁכַּ֣ן אֹֽהֶל־מוֹעֵ֑ד וַיַּ֣עַל עָלָ֗יו אֶת־הָעֹלָה֙ וְאֶת־הַמִּנְחָ֔ה כַּאֲשֶׁ֛ר צִוָּ֥ה יְהוָ֖ה אֶת־מֹשֶֽׁה׃</text:span><text:span text:style-name="T3906"><text:s/>ס<text:s/></text:span><text:span text:style-name="T3907">‬</text:span>‬‬<text:span text:style-name="T3908">30</text:span><text:span text:style-name="T3909"> וַיָּ֙שֶׂם֙ אֶת־הַכִּיֹּ֔ר בֵּֽין־אֹ֥הֶל מוֹעֵ֖ד וּבֵ֣ין הַמִּזְבֵּ֑חַ וַיִּתֵּ֥ן שָׁ֛מָּה מַ֖יִם לְרָחְצָֽה׃<text:s/></text:span><text:span text:style-name="T3910">‬</text:span>‬‬<text:span text:style-name="T3911">31</text:span><text:span text:style-name="T3912"> וְרָחֲצ֣וּ מִמֶּ֔נּוּ מֹשֶׁ֖ה וְאַהֲרֹ֣ן וּבָנָ֑יו אֶת־יְדֵיהֶ֖ם וְאֶת־רַגְלֵיהֶֽם׃<text:s/></text:span><text:span text:style-name="T3913">‬</text:span>‬‬<text:span text:style-name="T3914">32</text:span><text:span text:style-name="T3915"> בְּבֹאָ֞ם אֶל־אֹ֣הֶל מוֹעֵ֗ד וּבְקָרְבָתָ֛ם אֶל־הַמִּזְבֵּ֖חַ יִרְחָ֑צוּ כַּאֲשֶׁ֛ר צִוָּ֥ה יְהוָ֖ה אֶת־מֹשֶֽׁה׃</text:span><text:span text:style-name="T3916"><text:s/>ס<text:s/></text:span><text:span text:style-name="T3917">‬</text:span>‬‬<text:span text:style-name="T3918">33</text:span><text:span text:style-name="T3919"> וַיָּ֣קֶם אֶת־הֶחָצֵ֗ר סָבִיב֙ לַמִּשְׁכָּ֣ן וְלַמִּזְבֵּ֔חַ וַיִּתֵּ֕ן אֶת־מָסַ֖ךְ שַׁ֣עַר הֶחָצֵ֑ר וַיְכַ֥ל מֹשֶׁ֖ה אֶת־הַמְּלָאכָֽה׃<text:s/></text:span><text:span text:style-name="T3920">פ<text:s/></text:span>‬‬‬‬‬‬</text:p>
        <text:p text:style-name="P3921"><text:span text:style-name="T3922">‬</text:span>‬‬<text:span text:style-name="T3923">34</text:span><text:span text:style-name="T3924"> וַיְכַ֥ס הֶעָנָ֖ן אֶת־אֹ֣הֶל מוֹעֵ֑ד וּכְב֣וֹד יְהוָ֔ה מָלֵ֖א אֶת־הַמִּשְׁכָּֽן׃<text:s/></text:span><text:span text:style-name="T3925">‬</text:span>‬‬<text:span text:style-name="T3926">35</text:span><text:span text:style-name="T3927"> וְלֹא־יָכֹ֣ל מֹשֶׁ֗ה לָבוֹא֙ אֶל־אֹ֣הֶל מוֹעֵ֔ד כִּֽי־שָׁכַ֥ן עָלָ֖יו הֶעָנָ֑ן וּכְב֣וֹד יְהוָ֔ה מָלֵ֖א אֶת־הַמִּשְׁכָּֽן׃<text:s/></text:span><text:span text:style-name="T3928">‬</text:span>‬‬<text:span text:style-name="T3929">36</text:span><text:span text:style-name="T3930"> וּבְהֵעָל֤וֹת הֶֽעָנָן֙ מֵעַ֣ל הַמִּשְׁכָּ֔ן יִסְע֖וּ בְּנֵ֣י יִשְׂרָאֵ֑ל בְּכֹ֖ל מַסְעֵיהֶֽם׃<text:s/></text:span><text:span text:style-name="T3931">‬</text:span>‬‬<text:span text:style-name="T3932">37</text:span><text:span text:style-name="T3933"> וְאִם־לֹ֥א יֵעָלֶ֖ה הֶעָנָ֑ן וְלֹ֣א יִסְע֔וּ עַד־י֖וֹם הֵעָלֹתֽוֹ׃<text:s/></text:span><text:span text:style-name="T3934">‬</text:span>‬‬<text:span text:style-name="T3935">38</text:span><text:span text:style-name="T3936"> כִּי֩ עֲנַ֨ן יְהוָ֤ה עַֽל־הַמִּשְׁכָּן֙ יוֹמָ֔ם וְאֵ֕שׁ תִּהְיֶ֥ה לַ֖יְלָה בּ֑וֹ לְעֵינֵ֥י כָל־בֵּֽית־יִשְׂרָאֵ֖ל בְּכָל־מַסְעֵיהֶֽם׃<text:s/></text:span><text:span text:style-name="T3937">‬</text:span>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Arial" style:letter-kerning="true" fo:font-size="10.5pt" style:font-size-asian="10.5pt" style:font-size-complex="10.5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Exodus</dc:title>
    <dc:description/>
    <dc:subject/>
    <dc:creator>Adrian Hills</dc:creator>
    <meta:creation-date>2025-03-23T15:24:00Z</meta:creation-date>
    <dc:date>2025-03-23T15:25:00Z</dc:date>
    <meta:template xlink:href="Normal.dotm" xlink:type="simple"/>
    <meta:editing-cycles>2</meta:editing-cycles>
    <meta:editing-duration>PT60S</meta:editing-duration>
    <meta:document-statistic meta:page-count="47" meta:paragraph-count="320" meta:word-count="23970" meta:character-count="160284" meta:row-count="1138" meta:non-whitespace-character-count="136634"/>
  </office:meta>
</office:document-meta>
</file>